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20.14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16.6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91.78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3.02mm"/>
    </style:style>
    <style:style style:name="co21" style:family="table-column">
      <style:table-column-properties fo:break-before="auto" style:column-width="38.93mm"/>
    </style:style>
    <style:style style:name="co22" style:family="table-column">
      <style:table-column-properties fo:break-before="auto" style:column-width="45.47mm"/>
    </style:style>
    <style:style style:name="co23" style:family="table-column">
      <style:table-column-properties fo:break-before="auto" style:column-width="43.29mm"/>
    </style:style>
    <style:style style:name="co24" style:family="table-column">
      <style:table-column-properties fo:break-before="auto" style:column-width="13.6mm"/>
    </style:style>
    <style:style style:name="co25" style:family="table-column">
      <style:table-column-properties fo:break-before="auto" style:column-width="55mm"/>
    </style:style>
    <style:style style:name="co26" style:family="table-column">
      <style:table-column-properties fo:break-before="auto" style:column-width="34.03mm"/>
    </style:style>
    <style:style style:name="co27" style:family="table-column">
      <style:table-column-properties fo:break-before="auto" style:column-width="33.5mm"/>
    </style:style>
    <style:style style:name="co28" style:family="table-column">
      <style:table-column-properties fo:break-before="auto" style:column-width="33.21mm"/>
    </style:style>
    <style:style style:name="co29" style:family="table-column">
      <style:table-column-properties fo:break-before="auto" style:column-width="35.67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13.34mm"/>
    </style:style>
    <style:style style:name="co32" style:family="table-column">
      <style:table-column-properties fo:break-before="auto" style:column-width="80.33mm"/>
    </style:style>
    <style:style style:name="co33" style:family="table-column">
      <style:table-column-properties fo:break-before="auto" style:column-width="40.57mm"/>
    </style:style>
    <style:style style:name="co34" style:family="table-column">
      <style:table-column-properties fo:break-before="auto" style:column-width="36.76mm"/>
    </style:style>
    <style:style style:name="co35" style:family="table-column">
      <style:table-column-properties fo:break-before="auto" style:column-width="39.76mm"/>
    </style:style>
    <style:style style:name="co36" style:family="table-column">
      <style:table-column-properties fo:break-before="auto" style:column-width="83.59mm"/>
    </style:style>
    <style:style style:name="co37" style:family="table-column">
      <style:table-column-properties fo:break-before="auto" style:column-width="31.57mm"/>
    </style:style>
    <style:style style:name="co38" style:family="table-column">
      <style:table-column-properties fo:break-before="auto" style:column-width="31.86mm"/>
    </style:style>
    <style:style style:name="co39" style:family="table-column">
      <style:table-column-properties fo:break-before="auto" style:column-width="81.42mm"/>
    </style:style>
    <style:style style:name="ro1" style:family="table-row">
      <style:table-row-properties style:row-height="25.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25.66mm" fo:break-before="auto" style:use-optimal-row-height="false"/>
    </style:style>
    <style:style style:name="ro5" style:family="table-row">
      <style:table-row-properties style:row-height="18.52mm" fo:break-before="auto" style:use-optimal-row-height="false"/>
    </style:style>
    <style:style style:name="ro6" style:family="table-row">
      <style:table-row-properties style:row-height="22.23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17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fo:background-color="#bee3d3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Поле_20_сводной_20_таблицы" style:data-style-name="N108">
      <style:table-cell-properties fo:border-bottom="0.99pt solid #000000" style:text-align-source="fix" style:repeat-content="false" fo:wrap-option="wrap" fo:border-left="2.01pt solid #000000" fo:border-right="0.99pt solid #000000" fo:border-top="2.01pt solid #000000"/>
      <style:paragraph-properties fo:text-align="center" fo:margin-left="0mm"/>
    </style:style>
    <style:style style:name="ce8" style:family="table-cell" style:parent-style-name="Категория_20_сводной_20_таблицы" style:data-style-name="N108">
      <style:table-cell-properties fo:border-bottom="0.99pt solid #000000" style:text-align-source="fix" style:repeat-content="false" fo:wrap-option="wrap" fo:border-left="2.01pt solid #000000" fo:border-right="none" fo:border-top="none"/>
      <style:paragraph-properties fo:text-align="center" fo:margin-left="0mm"/>
    </style:style>
    <style:style style:name="ce9" style:family="table-cell" style:parent-style-name="Значение_20_сводной_20_таблицы" style:data-style-name="N108">
      <style:table-cell-properties fo:border-bottom="2.01pt solid #000000" style:text-align-source="fix" style:repeat-content="false" fo:wrap-option="wrap" fo:border-left="2.01pt solid #000000" fo:border-right="none" fo:border-top="0.99pt solid #000000"/>
      <style:paragraph-properties fo:text-align="center" fo:margin-left="0mm"/>
    </style:style>
    <style:style style:name="ce10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Угол_20_сводной_20_таблицы" style:data-style-name="N108">
      <style:table-cell-properties fo:border-bottom="0.99pt solid #000000" style:text-align-source="fix" style:repeat-content="false" fo:wrap-option="wrap" fo:border-left="none" fo:border-right="none" fo:border-top="2.01pt solid #000000"/>
      <style:paragraph-properties fo:text-align="center" fo:margin-left="0mm"/>
    </style:style>
    <style:style style:name="ce12" style:family="table-cell" style:parent-style-name="Категория_20_сводной_20_таблицы" style:data-style-name="N108">
      <style:table-cell-properties fo:border-bottom="0.99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3" style:family="table-cell" style:parent-style-name="Значение_20_сводной_20_таблицы" style:data-style-name="N108">
      <style:table-cell-properties fo:border-bottom="2.01pt solid #000000" style:text-align-source="fix" style:repeat-content="false" fo:wrap-option="wrap" fo:border-left="none" fo:border-right="none" fo:border-top="0.99pt solid #000000"/>
      <style:paragraph-properties fo:text-align="center" fo:margin-left="0mm"/>
    </style:style>
    <style:style style:name="ce14" style:family="table-cell" style:parent-style-name="Угол_20_сводной_20_таблицы" style:data-style-name="N108">
      <style:table-cell-properties fo:border-bottom="0.99pt solid #000000" style:text-align-source="fix" style:repeat-content="false" fo:wrap-option="wrap" fo:border-left="none" fo:border-right="2.01pt solid #000000" fo:border-top="2.01pt solid #000000"/>
      <style:paragraph-properties fo:text-align="center" fo:margin-left="0mm"/>
    </style:style>
    <style:style style:name="ce15" style:family="table-cell" style:parent-style-name="Категория_20_сводной_20_таблицы" style:data-style-name="N108">
      <style:table-cell-properties fo:border-bottom="0.99pt solid #000000" style:text-align-source="fix" style:repeat-content="false" fo:wrap-option="wrap" fo:border-left="none" fo:border-right="2.01pt solid #000000" fo:border-top="none"/>
      <style:paragraph-properties fo:text-align="center" fo:margin-left="0mm"/>
    </style:style>
    <style:style style:name="ce16" style:family="table-cell" style:parent-style-name="Значение_20_сводной_20_таблицы" style:data-style-name="N108">
      <style:table-cell-properties fo:border-bottom="2.01pt solid #000000" style:text-align-source="fix" style:repeat-content="false" fo:wrap-option="wrap" fo:border-left="none" fo:border-right="2.01pt solid #000000" fo:border-top="0.99pt solid #000000"/>
      <style:paragraph-properties fo:text-align="center" fo:margin-left="0mm"/>
    </style:style>
    <style:style style:name="ce17" style:family="table-cell" style:parent-style-name="Угол_20_сводной_20_таблицы">
      <style:table-cell-properties fo:border-bottom="none" style:text-align-source="fix" style:repeat-content="false" fo:border-left="2.01pt solid #000000" fo:border-right="0.99pt solid #000000" fo:border-top="2.01pt solid #000000"/>
      <style:paragraph-properties fo:text-align="center" fo:margin-left="0mm"/>
    </style:style>
    <style:style style:name="ce18" style:family="table-cell" style:parent-style-name="Поле_20_сводной_20_таблицы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19" style:family="table-cell" style:parent-style-name="Категория_20_сводной_20_таблицы" style:data-style-name="N0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20" style:family="table-cell" style:parent-style-name="Категория_20_сводной_20_таблицы" style:data-style-name="N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</style:style>
    <style:style style:name="ce21" style:family="table-cell" style:parent-style-name="Заголовок_20_сводной_20_таблицы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22" style:family="table-cell" style:parent-style-name="Поле_20_сводной_20_таблицы" style:data-style-name="N108">
      <style:table-cell-properties fo:border-bottom="0.99pt solid #000000" style:text-align-source="fix" style:repeat-content="false" fo:wrap-option="wrap" fo:border-left="0.99pt solid #000000" fo:border-right="0.99pt solid #000000" fo:border-top="2.01pt solid #000000"/>
      <style:paragraph-properties fo:text-align="center" fo:margin-left="0mm"/>
    </style:style>
    <style:style style:name="ce23" style:family="table-cell" style:parent-style-name="Категория_20_сводной_20_таблицы" style:data-style-name="N108">
      <style:table-cell-properties fo:border-bottom="0.99pt solid #000000" style:text-align-source="fix" style:repeat-content="false" fo:wrap-option="wrap" fo:border-left="0.99pt solid #000000" fo:border-right="none" fo:border-top="none"/>
      <style:paragraph-properties fo:text-align="center" fo:margin-left="0mm"/>
    </style:style>
    <style:style style:name="ce24" style:family="table-cell" style:parent-style-name="Значение_20_сводной_20_таблицы" style:data-style-name="N108">
      <style:table-cell-properties fo:border-bottom="none" style:text-align-source="fix" style:repeat-content="false" fo:wrap-option="wrap" fo:border-left="0.99pt solid #000000" fo:border-right="none" fo:border-top="0.99pt solid #000000"/>
      <style:paragraph-properties fo:text-align="center" fo:margin-left="0mm"/>
    </style:style>
    <style:style style:name="ce25" style:family="table-cell" style:parent-style-name="Значение_20_сводной_20_таблицы" style:data-style-name="N108">
      <style:table-cell-properties fo:border-bottom="none" style:text-align-source="fix" style:repeat-content="false" fo:wrap-option="wrap" fo:border-left="0.99pt solid #000000" fo:border-right="none" fo:border-top="none"/>
      <style:paragraph-properties fo:text-align="center" fo:margin-left="0mm"/>
    </style:style>
    <style:style style:name="ce26" style:family="table-cell" style:parent-style-name="Значение_20_сводной_20_таблицы" style:data-style-name="N108">
      <style:table-cell-properties fo:border-bottom="0.99pt solid #000000" style:text-align-source="fix" style:repeat-content="false" fo:wrap-option="wrap" fo:border-left="0.99pt solid #000000" fo:border-right="none" fo:border-top="none"/>
      <style:paragraph-properties fo:text-align="center" fo:margin-left="0mm"/>
    </style:style>
    <style:style style:name="ce27" style:family="table-cell" style:parent-style-name="Результат_20_сводной_20_таблицы" style:data-style-name="N108">
      <style:table-cell-properties fo:border-bottom="2.01pt solid #000000" style:text-align-source="fix" style:repeat-content="false" fo:wrap-option="wrap" fo:border-left="0.99pt solid #000000" fo:border-right="none" fo:border-top="0.99pt solid #000000"/>
      <style:paragraph-properties fo:text-align="center" fo:margin-left="0mm"/>
    </style:style>
    <style:style style:name="ce28" style:family="table-cell" style:parent-style-name="Значение_20_сводной_20_таблицы" style:data-style-name="N108">
      <style:table-cell-properties fo:border-bottom="none" style:text-align-source="fix" style:repeat-content="false" fo:wrap-option="wrap" fo:border-left="none" fo:border-right="none" fo:border-top="0.99pt solid #000000"/>
      <style:paragraph-properties fo:text-align="center" fo:margin-left="0mm"/>
    </style:style>
    <style:style style:name="ce29" style:family="table-cell" style:parent-style-name="Значение_20_сводной_20_таблицы" style:data-style-name="N108">
      <style:table-cell-properties style:text-align-source="fix" style:repeat-content="false" fo:wrap-option="wrap"/>
      <style:paragraph-properties fo:text-align="center" fo:margin-left="0mm"/>
    </style:style>
    <style:style style:name="ce30" style:family="table-cell" style:parent-style-name="Значение_20_сводной_20_таблицы" style:data-style-name="N108">
      <style:table-cell-properties fo:border-bottom="0.99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1" style:family="table-cell" style:parent-style-name="Результат_20_сводной_20_таблицы" style:data-style-name="N108">
      <style:table-cell-properties fo:border-bottom="2.01pt solid #000000" style:text-align-source="fix" style:repeat-content="false" fo:wrap-option="wrap" fo:border-left="none" fo:border-right="none" fo:border-top="0.99pt solid #000000"/>
      <style:paragraph-properties fo:text-align="center" fo:margin-left="0mm"/>
    </style:style>
    <style:style style:name="ce32" style:family="table-cell" style:parent-style-name="Значение_20_сводной_20_таблицы" style:data-style-name="N108">
      <style:table-cell-properties fo:border-bottom="none" style:text-align-source="fix" style:repeat-content="false" fo:wrap-option="wrap" fo:border-left="none" fo:border-right="2.01pt solid #000000" fo:border-top="0.99pt solid #000000"/>
      <style:paragraph-properties fo:text-align="center" fo:margin-left="0mm"/>
    </style:style>
    <style:style style:name="ce33" style:family="table-cell" style:parent-style-name="Значение_20_сводной_20_таблицы" style:data-style-name="N108">
      <style:table-cell-properties fo:border-bottom="none" style:text-align-source="fix" style:repeat-content="false" fo:wrap-option="wrap" fo:border-left="none" fo:border-right="2.01pt solid #000000" fo:border-top="none"/>
      <style:paragraph-properties fo:text-align="center" fo:margin-left="0mm"/>
    </style:style>
    <style:style style:name="ce34" style:family="table-cell" style:parent-style-name="Значение_20_сводной_20_таблицы" style:data-style-name="N108">
      <style:table-cell-properties fo:border-bottom="0.99pt solid #000000" style:text-align-source="fix" style:repeat-content="false" fo:wrap-option="wrap" fo:border-left="none" fo:border-right="2.01pt solid #000000" fo:border-top="none"/>
      <style:paragraph-properties fo:text-align="center" fo:margin-left="0mm"/>
    </style:style>
    <style:style style:name="ce35" style:family="table-cell" style:parent-style-name="Результат_20_сводной_20_таблицы" style:data-style-name="N108">
      <style:table-cell-properties fo:border-bottom="2.01pt solid #000000" style:text-align-source="fix" style:repeat-content="false" fo:wrap-option="wrap" fo:border-left="none" fo:border-right="2.01pt solid #000000" fo:border-top="0.99pt solid #000000"/>
      <style:paragraph-properties fo:text-align="center" fo:margin-left="0mm"/>
    </style:style>
    <style:style style:name="ce36" style:family="table-cell" style:parent-style-name="Default">
      <style:table-cell-properties fo:background-color="transparent" fo:wrap-option="wrap"/>
    </style:style>
    <style:style style:name="ce37" style:family="table-cell" style:parent-style-name="Поле_20_сводной_20_таблицы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</style:style>
    <style:style style:name="ce38" style:family="table-cell" style:parent-style-name="Угол_20_сводной_20_таблицы" style:data-style-name="N108">
      <style:table-cell-properties fo:border-bottom="0.99pt solid #000000" style:text-align-source="fix" style:repeat-content="false" fo:wrap-option="wrap" fo:border-left="0.99pt solid #000000" fo:border-right="2.01pt solid #000000" fo:border-top="2.01pt solid #000000"/>
      <style:paragraph-properties fo:text-align="center" fo:margin-left="0mm"/>
    </style:style>
    <style:style style:name="ce39" style:family="table-cell" style:parent-style-name="Значение_20_сводной_20_таблицы" style:data-style-name="N108">
      <style:table-cell-properties fo:border-bottom="none" style:text-align-source="fix" style:repeat-content="false" fo:wrap-option="wrap" fo:border-left="0.99pt solid #000000" fo:border-right="2.01pt solid #000000" fo:border-top="0.99pt solid #000000"/>
      <style:paragraph-properties fo:text-align="center" fo:margin-left="0mm"/>
    </style:style>
    <style:style style:name="ce40" style:family="table-cell" style:parent-style-name="Значение_20_сводной_20_таблицы" style:data-style-name="N108">
      <style:table-cell-properties fo:border-bottom="none" style:text-align-source="fix" style:repeat-content="false" fo:wrap-option="wrap" fo:border-left="0.99pt solid #000000" fo:border-right="2.01pt solid #000000" fo:border-top="none"/>
      <style:paragraph-properties fo:text-align="center" fo:margin-left="0mm"/>
    </style:style>
    <style:style style:name="ce41" style:family="table-cell" style:parent-style-name="Значение_20_сводной_20_таблицы" style:data-style-name="N108">
      <style:table-cell-properties fo:border-bottom="0.99pt solid #000000" style:text-align-source="fix" style:repeat-content="false" fo:wrap-option="wrap" fo:border-left="0.99pt solid #000000" fo:border-right="2.01pt solid #000000" fo:border-top="none"/>
      <style:paragraph-properties fo:text-align="center" fo:margin-left="0mm"/>
    </style:style>
    <style:style style:name="ce42" style:family="table-cell" style:parent-style-name="Результат_20_сводной_20_таблицы" style:data-style-name="N108">
      <style:table-cell-properties fo:border-bottom="2.01pt solid #000000" style:text-align-source="fix" style:repeat-content="false" fo:wrap-option="wrap" fo:border-left="0.99pt solid #000000" fo:border-right="2.01pt solid #000000" fo:border-top="0.99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Телеком_сервис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default-cell-style-name="ce2"/>
        <table:table-column table:style-name="co11" table:default-cell-style-name="ce2"/>
        <table:table-column table:style-name="co14" table:default-cell-style-name="ce2"/>
        <table:table-column table:style-name="co15" table:default-cell-style-name="ce2"/>
        <table:table-column table:style-name="co3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штат</text:p>
          </table:table-cell>
          <table:table-cell office:value-type="string" calcext:value-type="string">
            <text:p>длительность_аккаунта</text:p>
          </table:table-cell>
          <table:table-cell office:value-type="string" calcext:value-type="string">
            <text:p>код_зоны</text:p>
          </table:table-cell>
          <table:table-cell office:value-type="string" calcext:value-type="string">
            <text:p>международный_тариф</text:p>
          </table:table-cell>
          <table:table-cell office:value-type="string" calcext:value-type="string">
            <text:p>голосовая_почта</text:p>
          </table:table-cell>
          <table:table-cell office:value-type="string" calcext:value-type="string">
            <text:p>количество_сообщений_голосовой_почты</text:p>
          </table:table-cell>
          <table:table-cell office:value-type="string" calcext:value-type="string">
            <text:p>дневные_минуты</text:p>
          </table:table-cell>
          <table:table-cell office:value-type="string" calcext:value-type="string">
            <text:p>дневные_звонки</text:p>
          </table:table-cell>
          <table:table-cell office:value-type="string" calcext:value-type="string">
            <text:p>дневная_стоимость</text:p>
          </table:table-cell>
          <table:table-cell office:value-type="string" calcext:value-type="string">
            <text:p>вечерние_минуты</text:p>
          </table:table-cell>
          <table:table-cell office:value-type="string" calcext:value-type="string">
            <text:p>вечерние_звонки</text:p>
          </table:table-cell>
          <table:table-cell office:value-type="string" calcext:value-type="string">
            <text:p>вечерняя_стоимость</text:p>
          </table:table-cell>
          <table:table-cell office:value-type="string" calcext:value-type="string">
            <text:p>ночные_минуты</text:p>
          </table:table-cell>
          <table:table-cell office:value-type="string" calcext:value-type="string">
            <text:p>ночные_звонки</text:p>
          </table:table-cell>
          <table:table-cell office:value-type="string" calcext:value-type="string">
            <text:p>ночная_стоимость</text:p>
          </table:table-cell>
          <table:table-cell office:value-type="string" calcext:value-type="string">
            <text:p>международные_минуты</text:p>
          </table:table-cell>
          <table:table-cell office:value-type="string" calcext:value-type="string">
            <text:p>международные_звонки</text:p>
          </table:table-cell>
          <table:table-cell office:value-type="string" calcext:value-type="string">
            <text:p>международная_стоимость</text:p>
          </table:table-cell>
          <table:table-cell office:value-type="string" calcext:value-type="string">
            <text:p>звонки_в_поддержку</text:p>
          </table:table-cell>
          <table:table-cell office:value-type="string" calcext:value-type="string">
            <text:p>группа_аккаунта</text:p>
          </table:table-cell>
          <table:table-cell table:style-name="ce5" office:value-type="string" calcext:value-type="string">
            <text:p>Данный датасет содержит информацию о поведении клиентов телекоммуникационной компании. Каждая строка — отдельный клиент, а столбцы отражают активность использования услуг, объёмы звонков, расходы и взаимодействие с технической поддержкой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5,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5,07</text:p>
          </table:table-cell>
          <table:table-cell office:value-type="string" calcext:value-type="string">
            <text:p>197,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6,78</text:p>
          </table:table-cell>
          <table:table-cell office:value-type="string" calcext:value-type="string">
            <text:p>244,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1,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3,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7,98</text:p>
          </table:table-cell>
          <table:table-cell office:value-type="string" calcext:value-type="string">
            <text:p>220,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,75</text:p>
          </table:table-cell>
          <table:table-cell office:value-type="string" calcext:value-type="string">
            <text:p>203,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6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,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,52</text:p>
          </table:table-cell>
          <table:table-cell office:value-type="string" calcext:value-type="string">
            <text:p>307,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6,11</text:p>
          </table:table-cell>
          <table:table-cell office:value-type="float" office:value="203" calcext:value-type="float">
            <text:p>20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,14</text:p>
          </table:table-cell>
          <table:table-cell office:value-type="string" calcext:value-type="string">
            <text:p>13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,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2,42</text:p>
          </table:table-cell>
          <table:table-cell office:value-type="string" calcext:value-type="string">
            <text:p>218,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,55</text:p>
          </table:table-cell>
          <table:table-cell office:value-type="string" calcext:value-type="string">
            <text:p>129,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5,83</text:p>
          </table:table-cell>
          <table:table-cell office:value-type="string" calcext:value-type="string">
            <text:p>8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,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,13</text:p>
          </table:table-cell>
          <table:table-cell office:value-type="string" calcext:value-type="string">
            <text:p>277,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3,55</text:p>
          </table:table-cell>
          <table:table-cell office:value-type="string" calcext:value-type="string">
            <text:p>250,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15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19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L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,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4,42</text:p>
          </table:table-cell>
          <table:table-cell office:value-type="string" calcext:value-type="string">
            <text:p>136,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1,62</text:p>
          </table:table-cell>
          <table:table-cell office:value-type="string" calcext:value-type="string">
            <text:p>250,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1,27</text:p>
          </table:table-cell>
          <table:table-cell office:value-type="string" calcext:value-type="string">
            <text:p>14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,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6,04</text:p>
          </table:table-cell>
          <table:table-cell office:value-type="string" calcext:value-type="string">
            <text:p>31,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,65</text:p>
          </table:table-cell>
          <table:table-cell office:value-type="string" calcext:value-type="string">
            <text:p>293,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2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,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7,4</text:p>
          </table:table-cell>
          <table:table-cell office:value-type="string" calcext:value-type="string">
            <text:p>217,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,47</text:p>
          </table:table-cell>
          <table:table-cell office:value-type="string" calcext:value-type="string">
            <text:p>152,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,88</text:p>
          </table:table-cell>
          <table:table-cell office:value-type="string" calcext:value-type="string">
            <text:p>14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J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,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3,87</text:p>
          </table:table-cell>
          <table:table-cell office:value-type="string" calcext:value-type="string">
            <text:p>271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188,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11,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,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7,05</text:p>
          </table:table-cell>
          <table:table-cell office:value-type="string" calcext:value-type="string">
            <text:p>231,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9,66</text:p>
          </table:table-cell>
          <table:table-cell office:value-type="string" calcext:value-type="string">
            <text:p>143,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6,44</text:p>
          </table:table-cell>
          <table:table-cell office:value-type="string" calcext:value-type="string">
            <text:p>8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WY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,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,67</text:p>
          </table:table-cell>
          <table:table-cell office:value-type="string" calcext:value-type="string">
            <text:p>219,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,67</text:p>
          </table:table-cell>
          <table:table-cell office:value-type="string" calcext:value-type="string">
            <text:p>203,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9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W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8,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246,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,95</text:p>
          </table:table-cell>
          <table:table-cell office:value-type="string" calcext:value-type="string">
            <text:p>129,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,84</text:p>
          </table:table-cell>
          <table:table-cell office:value-type="string" calcext:value-type="string">
            <text:p>12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3,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2,93</text:p>
          </table:table-cell>
          <table:table-cell office:value-type="string" calcext:value-type="string">
            <text:p>246,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,92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,21</text:p>
          </table:table-cell>
          <table:table-cell office:value-type="string" calcext:value-type="string">
            <text:p>14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5,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8,15</text:p>
          </table:table-cell>
          <table:table-cell office:value-type="string" calcext:value-type="string">
            <text:p>136,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1,57</text:p>
          </table:table-cell>
          <table:table-cell office:value-type="string" calcext:value-type="string">
            <text:p>175,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,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X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,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5,8</text:p>
          </table:table-cell>
          <table:table-cell office:value-type="string" calcext:value-type="string">
            <text:p>249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1,18</text:p>
          </table:table-cell>
          <table:table-cell office:value-type="string" calcext:value-type="string">
            <text:p>191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,61</text:p>
          </table:table-cell>
          <table:table-cell office:value-type="string" calcext:value-type="string">
            <text:p>1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K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8,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7,33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6,89</text:p>
          </table:table-cell>
          <table:table-cell office:value-type="string" calcext:value-type="string">
            <text:p>163,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7,34</text:p>
          </table:table-cell>
          <table:table-cell office:value-type="string" calcext:value-type="string">
            <text:p>9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,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5,79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12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10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8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,26</text:p>
          </table:table-cell>
          <table:table-cell office:value-type="string" calcext:value-type="string">
            <text:p>131,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1,14</text:p>
          </table:table-cell>
          <table:table-cell office:value-type="string" calcext:value-type="string">
            <text:p>219,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9,87</text:p>
          </table:table-cell>
          <table:table-cell office:value-type="string" calcext:value-type="string">
            <text:p>1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,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1,45</text:p>
          </table:table-cell>
          <table:table-cell office:value-type="string" calcext:value-type="string">
            <text:p>223,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8,98</text:p>
          </table:table-cell>
          <table:table-cell office:value-type="string" calcext:value-type="string">
            <text:p>222,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,03</text:p>
          </table:table-cell>
          <table:table-cell office:value-type="string" calcext:value-type="string">
            <text:p>12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,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9,33</text:p>
          </table:table-cell>
          <table:table-cell office:value-type="string" calcext:value-type="string">
            <text:p>157,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,39</text:p>
          </table:table-cell>
          <table:table-cell office:value-type="string" calcext:value-type="string">
            <text:p>177,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7,9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9,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,77</text:p>
          </table:table-cell>
          <table:table-cell office:value-type="string" calcext:value-type="string">
            <text:p>214,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,26</text:p>
          </table:table-cell>
          <table:table-cell office:value-type="string" calcext:value-type="string">
            <text:p>143,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6,45</text:p>
          </table:table-cell>
          <table:table-cell office:value-type="string" calcext:value-type="string">
            <text:p>8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N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4,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6,41</text:p>
          </table:table-cell>
          <table:table-cell office:value-type="string" calcext:value-type="string">
            <text:p>161,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3,74</text:p>
          </table:table-cell>
          <table:table-cell office:value-type="string" calcext:value-type="string">
            <text:p>264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,91</text:p>
          </table:table-cell>
          <table:table-cell office:value-type="string" calcext:value-type="string">
            <text:p>9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5,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9,89</text:p>
          </table:table-cell>
          <table:table-cell office:value-type="string" calcext:value-type="string">
            <text:p>217,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8,49</text:p>
          </table:table-cell>
          <table:table-cell office:value-type="string" calcext:value-type="string">
            <text:p>237,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5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3,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4,53</text:p>
          </table:table-cell>
          <table:table-cell office:value-type="string" calcext:value-type="string">
            <text:p>210,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7,86</text:p>
          </table:table-cell>
          <table:table-cell office:value-type="string" calcext:value-type="string">
            <text:p>195,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1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9,42</text:p>
          </table:table-cell>
          <table:table-cell office:value-type="string" calcext:value-type="string">
            <text:p>160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3,61</text:p>
          </table:table-cell>
          <table:table-cell office:value-type="string" calcext:value-type="string">
            <text:p>110,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14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W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,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4,94</text:p>
          </table:table-cell>
          <table:table-cell office:value-type="string" calcext:value-type="string">
            <text:p>203,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203,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,15</text:p>
          </table:table-cell>
          <table:table-cell office:value-type="string" calcext:value-type="string">
            <text:p>13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U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1,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6,16</text:p>
          </table:table-cell>
          <table:table-cell office:value-type="string" calcext:value-type="string">
            <text:p>216,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8,39</text:p>
          </table:table-cell>
          <table:table-cell office:value-type="string" calcext:value-type="string">
            <text:p>121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11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3,17</text:p>
          </table:table-cell>
          <table:table-cell office:value-type="string" calcext:value-type="string">
            <text:p>172,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4,64</text:p>
          </table:table-cell>
          <table:table-cell office:value-type="string" calcext:value-type="string">
            <text:p>137,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7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7,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1,88</text:p>
          </table:table-cell>
          <table:table-cell office:value-type="string" calcext:value-type="string">
            <text:p>241,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,52</text:p>
          </table:table-cell>
          <table:table-cell office:value-type="string" calcext:value-type="string">
            <text:p>229,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33</text:p>
          </table:table-cell>
          <table:table-cell office:value-type="string" calcext:value-type="string">
            <text:p>1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,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5,07</text:p>
          </table:table-cell>
          <table:table-cell office:value-type="string" calcext:value-type="string">
            <text:p>148,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2,63</text:p>
          </table:table-cell>
          <table:table-cell office:value-type="string" calcext:value-type="string">
            <text:p>167,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7,52</text:p>
          </table:table-cell>
          <table:table-cell office:value-type="string" calcext:value-type="string">
            <text:p>6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43,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,33</text:p>
          </table:table-cell>
          <table:table-cell office:value-type="string" calcext:value-type="string">
            <text:p>213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,17</text:p>
          </table:table-cell>
          <table:table-cell office:value-type="string" calcext:value-type="string">
            <text:p>228,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,29</text:p>
          </table:table-cell>
          <table:table-cell office:value-type="string" calcext:value-type="string">
            <text:p>12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2,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,96</text:p>
          </table:table-cell>
          <table:table-cell office:value-type="string" calcext:value-type="string">
            <text:p>169,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4,42</text:p>
          </table:table-cell>
          <table:table-cell office:value-type="string" calcext:value-type="string">
            <text:p>164,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7,41</text:p>
          </table:table-cell>
          <table:table-cell office:value-type="string" calcext:value-type="string">
            <text:p>10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I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,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4,36</text:p>
          </table:table-cell>
          <table:table-cell office:value-type="string" calcext:value-type="string">
            <text:p>229,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95,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8,78</text:p>
          </table:table-cell>
          <table:table-cell office:value-type="string" calcext:value-type="string">
            <text:p>1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WY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0,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163,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3,87</text:p>
          </table:table-cell>
          <table:table-cell office:value-type="string" calcext:value-type="string">
            <text:p>187,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8,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,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2,75</text:p>
          </table:table-cell>
          <table:table-cell office:value-type="string" calcext:value-type="string">
            <text:p>180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5,34</text:p>
          </table:table-cell>
          <table:table-cell office:value-type="string" calcext:value-type="string">
            <text:p>112,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8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5,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6,38</text:p>
          </table:table-cell>
          <table:table-cell office:value-type="string" calcext:value-type="string">
            <text:p>244,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,78</text:p>
          </table:table-cell>
          <table:table-cell office:value-type="string" calcext:value-type="string">
            <text:p>122,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,51</text:p>
          </table:table-cell>
          <table:table-cell office:value-type="string" calcext:value-type="string">
            <text:p>10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Z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7,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8,49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,61</text:p>
          </table:table-cell>
          <table:table-cell office:value-type="string" calcext:value-type="string">
            <text:p>246,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1,11</text:p>
          </table:table-cell>
          <table:table-cell office:value-type="string" calcext:value-type="string">
            <text:p>12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,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8,54</text:p>
          </table:table-cell>
          <table:table-cell office:value-type="string" calcext:value-type="string">
            <text:p>228,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9,39</text:p>
          </table:table-cell>
          <table:table-cell office:value-type="string" calcext:value-type="string">
            <text:p>73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,29</text:p>
          </table:table-cell>
          <table:table-cell office:value-type="string" calcext:value-type="string">
            <text:p>17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5,74</text:p>
          </table:table-cell>
          <table:table-cell office:value-type="string" calcext:value-type="string">
            <text:p>186,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,84</text:p>
          </table:table-cell>
          <table:table-cell office:value-type="string" calcext:value-type="string">
            <text:p>172,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,76</text:p>
          </table:table-cell>
          <table:table-cell office:value-type="string" calcext:value-type="string">
            <text:p>10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,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42,53</text:p>
          </table:table-cell>
          <table:table-cell office:value-type="string" calcext:value-type="string">
            <text:p>267,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2,7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80,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,63</text:p>
          </table:table-cell>
          <table:table-cell office:value-type="string" calcext:value-type="string">
            <text:p>220,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,74</text:p>
          </table:table-cell>
          <table:table-cell office:value-type="string" calcext:value-type="string">
            <text:p>136,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,16</text:p>
          </table:table-cell>
          <table:table-cell office:value-type="string" calcext:value-type="string">
            <text:p>13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,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2,67</text:p>
          </table:table-cell>
          <table:table-cell office:value-type="string" calcext:value-type="string">
            <text:p>168,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4,33</text:p>
          </table:table-cell>
          <table:table-cell office:value-type="string" calcext:value-type="string">
            <text:p>139,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6,29</text:p>
          </table:table-cell>
          <table:table-cell office:value-type="string" calcext:value-type="string">
            <text:p>9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3,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3,08</text:p>
          </table:table-cell>
          <table:table-cell office:value-type="string" calcext:value-type="string">
            <text:p>182,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275,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2,41</text:p>
          </table:table-cell>
          <table:table-cell office:value-type="string" calcext:value-type="string">
            <text:p>8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,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3,75</text:p>
          </table:table-cell>
          <table:table-cell office:value-type="string" calcext:value-type="string">
            <text:p>267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2,76</text:p>
          </table:table-cell>
          <table:table-cell office:value-type="string" calcext:value-type="string">
            <text:p>354,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,97</text:p>
          </table:table-cell>
          <table:table-cell office:value-type="string" calcext:value-type="string">
            <text:p>9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,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6,18</text:p>
          </table:table-cell>
          <table:table-cell office:value-type="float" office:value="278" calcext:value-type="float">
            <text:p>27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3,63</text:p>
          </table:table-cell>
          <table:table-cell office:value-type="string" calcext:value-type="string">
            <text:p>228,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,28</text:p>
          </table:table-cell>
          <table:table-cell office:value-type="string" calcext:value-type="string">
            <text:p>11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,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5,19</text:p>
          </table:table-cell>
          <table:table-cell office:value-type="string" calcext:value-type="string">
            <text:p>232,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172,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7,76</text:p>
          </table:table-cell>
          <table:table-cell office:value-type="string" calcext:value-type="string">
            <text:p>9,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4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,05</text:p>
          </table:table-cell>
          <table:table-cell office:value-type="string" calcext:value-type="string">
            <text:p>136,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1,58</text:p>
          </table:table-cell>
          <table:table-cell office:value-type="string" calcext:value-type="string">
            <text:p>147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,63</text:p>
          </table:table-cell>
          <table:table-cell office:value-type="string" calcext:value-type="string">
            <text:p>4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W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1,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,64</text:p>
          </table:table-cell>
          <table:table-cell office:value-type="string" calcext:value-type="string">
            <text:p>231,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22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51</text:p>
          </table:table-cell>
          <table:table-cell office:value-type="string" calcext:value-type="string">
            <text:p>9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I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1,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7,67</text:p>
          </table:table-cell>
          <table:table-cell office:value-type="string" calcext:value-type="string">
            <text:p>288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4,51</text:p>
          </table:table-cell>
          <table:table-cell office:value-type="string" calcext:value-type="string">
            <text:p>240,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,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3,64</text:p>
          </table:table-cell>
          <table:table-cell office:value-type="string" calcext:value-type="string">
            <text:p>181,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,43</text:p>
          </table:table-cell>
          <table:table-cell office:value-type="string" calcext:value-type="string">
            <text:p>281,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,66</text:p>
          </table:table-cell>
          <table:table-cell office:value-type="string" calcext:value-type="string">
            <text:p>6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72,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9,36</text:p>
          </table:table-cell>
          <table:table-cell office:value-type="string" calcext:value-type="string">
            <text:p>120,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,21</text:p>
          </table:table-cell>
          <table:table-cell office:value-type="string" calcext:value-type="string">
            <text:p>216,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,72</text:p>
          </table:table-cell>
          <table:table-cell office:value-type="string" calcext:value-type="string">
            <text:p>10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1,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,86</text:p>
          </table:table-cell>
          <table:table-cell office:value-type="string" calcext:value-type="string">
            <text:p>199,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,99</text:p>
          </table:table-cell>
          <table:table-cell office:value-type="string" calcext:value-type="string">
            <text:p>287,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2,95</text:p>
          </table:table-cell>
          <table:table-cell office:value-type="string" calcext:value-type="string">
            <text:p>6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I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,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8,97</text:p>
          </table:table-cell>
          <table:table-cell office:value-type="string" calcext:value-type="string">
            <text:p>350,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9,79</text:p>
          </table:table-cell>
          <table:table-cell office:value-type="float" office:value="297" calcext:value-type="float">
            <text:p>2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3,37</text:p>
          </table:table-cell>
          <table:table-cell office:value-type="string" calcext:value-type="string">
            <text:p>11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32,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9,51</text:p>
          </table:table-cell>
          <table:table-cell office:value-type="string" calcext:value-type="string">
            <text:p>211,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8,01</text:p>
          </table:table-cell>
          <table:table-cell office:value-type="float" office:value="273" calcext:value-type="float">
            <text:p>27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2,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,3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3,5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8,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,05</text:p>
          </table:table-cell>
          <table:table-cell office:value-type="string" calcext:value-type="string">
            <text:p>154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6,97</text:p>
          </table:table-cell>
          <table:table-cell office:value-type="string" calcext:value-type="string">
            <text:p>9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,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4,22</text:p>
          </table:table-cell>
          <table:table-cell office:value-type="string" calcext:value-type="string">
            <text:p>152,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,99</text:p>
          </table:table-cell>
          <table:table-cell office:value-type="string" calcext:value-type="string">
            <text:p>233,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,49</text:p>
          </table:table-cell>
          <table:table-cell office:value-type="string" calcext:value-type="string">
            <text:p>7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3,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9,75</text:p>
          </table:table-cell>
          <table:table-cell office:value-type="string" calcext:value-type="string">
            <text:p>266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2,65</text:p>
          </table:table-cell>
          <table:table-cell office:value-type="string" calcext:value-type="string">
            <text:p>212,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7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3,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1,26</text:p>
          </table:table-cell>
          <table:table-cell office:value-type="string" calcext:value-type="string">
            <text:p>255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1,75</text:p>
          </table:table-cell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2,38</text:p>
          </table:table-cell>
          <table:table-cell office:value-type="string" calcext:value-type="string">
            <text:p>10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,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,19</text:p>
          </table:table-cell>
          <table:table-cell office:value-type="string" calcext:value-type="string">
            <text:p>105,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,98</text:p>
          </table:table-cell>
          <table:table-cell office:value-type="string" calcext:value-type="string">
            <text:p>243,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,94</text:p>
          </table:table-cell>
          <table:table-cell office:value-type="string" calcext:value-type="string">
            <text:p>12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8,24</text:p>
          </table:table-cell>
          <table:table-cell office:value-type="string" calcext:value-type="string">
            <text:p>79,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,74</text:p>
          </table:table-cell>
          <table:table-cell office:value-type="string" calcext:value-type="string">
            <text:p>213,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,62</text:p>
          </table:table-cell>
          <table:table-cell office:value-type="string" calcext:value-type="string">
            <text:p>12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,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1,58</text:p>
          </table:table-cell>
          <table:table-cell office:value-type="string" calcext:value-type="string">
            <text:p>188,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,05</text:p>
          </table:table-cell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,27</text:p>
          </table:table-cell>
          <table:table-cell office:value-type="string" calcext:value-type="string">
            <text:p>11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9,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5,45</text:p>
          </table:table-cell>
          <table:table-cell office:value-type="string" calcext:value-type="string">
            <text:p>211,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,94</text:p>
          </table:table-cell>
          <table:table-cell office:value-type="string" calcext:value-type="string">
            <text:p>114,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,14</text:p>
          </table:table-cell>
          <table:table-cell office:value-type="string" calcext:value-type="string">
            <text:p>9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O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,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9,64</text:p>
          </table:table-cell>
          <table:table-cell office:value-type="string" calcext:value-type="string">
            <text:p>216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253,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,43</text:p>
          </table:table-cell>
          <table:table-cell office:value-type="string" calcext:value-type="string">
            <text:p>10,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7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,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3,25</text:p>
          </table:table-cell>
          <table:table-cell office:value-type="string" calcext:value-type="string">
            <text:p>267,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2,76</text:p>
          </table:table-cell>
          <table:table-cell office:value-type="string" calcext:value-type="string">
            <text:p>164,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,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Z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9,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0,46</text:p>
          </table:table-cell>
          <table:table-cell office:value-type="string" calcext:value-type="string">
            <text:p>210,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7,91</text:p>
          </table:table-cell>
          <table:table-cell office:value-type="string" calcext:value-type="string">
            <text:p>276,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,46</text:p>
          </table:table-cell>
          <table:table-cell office:value-type="string" calcext:value-type="string">
            <text:p>9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,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4,94</text:p>
          </table:table-cell>
          <table:table-cell office:value-type="float" office:value="274" calcext:value-type="float">
            <text:p>2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3,29</text:p>
          </table:table-cell>
          <table:table-cell office:value-type="string" calcext:value-type="string">
            <text:p>321,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4,46</text:p>
          </table:table-cell>
          <table:table-cell office:value-type="string" calcext:value-type="string">
            <text:p>8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M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,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1,42</text:p>
          </table:table-cell>
          <table:table-cell office:value-type="string" calcext:value-type="string">
            <text:p>238,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,27</text:p>
          </table:table-cell>
          <table:table-cell office:value-type="string" calcext:value-type="string">
            <text:p>285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,83</text:p>
          </table:table-cell>
          <table:table-cell office:value-type="string" calcext:value-type="string">
            <text:p>10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X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8,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3,56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,92</text:p>
          </table:table-cell>
          <table:table-cell office:value-type="string" calcext:value-type="string">
            <text:p>204,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7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,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9,85</text:p>
          </table:table-cell>
          <table:table-cell office:value-type="string" calcext:value-type="string">
            <text:p>279,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3,74</text:p>
          </table:table-cell>
          <table:table-cell office:value-type="string" calcext:value-type="string">
            <text:p>234,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,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,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,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,57</text:p>
          </table:table-cell>
          <table:table-cell office:value-type="string" calcext:value-type="string">
            <text:p>218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,61</text:p>
          </table:table-cell>
          <table:table-cell office:value-type="string" calcext:value-type="string">
            <text:p>226,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,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3,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1,18</text:p>
          </table:table-cell>
          <table:table-cell office:value-type="float" office:value="242" calcext:value-type="float">
            <text:p>24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,57</text:p>
          </table:table-cell>
          <table:table-cell office:value-type="string" calcext:value-type="string">
            <text:p>201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,06</text:p>
          </table:table-cell>
          <table:table-cell office:value-type="string" calcext:value-type="string">
            <text:p>7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6,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3,61</text:p>
          </table:table-cell>
          <table:table-cell office:value-type="string" calcext:value-type="string">
            <text:p>199,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,96</text:p>
          </table:table-cell>
          <table:table-cell office:value-type="string" calcext:value-type="string">
            <text:p>188,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9,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0,75</text:p>
          </table:table-cell>
          <table:table-cell office:value-type="string" calcext:value-type="string">
            <text:p>282,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4,05</text:p>
          </table:table-cell>
          <table:table-cell office:value-type="string" calcext:value-type="string">
            <text:p>238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,73</text:p>
          </table:table-cell>
          <table:table-cell office:value-type="string" calcext:value-type="string">
            <text:p>8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,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2,35</text:p>
          </table:table-cell>
          <table:table-cell office:value-type="string" calcext:value-type="string">
            <text:p>301,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5,61</text:p>
          </table:table-cell>
          <table:table-cell office:value-type="string" calcext:value-type="string">
            <text:p>214,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9,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1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3,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2,63</text:p>
          </table:table-cell>
          <table:table-cell office:value-type="string" calcext:value-type="string">
            <text:p>221,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31,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,92</text:p>
          </table:table-cell>
          <table:table-cell office:value-type="string" calcext:value-type="string">
            <text:p>6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T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,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,12</text:p>
          </table:table-cell>
          <table:table-cell office:value-type="string" calcext:value-type="string">
            <text:p>257,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1,86</text:p>
          </table:table-cell>
          <table:table-cell office:value-type="string" calcext:value-type="string">
            <text:p>208,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,37</text:p>
          </table:table-cell>
          <table:table-cell office:value-type="string" calcext:value-type="string">
            <text:p>11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G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,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,94</text:p>
          </table:table-cell>
          <table:table-cell office:value-type="string" calcext:value-type="string">
            <text:p>201,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,09</text:p>
          </table:table-cell>
          <table:table-cell office:value-type="string" calcext:value-type="string">
            <text:p>107,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,86</text:p>
          </table:table-cell>
          <table:table-cell office:value-type="string" calcext:value-type="string">
            <text:p>12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0,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2,4</text:p>
          </table:table-cell>
          <table:table-cell office:value-type="string" calcext:value-type="string">
            <text:p>220,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8,71</text:p>
          </table:table-cell>
          <table:table-cell office:value-type="string" calcext:value-type="string">
            <text:p>180,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,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N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3,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220,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,72</text:p>
          </table:table-cell>
          <table:table-cell office:value-type="string" calcext:value-type="string">
            <text:p>272,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2,26</text:p>
          </table:table-cell>
          <table:table-cell office:value-type="string" calcext:value-type="string">
            <text:p>8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,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8,97</text:p>
          </table:table-cell>
          <table:table-cell office:value-type="string" calcext:value-type="string">
            <text:p>200,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,02</text:p>
          </table:table-cell>
          <table:table-cell office:value-type="string" calcext:value-type="string">
            <text:p>258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,62</text:p>
          </table:table-cell>
          <table:table-cell office:value-type="string" calcext:value-type="string">
            <text:p>11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Z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0,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2,05</text:p>
          </table:table-cell>
          <table:table-cell office:value-type="string" calcext:value-type="string">
            <text:p>166,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4,17</text:p>
          </table:table-cell>
          <table:table-cell office:value-type="string" calcext:value-type="string">
            <text:p>244,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1,02</text:p>
          </table:table-cell>
          <table:table-cell office:value-type="string" calcext:value-type="string">
            <text:p>11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8,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5,25</text:p>
          </table:table-cell>
          <table:table-cell office:value-type="string" calcext:value-type="string">
            <text:p>146,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,45</text:p>
          </table:table-cell>
          <table:table-cell office:value-type="string" calcext:value-type="string">
            <text:p>289,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3,01</text:p>
          </table:table-cell>
          <table:table-cell office:value-type="string" calcext:value-type="string">
            <text:p>9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U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8,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3,88</text:p>
          </table:table-cell>
          <table:table-cell office:value-type="string" calcext:value-type="string">
            <text:p>161,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3,72</text:p>
          </table:table-cell>
          <table:table-cell office:value-type="string" calcext:value-type="string">
            <text:p>225,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,13</text:p>
          </table:table-cell>
          <table:table-cell office:value-type="string" calcext:value-type="string">
            <text:p>11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8,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5,51</text:p>
          </table:table-cell>
          <table:table-cell office:value-type="string" calcext:value-type="string">
            <text:p>252,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1,45</text:p>
          </table:table-cell>
          <table:table-cell office:value-type="string" calcext:value-type="string">
            <text:p>280,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,61</text:p>
          </table:table-cell>
          <table:table-cell office:value-type="string" calcext:value-type="string">
            <text:p>12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8,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30,38</text:p>
          </table:table-cell>
          <table:table-cell office:value-type="string" calcext:value-type="string">
            <text:p>178,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126,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,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,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,18</text:p>
          </table:table-cell>
          <table:table-cell office:value-type="string" calcext:value-type="string">
            <text:p>287,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,43</text:p>
          </table:table-cell>
          <table:table-cell office:value-type="string" calcext:value-type="string">
            <text:p>180,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,12</text:p>
          </table:table-cell>
          <table:table-cell office:value-type="string" calcext:value-type="string">
            <text:p>11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W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5,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9,78</text:p>
          </table:table-cell>
          <table:table-cell office:value-type="string" calcext:value-type="string">
            <text:p>244,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,77</text:p>
          </table:table-cell>
          <table:table-cell office:value-type="string" calcext:value-type="string">
            <text:p>75,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7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1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42,74</text:p>
          </table:table-cell>
          <table:table-cell office:value-type="string" calcext:value-type="string">
            <text:p>225,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,13</text:p>
          </table:table-cell>
          <table:table-cell office:value-type="string" calcext:value-type="string">
            <text:p>251,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1,34</text:p>
          </table:table-cell>
          <table:table-cell office:value-type="string" calcext:value-type="string">
            <text:p>7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3,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5,91</text:p>
          </table:table-cell>
          <table:table-cell office:value-type="string" calcext:value-type="string">
            <text:p>193,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,47</text:p>
          </table:table-cell>
          <table:table-cell office:value-type="string" calcext:value-type="string">
            <text:p>144,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,52</text:p>
          </table:table-cell>
          <table:table-cell office:value-type="string" calcext:value-type="string">
            <text:p>17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K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,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,06</text:p>
          </table:table-cell>
          <table:table-cell office:value-type="string" calcext:value-type="string">
            <text:p>167,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4,26</text:p>
          </table:table-cell>
          <table:table-cell office:value-type="string" calcext:value-type="string">
            <text:p>163,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7,34</text:p>
          </table:table-cell>
          <table:table-cell office:value-type="string" calcext:value-type="string">
            <text:p>10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8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3,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7,8</text:p>
          </table:table-cell>
          <table:table-cell office:value-type="string" calcext:value-type="string">
            <text:p>203,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,26</text:p>
          </table:table-cell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,44</text:p>
          </table:table-cell>
          <table:table-cell office:value-type="string" calcext:value-type="string">
            <text:p>7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L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52,77</text:p>
          </table:table-cell>
          <table:table-cell office:value-type="string" calcext:value-type="string">
            <text:p>66,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5,65</text:p>
          </table:table-cell>
          <table:table-cell office:value-type="string" calcext:value-type="string">
            <text:p>246,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1,09</text:p>
          </table:table-cell>
          <table:table-cell office:value-type="string" calcext:value-type="string">
            <text:p>9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1,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145,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2,38</text:p>
          </table:table-cell>
          <table:table-cell office:value-type="string" calcext:value-type="string">
            <text:p>196,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,8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AK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,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,38</text:p>
          </table:table-cell>
          <table:table-cell office:value-type="string" calcext:value-type="string">
            <text:p>183,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5,56</text:p>
          </table:table-cell>
          <table:table-cell office:value-type="string" calcext:value-type="string">
            <text:p>158,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7,15</text:p>
          </table:table-cell>
          <table:table-cell office:value-type="string" calcext:value-type="string">
            <text:p>7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4,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8,17</text:p>
          </table:table-cell>
          <table:table-cell office:value-type="string" calcext:value-type="string">
            <text:p>200,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7,06</text:p>
          </table:table-cell>
          <table:table-cell office:value-type="string" calcext:value-type="string">
            <text:p>116,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11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U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,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3,29</text:p>
          </table:table-cell>
          <table:table-cell office:value-type="string" calcext:value-type="string">
            <text:p>195,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6,6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,86</text:p>
          </table:table-cell>
          <table:table-cell office:value-type="string" calcext:value-type="string">
            <text:p>10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8,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,28</text:p>
          </table:table-cell>
          <table:table-cell office:value-type="float" office:value="259" calcext:value-type="float">
            <text:p>25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2,02</text:p>
          </table:table-cell>
          <table:table-cell office:value-type="string" calcext:value-type="string">
            <text:p>149,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,73</text:p>
          </table:table-cell>
          <table:table-cell office:value-type="string" calcext:value-type="string">
            <text:p>12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J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,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7,12</text:p>
          </table:table-cell>
          <table:table-cell office:value-type="string" calcext:value-type="string">
            <text:p>303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,82</text:p>
          </table:table-cell>
          <table:table-cell office:value-type="string" calcext:value-type="string">
            <text:p>226,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,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6,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4,96</text:p>
          </table:table-cell>
          <table:table-cell office:value-type="float" office:value="310" calcext:value-type="float">
            <text:p>3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6,35</text:p>
          </table:table-cell>
          <table:table-cell office:value-type="string" calcext:value-type="string">
            <text:p>178,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,04</text:p>
          </table:table-cell>
          <table:table-cell office:value-type="string" calcext:value-type="string">
            <text:p>7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1,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7,59</text:p>
          </table:table-cell>
          <table:table-cell office:value-type="string" calcext:value-type="string">
            <text:p>264,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52</text:p>
          </table:table-cell>
          <table:table-cell office:value-type="string" calcext:value-type="string">
            <text:p>168,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15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F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,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4,32</text:p>
          </table:table-cell>
          <table:table-cell office:value-type="string" calcext:value-type="string">
            <text:p>226,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9,28</text:p>
          </table:table-cell>
          <table:table-cell office:value-type="string" calcext:value-type="string">
            <text:p>217,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,79</text:p>
          </table:table-cell>
          <table:table-cell office:value-type="string" calcext:value-type="string">
            <text:p>13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8,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,21</text:p>
          </table:table-cell>
          <table:table-cell office:value-type="string" calcext:value-type="string">
            <text:p>299,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5,49</text:p>
          </table:table-cell>
          <table:table-cell office:value-type="string" calcext:value-type="string">
            <text:p>158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,14</text:p>
          </table:table-cell>
          <table:table-cell office:value-type="string" calcext:value-type="string">
            <text:p>11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HI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1,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5,74</text:p>
          </table:table-cell>
          <table:table-cell office:value-type="string" calcext:value-type="string">
            <text:p>152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2,95</text:p>
          </table:table-cell>
          <table:table-cell office:value-type="string" calcext:value-type="string">
            <text:p>250,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1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A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,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7,03</text:p>
          </table:table-cell>
          <table:table-cell office:value-type="string" calcext:value-type="string">
            <text:p>167,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4,27</text:p>
          </table:table-cell>
          <table:table-cell office:value-type="string" calcext:value-type="string">
            <text:p>167,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7,54</text:p>
          </table:table-cell>
          <table:table-cell office:value-type="string" calcext:value-type="string">
            <text:p>1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,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7,15</text:p>
          </table:table-cell>
          <table:table-cell office:value-type="string" calcext:value-type="string">
            <text:p>197,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,79</text:p>
          </table:table-cell>
          <table:table-cell office:value-type="string" calcext:value-type="string">
            <text:p>121,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13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W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,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,85</text:p>
          </table:table-cell>
          <table:table-cell office:value-type="string" calcext:value-type="string">
            <text:p>261,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,23</text:p>
          </table:table-cell>
          <table:table-cell office:value-type="string" calcext:value-type="string">
            <text:p>163,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7,34</text:p>
          </table:table-cell>
          <table:table-cell office:value-type="string" calcext:value-type="string">
            <text:p>8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1,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9,41</text:p>
          </table:table-cell>
          <table:table-cell office:value-type="string" calcext:value-type="string">
            <text:p>150,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269,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2,11</text:p>
          </table:table-cell>
          <table:table-cell office:value-type="string" calcext:value-type="string">
            <text:p>11,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,81</text:p>
          </table:table-cell>
          <table:table-cell office:value-type="string" calcext:value-type="string">
            <text:p>143,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2,22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7,07</text:p>
          </table:table-cell>
          <table:table-cell office:value-type="string" calcext:value-type="string">
            <text:p>1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G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9,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0,92</text:p>
          </table:table-cell>
          <table:table-cell office:value-type="string" calcext:value-type="string">
            <text:p>226,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,27</text:p>
          </table:table-cell>
          <table:table-cell office:value-type="string" calcext:value-type="string">
            <text:p>210,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9,48</text:p>
          </table:table-cell>
          <table:table-cell office:value-type="string" calcext:value-type="string">
            <text:p>13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WV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5,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0,05</text:p>
          </table:table-cell>
          <table:table-cell office:value-type="string" calcext:value-type="string">
            <text:p>227,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,37</text:p>
          </table:table-cell>
          <table:table-cell office:value-type="string" calcext:value-type="string">
            <text:p>170,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7,66</text:p>
          </table:table-cell>
          <table:table-cell office:value-type="string" calcext:value-type="string">
            <text:p>15,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,16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6,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35,17</text:p>
          </table:table-cell>
          <table:table-cell office:value-type="string" calcext:value-type="string">
            <text:p>127,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,86</text:p>
          </table:table-cell>
          <table:table-cell office:value-type="string" calcext:value-type="string">
            <text:p>199,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9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1,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5,9</text:p>
          </table:table-cell>
          <table:table-cell office:value-type="string" calcext:value-type="string">
            <text:p>237,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259,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,66</text:p>
          </table:table-cell>
          <table:table-cell office:value-type="string" calcext:value-type="string">
            <text:p>1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,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2,95</text:p>
          </table:table-cell>
          <table:table-cell office:value-type="string" calcext:value-type="string">
            <text:p>118,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,11</text:p>
          </table:table-cell>
          <table:table-cell office:value-type="string" calcext:value-type="string">
            <text:p>135,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9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8,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,08</text:p>
          </table:table-cell>
          <table:table-cell office:value-type="string" calcext:value-type="string">
            <text:p>221,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,83</text:p>
          </table:table-cell>
          <table:table-cell office:value-type="string" calcext:value-type="string">
            <text:p>103,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,68</text:p>
          </table:table-cell>
          <table:table-cell office:value-type="string" calcext:value-type="string">
            <text:p>11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1,2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6,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152,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6,85</text:p>
          </table:table-cell>
          <table:table-cell office:value-type="string" calcext:value-type="string">
            <text:p>10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15,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3,65</text:p>
          </table:table-cell>
          <table:table-cell office:value-type="string" calcext:value-type="string">
            <text:p>208,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,76</text:p>
          </table:table-cell>
          <table:table-cell office:value-type="string" calcext:value-type="string">
            <text:p>260,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12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K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,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2,27</text:p>
          </table:table-cell>
          <table:table-cell office:value-type="string" calcext:value-type="string">
            <text:p>197,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6,77</text:p>
          </table:table-cell>
          <table:table-cell office:value-type="string" calcext:value-type="string">
            <text:p>234,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,55</text:p>
          </table:table-cell>
          <table:table-cell office:value-type="string" calcext:value-type="string">
            <text:p>14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I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,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,69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,64</text:p>
          </table:table-cell>
          <table:table-cell office:value-type="string" calcext:value-type="string">
            <text:p>168,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8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W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,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4,43</text:p>
          </table:table-cell>
          <table:table-cell office:value-type="string" calcext:value-type="string">
            <text:p>297,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5,31</text:p>
          </table:table-cell>
          <table:table-cell office:value-type="string" calcext:value-type="string">
            <text:p>212,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11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I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7,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3,36</text:p>
          </table:table-cell>
          <table:table-cell office:value-type="string" calcext:value-type="string">
            <text:p>237,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206,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9,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9,03</text:p>
          </table:table-cell>
          <table:table-cell office:value-type="string" calcext:value-type="string">
            <text:p>132,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,25</text:p>
          </table:table-cell>
          <table:table-cell office:value-type="string" calcext:value-type="string">
            <text:p>211,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,54</text:p>
          </table:table-cell>
          <table:table-cell office:value-type="string" calcext:value-type="string">
            <text:p>9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U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2,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7,5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,18</text:p>
          </table:table-cell>
          <table:table-cell office:value-type="string" calcext:value-type="string">
            <text:p>189,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5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K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,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7,12</text:p>
          </table:table-cell>
          <table:table-cell office:value-type="string" calcext:value-type="string">
            <text:p>240,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,47</text:p>
          </table:table-cell>
          <table:table-cell office:value-type="string" calcext:value-type="string">
            <text:p>210,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,46</text:p>
          </table:table-cell>
          <table:table-cell office:value-type="string" calcext:value-type="string">
            <text:p>11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M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1,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2,59</text:p>
          </table:table-cell>
          <table:table-cell office:value-type="string" calcext:value-type="string">
            <text:p>241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,52</text:p>
          </table:table-cell>
          <table:table-cell office:value-type="string" calcext:value-type="string">
            <text:p>203,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,16</text:p>
          </table:table-cell>
          <table:table-cell office:value-type="string" calcext:value-type="string">
            <text:p>9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N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8,44</text:p>
          </table:table-cell>
          <table:table-cell office:value-type="string" calcext:value-type="string">
            <text:p>198,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,87</text:p>
          </table:table-cell>
          <table:table-cell office:value-type="string" calcext:value-type="string">
            <text:p>133,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,9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O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8,48</text:p>
          </table:table-cell>
          <table:table-cell office:value-type="string" calcext:value-type="string">
            <text:p>242,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,58</text:p>
          </table:table-cell>
          <table:table-cell office:value-type="string" calcext:value-type="string">
            <text:p>101,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11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C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,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1,89</text:p>
          </table:table-cell>
          <table:table-cell office:value-type="string" calcext:value-type="string">
            <text:p>208,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58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7,15</text:p>
          </table:table-cell>
          <table:table-cell office:value-type="string" calcext:value-type="string">
            <text:p>8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1,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7,39</text:p>
          </table:table-cell>
          <table:table-cell office:value-type="string" calcext:value-type="string">
            <text:p>198,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228,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,28</text:p>
          </table:table-cell>
          <table:table-cell office:value-type="string" calcext:value-type="string">
            <text:p>10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3,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183,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,62</text:p>
          </table:table-cell>
          <table:table-cell office:value-type="string" calcext:value-type="string">
            <text:p>153,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9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S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9,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5,67</text:p>
          </table:table-cell>
          <table:table-cell office:value-type="string" calcext:value-type="string">
            <text:p>194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,53</text:p>
          </table:table-cell>
          <table:table-cell office:value-type="string" calcext:value-type="string">
            <text:p>200,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,02</text:p>
          </table:table-cell>
          <table:table-cell office:value-type="string" calcext:value-type="string">
            <text:p>11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W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2,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9,18</text:p>
          </table:table-cell>
          <table:table-cell office:value-type="string" calcext:value-type="string">
            <text:p>218,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240,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,8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WV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,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9,65</text:p>
          </table:table-cell>
          <table:table-cell office:value-type="string" calcext:value-type="string">
            <text:p>156,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3,29</text:p>
          </table:table-cell>
          <table:table-cell office:value-type="string" calcext:value-type="string">
            <text:p>136,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6,14</text:p>
          </table:table-cell>
          <table:table-cell office:value-type="string" calcext:value-type="string">
            <text:p>10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O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3,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242,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,62</text:p>
          </table:table-cell>
          <table:table-cell office:value-type="string" calcext:value-type="string">
            <text:p>147,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,65</text:p>
          </table:table-cell>
          <table:table-cell office:value-type="string" calcext:value-type="string">
            <text:p>11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A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,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0,26</text:p>
          </table:table-cell>
          <table:table-cell office:value-type="string" calcext:value-type="string">
            <text:p>153,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,07</text:p>
          </table:table-cell>
          <table:table-cell office:value-type="string" calcext:value-type="string">
            <text:p>236,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65</text:p>
          </table:table-cell>
          <table:table-cell office:value-type="string" calcext:value-type="string">
            <text:p>11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9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5,6</text:p>
          </table:table-cell>
          <table:table-cell office:value-type="string" calcext:value-type="string">
            <text:p>132,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,26</text:p>
          </table:table-cell>
          <table:table-cell office:value-type="string" calcext:value-type="string">
            <text:p>149,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6,72</text:p>
          </table:table-cell>
          <table:table-cell office:value-type="string" calcext:value-type="string">
            <text:p>11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I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9,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8,78</text:p>
          </table:table-cell>
          <table:table-cell office:value-type="string" calcext:value-type="string">
            <text:p>217,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8,52</text:p>
          </table:table-cell>
          <table:table-cell office:value-type="string" calcext:value-type="string">
            <text:p>184,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,29</text:p>
          </table:table-cell>
          <table:table-cell office:value-type="string" calcext:value-type="string">
            <text:p>9,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C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9,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7,32</text:p>
          </table:table-cell>
          <table:table-cell office:value-type="string" calcext:value-type="string">
            <text:p>222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8,88</text:p>
          </table:table-cell>
          <table:table-cell office:value-type="string" calcext:value-type="string">
            <text:p>188,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16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3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8,26</text:p>
          </table:table-cell>
          <table:table-cell office:value-type="float" office:value="192" calcext:value-type="float">
            <text:p>19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6,32</text:p>
          </table:table-cell>
          <table:table-cell office:value-type="string" calcext:value-type="string">
            <text:p>196,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,8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M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2,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6,16</text:p>
          </table:table-cell>
          <table:table-cell office:value-type="string" calcext:value-type="string">
            <text:p>257,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1,89</text:p>
          </table:table-cell>
          <table:table-cell office:value-type="string" calcext:value-type="string">
            <text:p>227,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,25</text:p>
          </table:table-cell>
          <table:table-cell office:value-type="string" calcext:value-type="string">
            <text:p>9,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O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,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,85</text:p>
          </table:table-cell>
          <table:table-cell office:value-type="string" calcext:value-type="string">
            <text:p>251,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,39</text:p>
          </table:table-cell>
          <table:table-cell office:value-type="float" office:value="258" calcext:value-type="float">
            <text:p>25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1,61</text:p>
          </table:table-cell>
          <table:table-cell office:value-type="string" calcext:value-type="string">
            <text:p>14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M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1,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46,14</text:p>
          </table:table-cell>
          <table:table-cell office:value-type="string" calcext:value-type="string">
            <text:p>190,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,18</text:p>
          </table:table-cell>
          <table:table-cell office:value-type="string" calcext:value-type="string">
            <text:p>284,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,81</text:p>
          </table:table-cell>
          <table:table-cell office:value-type="string" calcext:value-type="string">
            <text:p>11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W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,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4,83</text:p>
          </table:table-cell>
          <table:table-cell office:value-type="string" calcext:value-type="string">
            <text:p>135,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,49</text:p>
          </table:table-cell>
          <table:table-cell office:value-type="string" calcext:value-type="string">
            <text:p>208,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,37</text:p>
          </table:table-cell>
          <table:table-cell office:value-type="string" calcext:value-type="string">
            <text:p>10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H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4,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6,28</text:p>
          </table:table-cell>
          <table:table-cell office:value-type="string" calcext:value-type="string">
            <text:p>245,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,88</text:p>
          </table:table-cell>
          <table:table-cell office:value-type="string" calcext:value-type="string">
            <text:p>148,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,69</text:p>
          </table:table-cell>
          <table:table-cell office:value-type="string" calcext:value-type="string">
            <text:p>9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G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,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202,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,22</text:p>
          </table:table-cell>
          <table:table-cell office:value-type="string" calcext:value-type="string">
            <text:p>289,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3,03</text:p>
          </table:table-cell>
          <table:table-cell office:value-type="string" calcext:value-type="string">
            <text:p>6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C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2,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1,09</text:p>
          </table:table-cell>
          <table:table-cell office:value-type="string" calcext:value-type="string">
            <text:p>239,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,37</text:p>
          </table:table-cell>
          <table:table-cell office:value-type="string" calcext:value-type="string">
            <text:p>229,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,34</text:p>
          </table:table-cell>
          <table:table-cell office:value-type="string" calcext:value-type="string">
            <text:p>5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5,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8,1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7,85</text:p>
          </table:table-cell>
          <table:table-cell office:value-type="string" calcext:value-type="string">
            <text:p>187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,42</text:p>
          </table:table-cell>
          <table:table-cell office:value-type="string" calcext:value-type="string">
            <text:p>8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W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,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3,82</text:p>
          </table:table-cell>
          <table:table-cell office:value-type="string" calcext:value-type="string">
            <text:p>209,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264,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,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V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9,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,77</text:p>
          </table:table-cell>
          <table:table-cell office:value-type="string" calcext:value-type="string">
            <text:p>138,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1,75</text:p>
          </table:table-cell>
          <table:table-cell office:value-type="float" office:value="221" calcext:value-type="float">
            <text:p>2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5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V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,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6,21</text:p>
          </table:table-cell>
          <table:table-cell office:value-type="string" calcext:value-type="string">
            <text:p>188,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,05</text:p>
          </table:table-cell>
          <table:table-cell office:value-type="string" calcext:value-type="string">
            <text:p>136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,13</text:p>
          </table:table-cell>
          <table:table-cell office:value-type="string" calcext:value-type="string">
            <text:p>13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A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,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45,53</text:p>
          </table:table-cell>
          <table:table-cell office:value-type="string" calcext:value-type="string">
            <text:p>316,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6,89</text:p>
          </table:table-cell>
          <table:table-cell office:value-type="string" calcext:value-type="string">
            <text:p>208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,39</text:p>
          </table:table-cell>
          <table:table-cell office:value-type="string" calcext:value-type="string">
            <text:p>14,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W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,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7,48</text:p>
          </table:table-cell>
          <table:table-cell office:value-type="string" calcext:value-type="string">
            <text:p>281,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3,94</text:p>
          </table:table-cell>
          <table:table-cell office:value-type="string" calcext:value-type="string">
            <text:p>228,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13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WI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9,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40,78</text:p>
          </table:table-cell>
          <table:table-cell office:value-type="string" calcext:value-type="string">
            <text:p>142,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364,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6,39</text:p>
          </table:table-cell>
          <table:table-cell office:value-type="string" calcext:value-type="string">
            <text:p>9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5,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9,89</text:p>
          </table:table-cell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3,18</text:p>
          </table:table-cell>
          <table:table-cell office:value-type="string" calcext:value-type="string">
            <text:p>180,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,13</text:p>
          </table:table-cell>
          <table:table-cell office:value-type="string" calcext:value-type="string">
            <text:p>7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1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O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228,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,43</text:p>
          </table:table-cell>
          <table:table-cell office:value-type="string" calcext:value-type="string">
            <text:p>265,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,94</text:p>
          </table:table-cell>
          <table:table-cell office:value-type="string" calcext:value-type="string">
            <text:p>9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D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4,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8,15</text:p>
          </table:table-cell>
          <table:table-cell office:value-type="string" calcext:value-type="string">
            <text:p>147,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2,57</text:p>
          </table:table-cell>
          <table:table-cell office:value-type="string" calcext:value-type="string">
            <text:p>183,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,27</text:p>
          </table:table-cell>
          <table:table-cell office:value-type="string" calcext:value-type="string">
            <text:p>6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AK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,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7,51</text:p>
          </table:table-cell>
          <table:table-cell office:value-type="string" calcext:value-type="string">
            <text:p>242,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170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7,66</text:p>
          </table:table-cell>
          <table:table-cell office:value-type="string" calcext:value-type="string">
            <text:p>7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A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9,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5,65</text:p>
          </table:table-cell>
          <table:table-cell office:value-type="string" calcext:value-type="string">
            <text:p>183,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,61</text:p>
          </table:table-cell>
          <table:table-cell office:value-type="string" calcext:value-type="string">
            <text:p>205,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25</text:p>
          </table:table-cell>
          <table:table-cell office:value-type="string" calcext:value-type="string">
            <text:p>7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N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3,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2,95</text:p>
          </table:table-cell>
          <table:table-cell office:value-type="string" calcext:value-type="string">
            <text:p>202,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7,22</text:p>
          </table:table-cell>
          <table:table-cell office:value-type="string" calcext:value-type="string">
            <text:p>191,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13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NV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1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9,14</text:p>
          </table:table-cell>
          <table:table-cell office:value-type="string" calcext:value-type="string">
            <text:p>115,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9,79</text:p>
          </table:table-cell>
          <table:table-cell office:value-type="string" calcext:value-type="string">
            <text:p>224,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,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S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7,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3,52</text:p>
          </table:table-cell>
          <table:table-cell office:value-type="string" calcext:value-type="string">
            <text:p>249,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1,24</text:p>
          </table:table-cell>
          <table:table-cell office:value-type="string" calcext:value-type="string">
            <text:p>298,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3,45</text:p>
          </table:table-cell>
          <table:table-cell office:value-type="string" calcext:value-type="string">
            <text:p>3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NY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1,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2,76</text:p>
          </table:table-cell>
          <table:table-cell office:value-type="string" calcext:value-type="string">
            <text:p>234,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213,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0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I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7,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47,14</text:p>
          </table:table-cell>
          <table:table-cell office:value-type="string" calcext:value-type="string">
            <text:p>228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9,41</text:p>
          </table:table-cell>
          <table:table-cell office:value-type="string" calcext:value-type="string">
            <text:p>117,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,28</text:p>
          </table:table-cell>
          <table:table-cell office:value-type="string" calcext:value-type="string">
            <text:p>12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6,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6,84</text:p>
          </table:table-cell>
          <table:table-cell office:value-type="string" calcext:value-type="string">
            <text:p>116,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9,9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9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N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,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4,38</text:p>
          </table:table-cell>
          <table:table-cell office:value-type="string" calcext:value-type="string">
            <text:p>289,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,6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,73</text:p>
          </table:table-cell>
          <table:table-cell office:value-type="string" calcext:value-type="string">
            <text:p>9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,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8,37</text:p>
          </table:table-cell>
          <table:table-cell office:value-type="string" calcext:value-type="string">
            <text:p>154,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3,17</text:p>
          </table:table-cell>
          <table:table-cell office:value-type="string" calcext:value-type="string">
            <text:p>189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,52</text:p>
          </table:table-cell>
          <table:table-cell office:value-type="string" calcext:value-type="string">
            <text:p>7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9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,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4,31</text:p>
          </table:table-cell>
          <table:table-cell office:value-type="string" calcext:value-type="string">
            <text:p>231,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9,68</text:p>
          </table:table-cell>
          <table:table-cell office:value-type="string" calcext:value-type="string">
            <text:p>226,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,17</text:p>
          </table:table-cell>
          <table:table-cell office:value-type="string" calcext:value-type="string">
            <text:p>16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,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9,92</text:p>
          </table:table-cell>
          <table:table-cell office:value-type="string" calcext:value-type="string">
            <text:p>140,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1,98</text:p>
          </table:table-cell>
          <table:table-cell office:value-type="string" calcext:value-type="string">
            <text:p>204,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,19</text:p>
          </table:table-cell>
          <table:table-cell office:value-type="string" calcext:value-type="string">
            <text:p>9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C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,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3,76</text:p>
          </table:table-cell>
          <table:table-cell office:value-type="string" calcext:value-type="string">
            <text:p>213,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8,18</text:p>
          </table:table-cell>
          <table:table-cell office:value-type="string" calcext:value-type="string">
            <text:p>171,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10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O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256,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,81</text:p>
          </table:table-cell>
          <table:table-cell office:value-type="string" calcext:value-type="string">
            <text:p>169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,62</text:p>
          </table:table-cell>
          <table:table-cell office:value-type="string" calcext:value-type="string">
            <text:p>7,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O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8,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0,28</text:p>
          </table:table-cell>
          <table:table-cell office:value-type="string" calcext:value-type="string">
            <text:p>146,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2,45</text:p>
          </table:table-cell>
          <table:table-cell office:value-type="string" calcext:value-type="string">
            <text:p>137,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8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G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,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5,36</text:p>
          </table:table-cell>
          <table:table-cell office:value-type="string" calcext:value-type="string">
            <text:p>198,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,91</text:p>
          </table:table-cell>
          <table:table-cell office:value-type="string" calcext:value-type="string">
            <text:p>76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74,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9,67</text:p>
          </table:table-cell>
          <table:table-cell office:value-type="string" calcext:value-type="string">
            <text:p>245,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,88</text:p>
          </table:table-cell>
          <table:table-cell office:value-type="string" calcext:value-type="string">
            <text:p>172,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,78</text:p>
          </table:table-cell>
          <table:table-cell office:value-type="string" calcext:value-type="string">
            <text:p>10,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W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4,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6,2</text:p>
          </table:table-cell>
          <table:table-cell office:value-type="string" calcext:value-type="string">
            <text:p>118,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,09</text:p>
          </table:table-cell>
          <table:table-cell office:value-type="string" calcext:value-type="string">
            <text:p>258,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1,63</text:p>
          </table:table-cell>
          <table:table-cell office:value-type="string" calcext:value-type="string">
            <text:p>12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48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P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8,46</text:p>
          </table:table-cell>
          <table:table-cell office:value-type="string" calcext:value-type="string">
            <text:p>233,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9,82</text:p>
          </table:table-cell>
          <table:table-cell office:value-type="string" calcext:value-type="string">
            <text:p>109,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,93</text:p>
          </table:table-cell>
          <table:table-cell office:value-type="string" calcext:value-type="string">
            <text:p>10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,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,34</text:p>
          </table:table-cell>
          <table:table-cell office:value-type="string" calcext:value-type="string">
            <text:p>209,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7,77</text:p>
          </table:table-cell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,79</text:p>
          </table:table-cell>
          <table:table-cell office:value-type="string" calcext:value-type="string">
            <text:p>11,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,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N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,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4,34</text:p>
          </table:table-cell>
          <table:table-cell office:value-type="string" calcext:value-type="string">
            <text:p>169,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4,43</text:p>
          </table:table-cell>
          <table:table-cell office:value-type="string" calcext:value-type="string">
            <text:p>215,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,71</text:p>
          </table:table-cell>
          <table:table-cell office:value-type="string" calcext:value-type="string">
            <text:p>7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N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4,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6,21</text:p>
          </table:table-cell>
          <table:table-cell office:value-type="string" calcext:value-type="string">
            <text:p>112,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246,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,09</text:p>
          </table:table-cell>
          <table:table-cell office:value-type="string" calcext:value-type="string">
            <text:p>15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,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6,08</text:p>
          </table:table-cell>
          <table:table-cell office:value-type="string" calcext:value-type="string">
            <text:p>198,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6,87</text:p>
          </table:table-cell>
          <table:table-cell office:value-type="string" calcext:value-type="string">
            <text:p>164,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10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,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7,78</text:p>
          </table:table-cell>
          <table:table-cell office:value-type="string" calcext:value-type="string">
            <text:p>149,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2,71</text:p>
          </table:table-cell>
          <table:table-cell office:value-type="string" calcext:value-type="string">
            <text:p>255,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,48</text:p>
          </table:table-cell>
          <table:table-cell office:value-type="string" calcext:value-type="string">
            <text:p>6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76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M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2,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,19</text:p>
          </table:table-cell>
          <table:table-cell office:value-type="string" calcext:value-type="string">
            <text:p>122,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,44</text:p>
          </table:table-cell>
          <table:table-cell office:value-type="string" calcext:value-type="string">
            <text:p>229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,33</text:p>
          </table:table-cell>
          <table:table-cell office:value-type="string" calcext:value-type="string">
            <text:p>12,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,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V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74,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9,67</text:p>
          </table:table-cell>
          <table:table-cell office:value-type="string" calcext:value-type="string">
            <text:p>224,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,06</text:p>
          </table:table-cell>
          <table:table-cell office:value-type="string" calcext:value-type="string">
            <text:p>116,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,23</text:p>
          </table:table-cell>
          <table:table-cell office:value-type="string" calcext:value-type="string">
            <text:p>12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6,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1,92</text:p>
          </table:table-cell>
          <table:table-cell office:value-type="string" calcext:value-type="string">
            <text:p>141,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2,02</text:p>
          </table:table-cell>
          <table:table-cell office:value-type="string" calcext:value-type="string">
            <text:p>189,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8,5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T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,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5,05</text:p>
          </table:table-cell>
          <table:table-cell office:value-type="string" calcext:value-type="string">
            <text:p>256,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1,79</text:p>
          </table:table-cell>
          <table:table-cell office:value-type="string" calcext:value-type="string">
            <text:p>117,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,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U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6,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240,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,41</text:p>
          </table:table-cell>
          <table:table-cell office:value-type="string" calcext:value-type="string">
            <text:p>147,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6,65</text:p>
          </table:table-cell>
          <table:table-cell office:value-type="string" calcext:value-type="string">
            <text:p>5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I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,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0,14</text:p>
          </table:table-cell>
          <table:table-cell office:value-type="string" calcext:value-type="string">
            <text:p>152,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2,99</text:p>
          </table:table-cell>
          <table:table-cell office:value-type="string" calcext:value-type="string">
            <text:p>162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33</text:p>
          </table:table-cell>
          <table:table-cell office:value-type="string" calcext:value-type="string">
            <text:p>5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6,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,12</text:p>
          </table:table-cell>
          <table:table-cell office:value-type="string" calcext:value-type="string">
            <text:p>147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2,53</text:p>
          </table:table-cell>
          <table:table-cell office:value-type="string" calcext:value-type="string">
            <text:p>235,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,61</text:p>
          </table:table-cell>
          <table:table-cell office:value-type="string" calcext:value-type="string">
            <text:p>9,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G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,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2,86</text:p>
          </table:table-cell>
          <table:table-cell office:value-type="string" calcext:value-type="string">
            <text:p>128,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,91</text:p>
          </table:table-cell>
          <table:table-cell office:value-type="string" calcext:value-type="string">
            <text:p>162,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7,29</text:p>
          </table:table-cell>
          <table:table-cell office:value-type="string" calcext:value-type="string">
            <text:p>11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9,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5,62</text:p>
          </table:table-cell>
          <table:table-cell office:value-type="string" calcext:value-type="string">
            <text:p>172,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4,69</text:p>
          </table:table-cell>
          <table:table-cell office:value-type="string" calcext:value-type="string">
            <text:p>94,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O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4,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3,03</text:p>
          </table:table-cell>
          <table:table-cell office:value-type="string" calcext:value-type="string">
            <text:p>243,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,67</text:p>
          </table:table-cell>
          <table:table-cell office:value-type="string" calcext:value-type="string">
            <text:p>322,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7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9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U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,09</text:p>
          </table:table-cell>
          <table:table-cell office:value-type="string" calcext:value-type="string">
            <text:p>167,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4,21</text:p>
          </table:table-cell>
          <table:table-cell office:value-type="string" calcext:value-type="string">
            <text:p>214,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,64</text:p>
          </table:table-cell>
          <table:table-cell office:value-type="string" calcext:value-type="string">
            <text:p>12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NV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5,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6,44</text:p>
          </table:table-cell>
          <table:table-cell office:value-type="string" calcext:value-type="string">
            <text:p>213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8,14</text:p>
          </table:table-cell>
          <table:table-cell office:value-type="string" calcext:value-type="string">
            <text:p>237,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,71</text:p>
          </table:table-cell>
          <table:table-cell office:value-type="string" calcext:value-type="string">
            <text:p>7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V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2,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,77</text:p>
          </table:table-cell>
          <table:table-cell office:value-type="string" calcext:value-type="string">
            <text:p>218,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8,57</text:p>
          </table:table-cell>
          <table:table-cell office:value-type="float" office:value="266" calcext:value-type="float">
            <text:p>26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,97</text:p>
          </table:table-cell>
          <table:table-cell office:value-type="string" calcext:value-type="string">
            <text:p>10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C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2,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44,57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,35</text:p>
          </table:table-cell>
          <table:table-cell office:value-type="string" calcext:value-type="string">
            <text:p>129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81</text:p>
          </table:table-cell>
          <table:table-cell office:value-type="string" calcext:value-type="string">
            <text:p>7,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,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2,03</text:p>
          </table:table-cell>
          <table:table-cell office:value-type="string" calcext:value-type="string">
            <text:p>165,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205,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,26</text:p>
          </table:table-cell>
          <table:table-cell office:value-type="string" calcext:value-type="string">
            <text:p>13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8,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,15</text:p>
          </table:table-cell>
          <table:table-cell office:value-type="string" calcext:value-type="string">
            <text:p>213,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8,18</text:p>
          </table:table-cell>
          <table:table-cell office:value-type="string" calcext:value-type="string">
            <text:p>132,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13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I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1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,87</text:p>
          </table:table-cell>
          <table:table-cell office:value-type="string" calcext:value-type="string">
            <text:p>213,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8,12</text:p>
          </table:table-cell>
          <table:table-cell office:value-type="string" calcext:value-type="string">
            <text:p>207,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,35</text:p>
          </table:table-cell>
          <table:table-cell office:value-type="string" calcext:value-type="string">
            <text:p>11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C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0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6,05</text:p>
          </table:table-cell>
          <table:table-cell office:value-type="string" calcext:value-type="string">
            <text:p>226,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,23</text:p>
          </table:table-cell>
          <table:table-cell office:value-type="string" calcext:value-type="string">
            <text:p>178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,05</text:p>
          </table:table-cell>
          <table:table-cell office:value-type="string" calcext:value-type="string">
            <text:p>8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2,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1,08</text:p>
          </table:table-cell>
          <table:table-cell office:value-type="string" calcext:value-type="string">
            <text:p>212,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8,08</text:p>
          </table:table-cell>
          <table:table-cell office:value-type="string" calcext:value-type="string">
            <text:p>193,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,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T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9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8,75</text:p>
          </table:table-cell>
          <table:table-cell office:value-type="string" calcext:value-type="string">
            <text:p>169,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4,44</text:p>
          </table:table-cell>
          <table:table-cell office:value-type="string" calcext:value-type="string">
            <text:p>244,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1,02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R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,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3,52</text:p>
          </table:table-cell>
          <table:table-cell office:value-type="string" calcext:value-type="string">
            <text:p>211,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7,99</text:p>
          </table:table-cell>
          <table:table-cell office:value-type="string" calcext:value-type="string">
            <text:p>210,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9,45</text:p>
          </table:table-cell>
          <table:table-cell office:value-type="string" calcext:value-type="string">
            <text:p>8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F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0,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2,19</text:p>
          </table:table-cell>
          <table:table-cell office:value-type="string" calcext:value-type="string">
            <text:p>208,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41,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6,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S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7,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6,98</text:p>
          </table:table-cell>
          <table:table-cell office:value-type="string" calcext:value-type="string">
            <text:p>233,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9,86</text:p>
          </table:table-cell>
          <table:table-cell office:value-type="string" calcext:value-type="string">
            <text:p>163,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,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U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5,27</text:p>
          </table:table-cell>
          <table:table-cell office:value-type="string" calcext:value-type="string">
            <text:p>207,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7,66</text:p>
          </table:table-cell>
          <table:table-cell office:value-type="float" office:value="205" calcext:value-type="float">
            <text:p>20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,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T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3,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6,03</text:p>
          </table:table-cell>
          <table:table-cell office:value-type="string" calcext:value-type="string">
            <text:p>185,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224,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,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V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1,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5,9</text:p>
          </table:table-cell>
          <table:table-cell office:value-type="string" calcext:value-type="string">
            <text:p>231,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,64</text:p>
          </table:table-cell>
          <table:table-cell office:value-type="string" calcext:value-type="string">
            <text:p>220,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,94</text:p>
          </table:table-cell>
          <table:table-cell office:value-type="string" calcext:value-type="string">
            <text:p>6,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AZ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1,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3,99</text:p>
          </table:table-cell>
          <table:table-cell office:value-type="string" calcext:value-type="string">
            <text:p>147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,51</text:p>
          </table:table-cell>
          <table:table-cell office:value-type="string" calcext:value-type="string">
            <text:p>254,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,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A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0,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9,05</text:p>
          </table:table-cell>
          <table:table-cell office:value-type="string" calcext:value-type="string">
            <text:p>201,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,12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7,15</text:p>
          </table:table-cell>
          <table:table-cell office:value-type="string" calcext:value-type="string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I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3,14</text:p>
          </table:table-cell>
          <table:table-cell office:value-type="string" calcext:value-type="string">
            <text:p>204,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7,36</text:p>
          </table:table-cell>
          <table:table-cell office:value-type="string" calcext:value-type="string">
            <text:p>228,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,27</text:p>
          </table:table-cell>
          <table:table-cell office:value-type="string" calcext:value-type="string">
            <text:p>11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6,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6,62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261,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,78</text:p>
          </table:table-cell>
          <table:table-cell office:value-type="string" calcext:value-type="string">
            <text:p>13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G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36,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0,14</text:p>
          </table:table-cell>
          <table:table-cell office:value-type="string" calcext:value-type="string">
            <text:p>289,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4,58</text:p>
          </table:table-cell>
          <table:table-cell office:value-type="string" calcext:value-type="string">
            <text:p>175,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7,89</text:p>
          </table:table-cell>
          <table:table-cell office:value-type="string" calcext:value-type="string">
            <text:p>9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,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3,82</text:p>
          </table:table-cell>
          <table:table-cell office:value-type="string" calcext:value-type="string">
            <text:p>220,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8,75</text:p>
          </table:table-cell>
          <table:table-cell office:value-type="string" calcext:value-type="string">
            <text:p>235,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,61</text:p>
          </table:table-cell>
          <table:table-cell office:value-type="string" calcext:value-type="string">
            <text:p>8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C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,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1,42</text:p>
          </table:table-cell>
          <table:table-cell office:value-type="string" calcext:value-type="string">
            <text:p>144,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,27</text:p>
          </table:table-cell>
          <table:table-cell office:value-type="string" calcext:value-type="string">
            <text:p>302,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3,63</text:p>
          </table:table-cell>
          <table:table-cell office:value-type="string" calcext:value-type="string">
            <text:p>7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I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,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3,52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,26</text:p>
          </table:table-cell>
          <table:table-cell office:value-type="string" calcext:value-type="string">
            <text:p>204,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9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7,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6,72</text:p>
          </table:table-cell>
          <table:table-cell office:value-type="string" calcext:value-type="string">
            <text:p>196,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6,69</text:p>
          </table:table-cell>
          <table:table-cell office:value-type="string" calcext:value-type="string">
            <text:p>226,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8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W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8,53</text:p>
          </table:table-cell>
          <table:table-cell office:value-type="string" calcext:value-type="string">
            <text:p>247,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1,07</text:p>
          </table:table-cell>
          <table:table-cell office:value-type="string" calcext:value-type="string">
            <text:p>155,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6,98</text:p>
          </table:table-cell>
          <table:table-cell office:value-type="string" calcext:value-type="string">
            <text:p>11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3,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1,13</text:p>
          </table:table-cell>
          <table:table-cell office:value-type="string" calcext:value-type="string">
            <text:p>232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,77</text:p>
          </table:table-cell>
          <table:table-cell office:value-type="string" calcext:value-type="string">
            <text:p>248,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,17</text:p>
          </table:table-cell>
          <table:table-cell office:value-type="string" calcext:value-type="string">
            <text:p>8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N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,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0,19</text:p>
          </table:table-cell>
          <table:table-cell office:value-type="string" calcext:value-type="string">
            <text:p>296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,23</text:p>
          </table:table-cell>
          <table:table-cell office:value-type="string" calcext:value-type="string">
            <text:p>192,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,68</text:p>
          </table:table-cell>
          <table:table-cell office:value-type="string" calcext:value-type="string">
            <text:p>7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T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,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7,97</text:p>
          </table:table-cell>
          <table:table-cell office:value-type="string" calcext:value-type="string">
            <text:p>147,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,57</text:p>
          </table:table-cell>
          <table:table-cell office:value-type="string" calcext:value-type="string">
            <text:p>252,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1,37</text:p>
          </table:table-cell>
          <table:table-cell office:value-type="string" calcext:value-type="string">
            <text:p>1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U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2,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,18</text:p>
          </table:table-cell>
          <table:table-cell office:value-type="string" calcext:value-type="string">
            <text:p>243,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,73</text:p>
          </table:table-cell>
          <table:table-cell office:value-type="string" calcext:value-type="string">
            <text:p>178,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8,04</text:p>
          </table:table-cell>
          <table:table-cell office:value-type="string" calcext:value-type="string">
            <text:p>13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I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2,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,14</text:p>
          </table:table-cell>
          <table:table-cell office:value-type="string" calcext:value-type="string">
            <text:p>261,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2,24</text:p>
          </table:table-cell>
          <table:table-cell office:value-type="string" calcext:value-type="string">
            <text:p>123,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11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WI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4,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41,63</text:p>
          </table:table-cell>
          <table:table-cell office:value-type="string" calcext:value-type="string">
            <text:p>219,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8,67</text:p>
          </table:table-cell>
          <table:table-cell office:value-type="string" calcext:value-type="string">
            <text:p>210,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9,49</text:p>
          </table:table-cell>
          <table:table-cell office:value-type="string" calcext:value-type="string">
            <text:p>9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M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,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3,27</text:p>
          </table:table-cell>
          <table:table-cell office:value-type="string" calcext:value-type="string">
            <text:p>209,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,77</text:p>
          </table:table-cell>
          <table:table-cell office:value-type="string" calcext:value-type="string">
            <text:p>201,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8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S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,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4,73</text:p>
          </table:table-cell>
          <table:table-cell office:value-type="string" calcext:value-type="string">
            <text:p>188,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6,05</text:p>
          </table:table-cell>
          <table:table-cell office:value-type="string" calcext:value-type="string">
            <text:p>139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27</text:p>
          </table:table-cell>
          <table:table-cell office:value-type="string" calcext:value-type="string">
            <text:p>9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I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9,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7,35</text:p>
          </table:table-cell>
          <table:table-cell office:value-type="string" calcext:value-type="string">
            <text:p>186,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5,88</text:p>
          </table:table-cell>
          <table:table-cell office:value-type="string" calcext:value-type="string">
            <text:p>184,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C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,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,87</text:p>
          </table:table-cell>
          <table:table-cell office:value-type="string" calcext:value-type="string">
            <text:p>235,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,03</text:p>
          </table:table-cell>
          <table:table-cell office:value-type="string" calcext:value-type="string">
            <text:p>150,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6,79</text:p>
          </table:table-cell>
          <table:table-cell office:value-type="string" calcext:value-type="string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3,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1,18</text:p>
          </table:table-cell>
          <table:table-cell office:value-type="string" calcext:value-type="string">
            <text:p>237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,2</text:p>
          </table:table-cell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,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C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,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2,51</text:p>
          </table:table-cell>
          <table:table-cell office:value-type="string" calcext:value-type="string">
            <text:p>121,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,34</text:p>
          </table:table-cell>
          <table:table-cell office:value-type="string" calcext:value-type="string">
            <text:p>197,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8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1,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0,79</text:p>
          </table:table-cell>
          <table:table-cell office:value-type="string" calcext:value-type="string">
            <text:p>215,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,35</text:p>
          </table:table-cell>
          <table:table-cell office:value-type="string" calcext:value-type="string">
            <text:p>216,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,73</text:p>
          </table:table-cell>
          <table:table-cell office:value-type="string" calcext:value-type="string">
            <text:p>16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O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7,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9,98</text:p>
          </table:table-cell>
          <table:table-cell office:value-type="string" calcext:value-type="string">
            <text:p>206,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7,58</text:p>
          </table:table-cell>
          <table:table-cell office:value-type="string" calcext:value-type="string">
            <text:p>194,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8,75</text:p>
          </table:table-cell>
          <table:table-cell office:value-type="string" calcext:value-type="string">
            <text:p>4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O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,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301,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,63</text:p>
          </table:table-cell>
          <table:table-cell office:value-type="string" calcext:value-type="string">
            <text:p>158,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7,14</text:p>
          </table:table-cell>
          <table:table-cell office:value-type="string" calcext:value-type="string">
            <text:p>8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WI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,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4,79</text:p>
          </table:table-cell>
          <table:table-cell office:value-type="string" calcext:value-type="string">
            <text:p>193,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,46</text:p>
          </table:table-cell>
          <table:table-cell office:value-type="string" calcext:value-type="string">
            <text:p>205,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,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G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7,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8,66</text:p>
          </table:table-cell>
          <table:table-cell office:value-type="float" office:value="176" calcext:value-type="float">
            <text:p>17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4,96</text:p>
          </table:table-cell>
          <table:table-cell office:value-type="string" calcext:value-type="string">
            <text:p>206,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,27</text:p>
          </table:table-cell>
          <table:table-cell office:value-type="string" calcext:value-type="string">
            <text:p>6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M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3,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6,08</text:p>
          </table:table-cell>
          <table:table-cell office:value-type="string" calcext:value-type="string">
            <text:p>151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2,87</text:p>
          </table:table-cell>
          <table:table-cell office:value-type="string" calcext:value-type="string">
            <text:p>153,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92</text:p>
          </table:table-cell>
          <table:table-cell office:value-type="string" calcext:value-type="string">
            <text:p>12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N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4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6,3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5,33</text:p>
          </table:table-cell>
          <table:table-cell office:value-type="string" calcext:value-type="string">
            <text:p>210,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,46</text:p>
          </table:table-cell>
          <table:table-cell office:value-type="string" calcext:value-type="string">
            <text:p>11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W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6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0,21</text:p>
          </table:table-cell>
          <table:table-cell office:value-type="string" calcext:value-type="string">
            <text:p>163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3,86</text:p>
          </table:table-cell>
          <table:table-cell office:value-type="string" calcext:value-type="string">
            <text:p>236,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,65</text:p>
          </table:table-cell>
          <table:table-cell office:value-type="string" calcext:value-type="string">
            <text:p>12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M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,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7,91</text:p>
          </table:table-cell>
          <table:table-cell office:value-type="float" office:value="227" calcext:value-type="float">
            <text:p>2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88,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8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N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143,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2,19</text:p>
          </table:table-cell>
          <table:table-cell office:value-type="string" calcext:value-type="string">
            <text:p>225,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,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U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3,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6,36</text:p>
          </table:table-cell>
          <table:table-cell office:value-type="string" calcext:value-type="string">
            <text:p>26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,14</text:p>
          </table:table-cell>
          <table:table-cell office:value-type="string" calcext:value-type="string">
            <text:p>233,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,52</text:p>
          </table:table-cell>
          <table:table-cell office:value-type="string" calcext:value-type="string">
            <text:p>8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C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6,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3,26</text:p>
          </table:table-cell>
          <table:table-cell office:value-type="string" calcext:value-type="string">
            <text:p>179,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,26</text:p>
          </table:table-cell>
          <table:table-cell office:value-type="string" calcext:value-type="string">
            <text:p>71,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1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OK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3,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1,46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1,31</text:p>
          </table:table-cell>
          <table:table-cell office:value-type="string" calcext:value-type="string">
            <text:p>213,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,62</text:p>
          </table:table-cell>
          <table:table-cell office:value-type="string" calcext:value-type="string">
            <text:p>13,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6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O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9,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4,1</text:p>
          </table:table-cell>
          <table:table-cell office:value-type="string" calcext:value-type="string">
            <text:p>172,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4,68</text:p>
          </table:table-cell>
          <table:table-cell office:value-type="string" calcext:value-type="string">
            <text:p>293,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,22</text:p>
          </table:table-cell>
          <table:table-cell office:value-type="string" calcext:value-type="string">
            <text:p>10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6,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6,61</text:p>
          </table:table-cell>
          <table:table-cell office:value-type="string" calcext:value-type="string">
            <text:p>209,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7,78</text:p>
          </table:table-cell>
          <table:table-cell office:value-type="string" calcext:value-type="string">
            <text:p>158,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,14</text:p>
          </table:table-cell>
          <table:table-cell office:value-type="string" calcext:value-type="string">
            <text:p>11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HI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,39</text:p>
          </table:table-cell>
          <table:table-cell office:value-type="string" calcext:value-type="string">
            <text:p>135,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1,49</text:p>
          </table:table-cell>
          <table:table-cell office:value-type="string" calcext:value-type="string">
            <text:p>199,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,99</text:p>
          </table:table-cell>
          <table:table-cell office:value-type="string" calcext:value-type="string">
            <text:p>15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0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,25</text:p>
          </table:table-cell>
          <table:table-cell office:value-type="string" calcext:value-type="string">
            <text:p>167,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4,25</text:p>
          </table:table-cell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2,15</text:p>
          </table:table-cell>
          <table:table-cell office:value-type="string" calcext:value-type="string">
            <text:p>7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O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9,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,3</text:p>
          </table:table-cell>
          <table:table-cell office:value-type="string" calcext:value-type="string">
            <text:p>180,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,34</text:p>
          </table:table-cell>
          <table:table-cell office:value-type="string" calcext:value-type="string">
            <text:p>104,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,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7,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3,32</text:p>
          </table:table-cell>
          <table:table-cell office:value-type="string" calcext:value-type="string">
            <text:p>165,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82,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14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TX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,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4,91</text:p>
          </table:table-cell>
          <table:table-cell office:value-type="string" calcext:value-type="string">
            <text:p>278,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3,65</text:p>
          </table:table-cell>
          <table:table-cell office:value-type="string" calcext:value-type="string">
            <text:p>170,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7,68</text:p>
          </table:table-cell>
          <table:table-cell office:value-type="string" calcext:value-type="string">
            <text:p>10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8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S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7,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3,56</text:p>
          </table:table-cell>
          <table:table-cell office:value-type="string" calcext:value-type="string">
            <text:p>295,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5,13</text:p>
          </table:table-cell>
          <table:table-cell office:value-type="string" calcext:value-type="string">
            <text:p>211,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,53</text:p>
          </table:table-cell>
          <table:table-cell office:value-type="string" calcext:value-type="string">
            <text:p>13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M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98,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3,69</text:p>
          </table:table-cell>
          <table:table-cell office:value-type="string" calcext:value-type="string">
            <text:p>280,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3,83</text:p>
          </table:table-cell>
          <table:table-cell office:value-type="string" calcext:value-type="string">
            <text:p>129,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,83</text:p>
          </table:table-cell>
          <table:table-cell office:value-type="string" calcext:value-type="string">
            <text:p>11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NJ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8,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0,4</text:p>
          </table:table-cell>
          <table:table-cell office:value-type="string" calcext:value-type="string">
            <text:p>167,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,27</text:p>
          </table:table-cell>
          <table:table-cell office:value-type="string" calcext:value-type="string">
            <text:p>178,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,05</text:p>
          </table:table-cell>
          <table:table-cell office:value-type="string" calcext:value-type="string">
            <text:p>8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2,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1,19</text:p>
          </table:table-cell>
          <table:table-cell office:value-type="string" calcext:value-type="string">
            <text:p>350,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9,83</text:p>
          </table:table-cell>
          <table:table-cell office:value-type="string" calcext:value-type="string">
            <text:p>163,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7,34</text:p>
          </table:table-cell>
          <table:table-cell office:value-type="string" calcext:value-type="string">
            <text:p>11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R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,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,15</text:p>
          </table:table-cell>
          <table:table-cell office:value-type="string" calcext:value-type="string">
            <text:p>167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,27</text:p>
          </table:table-cell>
          <table:table-cell office:value-type="string" calcext:value-type="string">
            <text:p>200,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,03</text:p>
          </table:table-cell>
          <table:table-cell office:value-type="string" calcext:value-type="string">
            <text:p>1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N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0,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7,22</text:p>
          </table:table-cell>
          <table:table-cell office:value-type="string" calcext:value-type="string">
            <text:p>256,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,82</text:p>
          </table:table-cell>
          <table:table-cell office:value-type="float" office:value="270" calcext:value-type="float">
            <text:p>27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2,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M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,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0,19</text:p>
          </table:table-cell>
          <table:table-cell office:value-type="string" calcext:value-type="string">
            <text:p>287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4,42</text:p>
          </table:table-cell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,64</text:p>
          </table:table-cell>
          <table:table-cell office:value-type="string" calcext:value-type="string">
            <text:p>13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7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S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,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,32</text:p>
          </table:table-cell>
          <table:table-cell office:value-type="string" calcext:value-type="string">
            <text:p>140,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1,98</text:p>
          </table:table-cell>
          <table:table-cell office:value-type="string" calcext:value-type="string">
            <text:p>179,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8,09</text:p>
          </table:table-cell>
          <table:table-cell office:value-type="string" calcext:value-type="string">
            <text:p>7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N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,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38,57</text:p>
          </table:table-cell>
          <table:table-cell office:value-type="string" calcext:value-type="string">
            <text:p>201,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7,14</text:p>
          </table:table-cell>
          <table:table-cell office:value-type="string" calcext:value-type="string">
            <text:p>130,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5,86</text:p>
          </table:table-cell>
          <table:table-cell office:value-type="string" calcext:value-type="string">
            <text:p>13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5,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235,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,05</text:p>
          </table:table-cell>
          <table:table-cell office:value-type="string" calcext:value-type="string">
            <text:p>210,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,4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8,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6,88</text:p>
          </table:table-cell>
          <table:table-cell office:value-type="string" calcext:value-type="string">
            <text:p>322,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7,39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,45</text:p>
          </table:table-cell>
          <table:table-cell office:value-type="string" calcext:value-type="string">
            <text:p>8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T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,32</text:p>
          </table:table-cell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4,71</text:p>
          </table:table-cell>
          <table:table-cell office:value-type="string" calcext:value-type="string">
            <text:p>195,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,78</text:p>
          </table:table-cell>
          <table:table-cell office:value-type="string" calcext:value-type="string">
            <text:p>7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U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1,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2,52</text:p>
          </table:table-cell>
          <table:table-cell office:value-type="string" calcext:value-type="string">
            <text:p>138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,77</text:p>
          </table:table-cell>
          <table:table-cell office:value-type="float" office:value="246" calcext:value-type="float">
            <text:p>2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1,07</text:p>
          </table:table-cell>
          <table:table-cell office:value-type="string" calcext:value-type="string">
            <text:p>6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F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7,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3,56</text:p>
          </table:table-cell>
          <table:table-cell office:value-type="string" calcext:value-type="string">
            <text:p>123,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,49</text:p>
          </table:table-cell>
          <table:table-cell office:value-type="string" calcext:value-type="string">
            <text:p>115,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1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K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8,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5,19</text:p>
          </table:table-cell>
          <table:table-cell office:value-type="string" calcext:value-type="string">
            <text:p>308,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6,24</text:p>
          </table:table-cell>
          <table:table-cell office:value-type="string" calcext:value-type="string">
            <text:p>235,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,59</text:p>
          </table:table-cell>
          <table:table-cell office:value-type="string" calcext:value-type="string">
            <text:p>6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8,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3,75</text:p>
          </table:table-cell>
          <table:table-cell office:value-type="string" calcext:value-type="string">
            <text:p>270,6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9,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9,45</text:p>
          </table:table-cell>
          <table:table-cell office:value-type="string" calcext:value-type="string">
            <text:p>8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V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5,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4,74</text:p>
          </table:table-cell>
          <table:table-cell office:value-type="string" calcext:value-type="string">
            <text:p>228,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,41</text:p>
          </table:table-cell>
          <table:table-cell office:value-type="string" calcext:value-type="string">
            <text:p>273,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8,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G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4,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3,07</text:p>
          </table:table-cell>
          <table:table-cell office:value-type="string" calcext:value-type="string">
            <text:p>186,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5,84</text:p>
          </table:table-cell>
          <table:table-cell office:value-type="string" calcext:value-type="string">
            <text:p>178,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,02</text:p>
          </table:table-cell>
          <table:table-cell office:value-type="string" calcext:value-type="string">
            <text:p>12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43</text:p>
          </table:table-cell>
          <table:table-cell office:value-type="string" calcext:value-type="string">
            <text:p>155,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3,2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7,88</text:p>
          </table:table-cell>
          <table:table-cell office:value-type="string" calcext:value-type="string">
            <text:p>14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W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4,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,12</text:p>
          </table:table-cell>
          <table:table-cell office:value-type="string" calcext:value-type="string">
            <text:p>219,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8,62</text:p>
          </table:table-cell>
          <table:table-cell office:value-type="string" calcext:value-type="string">
            <text:p>197,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,88</text:p>
          </table:table-cell>
          <table:table-cell office:value-type="string" calcext:value-type="string">
            <text:p>11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,36</text:p>
          </table:table-cell>
          <table:table-cell office:value-type="string" calcext:value-type="string">
            <text:p>195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,63</text:p>
          </table:table-cell>
          <table:table-cell office:value-type="string" calcext:value-type="string">
            <text:p>291,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13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O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,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,45</text:p>
          </table:table-cell>
          <table:table-cell office:value-type="string" calcext:value-type="string">
            <text:p>240,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,43</text:p>
          </table:table-cell>
          <table:table-cell office:value-type="string" calcext:value-type="string">
            <text:p>216,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,74</text:p>
          </table:table-cell>
          <table:table-cell office:value-type="string" calcext:value-type="string">
            <text:p>7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S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,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9,67</text:p>
          </table:table-cell>
          <table:table-cell office:value-type="string" calcext:value-type="string">
            <text:p>213,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,16</text:p>
          </table:table-cell>
          <table:table-cell office:value-type="string" calcext:value-type="string">
            <text:p>164,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7,41</text:p>
          </table:table-cell>
          <table:table-cell office:value-type="string" calcext:value-type="string">
            <text:p>10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9,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2,08</text:p>
          </table:table-cell>
          <table:table-cell office:value-type="string" calcext:value-type="string">
            <text:p>208,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7,74</text:p>
          </table:table-cell>
          <table:table-cell office:value-type="string" calcext:value-type="string">
            <text:p>231,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,41</text:p>
          </table:table-cell>
          <table:table-cell office:value-type="string" calcext:value-type="string">
            <text:p>14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M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,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179,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,29</text:p>
          </table:table-cell>
          <table:table-cell office:value-type="string" calcext:value-type="string">
            <text:p>193,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8,72</text:p>
          </table:table-cell>
          <table:table-cell office:value-type="string" calcext:value-type="string">
            <text:p>1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M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9,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5,47</text:p>
          </table:table-cell>
          <table:table-cell office:value-type="string" calcext:value-type="string">
            <text:p>276,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,49</text:p>
          </table:table-cell>
          <table:table-cell office:value-type="string" calcext:value-type="string">
            <text:p>241,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,86</text:p>
          </table:table-cell>
          <table:table-cell office:value-type="string" calcext:value-type="string">
            <text:p>10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V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,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5,33</text:p>
          </table:table-cell>
          <table:table-cell office:value-type="string" calcext:value-type="string">
            <text:p>235,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,04</text:p>
          </table:table-cell>
          <table:table-cell office:value-type="string" calcext:value-type="string">
            <text:p>201,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,08</text:p>
          </table:table-cell>
          <table:table-cell office:value-type="string" calcext:value-type="string">
            <text:p>9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,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6,46</text:p>
          </table:table-cell>
          <table:table-cell office:value-type="string" calcext:value-type="string">
            <text:p>170,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4,5</text:p>
          </table:table-cell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,47</text:p>
          </table:table-cell>
          <table:table-cell office:value-type="string" calcext:value-type="string">
            <text:p>13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T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2,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9,58</text:p>
          </table:table-cell>
          <table:table-cell office:value-type="string" calcext:value-type="string">
            <text:p>303,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5,79</text:p>
          </table:table-cell>
          <table:table-cell office:value-type="string" calcext:value-type="string">
            <text:p>255,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12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9,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0,48</text:p>
          </table:table-cell>
          <table:table-cell office:value-type="string" calcext:value-type="string">
            <text:p>208,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7,76</text:p>
          </table:table-cell>
          <table:table-cell office:value-type="string" calcext:value-type="string">
            <text:p>248,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1,17</text:p>
          </table:table-cell>
          <table:table-cell office:value-type="string" calcext:value-type="string">
            <text:p>13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5,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9,87</text:p>
          </table:table-cell>
          <table:table-cell office:value-type="string" calcext:value-type="string">
            <text:p>258,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2,01</text:p>
          </table:table-cell>
          <table:table-cell office:value-type="string" calcext:value-type="string">
            <text:p>268,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2,08</text:p>
          </table:table-cell>
          <table:table-cell office:value-type="string" calcext:value-type="string">
            <text:p>14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W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7,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,76</text:p>
          </table:table-cell>
          <table:table-cell office:value-type="string" calcext:value-type="string">
            <text:p>167,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4,26</text:p>
          </table:table-cell>
          <table:table-cell office:value-type="string" calcext:value-type="string">
            <text:p>188,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8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W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5,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4,87</text:p>
          </table:table-cell>
          <table:table-cell office:value-type="string" calcext:value-type="string">
            <text:p>232,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,78</text:p>
          </table:table-cell>
          <table:table-cell office:value-type="string" calcext:value-type="string">
            <text:p>259,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9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O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8,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6,96</text:p>
          </table:table-cell>
          <table:table-cell office:value-type="float" office:value="220" calcext:value-type="float">
            <text:p>2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252,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1,38</text:p>
          </table:table-cell>
          <table:table-cell office:value-type="string" calcext:value-type="string">
            <text:p>9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C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,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,11</text:p>
          </table:table-cell>
          <table:table-cell office:value-type="string" calcext:value-type="string">
            <text:p>205,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7,47</text:p>
          </table:table-cell>
          <table:table-cell office:value-type="string" calcext:value-type="string">
            <text:p>114,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12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N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1,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7,67</text:p>
          </table:table-cell>
          <table:table-cell office:value-type="string" calcext:value-type="string">
            <text:p>157,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,35</text:p>
          </table:table-cell>
          <table:table-cell office:value-type="string" calcext:value-type="string">
            <text:p>222,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,01</text:p>
          </table:table-cell>
          <table:table-cell office:value-type="string" calcext:value-type="string">
            <text:p>1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M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,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4,73</text:p>
          </table:table-cell>
          <table:table-cell office:value-type="string" calcext:value-type="string">
            <text:p>247,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1,02</text:p>
          </table:table-cell>
          <table:table-cell office:value-type="string" calcext:value-type="string">
            <text:p>214,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,6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,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8,25</text:p>
          </table:table-cell>
          <table:table-cell office:value-type="string" calcext:value-type="string">
            <text:p>244,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0,76</text:p>
          </table:table-cell>
          <table:table-cell office:value-type="string" calcext:value-type="string">
            <text:p>221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10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NJ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4,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3,21</text:p>
          </table:table-cell>
          <table:table-cell office:value-type="string" calcext:value-type="string">
            <text:p>228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,39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,41</text:p>
          </table:table-cell>
          <table:table-cell office:value-type="string" calcext:value-type="string">
            <text:p>13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O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1,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7,62</text:p>
          </table:table-cell>
          <table:table-cell office:value-type="string" calcext:value-type="string">
            <text:p>167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,25</text:p>
          </table:table-cell>
          <table:table-cell office:value-type="string" calcext:value-type="string">
            <text:p>262,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,82</text:p>
          </table:table-cell>
          <table:table-cell office:value-type="string" calcext:value-type="string">
            <text:p>4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O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0,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2,32</text:p>
          </table:table-cell>
          <table:table-cell office:value-type="string" calcext:value-type="string">
            <text:p>223,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8,97</text:p>
          </table:table-cell>
          <table:table-cell office:value-type="string" calcext:value-type="string">
            <text:p>256,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1,53</text:p>
          </table:table-cell>
          <table:table-cell office:value-type="string" calcext:value-type="string">
            <text:p>14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,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3,97</text:p>
          </table:table-cell>
          <table:table-cell office:value-type="string" calcext:value-type="string">
            <text:p>167,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271,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2,23</text:p>
          </table:table-cell>
          <table:table-cell office:value-type="string" calcext:value-type="string">
            <text:p>5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D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5,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1,79</text:p>
          </table:table-cell>
          <table:table-cell office:value-type="string" calcext:value-type="string">
            <text:p>264,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11,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11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,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5,17</text:p>
          </table:table-cell>
          <table:table-cell office:value-type="string" calcext:value-type="string">
            <text:p>224,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,07</text:p>
          </table:table-cell>
          <table:table-cell office:value-type="string" calcext:value-type="string">
            <text:p>197,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,88</text:p>
          </table:table-cell>
          <table:table-cell office:value-type="string" calcext:value-type="string">
            <text:p>8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K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5,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50,22</text:p>
          </table:table-cell>
          <table:table-cell office:value-type="string" calcext:value-type="string">
            <text:p>232,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9,73</text:p>
          </table:table-cell>
          <table:table-cell office:value-type="string" calcext:value-type="string">
            <text:p>204,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11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TX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3,77</text:p>
          </table:table-cell>
          <table:table-cell office:value-type="string" calcext:value-type="string">
            <text:p>174,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4,87</text:p>
          </table:table-cell>
          <table:table-cell office:value-type="string" calcext:value-type="string">
            <text:p>201,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9,07</text:p>
          </table:table-cell>
          <table:table-cell office:value-type="string" calcext:value-type="string">
            <text:p>9,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,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2,64</text:p>
          </table:table-cell>
          <table:table-cell office:value-type="string" calcext:value-type="string">
            <text:p>139,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,86</text:p>
          </table:table-cell>
          <table:table-cell office:value-type="string" calcext:value-type="string">
            <text:p>187,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,43</text:p>
          </table:table-cell>
          <table:table-cell office:value-type="string" calcext:value-type="string">
            <text:p>5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N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5,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6,64</text:p>
          </table:table-cell>
          <table:table-cell office:value-type="string" calcext:value-type="string">
            <text:p>190,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,21</text:p>
          </table:table-cell>
          <table:table-cell office:value-type="string" calcext:value-type="string">
            <text:p>214,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C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1,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2,41</text:p>
          </table:table-cell>
          <table:table-cell office:value-type="string" calcext:value-type="string">
            <text:p>284,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4,17</text:p>
          </table:table-cell>
          <table:table-cell office:value-type="string" calcext:value-type="string">
            <text:p>305,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3,75</text:p>
          </table:table-cell>
          <table:table-cell office:value-type="string" calcext:value-type="string">
            <text:p>11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NJ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,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2,33</text:p>
          </table:table-cell>
          <table:table-cell office:value-type="string" calcext:value-type="string">
            <text:p>197,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247,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,14</text:p>
          </table:table-cell>
          <table:table-cell office:value-type="string" calcext:value-type="string">
            <text:p>9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,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3,86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,71</text:p>
          </table:table-cell>
          <table:table-cell office:value-type="string" calcext:value-type="string">
            <text:p>289,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3,01</text:p>
          </table:table-cell>
          <table:table-cell office:value-type="string" calcext:value-type="string">
            <text:p>7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N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,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2,05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5,47</text:p>
          </table:table-cell>
          <table:table-cell office:value-type="string" calcext:value-type="string">
            <text:p>218,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9,82</text:p>
          </table:table-cell>
          <table:table-cell office:value-type="string" calcext:value-type="string">
            <text:p>6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N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,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8,36</text:p>
          </table:table-cell>
          <table:table-cell office:value-type="string" calcext:value-type="string">
            <text:p>241,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0,56</text:p>
          </table:table-cell>
          <table:table-cell office:value-type="string" calcext:value-type="string">
            <text:p>252,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,34</text:p>
          </table:table-cell>
          <table:table-cell office:value-type="string" calcext:value-type="string">
            <text:p>10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K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,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0,11</text:p>
          </table:table-cell>
          <table:table-cell office:value-type="string" calcext:value-type="string">
            <text:p>184,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74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7,8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NV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0,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9,13</text:p>
          </table:table-cell>
          <table:table-cell office:value-type="string" calcext:value-type="string">
            <text:p>196,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,67</text:p>
          </table:table-cell>
          <table:table-cell office:value-type="string" calcext:value-type="string">
            <text:p>215,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,69</text:p>
          </table:table-cell>
          <table:table-cell office:value-type="string" calcext:value-type="string">
            <text:p>10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8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K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,12</text:p>
          </table:table-cell>
          <table:table-cell office:value-type="string" calcext:value-type="string">
            <text:p>142,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2,12</text:p>
          </table:table-cell>
          <table:table-cell office:value-type="string" calcext:value-type="string">
            <text:p>314,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,13</text:p>
          </table:table-cell>
          <table:table-cell office:value-type="string" calcext:value-type="string">
            <text:p>12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,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3,92</text:p>
          </table:table-cell>
          <table:table-cell office:value-type="string" calcext:value-type="string">
            <text:p>210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7,93</text:p>
          </table:table-cell>
          <table:table-cell office:value-type="string" calcext:value-type="string">
            <text:p>229,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,35</text:p>
          </table:table-cell>
          <table:table-cell office:value-type="string" calcext:value-type="string">
            <text:p>12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V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9,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8,76</text:p>
          </table:table-cell>
          <table:table-cell office:value-type="string" calcext:value-type="string">
            <text:p>216,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8,43</text:p>
          </table:table-cell>
          <table:table-cell office:value-type="string" calcext:value-type="string">
            <text:p>179,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8,07</text:p>
          </table:table-cell>
          <table:table-cell office:value-type="string" calcext:value-type="string">
            <text:p>1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C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5,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9,84</text:p>
          </table:table-cell>
          <table:table-cell office:value-type="string" calcext:value-type="string">
            <text:p>205,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7,43</text:p>
          </table:table-cell>
          <table:table-cell office:value-type="string" calcext:value-type="string">
            <text:p>245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,03</text:p>
          </table:table-cell>
          <table:table-cell office:value-type="string" calcext:value-type="string">
            <text:p>17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I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4,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3,01</text:p>
          </table:table-cell>
          <table:table-cell office:value-type="string" calcext:value-type="string">
            <text:p>193,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,47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,64</text:p>
          </table:table-cell>
          <table:table-cell office:value-type="string" calcext:value-type="string">
            <text:p>9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7,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8,46</text:p>
          </table:table-cell>
          <table:table-cell office:value-type="string" calcext:value-type="string">
            <text:p>172,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4,68</text:p>
          </table:table-cell>
          <table:table-cell office:value-type="string" calcext:value-type="string">
            <text:p>192,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8,67</text:p>
          </table:table-cell>
          <table:table-cell office:value-type="string" calcext:value-type="string">
            <text:p>9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57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1,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2,59</text:p>
          </table:table-cell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6,41</text:p>
          </table:table-cell>
          <table:table-cell office:value-type="string" calcext:value-type="string">
            <text:p>149,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,72</text:p>
          </table:table-cell>
          <table:table-cell office:value-type="string" calcext:value-type="string">
            <text:p>11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S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,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0,83</text:p>
          </table:table-cell>
          <table:table-cell office:value-type="string" calcext:value-type="string">
            <text:p>230,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,58</text:p>
          </table:table-cell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,76</text:p>
          </table:table-cell>
          <table:table-cell office:value-type="string" calcext:value-type="string">
            <text:p>5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,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,71</text:p>
          </table:table-cell>
          <table:table-cell office:value-type="string" calcext:value-type="string">
            <text:p>182,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,55</text:p>
          </table:table-cell>
          <table:table-cell office:value-type="string" calcext:value-type="string">
            <text:p>172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78</text:p>
          </table:table-cell>
          <table:table-cell office:value-type="string" calcext:value-type="string">
            <text:p>10,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W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8,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,15</text:p>
          </table:table-cell>
          <table:table-cell office:value-type="string" calcext:value-type="string">
            <text:p>196,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,72</text:p>
          </table:table-cell>
          <table:table-cell office:value-type="string" calcext:value-type="string">
            <text:p>151,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U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,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44,78</text:p>
          </table:table-cell>
          <table:table-cell office:value-type="string" calcext:value-type="string">
            <text:p>235,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,02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4,5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L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,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3,61</text:p>
          </table:table-cell>
          <table:table-cell office:value-type="string" calcext:value-type="string">
            <text:p>127,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,85</text:p>
          </table:table-cell>
          <table:table-cell office:value-type="string" calcext:value-type="string">
            <text:p>142,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,39</text:p>
          </table:table-cell>
          <table:table-cell office:value-type="string" calcext:value-type="string">
            <text:p>13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,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7,05</text:p>
          </table:table-cell>
          <table:table-cell office:value-type="string" calcext:value-type="string">
            <text:p>269,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2,93</text:p>
          </table:table-cell>
          <table:table-cell office:value-type="string" calcext:value-type="string">
            <text:p>220,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,92</text:p>
          </table:table-cell>
          <table:table-cell office:value-type="string" calcext:value-type="string">
            <text:p>10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3,5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5,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9,98</text:p>
          </table:table-cell>
          <table:table-cell office:value-type="string" calcext:value-type="string">
            <text:p>140,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10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NV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,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2,71</text:p>
          </table:table-cell>
          <table:table-cell office:value-type="string" calcext:value-type="string">
            <text:p>156,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3,34</text:p>
          </table:table-cell>
          <table:table-cell office:value-type="string" calcext:value-type="string">
            <text:p>175,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,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C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,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0,15</text:p>
          </table:table-cell>
          <table:table-cell office:value-type="string" calcext:value-type="string">
            <text:p>189,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53,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,91</text:p>
          </table:table-cell>
          <table:table-cell office:value-type="string" calcext:value-type="string">
            <text:p>13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C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6,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3,35</text:p>
          </table:table-cell>
          <table:table-cell office:value-type="string" calcext:value-type="string">
            <text:p>176,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32,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,46</text:p>
          </table:table-cell>
          <table:table-cell office:value-type="string" calcext:value-type="string">
            <text:p>15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RI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0,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,82</text:p>
          </table:table-cell>
          <table:table-cell office:value-type="string" calcext:value-type="string">
            <text:p>223,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,99</text:p>
          </table:table-cell>
          <table:table-cell office:value-type="string" calcext:value-type="string">
            <text:p>257,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61</text:p>
          </table:table-cell>
          <table:table-cell office:value-type="string" calcext:value-type="string">
            <text:p>3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G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,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9,62</text:p>
          </table:table-cell>
          <table:table-cell office:value-type="string" calcext:value-type="string">
            <text:p>178,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,19</text:p>
          </table:table-cell>
          <table:table-cell office:value-type="string" calcext:value-type="string">
            <text:p>185,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8,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6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M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6,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6,67</text:p>
          </table:table-cell>
          <table:table-cell office:value-type="string" calcext:value-type="string">
            <text:p>122,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,39</text:p>
          </table:table-cell>
          <table:table-cell office:value-type="string" calcext:value-type="string">
            <text:p>189,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,51</text:p>
          </table:table-cell>
          <table:table-cell office:value-type="string" calcext:value-type="string">
            <text:p>11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,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3,64</text:p>
          </table:table-cell>
          <table:table-cell office:value-type="float" office:value="251" calcext:value-type="float">
            <text:p>2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1,34</text:p>
          </table:table-cell>
          <table:table-cell office:value-type="string" calcext:value-type="string">
            <text:p>138,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,22</text:p>
          </table:table-cell>
          <table:table-cell office:value-type="string" calcext:value-type="string">
            <text:p>1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0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K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,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,13</text:p>
          </table:table-cell>
          <table:table-cell office:value-type="string" calcext:value-type="string">
            <text:p>178,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5,21</text:p>
          </table:table-cell>
          <table:table-cell office:value-type="string" calcext:value-type="string">
            <text:p>152,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,87</text:p>
          </table:table-cell>
          <table:table-cell office:value-type="string" calcext:value-type="string">
            <text:p>13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N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1,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,71</text:p>
          </table:table-cell>
          <table:table-cell office:value-type="string" calcext:value-type="string">
            <text:p>89,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,59</text:p>
          </table:table-cell>
          <table:table-cell office:value-type="string" calcext:value-type="string">
            <text:p>150,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,78</text:p>
          </table:table-cell>
          <table:table-cell office:value-type="string" calcext:value-type="string">
            <text:p>10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OK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,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189,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6,09</text:p>
          </table:table-cell>
          <table:table-cell office:value-type="string" calcext:value-type="string">
            <text:p>174,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,87</text:p>
          </table:table-cell>
          <table:table-cell office:value-type="string" calcext:value-type="string">
            <text:p>8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8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I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78,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0,28</text:p>
          </table:table-cell>
          <table:table-cell office:value-type="string" calcext:value-type="string">
            <text:p>242,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,64</text:p>
          </table:table-cell>
          <table:table-cell office:value-type="float" office:value="243" calcext:value-type="float">
            <text:p>24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,9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TX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7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,84</text:p>
          </table:table-cell>
          <table:table-cell office:value-type="string" calcext:value-type="string">
            <text:p>211,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,99</text:p>
          </table:table-cell>
          <table:table-cell office:value-type="string" calcext:value-type="string">
            <text:p>189,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,52</text:p>
          </table:table-cell>
          <table:table-cell office:value-type="string" calcext:value-type="string">
            <text:p>9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L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6,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6,75</text:p>
          </table:table-cell>
          <table:table-cell office:value-type="string" calcext:value-type="string">
            <text:p>222,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8,89</text:p>
          </table:table-cell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,64</text:p>
          </table:table-cell>
          <table:table-cell office:value-type="string" calcext:value-type="string">
            <text:p>3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1,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44,49</text:p>
          </table:table-cell>
          <table:table-cell office:value-type="string" calcext:value-type="string">
            <text:p>181,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5,45</text:p>
          </table:table-cell>
          <table:table-cell office:value-type="string" calcext:value-type="string">
            <text:p>100,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3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2,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1,29</text:p>
          </table:table-cell>
          <table:table-cell office:value-type="string" calcext:value-type="string">
            <text:p>170,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,53</text:p>
          </table:table-cell>
          <table:table-cell office:value-type="string" calcext:value-type="string">
            <text:p>177,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4,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3,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1,54</text:p>
          </table:table-cell>
          <table:table-cell office:value-type="string" calcext:value-type="string">
            <text:p>170,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4,49</text:p>
          </table:table-cell>
          <table:table-cell office:value-type="string" calcext:value-type="string">
            <text:p>227,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,24</text:p>
          </table:table-cell>
          <table:table-cell office:value-type="string" calcext:value-type="string">
            <text:p>1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C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9,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2,23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5,22</text:p>
          </table:table-cell>
          <table:table-cell office:value-type="string" calcext:value-type="string">
            <text:p>179,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8,08</text:p>
          </table:table-cell>
          <table:table-cell office:value-type="string" calcext:value-type="string">
            <text:p>11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WV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,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5,76</text:p>
          </table:table-cell>
          <table:table-cell office:value-type="string" calcext:value-type="string">
            <text:p>127,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,86</text:p>
          </table:table-cell>
          <table:table-cell office:value-type="string" calcext:value-type="string">
            <text:p>225,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,15</text:p>
          </table:table-cell>
          <table:table-cell office:value-type="string" calcext:value-type="string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K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9,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0,68</text:p>
          </table:table-cell>
          <table:table-cell office:value-type="string" calcext:value-type="string">
            <text:p>195,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,63</text:p>
          </table:table-cell>
          <table:table-cell office:value-type="string" calcext:value-type="string">
            <text:p>232,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,47</text:p>
          </table:table-cell>
          <table:table-cell office:value-type="string" calcext:value-type="string">
            <text:p>10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N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,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161,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3,74</text:p>
          </table:table-cell>
          <table:table-cell office:value-type="string" calcext:value-type="string">
            <text:p>203,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,14</text:p>
          </table:table-cell>
          <table:table-cell office:value-type="string" calcext:value-type="string">
            <text:p>10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U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9,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7,38</text:p>
          </table:table-cell>
          <table:table-cell office:value-type="string" calcext:value-type="string">
            <text:p>222,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,88</text:p>
          </table:table-cell>
          <table:table-cell office:value-type="string" calcext:value-type="string">
            <text:p>118,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5,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AK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,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228,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9,43</text:p>
          </table:table-cell>
          <table:table-cell office:value-type="string" calcext:value-type="string">
            <text:p>303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3,66</text:p>
          </table:table-cell>
          <table:table-cell office:value-type="string" calcext:value-type="string">
            <text:p>12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N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4,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4,71</text:p>
          </table:table-cell>
          <table:table-cell office:value-type="string" calcext:value-type="string">
            <text:p>205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286,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,89</text:p>
          </table:table-cell>
          <table:table-cell office:value-type="string" calcext:value-type="string">
            <text:p>8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,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2,93</text:p>
          </table:table-cell>
          <table:table-cell office:value-type="string" calcext:value-type="string">
            <text:p>126,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,79</text:p>
          </table:table-cell>
          <table:table-cell office:value-type="string" calcext:value-type="string">
            <text:p>221,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T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78</text:p>
          </table:table-cell>
          <table:table-cell office:value-type="string" calcext:value-type="string">
            <text:p>159,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3,57</text:p>
          </table:table-cell>
          <table:table-cell office:value-type="string" calcext:value-type="string">
            <text:p>148,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6,69</text:p>
          </table:table-cell>
          <table:table-cell office:value-type="string" calcext:value-type="string">
            <text:p>8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M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1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7,69</text:p>
          </table:table-cell>
          <table:table-cell office:value-type="string" calcext:value-type="string">
            <text:p>236,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,07</text:p>
          </table:table-cell>
          <table:table-cell office:value-type="string" calcext:value-type="string">
            <text:p>192,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,6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,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4,57</text:p>
          </table:table-cell>
          <table:table-cell office:value-type="string" calcext:value-type="string">
            <text:p>180,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5,34</text:p>
          </table:table-cell>
          <table:table-cell office:value-type="float" office:value="226" calcext:value-type="float">
            <text:p>22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,1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I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,48</text:p>
          </table:table-cell>
          <table:table-cell office:value-type="string" calcext:value-type="string">
            <text:p>150,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2,81</text:p>
          </table:table-cell>
          <table:table-cell office:value-type="string" calcext:value-type="string">
            <text:p>188,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10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O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6,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,87</text:p>
          </table:table-cell>
          <table:table-cell office:value-type="string" calcext:value-type="string">
            <text:p>232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9,75</text:p>
          </table:table-cell>
          <table:table-cell office:value-type="string" calcext:value-type="string">
            <text:p>127,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5,7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N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,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89,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,63</text:p>
          </table:table-cell>
          <table:table-cell office:value-type="float" office:value="326" calcext:value-type="float">
            <text:p>3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4,67</text:p>
          </table:table-cell>
          <table:table-cell office:value-type="string" calcext:value-type="string">
            <text:p>11,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V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0,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4,03</text:p>
          </table:table-cell>
          <table:table-cell office:value-type="string" calcext:value-type="string">
            <text:p>244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,77</text:p>
          </table:table-cell>
          <table:table-cell office:value-type="string" calcext:value-type="string">
            <text:p>207,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,32</text:p>
          </table:table-cell>
          <table:table-cell office:value-type="string" calcext:value-type="string">
            <text:p>11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WV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4,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3,12</text:p>
          </table:table-cell>
          <table:table-cell office:value-type="string" calcext:value-type="string">
            <text:p>213,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8,14</text:p>
          </table:table-cell>
          <table:table-cell office:value-type="string" calcext:value-type="string">
            <text:p>190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,59</text:p>
          </table:table-cell>
          <table:table-cell office:value-type="string" calcext:value-type="string">
            <text:p>11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KY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8,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8,61</text:p>
          </table:table-cell>
          <table:table-cell office:value-type="string" calcext:value-type="string">
            <text:p>87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7,45</text:p>
          </table:table-cell>
          <table:table-cell office:value-type="string" calcext:value-type="string">
            <text:p>247,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8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,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249,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1,23</text:p>
          </table:table-cell>
          <table:table-cell office:value-type="string" calcext:value-type="string">
            <text:p>192,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8,65</text:p>
          </table:table-cell>
          <table:table-cell office:value-type="string" calcext:value-type="string">
            <text:p>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1,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2,54</text:p>
          </table:table-cell>
          <table:table-cell office:value-type="string" calcext:value-type="string">
            <text:p>361,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0,75</text:p>
          </table:table-cell>
          <table:table-cell office:value-type="string" calcext:value-type="string">
            <text:p>147,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6,64</text:p>
          </table:table-cell>
          <table:table-cell office:value-type="string" calcext:value-type="string">
            <text:p>7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,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244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76,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,46</text:p>
          </table:table-cell>
          <table:table-cell office:value-type="string" calcext:value-type="string">
            <text:p>7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C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7,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5,31</text:p>
          </table:table-cell>
          <table:table-cell office:value-type="string" calcext:value-type="string">
            <text:p>210,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38,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,72</text:p>
          </table:table-cell>
          <table:table-cell office:value-type="string" calcext:value-type="string">
            <text:p>9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M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,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219,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8,67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,45</text:p>
          </table:table-cell>
          <table:table-cell office:value-type="string" calcext:value-type="string">
            <text:p>11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WI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,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7,12</text:p>
          </table:table-cell>
          <table:table-cell office:value-type="string" calcext:value-type="string">
            <text:p>275,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3,42</text:p>
          </table:table-cell>
          <table:table-cell office:value-type="string" calcext:value-type="string">
            <text:p>176,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7,95</text:p>
          </table:table-cell>
          <table:table-cell office:value-type="string" calcext:value-type="string">
            <text:p>1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NY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,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9,63</text:p>
          </table:table-cell>
          <table:table-cell office:value-type="string" calcext:value-type="string">
            <text:p>140,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1,92</text:p>
          </table:table-cell>
          <table:table-cell office:value-type="string" calcext:value-type="string">
            <text:p>215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,6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N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3,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1,03</text:p>
          </table:table-cell>
          <table:table-cell office:value-type="string" calcext:value-type="string">
            <text:p>172,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4,67</text:p>
          </table:table-cell>
          <table:table-cell office:value-type="string" calcext:value-type="string">
            <text:p>280,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2,62</text:p>
          </table:table-cell>
          <table:table-cell office:value-type="string" calcext:value-type="string">
            <text:p>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SC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7,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0,64</text:p>
          </table:table-cell>
          <table:table-cell office:value-type="string" calcext:value-type="string">
            <text:p>238,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,24</text:p>
          </table:table-cell>
          <table:table-cell office:value-type="string" calcext:value-type="string">
            <text:p>240,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,82</text:p>
          </table:table-cell>
          <table:table-cell office:value-type="string" calcext:value-type="string">
            <text:p>8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S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,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6,18</text:p>
          </table:table-cell>
          <table:table-cell office:value-type="string" calcext:value-type="string">
            <text:p>189,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6,13</text:p>
          </table:table-cell>
          <table:table-cell office:value-type="string" calcext:value-type="string">
            <text:p>170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,65</text:p>
          </table:table-cell>
          <table:table-cell office:value-type="string" calcext:value-type="string">
            <text:p>10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W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1,32</text:p>
          </table:table-cell>
          <table:table-cell office:value-type="string" calcext:value-type="string">
            <text:p>269,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,87</text:p>
          </table:table-cell>
          <table:table-cell office:value-type="string" calcext:value-type="string">
            <text:p>238,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,7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M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4,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0,13</text:p>
          </table:table-cell>
          <table:table-cell office:value-type="string" calcext:value-type="string">
            <text:p>192,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,39</text:p>
          </table:table-cell>
          <table:table-cell office:value-type="string" calcext:value-type="string">
            <text:p>148,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6,66</text:p>
          </table:table-cell>
          <table:table-cell office:value-type="string" calcext:value-type="string">
            <text:p>13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C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9,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,78</text:p>
          </table:table-cell>
          <table:table-cell office:value-type="string" calcext:value-type="string">
            <text:p>261,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2,24</text:p>
          </table:table-cell>
          <table:table-cell office:value-type="string" calcext:value-type="string">
            <text:p>207,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,32</text:p>
          </table:table-cell>
          <table:table-cell office:value-type="string" calcext:value-type="string">
            <text:p>8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,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7,18</text:p>
          </table:table-cell>
          <table:table-cell office:value-type="string" calcext:value-type="string">
            <text:p>179,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5,29</text:p>
          </table:table-cell>
          <table:table-cell office:value-type="string" calcext:value-type="string">
            <text:p>154,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,95</text:p>
          </table:table-cell>
          <table:table-cell office:value-type="string" calcext:value-type="string">
            <text:p>11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K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5,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,62</text:p>
          </table:table-cell>
          <table:table-cell office:value-type="string" calcext:value-type="string">
            <text:p>166,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,13</text:p>
          </table:table-cell>
          <table:table-cell office:value-type="string" calcext:value-type="string">
            <text:p>184,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,31</text:p>
          </table:table-cell>
          <table:table-cell office:value-type="string" calcext:value-type="string">
            <text:p>15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NY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86,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8,72</text:p>
          </table:table-cell>
          <table:table-cell office:value-type="string" calcext:value-type="string">
            <text:p>315,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193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8,73</text:p>
          </table:table-cell>
          <table:table-cell office:value-type="string" calcext:value-type="string">
            <text:p>10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NC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,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47,52</text:p>
          </table:table-cell>
          <table:table-cell office:value-type="string" calcext:value-type="string">
            <text:p>203,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7,27</text:p>
          </table:table-cell>
          <table:table-cell office:value-type="string" calcext:value-type="string">
            <text:p>174,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7,84</text:p>
          </table:table-cell>
          <table:table-cell office:value-type="string" calcext:value-type="string">
            <text:p>10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89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L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,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8,08</text:p>
          </table:table-cell>
          <table:table-cell office:value-type="string" calcext:value-type="string">
            <text:p>233,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,85</text:p>
          </table:table-cell>
          <table:table-cell office:value-type="string" calcext:value-type="string">
            <text:p>293,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3,23</text:p>
          </table:table-cell>
          <table:table-cell office:value-type="string" calcext:value-type="string">
            <text:p>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WV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6,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4,96</text:p>
          </table:table-cell>
          <table:table-cell office:value-type="string" calcext:value-type="string">
            <text:p>285,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4,28</text:p>
          </table:table-cell>
          <table:table-cell office:value-type="string" calcext:value-type="string">
            <text:p>213,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,61</text:p>
          </table:table-cell>
          <table:table-cell office:value-type="string" calcext:value-type="string">
            <text:p>4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1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O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0,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7,25</text:p>
          </table:table-cell>
          <table:table-cell office:value-type="string" calcext:value-type="string">
            <text:p>202,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91,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7,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5,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9,78</text:p>
          </table:table-cell>
          <table:table-cell office:value-type="string" calcext:value-type="string">
            <text:p>151,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2,89</text:p>
          </table:table-cell>
          <table:table-cell office:value-type="string" calcext:value-type="string">
            <text:p>230,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,37</text:p>
          </table:table-cell>
          <table:table-cell office:value-type="string" calcext:value-type="string">
            <text:p>5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I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2,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,59</text:p>
          </table:table-cell>
          <table:table-cell office:value-type="string" calcext:value-type="string">
            <text:p>279,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3,74</text:p>
          </table:table-cell>
          <table:table-cell office:value-type="string" calcext:value-type="string">
            <text:p>192,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8,67</text:p>
          </table:table-cell>
          <table:table-cell office:value-type="string" calcext:value-type="string">
            <text:p>11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W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2,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5,87</text:p>
          </table:table-cell>
          <table:table-cell office:value-type="string" calcext:value-type="string">
            <text:p>137,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,66</text:p>
          </table:table-cell>
          <table:table-cell office:value-type="string" calcext:value-type="string">
            <text:p>185,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,37</text:p>
          </table:table-cell>
          <table:table-cell office:value-type="string" calcext:value-type="string">
            <text:p>9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A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5,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9,82</text:p>
          </table:table-cell>
          <table:table-cell office:value-type="string" calcext:value-type="string">
            <text:p>250,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1,31</text:p>
          </table:table-cell>
          <table:table-cell office:value-type="string" calcext:value-type="string">
            <text:p>289,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,02</text:p>
          </table:table-cell>
          <table:table-cell office:value-type="string" calcext:value-type="string">
            <text:p>9,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0,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,34</text:p>
          </table:table-cell>
          <table:table-cell office:value-type="string" calcext:value-type="string">
            <text:p>155,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,24</text:p>
          </table:table-cell>
          <table:table-cell office:value-type="string" calcext:value-type="string">
            <text:p>254,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1,44</text:p>
          </table:table-cell>
          <table:table-cell office:value-type="string" calcext:value-type="string">
            <text:p>8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D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8,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0,38</text:p>
          </table:table-cell>
          <table:table-cell office:value-type="float" office:value="271" calcext:value-type="float">
            <text:p>27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3,04</text:p>
          </table:table-cell>
          <table:table-cell office:value-type="string" calcext:value-type="string">
            <text:p>245,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,07</text:p>
          </table:table-cell>
          <table:table-cell office:value-type="string" calcext:value-type="string">
            <text:p>16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N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8,48</text:p>
          </table:table-cell>
          <table:table-cell office:value-type="string" calcext:value-type="string">
            <text:p>139,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1,82</text:p>
          </table:table-cell>
          <table:table-cell office:value-type="string" calcext:value-type="string">
            <text:p>138,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6,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7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5,0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4,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,57</text:p>
          </table:table-cell>
          <table:table-cell office:value-type="string" calcext:value-type="string">
            <text:p>12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,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A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,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6,03</text:p>
          </table:table-cell>
          <table:table-cell office:value-type="string" calcext:value-type="string">
            <text:p>234,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329,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4,81</text:p>
          </table:table-cell>
          <table:table-cell office:value-type="string" calcext:value-type="string">
            <text:p>9,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W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,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5,08</text:p>
          </table:table-cell>
          <table:table-cell office:value-type="string" calcext:value-type="string">
            <text:p>178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,19</text:p>
          </table:table-cell>
          <table:table-cell office:value-type="string" calcext:value-type="string">
            <text:p>174,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,86</text:p>
          </table:table-cell>
          <table:table-cell office:value-type="string" calcext:value-type="string">
            <text:p>10,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R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,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4,36</text:p>
          </table:table-cell>
          <table:table-cell office:value-type="string" calcext:value-type="string">
            <text:p>180,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,34</text:p>
          </table:table-cell>
          <table:table-cell office:value-type="string" calcext:value-type="string">
            <text:p>184,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29</text:p>
          </table:table-cell>
          <table:table-cell office:value-type="string" calcext:value-type="string">
            <text:p>10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I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,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319,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7,14</text:p>
          </table:table-cell>
          <table:table-cell office:value-type="string" calcext:value-type="string">
            <text:p>239,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8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9,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2,02</text:p>
          </table:table-cell>
          <table:table-cell office:value-type="string" calcext:value-type="string">
            <text:p>354,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0,11</text:p>
          </table:table-cell>
          <table:table-cell office:value-type="string" calcext:value-type="string">
            <text:p>145,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,55</text:p>
          </table:table-cell>
          <table:table-cell office:value-type="string" calcext:value-type="string">
            <text:p>10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M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0,22</text:p>
          </table:table-cell>
          <table:table-cell office:value-type="string" calcext:value-type="string">
            <text:p>220,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8,78</text:p>
          </table:table-cell>
          <table:table-cell office:value-type="string" calcext:value-type="string">
            <text:p>146,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6,61</text:p>
          </table:table-cell>
          <table:table-cell office:value-type="string" calcext:value-type="string">
            <text:p>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V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0,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4,27</text:p>
          </table:table-cell>
          <table:table-cell office:value-type="string" calcext:value-type="string">
            <text:p>208,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207,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,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C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8,44</text:p>
          </table:table-cell>
          <table:table-cell office:value-type="string" calcext:value-type="string">
            <text:p>163,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3,93</text:p>
          </table:table-cell>
          <table:table-cell office:value-type="string" calcext:value-type="string">
            <text:p>185,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,37</text:p>
          </table:table-cell>
          <table:table-cell office:value-type="string" calcext:value-type="string">
            <text:p>6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W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,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9,21</text:p>
          </table:table-cell>
          <table:table-cell office:value-type="string" calcext:value-type="string">
            <text:p>150,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2,76</text:p>
          </table:table-cell>
          <table:table-cell office:value-type="string" calcext:value-type="string">
            <text:p>204,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,19</text:p>
          </table:table-cell>
          <table:table-cell office:value-type="string" calcext:value-type="string">
            <text:p>10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A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,15</text:p>
          </table:table-cell>
          <table:table-cell office:value-type="string" calcext:value-type="string">
            <text:p>165,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4,03</text:p>
          </table:table-cell>
          <table:table-cell office:value-type="string" calcext:value-type="string">
            <text:p>137,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,21</text:p>
          </table:table-cell>
          <table:table-cell office:value-type="string" calcext:value-type="string">
            <text:p>9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DC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8,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,66</text:p>
          </table:table-cell>
          <table:table-cell office:value-type="string" calcext:value-type="string">
            <text:p>187,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5,95</text:p>
          </table:table-cell>
          <table:table-cell office:value-type="string" calcext:value-type="string">
            <text:p>216,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,74</text:p>
          </table:table-cell>
          <table:table-cell office:value-type="string" calcext:value-type="string">
            <text:p>14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T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8,37</text:p>
          </table:table-cell>
          <table:table-cell office:value-type="string" calcext:value-type="string">
            <text:p>221,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,85</text:p>
          </table:table-cell>
          <table:table-cell office:value-type="string" calcext:value-type="string">
            <text:p>243,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,98</text:p>
          </table:table-cell>
          <table:table-cell office:value-type="string" calcext:value-type="string">
            <text:p>12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O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,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4,82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7,26</text:p>
          </table:table-cell>
          <table:table-cell office:value-type="string" calcext:value-type="string">
            <text:p>151,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,83</text:p>
          </table:table-cell>
          <table:table-cell office:value-type="string" calcext:value-type="string">
            <text:p>13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N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,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,94</text:p>
          </table:table-cell>
          <table:table-cell office:value-type="float" office:value="190" calcext:value-type="float">
            <text:p>19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6,15</text:p>
          </table:table-cell>
          <table:table-cell office:value-type="string" calcext:value-type="string">
            <text:p>170,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,66</text:p>
          </table:table-cell>
          <table:table-cell office:value-type="string" calcext:value-type="string">
            <text:p>12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O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1,88</text:p>
          </table:table-cell>
          <table:table-cell office:value-type="string" calcext:value-type="string">
            <text:p>240,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,47</text:p>
          </table:table-cell>
          <table:table-cell office:value-type="string" calcext:value-type="string">
            <text:p>237,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,7</text:p>
          </table:table-cell>
          <table:table-cell office:value-type="string" calcext:value-type="string">
            <text:p>12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M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81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47,8</text:p>
          </table:table-cell>
          <table:table-cell office:value-type="string" calcext:value-type="string">
            <text:p>178,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5,15</text:p>
          </table:table-cell>
          <table:table-cell office:value-type="string" calcext:value-type="string">
            <text:p>244,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,99</text:p>
          </table:table-cell>
          <table:table-cell office:value-type="string" calcext:value-type="string">
            <text:p>6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8,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5,41</text:p>
          </table:table-cell>
          <table:table-cell office:value-type="string" calcext:value-type="string">
            <text:p>169,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,4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15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A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4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8,11</text:p>
          </table:table-cell>
          <table:table-cell office:value-type="string" calcext:value-type="string">
            <text:p>314,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6,77</text:p>
          </table:table-cell>
          <table:table-cell office:value-type="string" calcext:value-type="string">
            <text:p>182,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8,23</text:p>
          </table:table-cell>
          <table:table-cell office:value-type="string" calcext:value-type="string">
            <text:p>16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,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0,8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,99</text:p>
          </table:table-cell>
          <table:table-cell office:value-type="string" calcext:value-type="string">
            <text:p>128,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7,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W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,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8,22</text:p>
          </table:table-cell>
          <table:table-cell office:value-type="string" calcext:value-type="string">
            <text:p>236,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,07</text:p>
          </table:table-cell>
          <table:table-cell office:value-type="string" calcext:value-type="string">
            <text:p>134,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10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N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,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6,78</text:p>
          </table:table-cell>
          <table:table-cell office:value-type="string" calcext:value-type="string">
            <text:p>189,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,12</text:p>
          </table:table-cell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,22</text:p>
          </table:table-cell>
          <table:table-cell office:value-type="string" calcext:value-type="string">
            <text:p>11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T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,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,05</text:p>
          </table:table-cell>
          <table:table-cell office:value-type="string" calcext:value-type="string">
            <text:p>176,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4,99</text:p>
          </table:table-cell>
          <table:table-cell office:value-type="string" calcext:value-type="string">
            <text:p>297,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3,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I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4,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4,62</text:p>
          </table:table-cell>
          <table:table-cell office:value-type="string" calcext:value-type="string">
            <text:p>206,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7,53</text:p>
          </table:table-cell>
          <table:table-cell office:value-type="string" calcext:value-type="string">
            <text:p>255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,49</text:p>
          </table:table-cell>
          <table:table-cell office:value-type="string" calcext:value-type="string">
            <text:p>11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N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2,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4,81</text:p>
          </table:table-cell>
          <table:table-cell office:value-type="string" calcext:value-type="string">
            <text:p>283,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4,07</text:p>
          </table:table-cell>
          <table:table-cell office:value-type="string" calcext:value-type="string">
            <text:p>209,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43</text:p>
          </table:table-cell>
          <table:table-cell office:value-type="string" calcext:value-type="string">
            <text:p>6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5,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6,57</text:p>
          </table:table-cell>
          <table:table-cell office:value-type="string" calcext:value-type="string">
            <text:p>138,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,81</text:p>
          </table:table-cell>
          <table:table-cell office:value-type="string" calcext:value-type="string">
            <text:p>146,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6,58</text:p>
          </table:table-cell>
          <table:table-cell office:value-type="string" calcext:value-type="string">
            <text:p>12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35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I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4,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9,65</text:p>
          </table:table-cell>
          <table:table-cell office:value-type="string" calcext:value-type="string">
            <text:p>196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,72</text:p>
          </table:table-cell>
          <table:table-cell office:value-type="string" calcext:value-type="string">
            <text:p>127,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,73</text:p>
          </table:table-cell>
          <table:table-cell office:value-type="string" calcext:value-type="string">
            <text:p>11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9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0,46</text:p>
          </table:table-cell>
          <table:table-cell office:value-type="string" calcext:value-type="string">
            <text:p>222,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,95</text:p>
          </table:table-cell>
          <table:table-cell office:value-type="string" calcext:value-type="string">
            <text:p>188,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12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K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6,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1,89</text:p>
          </table:table-cell>
          <table:table-cell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5,47</text:p>
          </table:table-cell>
          <table:table-cell office:value-type="string" calcext:value-type="string">
            <text:p>157,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7,09</text:p>
          </table:table-cell>
          <table:table-cell office:value-type="string" calcext:value-type="string">
            <text:p>12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O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,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8,59</text:p>
          </table:table-cell>
          <table:table-cell office:value-type="string" calcext:value-type="string">
            <text:p>258,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1,99</text:p>
          </table:table-cell>
          <table:table-cell office:value-type="string" calcext:value-type="string">
            <text:p>169,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,64</text:p>
          </table:table-cell>
          <table:table-cell office:value-type="string" calcext:value-type="string">
            <text:p>8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N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4,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8,23</text:p>
          </table:table-cell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1,25</text:p>
          </table:table-cell>
          <table:table-cell office:value-type="string" calcext:value-type="string">
            <text:p>216,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,72</text:p>
          </table:table-cell>
          <table:table-cell office:value-type="string" calcext:value-type="string">
            <text:p>6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8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3,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6,3</text:p>
          </table:table-cell>
          <table:table-cell office:value-type="string" calcext:value-type="string">
            <text:p>166,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4,16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14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OK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8,29</text:p>
          </table:table-cell>
          <table:table-cell office:value-type="float" office:value="317" calcext:value-type="float">
            <text:p>3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6,95</text:p>
          </table:table-cell>
          <table:table-cell office:value-type="string" calcext:value-type="string">
            <text:p>160,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7,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M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,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3,4</text:p>
          </table:table-cell>
          <table:table-cell office:value-type="string" calcext:value-type="string">
            <text:p>222,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8,9</text:p>
          </table:table-cell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1,66</text:p>
          </table:table-cell>
          <table:table-cell office:value-type="string" calcext:value-type="string">
            <text:p>1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,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7,54</text:p>
          </table:table-cell>
          <table:table-cell office:value-type="string" calcext:value-type="string">
            <text:p>324,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160,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11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R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,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6,87</text:p>
          </table:table-cell>
          <table:table-cell office:value-type="string" calcext:value-type="string">
            <text:p>172,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,65</text:p>
          </table:table-cell>
          <table:table-cell office:value-type="string" calcext:value-type="string">
            <text:p>145,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,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1,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49,5</text:p>
          </table:table-cell>
          <table:table-cell office:value-type="string" calcext:value-type="string">
            <text:p>234,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,91</text:p>
          </table:table-cell>
          <table:table-cell office:value-type="string" calcext:value-type="string">
            <text:p>191,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63</text:p>
          </table:table-cell>
          <table:table-cell office:value-type="string" calcext:value-type="string">
            <text:p>8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5,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27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,83</text:p>
          </table:table-cell>
          <table:table-cell office:value-type="string" calcext:value-type="string">
            <text:p>166,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,51</text:p>
          </table:table-cell>
          <table:table-cell office:value-type="string" calcext:value-type="string">
            <text:p>9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3,14</text:p>
          </table:table-cell>
          <table:table-cell office:value-type="string" calcext:value-type="string">
            <text:p>156,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3,29</text:p>
          </table:table-cell>
          <table:table-cell office:value-type="string" calcext:value-type="string">
            <text:p>158,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,15</text:p>
          </table:table-cell>
          <table:table-cell office:value-type="string" calcext:value-type="string">
            <text:p>10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NJ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2,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2,69</text:p>
          </table:table-cell>
          <table:table-cell office:value-type="string" calcext:value-type="string">
            <text:p>199,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6,99</text:p>
          </table:table-cell>
          <table:table-cell office:value-type="string" calcext:value-type="string">
            <text:p>244,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,99</text:p>
          </table:table-cell>
          <table:table-cell office:value-type="string" calcext:value-type="string">
            <text:p>14,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N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6,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6,75</text:p>
          </table:table-cell>
          <table:table-cell office:value-type="string" calcext:value-type="string">
            <text:p>363,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,91</text:p>
          </table:table-cell>
          <table:table-cell office:value-type="string" calcext:value-type="string">
            <text:p>126,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16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T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169" calcext:value-type="float">
            <text:p>169,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8,73</text:p>
          </table:table-cell>
          <table:table-cell office:value-type="string" calcext:value-type="string">
            <text:p>188,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,05</text:p>
          </table:table-cell>
          <table:table-cell office:value-type="string" calcext:value-type="string">
            <text:p>213,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3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W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0,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7,22</text:p>
          </table:table-cell>
          <table:table-cell office:value-type="float" office:value="210" calcext:value-type="float">
            <text:p>2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7,85</text:p>
          </table:table-cell>
          <table:table-cell office:value-type="string" calcext:value-type="string">
            <text:p>139,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,26</text:p>
          </table:table-cell>
          <table:table-cell office:value-type="string" calcext:value-type="string">
            <text:p>10,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8,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6,98</text:p>
          </table:table-cell>
          <table:table-cell office:value-type="string" calcext:value-type="string">
            <text:p>181,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5,44</text:p>
          </table:table-cell>
          <table:table-cell office:value-type="string" calcext:value-type="string">
            <text:p>177,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7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9,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9,08</text:p>
          </table:table-cell>
          <table:table-cell office:value-type="string" calcext:value-type="string">
            <text:p>202,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71,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,71</text:p>
          </table:table-cell>
          <table:table-cell office:value-type="string" calcext:value-type="string">
            <text:p>14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S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,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5,17</text:p>
          </table:table-cell>
          <table:table-cell office:value-type="string" calcext:value-type="string">
            <text:p>262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49,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,72</text:p>
          </table:table-cell>
          <table:table-cell office:value-type="string" calcext:value-type="string">
            <text:p>10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T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1,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,86</text:p>
          </table:table-cell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220,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,91</text:p>
          </table:table-cell>
          <table:table-cell office:value-type="string" calcext:value-type="string">
            <text:p>10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1,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39</text:p>
          </table:table-cell>
          <table:table-cell office:value-type="string" calcext:value-type="string">
            <text:p>163,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3,86</text:p>
          </table:table-cell>
          <table:table-cell office:value-type="string" calcext:value-type="string">
            <text:p>201,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10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KY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8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,05</text:p>
          </table:table-cell>
          <table:table-cell office:value-type="string" calcext:value-type="string">
            <text:p>324,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7,61</text:p>
          </table:table-cell>
          <table:table-cell office:value-type="string" calcext:value-type="string">
            <text:p>79,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8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N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6,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225,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9,18</text:p>
          </table:table-cell>
          <table:table-cell office:value-type="string" calcext:value-type="string">
            <text:p>188,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,49</text:p>
          </table:table-cell>
          <table:table-cell office:value-type="string" calcext:value-type="string">
            <text:p>5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8,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7,13</text:p>
          </table:table-cell>
          <table:table-cell office:value-type="string" calcext:value-type="string">
            <text:p>236,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0,12</text:p>
          </table:table-cell>
          <table:table-cell office:value-type="string" calcext:value-type="string">
            <text:p>192,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8,65</text:p>
          </table:table-cell>
          <table:table-cell office:value-type="string" calcext:value-type="string">
            <text:p>13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W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,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1,76</text:p>
          </table:table-cell>
          <table:table-cell office:value-type="string" calcext:value-type="string">
            <text:p>253,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,54</text:p>
          </table:table-cell>
          <table:table-cell office:value-type="string" calcext:value-type="string">
            <text:p>273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2,29</text:p>
          </table:table-cell>
          <table:table-cell office:value-type="string" calcext:value-type="string">
            <text:p>12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C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8,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5,48</text:p>
          </table:table-cell>
          <table:table-cell office:value-type="string" calcext:value-type="string">
            <text:p>212,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78,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,01</text:p>
          </table:table-cell>
          <table:table-cell office:value-type="string" calcext:value-type="string">
            <text:p>8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V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3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48,18</text:p>
          </table:table-cell>
          <table:table-cell office:value-type="string" calcext:value-type="string">
            <text:p>224,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9,05</text:p>
          </table:table-cell>
          <table:table-cell office:value-type="string" calcext:value-type="string">
            <text:p>241,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,86</text:p>
          </table:table-cell>
          <table:table-cell office:value-type="string" calcext:value-type="string">
            <text:p>14,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,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3,86</text:p>
          </table:table-cell>
          <table:table-cell office:value-type="string" calcext:value-type="string">
            <text:p>246,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,95</text:p>
          </table:table-cell>
          <table:table-cell office:value-type="string" calcext:value-type="string">
            <text:p>173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,79</text:p>
          </table:table-cell>
          <table:table-cell office:value-type="string" calcext:value-type="string">
            <text:p>10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N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3,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,86</text:p>
          </table:table-cell>
          <table:table-cell office:value-type="string" calcext:value-type="string">
            <text:p>263,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2,38</text:p>
          </table:table-cell>
          <table:table-cell office:value-type="string" calcext:value-type="string">
            <text:p>214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11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I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9,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7,38</text:p>
          </table:table-cell>
          <table:table-cell office:value-type="string" calcext:value-type="string">
            <text:p>143,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2,18</text:p>
          </table:table-cell>
          <table:table-cell office:value-type="string" calcext:value-type="string">
            <text:p>130,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,88</text:p>
          </table:table-cell>
          <table:table-cell office:value-type="string" calcext:value-type="string">
            <text:p>11,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1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,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0,41</text:p>
          </table:table-cell>
          <table:table-cell office:value-type="string" calcext:value-type="string">
            <text:p>207,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82,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4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I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,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0,41</text:p>
          </table:table-cell>
          <table:table-cell office:value-type="string" calcext:value-type="string">
            <text:p>181,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5,43</text:p>
          </table:table-cell>
          <table:table-cell office:value-type="string" calcext:value-type="string">
            <text:p>185,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,36</text:p>
          </table:table-cell>
          <table:table-cell office:value-type="string" calcext:value-type="string">
            <text:p>7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N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,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7,45</text:p>
          </table:table-cell>
          <table:table-cell office:value-type="string" calcext:value-type="string">
            <text:p>188,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6,03</text:p>
          </table:table-cell>
          <table:table-cell office:value-type="string" calcext:value-type="string">
            <text:p>278,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2,53</text:p>
          </table:table-cell>
          <table:table-cell office:value-type="string" calcext:value-type="string">
            <text:p>10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I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4,75</text:p>
          </table:table-cell>
          <table:table-cell office:value-type="string" calcext:value-type="string">
            <text:p>137,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1,69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,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N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,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276,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3,49</text:p>
          </table:table-cell>
          <table:table-cell office:value-type="string" calcext:value-type="string">
            <text:p>185,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8,33</text:p>
          </table:table-cell>
          <table:table-cell office:value-type="string" calcext:value-type="string">
            <text:p>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I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,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4,94</text:p>
          </table:table-cell>
          <table:table-cell office:value-type="string" calcext:value-type="string">
            <text:p>106,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,03</text:p>
          </table:table-cell>
          <table:table-cell office:value-type="string" calcext:value-type="string">
            <text:p>197,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11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W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,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0,34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3,09</text:p>
          </table:table-cell>
          <table:table-cell office:value-type="float" office:value="237" calcext:value-type="float">
            <text:p>2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67</text:p>
          </table:table-cell>
          <table:table-cell office:value-type="string" calcext:value-type="string">
            <text:p>11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N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6,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1,77</text:p>
          </table:table-cell>
          <table:table-cell office:value-type="string" calcext:value-type="string">
            <text:p>256,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1,79</text:p>
          </table:table-cell>
          <table:table-cell office:value-type="string" calcext:value-type="string">
            <text:p>334,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5,06</text:p>
          </table:table-cell>
          <table:table-cell office:value-type="string" calcext:value-type="string">
            <text:p>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6,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4,92</text:p>
          </table:table-cell>
          <table:table-cell office:value-type="string" calcext:value-type="string">
            <text:p>172,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,69</text:p>
          </table:table-cell>
          <table:table-cell office:value-type="string" calcext:value-type="string">
            <text:p>173,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,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NY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6,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4,84</text:p>
          </table:table-cell>
          <table:table-cell office:value-type="string" calcext:value-type="string">
            <text:p>277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3,58</text:p>
          </table:table-cell>
          <table:table-cell office:value-type="string" calcext:value-type="string">
            <text:p>137,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P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4,55</text:p>
          </table:table-cell>
          <table:table-cell office:value-type="string" calcext:value-type="string">
            <text:p>264,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2,49</text:p>
          </table:table-cell>
          <table:table-cell office:value-type="string" calcext:value-type="string">
            <text:p>185,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,34</text:p>
          </table:table-cell>
          <table:table-cell office:value-type="string" calcext:value-type="string">
            <text:p>9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M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9,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,27</text:p>
          </table:table-cell>
          <table:table-cell office:value-type="string" calcext:value-type="string">
            <text:p>233,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,82</text:p>
          </table:table-cell>
          <table:table-cell office:value-type="string" calcext:value-type="string">
            <text:p>165,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9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S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,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9,6</text:p>
          </table:table-cell>
          <table:table-cell office:value-type="string" calcext:value-type="string">
            <text:p>99,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,42</text:p>
          </table:table-cell>
          <table:table-cell office:value-type="string" calcext:value-type="string">
            <text:p>211,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9,52</text:p>
          </table:table-cell>
          <table:table-cell office:value-type="string" calcext:value-type="string">
            <text:p>7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W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5,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9,87</text:p>
          </table:table-cell>
          <table:table-cell office:value-type="string" calcext:value-type="string">
            <text:p>184,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5,69</text:p>
          </table:table-cell>
          <table:table-cell office:value-type="string" calcext:value-type="string">
            <text:p>156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06</text:p>
          </table:table-cell>
          <table:table-cell office:value-type="string" calcext:value-type="string">
            <text:p>9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OK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,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,31</text:p>
          </table:table-cell>
          <table:table-cell office:value-type="string" calcext:value-type="string">
            <text:p>158,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3,48</text:p>
          </table:table-cell>
          <table:table-cell office:value-type="string" calcext:value-type="string">
            <text:p>187,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45</text:p>
          </table:table-cell>
          <table:table-cell office:value-type="string" calcext:value-type="string">
            <text:p>10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NY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3,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7,78</text:p>
          </table:table-cell>
          <table:table-cell office:value-type="string" calcext:value-type="string">
            <text:p>240,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,41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7,38</text:p>
          </table:table-cell>
          <table:table-cell office:value-type="string" calcext:value-type="string">
            <text:p>11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K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7,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5,29</text:p>
          </table:table-cell>
          <table:table-cell office:value-type="string" calcext:value-type="string">
            <text:p>251,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1,39</text:p>
          </table:table-cell>
          <table:table-cell office:value-type="string" calcext:value-type="string">
            <text:p>191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,62</text:p>
          </table:table-cell>
          <table:table-cell office:value-type="string" calcext:value-type="string">
            <text:p>10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S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25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8,28</text:p>
          </table:table-cell>
          <table:table-cell office:value-type="string" calcext:value-type="string">
            <text:p>256,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1,83</text:p>
          </table:table-cell>
          <table:table-cell office:value-type="string" calcext:value-type="string">
            <text:p>249,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,24</text:p>
          </table:table-cell>
          <table:table-cell office:value-type="string" calcext:value-type="string">
            <text:p>11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K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,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0,21</text:p>
          </table:table-cell>
          <table:table-cell office:value-type="string" calcext:value-type="string">
            <text:p>215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8,33</text:p>
          </table:table-cell>
          <table:table-cell office:value-type="string" calcext:value-type="string">
            <text:p>236,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,65</text:p>
          </table:table-cell>
          <table:table-cell office:value-type="string" calcext:value-type="string">
            <text:p>1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O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,03</text:p>
          </table:table-cell>
          <table:table-cell office:value-type="string" calcext:value-type="string">
            <text:p>199,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6,93</text:p>
          </table:table-cell>
          <table:table-cell office:value-type="string" calcext:value-type="string">
            <text:p>244,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,98</text:p>
          </table:table-cell>
          <table:table-cell office:value-type="string" calcext:value-type="string">
            <text:p>11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N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1,86</text:p>
          </table:table-cell>
          <table:table-cell office:value-type="string" calcext:value-type="string">
            <text:p>216,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8,38</text:p>
          </table:table-cell>
          <table:table-cell office:value-type="string" calcext:value-type="string">
            <text:p>255,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,49</text:p>
          </table:table-cell>
          <table:table-cell office:value-type="string" calcext:value-type="string">
            <text:p>6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2,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0,96</text:p>
          </table:table-cell>
          <table:table-cell office:value-type="string" calcext:value-type="string">
            <text:p>134,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1,47</text:p>
          </table:table-cell>
          <table:table-cell office:value-type="string" calcext:value-type="string">
            <text:p>152,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,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4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1,17</text:p>
          </table:table-cell>
          <table:table-cell office:value-type="string" calcext:value-type="string">
            <text:p>231,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,69</text:p>
          </table:table-cell>
          <table:table-cell office:value-type="string" calcext:value-type="string">
            <text:p>222,2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N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,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,77</text:p>
          </table:table-cell>
          <table:table-cell office:value-type="string" calcext:value-type="string">
            <text:p>167,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,21</text:p>
          </table:table-cell>
          <table:table-cell office:value-type="string" calcext:value-type="string">
            <text:p>194,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,77</text:p>
          </table:table-cell>
          <table:table-cell office:value-type="string" calcext:value-type="string">
            <text:p>9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HI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,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6,38</text:p>
          </table:table-cell>
          <table:table-cell office:value-type="string" calcext:value-type="string">
            <text:p>192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,35</text:p>
          </table:table-cell>
          <table:table-cell office:value-type="string" calcext:value-type="string">
            <text:p>242,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,92</text:p>
          </table:table-cell>
          <table:table-cell office:value-type="string" calcext:value-type="string">
            <text:p>7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4,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3,12</text:p>
          </table:table-cell>
          <table:table-cell office:value-type="string" calcext:value-type="string">
            <text:p>167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4,21</text:p>
          </table:table-cell>
          <table:table-cell office:value-type="string" calcext:value-type="string">
            <text:p>100,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10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O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6,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3,42</text:p>
          </table:table-cell>
          <table:table-cell office:value-type="string" calcext:value-type="string">
            <text:p>170,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4,47</text:p>
          </table:table-cell>
          <table:table-cell office:value-type="string" calcext:value-type="string">
            <text:p>194,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,74</text:p>
          </table:table-cell>
          <table:table-cell office:value-type="string" calcext:value-type="string">
            <text:p>1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3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KY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,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4,68</text:p>
          </table:table-cell>
          <table:table-cell office:value-type="string" calcext:value-type="string">
            <text:p>225,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,13</text:p>
          </table:table-cell>
          <table:table-cell office:value-type="string" calcext:value-type="string">
            <text:p>240,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,81</text:p>
          </table:table-cell>
          <table:table-cell office:value-type="string" calcext:value-type="string">
            <text:p>9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W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4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2,85</text:p>
          </table:table-cell>
          <table:table-cell office:value-type="string" calcext:value-type="string">
            <text:p>152,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2,95</text:p>
          </table:table-cell>
          <table:table-cell office:value-type="string" calcext:value-type="string">
            <text:p>236,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,64</text:p>
          </table:table-cell>
          <table:table-cell office:value-type="string" calcext:value-type="string">
            <text:p>9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RI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1,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9,09</text:p>
          </table:table-cell>
          <table:table-cell office:value-type="string" calcext:value-type="string">
            <text:p>257,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1,86</text:p>
          </table:table-cell>
          <table:table-cell office:value-type="string" calcext:value-type="string">
            <text:p>91,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16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CO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3,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241,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,56</text:p>
          </table:table-cell>
          <table:table-cell office:value-type="string" calcext:value-type="string">
            <text:p>244,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,01</text:p>
          </table:table-cell>
          <table:table-cell office:value-type="string" calcext:value-type="string">
            <text:p>10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3,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9,24</text:p>
          </table:table-cell>
          <table:table-cell office:value-type="string" calcext:value-type="string">
            <text:p>269,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2,94</text:p>
          </table:table-cell>
          <table:table-cell office:value-type="string" calcext:value-type="string">
            <text:p>229,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,31</text:p>
          </table:table-cell>
          <table:table-cell office:value-type="string" calcext:value-type="string">
            <text:p>7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U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,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4,51</text:p>
          </table:table-cell>
          <table:table-cell office:value-type="string" calcext:value-type="string">
            <text:p>150,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2,83</text:p>
          </table:table-cell>
          <table:table-cell office:value-type="string" calcext:value-type="string">
            <text:p>245,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1,05</text:p>
          </table:table-cell>
          <table:table-cell office:value-type="string" calcext:value-type="string">
            <text:p>14,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M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6,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6,61</text:p>
          </table:table-cell>
          <table:table-cell office:value-type="string" calcext:value-type="string">
            <text:p>140,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1,92</text:p>
          </table:table-cell>
          <table:table-cell office:value-type="string" calcext:value-type="string">
            <text:p>227,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,23</text:p>
          </table:table-cell>
          <table:table-cell office:value-type="string" calcext:value-type="string">
            <text:p>12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NV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,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232,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9,75</text:p>
          </table:table-cell>
          <table:table-cell office:value-type="string" calcext:value-type="string">
            <text:p>261,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1,75</text:p>
          </table:table-cell>
          <table:table-cell office:value-type="string" calcext:value-type="string">
            <text:p>1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M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1,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2,54</text:p>
          </table:table-cell>
          <table:table-cell office:value-type="string" calcext:value-type="string">
            <text:p>167,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4,23</text:p>
          </table:table-cell>
          <table:table-cell office:value-type="string" calcext:value-type="string">
            <text:p>216,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7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I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21</text:p>
          </table:table-cell>
          <table:table-cell office:value-type="string" calcext:value-type="string">
            <text:p>258,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1,96</text:p>
          </table:table-cell>
          <table:table-cell office:value-type="string" calcext:value-type="string">
            <text:p>109,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,93</text:p>
          </table:table-cell>
          <table:table-cell office:value-type="string" calcext:value-type="string">
            <text:p>14,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,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7,74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282,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2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W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3,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4,75</text:p>
          </table:table-cell>
          <table:table-cell office:value-type="float" office:value="218" calcext:value-type="float">
            <text:p>2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,81</text:p>
          </table:table-cell>
          <table:table-cell office:value-type="string" calcext:value-type="string">
            <text:p>10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N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193" calcext:value-type="float">
            <text:p>193,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2,81</text:p>
          </table:table-cell>
          <table:table-cell office:value-type="string" calcext:value-type="string">
            <text:p>153,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3,06</text:p>
          </table:table-cell>
          <table:table-cell office:value-type="string" calcext:value-type="string">
            <text:p>260,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,72</text:p>
          </table:table-cell>
          <table:table-cell office:value-type="string" calcext:value-type="string">
            <text:p>7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S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,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3,31</text:p>
          </table:table-cell>
          <table:table-cell office:value-type="string" calcext:value-type="string">
            <text:p>198,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,85</text:p>
          </table:table-cell>
          <table:table-cell office:value-type="string" calcext:value-type="string">
            <text:p>248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,18</text:p>
          </table:table-cell>
          <table:table-cell office:value-type="string" calcext:value-type="string">
            <text:p>12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M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,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2,75</text:p>
          </table:table-cell>
          <table:table-cell office:value-type="string" calcext:value-type="string">
            <text:p>158,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189,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,53</text:p>
          </table:table-cell>
          <table:table-cell office:value-type="string" calcext:value-type="string">
            <text:p>1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C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4,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0,13</text:p>
          </table:table-cell>
          <table:table-cell office:value-type="string" calcext:value-type="string">
            <text:p>165,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4,08</text:p>
          </table:table-cell>
          <table:table-cell office:value-type="string" calcext:value-type="string">
            <text:p>189,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,51</text:p>
          </table:table-cell>
          <table:table-cell office:value-type="string" calcext:value-type="string">
            <text:p>9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V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,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2,25</text:p>
          </table:table-cell>
          <table:table-cell office:value-type="string" calcext:value-type="string">
            <text:p>156,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3,27</text:p>
          </table:table-cell>
          <table:table-cell office:value-type="float" office:value="244" calcext:value-type="float">
            <text:p>2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,98</text:p>
          </table:table-cell>
          <table:table-cell office:value-type="string" calcext:value-type="string">
            <text:p>8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L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,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1,76</text:p>
          </table:table-cell>
          <table:table-cell office:value-type="string" calcext:value-type="string">
            <text:p>207,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,65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,78</text:p>
          </table:table-cell>
          <table:table-cell office:value-type="string" calcext:value-type="string">
            <text:p>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S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7,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5,22</text:p>
          </table:table-cell>
          <table:table-cell office:value-type="string" calcext:value-type="string">
            <text:p>214,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8,2</text:p>
          </table:table-cell>
          <table:table-cell office:value-type="float" office:value="193" calcext:value-type="float">
            <text:p>1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,69</text:p>
          </table:table-cell>
          <table:table-cell office:value-type="string" calcext:value-type="string">
            <text:p>11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M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1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,76</text:p>
          </table:table-cell>
          <table:table-cell office:value-type="string" calcext:value-type="string">
            <text:p>248,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1,14</text:p>
          </table:table-cell>
          <table:table-cell office:value-type="string" calcext:value-type="string">
            <text:p>199,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,99</text:p>
          </table:table-cell>
          <table:table-cell office:value-type="string" calcext:value-type="string">
            <text:p>10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N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7,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8,66</text:p>
          </table:table-cell>
          <table:table-cell office:value-type="float" office:value="248" calcext:value-type="float">
            <text:p>24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1,08</text:p>
          </table:table-cell>
          <table:table-cell office:value-type="string" calcext:value-type="string">
            <text:p>61,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,76</text:p>
          </table:table-cell>
          <table:table-cell office:value-type="string" calcext:value-type="string">
            <text:p>7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NC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0,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9,12</text:p>
          </table:table-cell>
          <table:table-cell office:value-type="string" calcext:value-type="string">
            <text:p>287,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4,45</text:p>
          </table:table-cell>
          <table:table-cell office:value-type="string" calcext:value-type="string">
            <text:p>177,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,97</text:p>
          </table:table-cell>
          <table:table-cell office:value-type="string" calcext:value-type="string">
            <text:p>6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A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7,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2,08</text:p>
          </table:table-cell>
          <table:table-cell office:value-type="string" calcext:value-type="string">
            <text:p>225,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,16</text:p>
          </table:table-cell>
          <table:table-cell office:value-type="string" calcext:value-type="string">
            <text:p>244,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,99</text:p>
          </table:table-cell>
          <table:table-cell office:value-type="string" calcext:value-type="string">
            <text:p>1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NY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1,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4,04</text:p>
          </table:table-cell>
          <table:table-cell office:value-type="string" calcext:value-type="string">
            <text:p>146,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,44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,54</text:p>
          </table:table-cell>
          <table:table-cell office:value-type="string" calcext:value-type="string">
            <text:p>8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,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,81</text:p>
          </table:table-cell>
          <table:table-cell office:value-type="string" calcext:value-type="string">
            <text:p>103,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8,81</text:p>
          </table:table-cell>
          <table:table-cell office:value-type="string" calcext:value-type="string">
            <text:p>156,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7,03</text:p>
          </table:table-cell>
          <table:table-cell office:value-type="string" calcext:value-type="string">
            <text:p>12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N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8,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,18</text:p>
          </table:table-cell>
          <table:table-cell office:value-type="string" calcext:value-type="string">
            <text:p>155,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,23</text:p>
          </table:table-cell>
          <table:table-cell office:value-type="string" calcext:value-type="string">
            <text:p>277,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,48</text:p>
          </table:table-cell>
          <table:table-cell office:value-type="string" calcext:value-type="string">
            <text:p>8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4,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160,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3,65</text:p>
          </table:table-cell>
          <table:table-cell office:value-type="string" calcext:value-type="string">
            <text:p>155,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6,99</text:p>
          </table:table-cell>
          <table:table-cell office:value-type="string" calcext:value-type="string">
            <text:p>1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O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9,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8,78</text:p>
          </table:table-cell>
          <table:table-cell office:value-type="string" calcext:value-type="string">
            <text:p>178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242,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,9</text:p>
          </table:table-cell>
          <table:table-cell office:value-type="string" calcext:value-type="string">
            <text:p>12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C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,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,22</text:p>
          </table:table-cell>
          <table:table-cell office:value-type="string" calcext:value-type="string">
            <text:p>86,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,38</text:p>
          </table:table-cell>
          <table:table-cell office:value-type="string" calcext:value-type="string">
            <text:p>156,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,03</text:p>
          </table:table-cell>
          <table:table-cell office:value-type="string" calcext:value-type="string">
            <text:p>9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O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5,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,37</text:p>
          </table:table-cell>
          <table:table-cell office:value-type="string" calcext:value-type="string">
            <text:p>275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3,45</text:p>
          </table:table-cell>
          <table:table-cell office:value-type="string" calcext:value-type="string">
            <text:p>214,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14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WV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,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7,85</text:p>
          </table:table-cell>
          <table:table-cell office:value-type="string" calcext:value-type="string">
            <text:p>121,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,35</text:p>
          </table:table-cell>
          <table:table-cell office:value-type="string" calcext:value-type="string">
            <text:p>221,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,97</text:p>
          </table:table-cell>
          <table:table-cell office:value-type="string" calcext:value-type="string">
            <text:p>3,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O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,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5,07</text:p>
          </table:table-cell>
          <table:table-cell office:value-type="string" calcext:value-type="string">
            <text:p>241,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,49</text:p>
          </table:table-cell>
          <table:table-cell office:value-type="string" calcext:value-type="string">
            <text:p>227,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,25</text:p>
          </table:table-cell>
          <table:table-cell office:value-type="string" calcext:value-type="string">
            <text:p>11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16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,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5,56</text:p>
          </table:table-cell>
          <table:table-cell office:value-type="string" calcext:value-type="string">
            <text:p>153,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3,06</text:p>
          </table:table-cell>
          <table:table-cell office:value-type="string" calcext:value-type="string">
            <text:p>232,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,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D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,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2,51</text:p>
          </table:table-cell>
          <table:table-cell office:value-type="string" calcext:value-type="string">
            <text:p>200,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,03</text:p>
          </table:table-cell>
          <table:table-cell office:value-type="string" calcext:value-type="string">
            <text:p>202,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9,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W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9,15</text:p>
          </table:table-cell>
          <table:table-cell office:value-type="string" calcext:value-type="string">
            <text:p>233,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9,87</text:p>
          </table:table-cell>
          <table:table-cell office:value-type="string" calcext:value-type="string">
            <text:p>223,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0,06</text:p>
          </table:table-cell>
          <table:table-cell office:value-type="string" calcext:value-type="string">
            <text:p>12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A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8,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40,53</text:p>
          </table:table-cell>
          <table:table-cell office:value-type="string" calcext:value-type="string">
            <text:p>246,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,95</text:p>
          </table:table-cell>
          <table:table-cell office:value-type="string" calcext:value-type="string">
            <text:p>198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8,93</text:p>
          </table:table-cell>
          <table:table-cell office:value-type="string" calcext:value-type="string">
            <text:p>12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O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0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,42</text:p>
          </table:table-cell>
          <table:table-cell office:value-type="string" calcext:value-type="string">
            <text:p>222,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8,89</text:p>
          </table:table-cell>
          <table:table-cell office:value-type="string" calcext:value-type="string">
            <text:p>158,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,13</text:p>
          </table:table-cell>
          <table:table-cell office:value-type="string" calcext:value-type="string">
            <text:p>13,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T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,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1,82</text:p>
          </table:table-cell>
          <table:table-cell office:value-type="string" calcext:value-type="string">
            <text:p>114,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,75</text:p>
          </table:table-cell>
          <table:table-cell office:value-type="string" calcext:value-type="string">
            <text:p>104,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,71</text:p>
          </table:table-cell>
          <table:table-cell office:value-type="string" calcext:value-type="string">
            <text:p>13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3,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4,65</text:p>
          </table:table-cell>
          <table:table-cell office:value-type="string" calcext:value-type="string">
            <text:p>87,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,46</text:p>
          </table:table-cell>
          <table:table-cell office:value-type="string" calcext:value-type="string">
            <text:p>166,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,48</text:p>
          </table:table-cell>
          <table:table-cell office:value-type="string" calcext:value-type="string">
            <text:p>11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M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,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,69</text:p>
          </table:table-cell>
          <table:table-cell office:value-type="string" calcext:value-type="string">
            <text:p>208,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7,73</text:p>
          </table:table-cell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1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,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1,23</text:p>
          </table:table-cell>
          <table:table-cell office:value-type="string" calcext:value-type="string">
            <text:p>300,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5,54</text:p>
          </table:table-cell>
          <table:table-cell office:value-type="string" calcext:value-type="string">
            <text:p>192,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,66</text:p>
          </table:table-cell>
          <table:table-cell office:value-type="string" calcext:value-type="string">
            <text:p>11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W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,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9,62</text:p>
          </table:table-cell>
          <table:table-cell office:value-type="string" calcext:value-type="string">
            <text:p>209,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7,84</text:p>
          </table:table-cell>
          <table:table-cell office:value-type="string" calcext:value-type="string">
            <text:p>280,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2,64</text:p>
          </table:table-cell>
          <table:table-cell office:value-type="string" calcext:value-type="string">
            <text:p>15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HI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,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,05</text:p>
          </table:table-cell>
          <table:table-cell office:value-type="string" calcext:value-type="string">
            <text:p>211,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8,01</text:p>
          </table:table-cell>
          <table:table-cell office:value-type="float" office:value="236" calcext:value-type="float">
            <text:p>2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,62</text:p>
          </table:table-cell>
          <table:table-cell office:value-type="string" calcext:value-type="string">
            <text:p>10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7,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6,78</text:p>
          </table:table-cell>
          <table:table-cell office:value-type="string" calcext:value-type="string">
            <text:p>224,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9,08</text:p>
          </table:table-cell>
          <table:table-cell office:value-type="string" calcext:value-type="string">
            <text:p>310,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3,99</text:p>
          </table:table-cell>
          <table:table-cell office:value-type="string" calcext:value-type="string">
            <text:p>11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A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9,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5,67</text:p>
          </table:table-cell>
          <table:table-cell office:value-type="string" calcext:value-type="string">
            <text:p>164,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,95</text:p>
          </table:table-cell>
          <table:table-cell office:value-type="string" calcext:value-type="string">
            <text:p>159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,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N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2,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,14</text:p>
          </table:table-cell>
          <table:table-cell office:value-type="string" calcext:value-type="string">
            <text:p>114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,77</text:p>
          </table:table-cell>
          <table:table-cell office:value-type="string" calcext:value-type="string">
            <text:p>177,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7,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5,24</text:p>
          </table:table-cell>
          <table:table-cell office:value-type="string" calcext:value-type="string">
            <text:p>207,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7,67</text:p>
          </table:table-cell>
          <table:table-cell office:value-type="string" calcext:value-type="string">
            <text:p>108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,87</text:p>
          </table:table-cell>
          <table:table-cell office:value-type="string" calcext:value-type="string">
            <text:p>12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NV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1,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7,4</text:p>
          </table:table-cell>
          <table:table-cell office:value-type="string" calcext:value-type="string">
            <text:p>159,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3,52</text:p>
          </table:table-cell>
          <table:table-cell office:value-type="string" calcext:value-type="string">
            <text:p>167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,56</text:p>
          </table:table-cell>
          <table:table-cell office:value-type="string" calcext:value-type="string">
            <text:p>14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D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70,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9,04</text:p>
          </table:table-cell>
          <table:table-cell office:value-type="string" calcext:value-type="string">
            <text:p>233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9,84</text:p>
          </table:table-cell>
          <table:table-cell office:value-type="string" calcext:value-type="string">
            <text:p>174,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7,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W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9,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2,28</text:p>
          </table:table-cell>
          <table:table-cell office:value-type="string" calcext:value-type="string">
            <text:p>110,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,38</text:p>
          </table:table-cell>
          <table:table-cell office:value-type="string" calcext:value-type="string">
            <text:p>210,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,48</text:p>
          </table:table-cell>
          <table:table-cell office:value-type="string" calcext:value-type="string">
            <text:p>9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V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9,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0,55</text:p>
          </table:table-cell>
          <table:table-cell office:value-type="string" calcext:value-type="string">
            <text:p>276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3,51</text:p>
          </table:table-cell>
          <table:table-cell office:value-type="string" calcext:value-type="string">
            <text:p>169,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7,64</text:p>
          </table:table-cell>
          <table:table-cell office:value-type="string" calcext:value-type="string">
            <text:p>10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7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V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2,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9,27</text:p>
          </table:table-cell>
          <table:table-cell office:value-type="string" calcext:value-type="string">
            <text:p>161,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3,74</text:p>
          </table:table-cell>
          <table:table-cell office:value-type="string" calcext:value-type="string">
            <text:p>259,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1,69</text:p>
          </table:table-cell>
          <table:table-cell office:value-type="string" calcext:value-type="string">
            <text:p>11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T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,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3,2</text:p>
          </table:table-cell>
          <table:table-cell office:value-type="string" calcext:value-type="string">
            <text:p>96,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,23</text:p>
          </table:table-cell>
          <table:table-cell office:value-type="string" calcext:value-type="string">
            <text:p>243,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,94</text:p>
          </table:table-cell>
          <table:table-cell office:value-type="string" calcext:value-type="string">
            <text:p>16,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8,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7,16</text:p>
          </table:table-cell>
          <table:table-cell office:value-type="string" calcext:value-type="string">
            <text:p>244,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,77</text:p>
          </table:table-cell>
          <table:table-cell office:value-type="string" calcext:value-type="string">
            <text:p>132,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,96</text:p>
          </table:table-cell>
          <table:table-cell office:value-type="string" calcext:value-type="string">
            <text:p>9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5,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6,38</text:p>
          </table:table-cell>
          <table:table-cell office:value-type="string" calcext:value-type="string">
            <text:p>214,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,2</text:p>
          </table:table-cell>
          <table:table-cell office:value-type="float" office:value="241" calcext:value-type="float">
            <text:p>2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,85</text:p>
          </table:table-cell>
          <table:table-cell office:value-type="string" calcext:value-type="string">
            <text:p>7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,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3,75</text:p>
          </table:table-cell>
          <table:table-cell office:value-type="string" calcext:value-type="string">
            <text:p>179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28</text:p>
          </table:table-cell>
          <table:table-cell office:value-type="string" calcext:value-type="string">
            <text:p>234,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,53</text:p>
          </table:table-cell>
          <table:table-cell office:value-type="string" calcext:value-type="string">
            <text:p>10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,0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9,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2,72</text:p>
          </table:table-cell>
          <table:table-cell office:value-type="string" calcext:value-type="string">
            <text:p>137,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,17</text:p>
          </table:table-cell>
          <table:table-cell office:value-type="string" calcext:value-type="string">
            <text:p>1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NJ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,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,81</text:p>
          </table:table-cell>
          <table:table-cell office:value-type="string" calcext:value-type="string">
            <text:p>223,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,02</text:p>
          </table:table-cell>
          <table:table-cell office:value-type="string" calcext:value-type="string">
            <text:p>267,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2,04</text:p>
          </table:table-cell>
          <table:table-cell office:value-type="string" calcext:value-type="string">
            <text:p>11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,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,43</text:p>
          </table:table-cell>
          <table:table-cell office:value-type="string" calcext:value-type="string">
            <text:p>177,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5,06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,17</text:p>
          </table:table-cell>
          <table:table-cell office:value-type="string" calcext:value-type="string">
            <text:p>8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S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46,6</text:p>
          </table:table-cell>
          <table:table-cell office:value-type="string" calcext:value-type="string">
            <text:p>144,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,25</text:p>
          </table:table-cell>
          <table:table-cell office:value-type="string" calcext:value-type="string">
            <text:p>268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,07</text:p>
          </table:table-cell>
          <table:table-cell office:value-type="string" calcext:value-type="string">
            <text:p>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L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,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4,89</text:p>
          </table:table-cell>
          <table:table-cell office:value-type="string" calcext:value-type="string">
            <text:p>172,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4,65</text:p>
          </table:table-cell>
          <table:table-cell office:value-type="string" calcext:value-type="string">
            <text:p>153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,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F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8,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8,59</text:p>
          </table:table-cell>
          <table:table-cell office:value-type="string" calcext:value-type="string">
            <text:p>283,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4,08</text:p>
          </table:table-cell>
          <table:table-cell office:value-type="string" calcext:value-type="string">
            <text:p>243,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,97</text:p>
          </table:table-cell>
          <table:table-cell office:value-type="string" calcext:value-type="string">
            <text:p>10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N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6,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3,61</text:p>
          </table:table-cell>
          <table:table-cell office:value-type="string" calcext:value-type="string">
            <text:p>135,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208,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9,37</text:p>
          </table:table-cell>
          <table:table-cell office:value-type="string" calcext:value-type="string">
            <text:p>7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M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,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0,83</text:p>
          </table:table-cell>
          <table:table-cell office:value-type="string" calcext:value-type="string">
            <text:p>187,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,97</text:p>
          </table:table-cell>
          <table:table-cell office:value-type="string" calcext:value-type="string">
            <text:p>152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,8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M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,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9,85</text:p>
          </table:table-cell>
          <table:table-cell office:value-type="string" calcext:value-type="string">
            <text:p>155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0,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,87</text:p>
          </table:table-cell>
          <table:table-cell office:value-type="string" calcext:value-type="string">
            <text:p>9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V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21,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,64</text:p>
          </table:table-cell>
          <table:table-cell office:value-type="string" calcext:value-type="string">
            <text:p>276,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3,47</text:p>
          </table:table-cell>
          <table:table-cell office:value-type="string" calcext:value-type="string">
            <text:p>222,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,03</text:p>
          </table:table-cell>
          <table:table-cell office:value-type="string" calcext:value-type="string">
            <text:p>10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N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97</text:p>
          </table:table-cell>
          <table:table-cell office:value-type="string" calcext:value-type="string">
            <text:p>227,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9,32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,92</text:p>
          </table:table-cell>
          <table:table-cell office:value-type="string" calcext:value-type="string">
            <text:p>13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N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,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8,99</text:p>
          </table:table-cell>
          <table:table-cell office:value-type="string" calcext:value-type="string">
            <text:p>206,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,55</text:p>
          </table:table-cell>
          <table:table-cell office:value-type="string" calcext:value-type="string">
            <text:p>194,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,74</text:p>
          </table:table-cell>
          <table:table-cell office:value-type="string" calcext:value-type="string">
            <text:p>9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WV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4,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44,95</text:p>
          </table:table-cell>
          <table:table-cell office:value-type="string" calcext:value-type="string">
            <text:p>222,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8,94</text:p>
          </table:table-cell>
          <table:table-cell office:value-type="string" calcext:value-type="string">
            <text:p>213,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,6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DC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5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240,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,45</text:p>
          </table:table-cell>
          <table:table-cell office:value-type="string" calcext:value-type="string">
            <text:p>243,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,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9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,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7,98</text:p>
          </table:table-cell>
          <table:table-cell office:value-type="string" calcext:value-type="string">
            <text:p>204,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7,42</text:p>
          </table:table-cell>
          <table:table-cell office:value-type="string" calcext:value-type="string">
            <text:p>136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,14</text:p>
          </table:table-cell>
          <table:table-cell office:value-type="string" calcext:value-type="string">
            <text:p>11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G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6,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1,51</text:p>
          </table:table-cell>
          <table:table-cell office:value-type="string" calcext:value-type="string">
            <text:p>123,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,52</text:p>
          </table:table-cell>
          <table:table-cell office:value-type="string" calcext:value-type="string">
            <text:p>308,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3,88</text:p>
          </table:table-cell>
          <table:table-cell office:value-type="string" calcext:value-type="string">
            <text:p>13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K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,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3,25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,83</text:p>
          </table:table-cell>
          <table:table-cell office:value-type="string" calcext:value-type="string">
            <text:p>104,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,71</text:p>
          </table:table-cell>
          <table:table-cell office:value-type="string" calcext:value-type="string">
            <text:p>13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AZ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3,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9,56</text:p>
          </table:table-cell>
          <table:table-cell office:value-type="string" calcext:value-type="string">
            <text:p>234,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,96</text:p>
          </table:table-cell>
          <table:table-cell office:value-type="string" calcext:value-type="string">
            <text:p>121,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,48</text:p>
          </table:table-cell>
          <table:table-cell office:value-type="string" calcext:value-type="string">
            <text:p>8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NJ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1,77</text:p>
          </table:table-cell>
          <table:table-cell office:value-type="string" calcext:value-type="string">
            <text:p>196,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215,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,69</text:p>
          </table:table-cell>
          <table:table-cell office:value-type="string" calcext:value-type="string">
            <text:p>1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W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,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,65</text:p>
          </table:table-cell>
          <table:table-cell office:value-type="string" calcext:value-type="string">
            <text:p>163,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,87</text:p>
          </table:table-cell>
          <table:table-cell office:value-type="string" calcext:value-type="string">
            <text:p>251,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1,31</text:p>
          </table:table-cell>
          <table:table-cell office:value-type="string" calcext:value-type="string">
            <text:p>9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4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1,57</text:p>
          </table:table-cell>
          <table:table-cell office:value-type="string" calcext:value-type="string">
            <text:p>161,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184,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,29</text:p>
          </table:table-cell>
          <table:table-cell office:value-type="string" calcext:value-type="string">
            <text:p>9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,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7,93</text:p>
          </table:table-cell>
          <table:table-cell office:value-type="string" calcext:value-type="string">
            <text:p>182,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83,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,28</text:p>
          </table:table-cell>
          <table:table-cell office:value-type="string" calcext:value-type="string">
            <text:p>12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A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76,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6,97</text:p>
          </table:table-cell>
          <table:table-cell office:value-type="float" office:value="252" calcext:value-type="float">
            <text:p>2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1,42</text:p>
          </table:table-cell>
          <table:table-cell office:value-type="string" calcext:value-type="string">
            <text:p>132,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,96</text:p>
          </table:table-cell>
          <table:table-cell office:value-type="string" calcext:value-type="string">
            <text:p>8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A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2,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9,36</text:p>
          </table:table-cell>
          <table:table-cell office:value-type="string" calcext:value-type="string">
            <text:p>217,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,48</text:p>
          </table:table-cell>
          <table:table-cell office:value-type="string" calcext:value-type="string">
            <text:p>260,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,73</text:p>
          </table:table-cell>
          <table:table-cell office:value-type="string" calcext:value-type="string">
            <text:p>11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V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5,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0,09</text:p>
          </table:table-cell>
          <table:table-cell office:value-type="string" calcext:value-type="string">
            <text:p>202,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7,24</text:p>
          </table:table-cell>
          <table:table-cell office:value-type="string" calcext:value-type="string">
            <text:p>246,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1,08</text:p>
          </table:table-cell>
          <table:table-cell office:value-type="string" calcext:value-type="string">
            <text:p>11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D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,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258,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2,01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,35</text:p>
          </table:table-cell>
          <table:table-cell office:value-type="string" calcext:value-type="string">
            <text:p>10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N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9,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9,07</text:p>
          </table:table-cell>
          <table:table-cell office:value-type="string" calcext:value-type="string">
            <text:p>217,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8,51</text:p>
          </table:table-cell>
          <table:table-cell office:value-type="string" calcext:value-type="string">
            <text:p>243,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,96</text:p>
          </table:table-cell>
          <table:table-cell office:value-type="string" calcext:value-type="string">
            <text:p>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O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1,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1,07</text:p>
          </table:table-cell>
          <table:table-cell office:value-type="string" calcext:value-type="string">
            <text:p>138,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,81</text:p>
          </table:table-cell>
          <table:table-cell office:value-type="string" calcext:value-type="string">
            <text:p>148,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9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O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,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8,39</text:p>
          </table:table-cell>
          <table:table-cell office:value-type="string" calcext:value-type="string">
            <text:p>174,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4,8</text:p>
          </table:table-cell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,98</text:p>
          </table:table-cell>
          <table:table-cell office:value-type="string" calcext:value-type="string">
            <text:p>10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8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1,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1,09</text:p>
          </table:table-cell>
          <table:table-cell office:value-type="string" calcext:value-type="string">
            <text:p>251,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1,39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,72</text:p>
          </table:table-cell>
          <table:table-cell office:value-type="string" calcext:value-type="string">
            <text:p>11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SC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,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5,05</text:p>
          </table:table-cell>
          <table:table-cell office:value-type="string" calcext:value-type="string">
            <text:p>279,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3,76</text:p>
          </table:table-cell>
          <table:table-cell office:value-type="float" office:value="278" calcext:value-type="float">
            <text:p>27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2,51</text:p>
          </table:table-cell>
          <table:table-cell office:value-type="string" calcext:value-type="string">
            <text:p>7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W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4,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6,45</text:p>
          </table:table-cell>
          <table:table-cell office:value-type="string" calcext:value-type="string">
            <text:p>261,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2,23</text:p>
          </table:table-cell>
          <table:table-cell office:value-type="string" calcext:value-type="string">
            <text:p>280,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2,64</text:p>
          </table:table-cell>
          <table:table-cell office:value-type="string" calcext:value-type="string">
            <text:p>14,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M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2,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5,91</text:p>
          </table:table-cell>
          <table:table-cell office:value-type="string" calcext:value-type="string">
            <text:p>166,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4,13</text:p>
          </table:table-cell>
          <table:table-cell office:value-type="string" calcext:value-type="string">
            <text:p>199,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1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4,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3,13</text:p>
          </table:table-cell>
          <table:table-cell office:value-type="string" calcext:value-type="string">
            <text:p>187,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174,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7,87</text:p>
          </table:table-cell>
          <table:table-cell office:value-type="string" calcext:value-type="string">
            <text:p>8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W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,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8,37</text:p>
          </table:table-cell>
          <table:table-cell office:value-type="string" calcext:value-type="string">
            <text:p>223,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9,01</text:p>
          </table:table-cell>
          <table:table-cell office:value-type="string" calcext:value-type="string">
            <text:p>188,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14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K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2,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,79</text:p>
          </table:table-cell>
          <table:table-cell office:value-type="string" calcext:value-type="string">
            <text:p>179,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5,23</text:p>
          </table:table-cell>
          <table:table-cell office:value-type="string" calcext:value-type="string">
            <text:p>185,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8,35</text:p>
          </table:table-cell>
          <table:table-cell office:value-type="string" calcext:value-type="string">
            <text:p>18,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C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7,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1,94</text:p>
          </table:table-cell>
          <table:table-cell office:value-type="string" calcext:value-type="string">
            <text:p>209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7,84</text:p>
          </table:table-cell>
          <table:table-cell office:value-type="string" calcext:value-type="string">
            <text:p>256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,55</text:p>
          </table:table-cell>
          <table:table-cell office:value-type="string" calcext:value-type="string">
            <text:p>10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OK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,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9,78</text:p>
          </table:table-cell>
          <table:table-cell office:value-type="float" office:value="238" calcext:value-type="float">
            <text:p>2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,23</text:p>
          </table:table-cell>
          <table:table-cell office:value-type="string" calcext:value-type="string">
            <text:p>201,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9,09</text:p>
          </table:table-cell>
          <table:table-cell office:value-type="string" calcext:value-type="string">
            <text:p>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V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1,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5,99</text:p>
          </table:table-cell>
          <table:table-cell office:value-type="string" calcext:value-type="string">
            <text:p>225,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9,14</text:p>
          </table:table-cell>
          <table:table-cell office:value-type="string" calcext:value-type="string">
            <text:p>197,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,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6,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9,87</text:p>
          </table:table-cell>
          <table:table-cell office:value-type="string" calcext:value-type="string">
            <text:p>228,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251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1,31</text:p>
          </table:table-cell>
          <table:table-cell office:value-type="string" calcext:value-type="string">
            <text:p>9,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F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5,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6,7</text:p>
          </table:table-cell>
          <table:table-cell office:value-type="string" calcext:value-type="string">
            <text:p>211,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7,94</text:p>
          </table:table-cell>
          <table:table-cell office:value-type="string" calcext:value-type="string">
            <text:p>252,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1,38</text:p>
          </table:table-cell>
          <table:table-cell office:value-type="string" calcext:value-type="string">
            <text:p>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D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,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5,36</text:p>
          </table:table-cell>
          <table:table-cell office:value-type="string" calcext:value-type="string">
            <text:p>199,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,95</text:p>
          </table:table-cell>
          <table:table-cell office:value-type="string" calcext:value-type="string">
            <text:p>173,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7,81</text:p>
          </table:table-cell>
          <table:table-cell office:value-type="string" calcext:value-type="string">
            <text:p>14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W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6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6,66</text:p>
          </table:table-cell>
          <table:table-cell office:value-type="string" calcext:value-type="string">
            <text:p>171,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4,58</text:p>
          </table:table-cell>
          <table:table-cell office:value-type="string" calcext:value-type="string">
            <text:p>149,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71</text:p>
          </table:table-cell>
          <table:table-cell office:value-type="string" calcext:value-type="string">
            <text:p>11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0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A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,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9,29</text:p>
          </table:table-cell>
          <table:table-cell office:value-type="string" calcext:value-type="string">
            <text:p>190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,17</text:p>
          </table:table-cell>
          <table:table-cell office:value-type="string" calcext:value-type="string">
            <text:p>297,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3,39</text:p>
          </table:table-cell>
          <table:table-cell office:value-type="string" calcext:value-type="string">
            <text:p>10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O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8,42</text:p>
          </table:table-cell>
          <table:table-cell office:value-type="string" calcext:value-type="string">
            <text:p>162,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3,78</text:p>
          </table:table-cell>
          <table:table-cell office:value-type="string" calcext:value-type="string">
            <text:p>156,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,06</text:p>
          </table:table-cell>
          <table:table-cell office:value-type="string" calcext:value-type="string">
            <text:p>9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5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AZ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,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9,33</text:p>
          </table:table-cell>
          <table:table-cell office:value-type="string" calcext:value-type="string">
            <text:p>221,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8,86</text:p>
          </table:table-cell>
          <table:table-cell office:value-type="string" calcext:value-type="string">
            <text:p>170,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,69</text:p>
          </table:table-cell>
          <table:table-cell office:value-type="string" calcext:value-type="string">
            <text:p>6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,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9,15</text:p>
          </table:table-cell>
          <table:table-cell office:value-type="string" calcext:value-type="string">
            <text:p>150,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2,76</text:p>
          </table:table-cell>
          <table:table-cell office:value-type="string" calcext:value-type="string">
            <text:p>163,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,35</text:p>
          </table:table-cell>
          <table:table-cell office:value-type="string" calcext:value-type="string">
            <text:p>13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M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0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0,92</text:p>
          </table:table-cell>
          <table:table-cell office:value-type="string" calcext:value-type="string">
            <text:p>106,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195,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,81</text:p>
          </table:table-cell>
          <table:table-cell office:value-type="string" calcext:value-type="string">
            <text:p>10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86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T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7,52</text:p>
          </table:table-cell>
          <table:table-cell office:value-type="string" calcext:value-type="string">
            <text:p>170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4,47</text:p>
          </table:table-cell>
          <table:table-cell office:value-type="string" calcext:value-type="string">
            <text:p>278,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,5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O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,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40,31</text:p>
          </table:table-cell>
          <table:table-cell office:value-type="string" calcext:value-type="string">
            <text:p>238,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,26</text:p>
          </table:table-cell>
          <table:table-cell office:value-type="string" calcext:value-type="string">
            <text:p>181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,16</text:p>
          </table:table-cell>
          <table:table-cell office:value-type="string" calcext:value-type="string">
            <text:p>10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89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V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,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,64</text:p>
          </table:table-cell>
          <table:table-cell office:value-type="string" calcext:value-type="string">
            <text:p>171,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4,56</text:p>
          </table:table-cell>
          <table:table-cell office:value-type="string" calcext:value-type="string">
            <text:p>169,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,65</text:p>
          </table:table-cell>
          <table:table-cell office:value-type="string" calcext:value-type="string">
            <text:p>7,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,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0,43</text:p>
          </table:table-cell>
          <table:table-cell office:value-type="string" calcext:value-type="string">
            <text:p>272,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3,17</text:p>
          </table:table-cell>
          <table:table-cell office:value-type="string" calcext:value-type="string">
            <text:p>67,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10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W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5,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8,14</text:p>
          </table:table-cell>
          <table:table-cell office:value-type="string" calcext:value-type="string">
            <text:p>228,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9,46</text:p>
          </table:table-cell>
          <table:table-cell office:value-type="string" calcext:value-type="string">
            <text:p>169,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7,64</text:p>
          </table:table-cell>
          <table:table-cell office:value-type="string" calcext:value-type="string">
            <text:p>9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M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,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4,43</text:p>
          </table:table-cell>
          <table:table-cell office:value-type="string" calcext:value-type="string">
            <text:p>75,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,43</text:p>
          </table:table-cell>
          <table:table-cell office:value-type="string" calcext:value-type="string">
            <text:p>217,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,81</text:p>
          </table:table-cell>
          <table:table-cell office:value-type="string" calcext:value-type="string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7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W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8,29</text:p>
          </table:table-cell>
          <table:table-cell office:value-type="string" calcext:value-type="string">
            <text:p>186,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5,87</text:p>
          </table:table-cell>
          <table:table-cell office:value-type="string" calcext:value-type="string">
            <text:p>251,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1,32</text:p>
          </table:table-cell>
          <table:table-cell office:value-type="string" calcext:value-type="string">
            <text:p>14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5,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6,45</text:p>
          </table:table-cell>
          <table:table-cell office:value-type="string" calcext:value-type="string">
            <text:p>223,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9,02</text:p>
          </table:table-cell>
          <table:table-cell office:value-type="string" calcext:value-type="string">
            <text:p>50,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10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F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5,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9,87</text:p>
          </table:table-cell>
          <table:table-cell office:value-type="string" calcext:value-type="string">
            <text:p>152,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2,95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10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8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M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,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6,72</text:p>
          </table:table-cell>
          <table:table-cell office:value-type="string" calcext:value-type="string">
            <text:p>207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,65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11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AZ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6,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5,44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3,69</text:p>
          </table:table-cell>
          <table:table-cell office:value-type="string" calcext:value-type="string">
            <text:p>220,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9,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A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3,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8,21</text:p>
          </table:table-cell>
          <table:table-cell office:value-type="string" calcext:value-type="string">
            <text:p>181,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5,41</text:p>
          </table:table-cell>
          <table:table-cell office:value-type="string" calcext:value-type="string">
            <text:p>306,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,77</text:p>
          </table:table-cell>
          <table:table-cell office:value-type="string" calcext:value-type="string">
            <text:p>8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D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8,48</text:p>
          </table:table-cell>
          <table:table-cell office:value-type="string" calcext:value-type="string">
            <text:p>175,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4,89</text:p>
          </table:table-cell>
          <table:table-cell office:value-type="string" calcext:value-type="string">
            <text:p>233,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,51</text:p>
          </table:table-cell>
          <table:table-cell office:value-type="string" calcext:value-type="string">
            <text:p>16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NJ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3,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4,36</text:p>
          </table:table-cell>
          <table:table-cell office:value-type="string" calcext:value-type="string">
            <text:p>170,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4,51</text:p>
          </table:table-cell>
          <table:table-cell office:value-type="string" calcext:value-type="string">
            <text:p>195,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,79</text:p>
          </table:table-cell>
          <table:table-cell office:value-type="string" calcext:value-type="string">
            <text:p>11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N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4,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8,13</text:p>
          </table:table-cell>
          <table:table-cell office:value-type="string" calcext:value-type="string">
            <text:p>166,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4,14</text:p>
          </table:table-cell>
          <table:table-cell office:value-type="float" office:value="187" calcext:value-type="float">
            <text:p>18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8,41</text:p>
          </table:table-cell>
          <table:table-cell office:value-type="string" calcext:value-type="string">
            <text:p>11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,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1,42</text:p>
          </table:table-cell>
          <table:table-cell office:value-type="string" calcext:value-type="string">
            <text:p>130,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1,1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,8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T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,03</text:p>
          </table:table-cell>
          <table:table-cell office:value-type="string" calcext:value-type="string">
            <text:p>213,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,17</text:p>
          </table:table-cell>
          <table:table-cell office:value-type="string" calcext:value-type="string">
            <text:p>299,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,49</text:p>
          </table:table-cell>
          <table:table-cell office:value-type="string" calcext:value-type="string">
            <text:p>7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N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5,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6,65</text:p>
          </table:table-cell>
          <table:table-cell office:value-type="string" calcext:value-type="string">
            <text:p>105,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8,97</text:p>
          </table:table-cell>
          <table:table-cell office:value-type="string" calcext:value-type="string">
            <text:p>291,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11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MO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7,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5,09</text:p>
          </table:table-cell>
          <table:table-cell office:value-type="string" calcext:value-type="string">
            <text:p>284,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4,15</text:p>
          </table:table-cell>
          <table:table-cell office:value-type="string" calcext:value-type="string">
            <text:p>170,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,66</text:p>
          </table:table-cell>
          <table:table-cell office:value-type="string" calcext:value-type="string">
            <text:p>8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19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MI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5,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1,67</text:p>
          </table:table-cell>
          <table:table-cell office:value-type="string" calcext:value-type="string">
            <text:p>144,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2,29</text:p>
          </table:table-cell>
          <table:table-cell office:value-type="string" calcext:value-type="string">
            <text:p>227,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,23</text:p>
          </table:table-cell>
          <table:table-cell office:value-type="string" calcext:value-type="string">
            <text:p>3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N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3,07</text:p>
          </table:table-cell>
          <table:table-cell office:value-type="float" office:value="223" calcext:value-type="float">
            <text:p>2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8,96</text:p>
          </table:table-cell>
          <table:table-cell office:value-type="string" calcext:value-type="string">
            <text:p>167,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7,54</text:p>
          </table:table-cell>
          <table:table-cell office:value-type="string" calcext:value-type="string">
            <text:p>9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5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KY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,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2,79</text:p>
          </table:table-cell>
          <table:table-cell office:value-type="string" calcext:value-type="string">
            <text:p>219,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,67</text:p>
          </table:table-cell>
          <table:table-cell office:value-type="string" calcext:value-type="string">
            <text:p>169,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62</text:p>
          </table:table-cell>
          <table:table-cell office:value-type="string" calcext:value-type="string">
            <text:p>10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M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1,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5,97</text:p>
          </table:table-cell>
          <table:table-cell office:value-type="string" calcext:value-type="string">
            <text:p>237,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,22</text:p>
          </table:table-cell>
          <table:table-cell office:value-type="string" calcext:value-type="string">
            <text:p>209,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,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,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3,89</text:p>
          </table:table-cell>
          <table:table-cell office:value-type="float" office:value="203" calcext:value-type="float">
            <text:p>20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7,26</text:p>
          </table:table-cell>
          <table:table-cell office:value-type="string" calcext:value-type="string">
            <text:p>181,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8,15</text:p>
          </table:table-cell>
          <table:table-cell office:value-type="string" calcext:value-type="string">
            <text:p>12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I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,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4,89</text:p>
          </table:table-cell>
          <table:table-cell office:value-type="string" calcext:value-type="string">
            <text:p>196,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6,69</text:p>
          </table:table-cell>
          <table:table-cell office:value-type="string" calcext:value-type="string">
            <text:p>235,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9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W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,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9,92</text:p>
          </table:table-cell>
          <table:table-cell office:value-type="string" calcext:value-type="string">
            <text:p>211,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,99</text:p>
          </table:table-cell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61</text:p>
          </table:table-cell>
          <table:table-cell office:value-type="string" calcext:value-type="string">
            <text:p>7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WV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,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3,85</text:p>
          </table:table-cell>
          <table:table-cell office:value-type="string" calcext:value-type="string">
            <text:p>235,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,04</text:p>
          </table:table-cell>
          <table:table-cell office:value-type="string" calcext:value-type="string">
            <text:p>1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I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8,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8,58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7,34</text:p>
          </table:table-cell>
          <table:table-cell office:value-type="string" calcext:value-type="string">
            <text:p>260,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1,74</text:p>
          </table:table-cell>
          <table:table-cell office:value-type="string" calcext:value-type="string">
            <text:p>15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M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5,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3,29</text:p>
          </table:table-cell>
          <table:table-cell office:value-type="string" calcext:value-type="string">
            <text:p>166,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4,14</text:p>
          </table:table-cell>
          <table:table-cell office:value-type="string" calcext:value-type="string">
            <text:p>297,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3,38</text:p>
          </table:table-cell>
          <table:table-cell office:value-type="string" calcext:value-type="string">
            <text:p>11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6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P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0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9,13</text:p>
          </table:table-cell>
          <table:table-cell office:value-type="string" calcext:value-type="string">
            <text:p>148,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,64</text:p>
          </table:table-cell>
          <table:table-cell office:value-type="string" calcext:value-type="string">
            <text:p>255,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8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NY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1,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,8</text:p>
          </table:table-cell>
          <table:table-cell office:value-type="string" calcext:value-type="string">
            <text:p>193,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,42</text:p>
          </table:table-cell>
          <table:table-cell office:value-type="string" calcext:value-type="string">
            <text:p>153,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,89</text:p>
          </table:table-cell>
          <table:table-cell office:value-type="string" calcext:value-type="string">
            <text:p>9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C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,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87,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91</text:p>
          </table:table-cell>
          <table:table-cell office:value-type="string" calcext:value-type="string">
            <text:p>206,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,29</text:p>
          </table:table-cell>
          <table:table-cell office:value-type="string" calcext:value-type="string">
            <text:p>11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V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8,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5,38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,98</text:p>
          </table:table-cell>
          <table:table-cell office:value-type="float" office:value="162" calcext:value-type="float">
            <text:p>16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,29</text:p>
          </table:table-cell>
          <table:table-cell office:value-type="string" calcext:value-type="string">
            <text:p>4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M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,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,52</text:p>
          </table:table-cell>
          <table:table-cell office:value-type="string" calcext:value-type="string">
            <text:p>160,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3,64</text:p>
          </table:table-cell>
          <table:table-cell office:value-type="string" calcext:value-type="string">
            <text:p>206,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7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3,22</text:p>
          </table:table-cell>
          <table:table-cell office:value-type="string" calcext:value-type="string">
            <text:p>80,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,85</text:p>
          </table:table-cell>
          <table:table-cell office:value-type="string" calcext:value-type="string">
            <text:p>201,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,08</text:p>
          </table:table-cell>
          <table:table-cell office:value-type="string" calcext:value-type="string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M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,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9,67</text:p>
          </table:table-cell>
          <table:table-cell office:value-type="string" calcext:value-type="string">
            <text:p>232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9,78</text:p>
          </table:table-cell>
          <table:table-cell office:value-type="string" calcext:value-type="string">
            <text:p>101,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12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A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,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2,74</text:p>
          </table:table-cell>
          <table:table-cell office:value-type="string" calcext:value-type="string">
            <text:p>223,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8,98</text:p>
          </table:table-cell>
          <table:table-cell office:value-type="float" office:value="187" calcext:value-type="float">
            <text:p>18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,41</text:p>
          </table:table-cell>
          <table:table-cell office:value-type="string" calcext:value-type="string">
            <text:p>4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SC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,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7,91</text:p>
          </table:table-cell>
          <table:table-cell office:value-type="string" calcext:value-type="string">
            <text:p>232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,74</text:p>
          </table:table-cell>
          <table:table-cell office:value-type="string" calcext:value-type="string">
            <text:p>198,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,95</text:p>
          </table:table-cell>
          <table:table-cell office:value-type="string" calcext:value-type="string">
            <text:p>6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V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,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9,31</text:p>
          </table:table-cell>
          <table:table-cell office:value-type="string" calcext:value-type="string">
            <text:p>205,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7,48</text:p>
          </table:table-cell>
          <table:table-cell office:value-type="string" calcext:value-type="string">
            <text:p>245,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1,06</text:p>
          </table:table-cell>
          <table:table-cell office:value-type="string" calcext:value-type="string">
            <text:p>9,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I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5,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4,88</text:p>
          </table:table-cell>
          <table:table-cell office:value-type="string" calcext:value-type="string">
            <text:p>200,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7,07</text:p>
          </table:table-cell>
          <table:table-cell office:value-type="string" calcext:value-type="string">
            <text:p>251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N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,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2,64</text:p>
          </table:table-cell>
          <table:table-cell office:value-type="string" calcext:value-type="string">
            <text:p>140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1,93</text:p>
          </table:table-cell>
          <table:table-cell office:value-type="string" calcext:value-type="string">
            <text:p>190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,55</text:p>
          </table:table-cell>
          <table:table-cell office:value-type="string" calcext:value-type="string">
            <text:p>7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K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6,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6,62</text:p>
          </table:table-cell>
          <table:table-cell office:value-type="string" calcext:value-type="string">
            <text:p>193,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6,41</text:p>
          </table:table-cell>
          <table:table-cell office:value-type="string" calcext:value-type="string">
            <text:p>179,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8,09</text:p>
          </table:table-cell>
          <table:table-cell office:value-type="string" calcext:value-type="string">
            <text:p>12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G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6,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,26</text:p>
          </table:table-cell>
          <table:table-cell office:value-type="string" calcext:value-type="string">
            <text:p>200,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,03</text:p>
          </table:table-cell>
          <table:table-cell office:value-type="float" office:value="199" calcext:value-type="float">
            <text:p>19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,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S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,87</text:p>
          </table:table-cell>
          <table:table-cell office:value-type="string" calcext:value-type="string">
            <text:p>128,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,95</text:p>
          </table:table-cell>
          <table:table-cell office:value-type="string" calcext:value-type="string">
            <text:p>141,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,38</text:p>
          </table:table-cell>
          <table:table-cell office:value-type="string" calcext:value-type="string">
            <text:p>9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NJ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,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8,81</text:p>
          </table:table-cell>
          <table:table-cell office:value-type="string" calcext:value-type="string">
            <text:p>141,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06</text:p>
          </table:table-cell>
          <table:table-cell office:value-type="string" calcext:value-type="string">
            <text:p>268,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,09</text:p>
          </table:table-cell>
          <table:table-cell office:value-type="string" calcext:value-type="string">
            <text:p>9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N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5,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6,62</text:p>
          </table:table-cell>
          <table:table-cell office:value-type="string" calcext:value-type="string">
            <text:p>138,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1,75</text:p>
          </table:table-cell>
          <table:table-cell office:value-type="string" calcext:value-type="string">
            <text:p>237,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,67</text:p>
          </table:table-cell>
          <table:table-cell office:value-type="string" calcext:value-type="string">
            <text:p>1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3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H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,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6,15</text:p>
          </table:table-cell>
          <table:table-cell office:value-type="string" calcext:value-type="string">
            <text:p>304,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5,87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8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G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,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269,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,89</text:p>
          </table:table-cell>
          <table:table-cell office:value-type="string" calcext:value-type="string">
            <text:p>179,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,09</text:p>
          </table:table-cell>
          <table:table-cell office:value-type="string" calcext:value-type="string">
            <text:p>13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,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9,33</text:p>
          </table:table-cell>
          <table:table-cell office:value-type="string" calcext:value-type="string">
            <text:p>198,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6,87</text:p>
          </table:table-cell>
          <table:table-cell office:value-type="string" calcext:value-type="string">
            <text:p>230,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36</text:p>
          </table:table-cell>
          <table:table-cell office:value-type="string" calcext:value-type="string">
            <text:p>1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SC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9,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8,96</text:p>
          </table:table-cell>
          <table:table-cell office:value-type="string" calcext:value-type="string">
            <text:p>163,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,93</text:p>
          </table:table-cell>
          <table:table-cell office:value-type="string" calcext:value-type="string">
            <text:p>190,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,55</text:p>
          </table:table-cell>
          <table:table-cell office:value-type="string" calcext:value-type="string">
            <text:p>7,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NJ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47,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2,06</text:p>
          </table:table-cell>
          <table:table-cell office:value-type="string" calcext:value-type="string">
            <text:p>167,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207,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,34</text:p>
          </table:table-cell>
          <table:table-cell office:value-type="string" calcext:value-type="string">
            <text:p>6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AZ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8,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6,89</text:p>
          </table:table-cell>
          <table:table-cell office:value-type="string" calcext:value-type="string">
            <text:p>250,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219,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,87</text:p>
          </table:table-cell>
          <table:table-cell office:value-type="string" calcext:value-type="string">
            <text:p>15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A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,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7,23</text:p>
          </table:table-cell>
          <table:table-cell office:value-type="string" calcext:value-type="string">
            <text:p>311,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6,51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8,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M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,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,89</text:p>
          </table:table-cell>
          <table:table-cell office:value-type="string" calcext:value-type="string">
            <text:p>242,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,61</text:p>
          </table:table-cell>
          <table:table-cell office:value-type="string" calcext:value-type="string">
            <text:p>203,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17</text:p>
          </table:table-cell>
          <table:table-cell office:value-type="string" calcext:value-type="string">
            <text:p>12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3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M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,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1,71</text:p>
          </table:table-cell>
          <table:table-cell office:value-type="string" calcext:value-type="string">
            <text:p>190,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6,18</text:p>
          </table:table-cell>
          <table:table-cell office:value-type="string" calcext:value-type="string">
            <text:p>168,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7,58</text:p>
          </table:table-cell>
          <table:table-cell office:value-type="string" calcext:value-type="string">
            <text:p>10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NJ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,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1,55</text:p>
          </table:table-cell>
          <table:table-cell office:value-type="string" calcext:value-type="string">
            <text:p>174,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,86</text:p>
          </table:table-cell>
          <table:table-cell office:value-type="string" calcext:value-type="string">
            <text:p>188,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6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G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4,14</text:p>
          </table:table-cell>
          <table:table-cell office:value-type="string" calcext:value-type="string">
            <text:p>199,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,96</text:p>
          </table:table-cell>
          <table:table-cell office:value-type="string" calcext:value-type="string">
            <text:p>242,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,92</text:p>
          </table:table-cell>
          <table:table-cell office:value-type="string" calcext:value-type="string">
            <text:p>10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A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,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1,01</text:p>
          </table:table-cell>
          <table:table-cell office:value-type="string" calcext:value-type="string">
            <text:p>229,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242,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,93</text:p>
          </table:table-cell>
          <table:table-cell office:value-type="string" calcext:value-type="string">
            <text:p>10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AL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8,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6,95</text:p>
          </table:table-cell>
          <table:table-cell office:value-type="string" calcext:value-type="string">
            <text:p>294,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5,05</text:p>
          </table:table-cell>
          <table:table-cell office:value-type="string" calcext:value-type="string">
            <text:p>146,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6,58</text:p>
          </table:table-cell>
          <table:table-cell office:value-type="string" calcext:value-type="string">
            <text:p>16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4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CO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0,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,85</text:p>
          </table:table-cell>
          <table:table-cell office:value-type="string" calcext:value-type="string">
            <text:p>245,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,88</text:p>
          </table:table-cell>
          <table:table-cell office:value-type="string" calcext:value-type="string">
            <text:p>111,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11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6,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6,57</text:p>
          </table:table-cell>
          <table:table-cell office:value-type="string" calcext:value-type="string">
            <text:p>115,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,83</text:p>
          </table:table-cell>
          <table:table-cell office:value-type="string" calcext:value-type="string">
            <text:p>316,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4,24</text:p>
          </table:table-cell>
          <table:table-cell office:value-type="string" calcext:value-type="string">
            <text:p>6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R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,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33,8</text:p>
          </table:table-cell>
          <table:table-cell office:value-type="string" calcext:value-type="string">
            <text:p>203,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,31</text:p>
          </table:table-cell>
          <table:table-cell office:value-type="string" calcext:value-type="string">
            <text:p>177,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7,97</text:p>
          </table:table-cell>
          <table:table-cell office:value-type="string" calcext:value-type="string">
            <text:p>15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3,71</text:p>
          </table:table-cell>
          <table:table-cell office:value-type="string" calcext:value-type="string">
            <text:p>304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5,86</text:p>
          </table:table-cell>
          <table:table-cell office:value-type="string" calcext:value-type="string">
            <text:p>131,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,92</text:p>
          </table:table-cell>
          <table:table-cell office:value-type="string" calcext:value-type="string">
            <text:p>9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N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4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,47</text:p>
          </table:table-cell>
          <table:table-cell office:value-type="string" calcext:value-type="string">
            <text:p>175,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4,88</text:p>
          </table:table-cell>
          <table:table-cell office:value-type="string" calcext:value-type="string">
            <text:p>112,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,07</text:p>
          </table:table-cell>
          <table:table-cell office:value-type="string" calcext:value-type="string">
            <text:p>7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NJ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,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6,18</text:p>
          </table:table-cell>
          <table:table-cell office:value-type="string" calcext:value-type="string">
            <text:p>280,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3,83</text:p>
          </table:table-cell>
          <table:table-cell office:value-type="float" office:value="213" calcext:value-type="float">
            <text:p>2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,58</text:p>
          </table:table-cell>
          <table:table-cell office:value-type="string" calcext:value-type="string">
            <text:p>8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I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,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,29</text:p>
          </table:table-cell>
          <table:table-cell office:value-type="string" calcext:value-type="string">
            <text:p>223,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,97</text:p>
          </table:table-cell>
          <table:table-cell office:value-type="string" calcext:value-type="string">
            <text:p>182,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8,19</text:p>
          </table:table-cell>
          <table:table-cell office:value-type="string" calcext:value-type="string">
            <text:p>7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W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2,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4,17</text:p>
          </table:table-cell>
          <table:table-cell office:value-type="string" calcext:value-type="string">
            <text:p>164,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4,02</text:p>
          </table:table-cell>
          <table:table-cell office:value-type="string" calcext:value-type="string">
            <text:p>183,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,27</text:p>
          </table:table-cell>
          <table:table-cell office:value-type="string" calcext:value-type="string">
            <text:p>7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,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7,97</text:p>
          </table:table-cell>
          <table:table-cell office:value-type="string" calcext:value-type="string">
            <text:p>110,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,38</text:p>
          </table:table-cell>
          <table:table-cell office:value-type="string" calcext:value-type="string">
            <text:p>203,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9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RI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1,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2,32</text:p>
          </table:table-cell>
          <table:table-cell office:value-type="string" calcext:value-type="string">
            <text:p>242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,65</text:p>
          </table:table-cell>
          <table:table-cell office:value-type="string" calcext:value-type="string">
            <text:p>278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,55</text:p>
          </table:table-cell>
          <table:table-cell office:value-type="string" calcext:value-type="string">
            <text:p>8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M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8,42</text:p>
          </table:table-cell>
          <table:table-cell office:value-type="string" calcext:value-type="string">
            <text:p>141,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1,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,31</text:p>
          </table:table-cell>
          <table:table-cell office:value-type="string" calcext:value-type="string">
            <text:p>6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D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,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1,38</text:p>
          </table:table-cell>
          <table:table-cell office:value-type="string" calcext:value-type="string">
            <text:p>148,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2,65</text:p>
          </table:table-cell>
          <table:table-cell office:value-type="string" calcext:value-type="string">
            <text:p>309,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3,94</text:p>
          </table:table-cell>
          <table:table-cell office:value-type="string" calcext:value-type="string">
            <text:p>14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O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9,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8,85</text:p>
          </table:table-cell>
          <table:table-cell office:value-type="string" calcext:value-type="string">
            <text:p>131,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245,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1,03</text:p>
          </table:table-cell>
          <table:table-cell office:value-type="string" calcext:value-type="string">
            <text:p>14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M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4,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8,17</text:p>
          </table:table-cell>
          <table:table-cell office:value-type="string" calcext:value-type="string">
            <text:p>191,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,25</text:p>
          </table:table-cell>
          <table:table-cell office:value-type="string" calcext:value-type="string">
            <text:p>214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9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WV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7,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2,13</text:p>
          </table:table-cell>
          <table:table-cell office:value-type="string" calcext:value-type="string">
            <text:p>255,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1,68</text:p>
          </table:table-cell>
          <table:table-cell office:value-type="string" calcext:value-type="string">
            <text:p>224,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08</text:p>
          </table:table-cell>
          <table:table-cell office:value-type="string" calcext:value-type="string">
            <text:p>9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M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,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1,51</text:p>
          </table:table-cell>
          <table:table-cell office:value-type="float" office:value="262" calcext:value-type="float">
            <text:p>2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2,27</text:p>
          </table:table-cell>
          <table:table-cell office:value-type="string" calcext:value-type="string">
            <text:p>144,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DC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8,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0,31</text:p>
          </table:table-cell>
          <table:table-cell office:value-type="string" calcext:value-type="string">
            <text:p>264,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2,47</text:p>
          </table:table-cell>
          <table:table-cell office:value-type="string" calcext:value-type="string">
            <text:p>284,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2,8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O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5,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6,69</text:p>
          </table:table-cell>
          <table:table-cell office:value-type="string" calcext:value-type="string">
            <text:p>112,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,58</text:p>
          </table:table-cell>
          <table:table-cell office:value-type="string" calcext:value-type="string">
            <text:p>221,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,98</text:p>
          </table:table-cell>
          <table:table-cell office:value-type="string" calcext:value-type="string">
            <text:p>5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K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4,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,97</text:p>
          </table:table-cell>
          <table:table-cell office:value-type="string" calcext:value-type="string">
            <text:p>179,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5,23</text:p>
          </table:table-cell>
          <table:table-cell office:value-type="string" calcext:value-type="string">
            <text:p>141,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,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M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,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6,18</text:p>
          </table:table-cell>
          <table:table-cell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8,02</text:p>
          </table:table-cell>
          <table:table-cell office:value-type="string" calcext:value-type="string">
            <text:p>235,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,62</text:p>
          </table:table-cell>
          <table:table-cell office:value-type="string" calcext:value-type="string">
            <text:p>9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S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87,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1,81</text:p>
          </table:table-cell>
          <table:table-cell office:value-type="string" calcext:value-type="string">
            <text:p>148,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2,62</text:p>
          </table:table-cell>
          <table:table-cell office:value-type="string" calcext:value-type="string">
            <text:p>214,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5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N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,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0,21</text:p>
          </table:table-cell>
          <table:table-cell office:value-type="float" office:value="236" calcext:value-type="float">
            <text:p>23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,06</text:p>
          </table:table-cell>
          <table:table-cell office:value-type="string" calcext:value-type="string">
            <text:p>228,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,29</text:p>
          </table:table-cell>
          <table:table-cell office:value-type="string" calcext:value-type="string">
            <text:p>8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X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,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48,64</text:p>
          </table:table-cell>
          <table:table-cell office:value-type="string" calcext:value-type="string">
            <text:p>306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6,02</text:p>
          </table:table-cell>
          <table:table-cell office:value-type="string" calcext:value-type="string">
            <text:p>232,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,48</text:p>
          </table:table-cell>
          <table:table-cell office:value-type="string" calcext:value-type="string">
            <text:p>1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M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3,72</text:p>
          </table:table-cell>
          <table:table-cell office:value-type="string" calcext:value-type="string">
            <text:p>262,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214,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9,66</text:p>
          </table:table-cell>
          <table:table-cell office:value-type="string" calcext:value-type="string">
            <text:p>8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K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5,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,44</text:p>
          </table:table-cell>
          <table:table-cell office:value-type="string" calcext:value-type="string">
            <text:p>192,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,35</text:p>
          </table:table-cell>
          <table:table-cell office:value-type="string" calcext:value-type="string">
            <text:p>123,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,55</text:p>
          </table:table-cell>
          <table:table-cell office:value-type="string" calcext:value-type="string">
            <text:p>10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T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2,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1,16</text:p>
          </table:table-cell>
          <table:table-cell office:value-type="string" calcext:value-type="string">
            <text:p>235,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,99</text:p>
          </table:table-cell>
          <table:table-cell office:value-type="string" calcext:value-type="string">
            <text:p>237,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,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MI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5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9,85</text:p>
          </table:table-cell>
          <table:table-cell office:value-type="string" calcext:value-type="string">
            <text:p>151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,84</text:p>
          </table:table-cell>
          <table:table-cell office:value-type="string" calcext:value-type="string">
            <text:p>201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,07</text:p>
          </table:table-cell>
          <table:table-cell office:value-type="string" calcext:value-type="string">
            <text:p>9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,54</text:p>
          </table:table-cell>
          <table:table-cell office:value-type="string" calcext:value-type="string">
            <text:p>124,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0,61</text:p>
          </table:table-cell>
          <table:table-cell office:value-type="string" calcext:value-type="string">
            <text:p>336,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5,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N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,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6,95</text:p>
          </table:table-cell>
          <table:table-cell office:value-type="string" calcext:value-type="string">
            <text:p>140,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,93</text:p>
          </table:table-cell>
          <table:table-cell office:value-type="string" calcext:value-type="string">
            <text:p>221,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,96</text:p>
          </table:table-cell>
          <table:table-cell office:value-type="string" calcext:value-type="string">
            <text:p>13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T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3,21</text:p>
          </table:table-cell>
          <table:table-cell office:value-type="string" calcext:value-type="string">
            <text:p>182,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,52</text:p>
          </table:table-cell>
          <table:table-cell office:value-type="string" calcext:value-type="string">
            <text:p>233,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,51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WV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5,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1,34</text:p>
          </table:table-cell>
          <table:table-cell office:value-type="string" calcext:value-type="string">
            <text:p>161,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209,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,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4,34</text:p>
          </table:table-cell>
          <table:table-cell office:value-type="string" calcext:value-type="string">
            <text:p>213,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8,18</text:p>
          </table:table-cell>
          <table:table-cell office:value-type="string" calcext:value-type="string">
            <text:p>266,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,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2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N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,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9,6</text:p>
          </table:table-cell>
          <table:table-cell office:value-type="string" calcext:value-type="string">
            <text:p>209,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267,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2,04</text:p>
          </table:table-cell>
          <table:table-cell office:value-type="string" calcext:value-type="string">
            <text:p>11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M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3,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6,31</text:p>
          </table:table-cell>
          <table:table-cell office:value-type="string" calcext:value-type="string">
            <text:p>133,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,38</text:p>
          </table:table-cell>
          <table:table-cell office:value-type="string" calcext:value-type="string">
            <text:p>332,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4,95</text:p>
          </table:table-cell>
          <table:table-cell office:value-type="string" calcext:value-type="string">
            <text:p>7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M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,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3,81</text:p>
          </table:table-cell>
          <table:table-cell office:value-type="string" calcext:value-type="string">
            <text:p>210,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52,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1,34</text:p>
          </table:table-cell>
          <table:table-cell office:value-type="string" calcext:value-type="string">
            <text:p>14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O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,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4,39</text:p>
          </table:table-cell>
          <table:table-cell office:value-type="string" calcext:value-type="string">
            <text:p>292,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4,85</text:p>
          </table:table-cell>
          <table:table-cell office:value-type="string" calcext:value-type="string">
            <text:p>239,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,77</text:p>
          </table:table-cell>
          <table:table-cell office:value-type="string" calcext:value-type="string">
            <text:p>1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N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7,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38,71</text:p>
          </table:table-cell>
          <table:table-cell office:value-type="string" calcext:value-type="string">
            <text:p>162,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,83</text:p>
          </table:table-cell>
          <table:table-cell office:value-type="string" calcext:value-type="string">
            <text:p>279,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,57</text:p>
          </table:table-cell>
          <table:table-cell office:value-type="string" calcext:value-type="string">
            <text:p>8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S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,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,43</text:p>
          </table:table-cell>
          <table:table-cell office:value-type="string" calcext:value-type="string">
            <text:p>148,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,6</text:p>
          </table:table-cell>
          <table:table-cell office:value-type="string" calcext:value-type="string">
            <text:p>146,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6,61</text:p>
          </table:table-cell>
          <table:table-cell office:value-type="string" calcext:value-type="string">
            <text:p>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S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,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8,52</text:p>
          </table:table-cell>
          <table:table-cell office:value-type="string" calcext:value-type="string">
            <text:p>88,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7,52</text:p>
          </table:table-cell>
          <table:table-cell office:value-type="string" calcext:value-type="string">
            <text:p>166,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,48</text:p>
          </table:table-cell>
          <table:table-cell office:value-type="string" calcext:value-type="string">
            <text:p>11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W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3,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3,31</text:p>
          </table:table-cell>
          <table:table-cell office:value-type="string" calcext:value-type="string">
            <text:p>263,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2,37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,26</text:p>
          </table:table-cell>
          <table:table-cell office:value-type="string" calcext:value-type="string">
            <text:p>7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M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8,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40,61</text:p>
          </table:table-cell>
          <table:table-cell office:value-type="string" calcext:value-type="string">
            <text:p>196,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,67</text:p>
          </table:table-cell>
          <table:table-cell office:value-type="string" calcext:value-type="string">
            <text:p>102,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,6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N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,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7,31</text:p>
          </table:table-cell>
          <table:table-cell office:value-type="string" calcext:value-type="string">
            <text:p>348,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9,66</text:p>
          </table:table-cell>
          <table:table-cell office:value-type="string" calcext:value-type="string">
            <text:p>233,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,49</text:p>
          </table:table-cell>
          <table:table-cell office:value-type="string" calcext:value-type="string">
            <text:p>7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N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,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9,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2,02</text:p>
          </table:table-cell>
          <table:table-cell office:value-type="string" calcext:value-type="string">
            <text:p>214,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64</text:p>
          </table:table-cell>
          <table:table-cell office:value-type="string" calcext:value-type="string">
            <text:p>9,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,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N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3,26</text:p>
          </table:table-cell>
          <table:table-cell office:value-type="string" calcext:value-type="string">
            <text:p>197,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6,79</text:p>
          </table:table-cell>
          <table:table-cell office:value-type="string" calcext:value-type="string">
            <text:p>93,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,19</text:p>
          </table:table-cell>
          <table:table-cell office:value-type="string" calcext:value-type="string">
            <text:p>10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K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7,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6,83</text:p>
          </table:table-cell>
          <table:table-cell office:value-type="string" calcext:value-type="string">
            <text:p>132,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1,25</text:p>
          </table:table-cell>
          <table:table-cell office:value-type="string" calcext:value-type="string">
            <text:p>137,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6,17</text:p>
          </table:table-cell>
          <table:table-cell office:value-type="string" calcext:value-type="string">
            <text:p>5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W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23,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8,01</text:p>
          </table:table-cell>
          <table:table-cell office:value-type="string" calcext:value-type="string">
            <text:p>235,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,03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6,89</text:p>
          </table:table-cell>
          <table:table-cell office:value-type="string" calcext:value-type="string">
            <text:p>4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M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,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2,15</text:p>
          </table:table-cell>
          <table:table-cell office:value-type="string" calcext:value-type="string">
            <text:p>313,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6,68</text:p>
          </table:table-cell>
          <table:table-cell office:value-type="string" calcext:value-type="string">
            <text:p>227,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8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I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7,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3,34</text:p>
          </table:table-cell>
          <table:table-cell office:value-type="string" calcext:value-type="string">
            <text:p>232,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,75</text:p>
          </table:table-cell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,27</text:p>
          </table:table-cell>
          <table:table-cell office:value-type="string" calcext:value-type="string">
            <text:p>9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M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,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8,47</text:p>
          </table:table-cell>
          <table:table-cell office:value-type="string" calcext:value-type="string">
            <text:p>178,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5,21</text:p>
          </table:table-cell>
          <table:table-cell office:value-type="string" calcext:value-type="string">
            <text:p>181,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,17</text:p>
          </table:table-cell>
          <table:table-cell office:value-type="string" calcext:value-type="string">
            <text:p>8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,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3,97</text:p>
          </table:table-cell>
          <table:table-cell office:value-type="string" calcext:value-type="string">
            <text:p>250,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1,33</text:p>
          </table:table-cell>
          <table:table-cell office:value-type="string" calcext:value-type="string">
            <text:p>284,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2,81</text:p>
          </table:table-cell>
          <table:table-cell office:value-type="string" calcext:value-type="string">
            <text:p>11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M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,16</text:p>
          </table:table-cell>
          <table:table-cell office:value-type="string" calcext:value-type="string">
            <text:p>223,5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4,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13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RI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7,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0,24</text:p>
          </table:table-cell>
          <table:table-cell office:value-type="string" calcext:value-type="string">
            <text:p>119,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,14</text:p>
          </table:table-cell>
          <table:table-cell office:value-type="string" calcext:value-type="string">
            <text:p>140,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,32</text:p>
          </table:table-cell>
          <table:table-cell office:value-type="string" calcext:value-type="string">
            <text:p>1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,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0,16</text:p>
          </table:table-cell>
          <table:table-cell office:value-type="string" calcext:value-type="string">
            <text:p>215,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8,29</text:p>
          </table:table-cell>
          <table:table-cell office:value-type="string" calcext:value-type="string">
            <text:p>132,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,96</text:p>
          </table:table-cell>
          <table:table-cell office:value-type="string" calcext:value-type="string">
            <text:p>6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WY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0,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7,67</text:p>
          </table:table-cell>
          <table:table-cell office:value-type="string" calcext:value-type="string">
            <text:p>174,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4,82</text:p>
          </table:table-cell>
          <table:table-cell office:value-type="float" office:value="190" calcext:value-type="float">
            <text:p>1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,55</text:p>
          </table:table-cell>
          <table:table-cell office:value-type="string" calcext:value-type="string">
            <text:p>9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D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,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31,37</text:p>
          </table:table-cell>
          <table:table-cell office:value-type="string" calcext:value-type="string">
            <text:p>201,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,11</text:p>
          </table:table-cell>
          <table:table-cell office:value-type="string" calcext:value-type="string">
            <text:p>188,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13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WV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,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1,47</text:p>
          </table:table-cell>
          <table:table-cell office:value-type="string" calcext:value-type="string">
            <text:p>227,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9,32</text:p>
          </table:table-cell>
          <table:table-cell office:value-type="string" calcext:value-type="string">
            <text:p>198,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,93</text:p>
          </table:table-cell>
          <table:table-cell office:value-type="string" calcext:value-type="string">
            <text:p>12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W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,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5,76</text:p>
          </table:table-cell>
          <table:table-cell office:value-type="string" calcext:value-type="string">
            <text:p>175,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214,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9,63</text:p>
          </table:table-cell>
          <table:table-cell office:value-type="string" calcext:value-type="string">
            <text:p>12,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,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1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5,92</text:p>
          </table:table-cell>
          <table:table-cell office:value-type="string" calcext:value-type="string">
            <text:p>228,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9,41</text:p>
          </table:table-cell>
          <table:table-cell office:value-type="string" calcext:value-type="string">
            <text:p>217,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,77</text:p>
          </table:table-cell>
          <table:table-cell office:value-type="string" calcext:value-type="string">
            <text:p>6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M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9,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5,6</text:p>
          </table:table-cell>
          <table:table-cell office:value-type="string" calcext:value-type="string">
            <text:p>286,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4,34</text:p>
          </table:table-cell>
          <table:table-cell office:value-type="string" calcext:value-type="string">
            <text:p>208,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,39</text:p>
          </table:table-cell>
          <table:table-cell office:value-type="string" calcext:value-type="string">
            <text:p>8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NJ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1,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4,47</text:p>
          </table:table-cell>
          <table:table-cell office:value-type="string" calcext:value-type="string">
            <text:p>192,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246,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,11</text:p>
          </table:table-cell>
          <table:table-cell office:value-type="string" calcext:value-type="string">
            <text:p>7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W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5,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8,08</text:p>
          </table:table-cell>
          <table:table-cell office:value-type="string" calcext:value-type="string">
            <text:p>170,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,5</text:p>
          </table:table-cell>
          <table:table-cell office:value-type="float" office:value="205" calcext:value-type="float">
            <text:p>20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,23</text:p>
          </table:table-cell>
          <table:table-cell office:value-type="string" calcext:value-type="string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H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,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2,95</text:p>
          </table:table-cell>
          <table:table-cell office:value-type="string" calcext:value-type="string">
            <text:p>176,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4,99</text:p>
          </table:table-cell>
          <table:table-cell office:value-type="string" calcext:value-type="string">
            <text:p>144,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,51</text:p>
          </table:table-cell>
          <table:table-cell office:value-type="string" calcext:value-type="string">
            <text:p>1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M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,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,57</text:p>
          </table:table-cell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8,62</text:p>
          </table:table-cell>
          <table:table-cell office:value-type="string" calcext:value-type="string">
            <text:p>229,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,32</text:p>
          </table:table-cell>
          <table:table-cell office:value-type="string" calcext:value-type="string">
            <text:p>8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,54</text:p>
          </table:table-cell>
          <table:table-cell office:value-type="string" calcext:value-type="string">
            <text:p>198,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68,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G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,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1,71</text:p>
          </table:table-cell>
          <table:table-cell office:value-type="string" calcext:value-type="string">
            <text:p>188,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,01</text:p>
          </table:table-cell>
          <table:table-cell office:value-type="float" office:value="260" calcext:value-type="float">
            <text:p>2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4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,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9,81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6,92</text:p>
          </table:table-cell>
          <table:table-cell office:value-type="string" calcext:value-type="string">
            <text:p>246,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1,09</text:p>
          </table:table-cell>
          <table:table-cell office:value-type="string" calcext:value-type="string">
            <text:p>7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M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1,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7,72</text:p>
          </table:table-cell>
          <table:table-cell office:value-type="string" calcext:value-type="string">
            <text:p>112,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,58</text:p>
          </table:table-cell>
          <table:table-cell office:value-type="string" calcext:value-type="string">
            <text:p>176,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7,94</text:p>
          </table:table-cell>
          <table:table-cell office:value-type="string" calcext:value-type="string">
            <text:p>10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8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M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9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195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,64</text:p>
          </table:table-cell>
          <table:table-cell office:value-type="string" calcext:value-type="string">
            <text:p>162,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1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K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,0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5,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7,46</text:p>
          </table:table-cell>
          <table:table-cell office:value-type="string" calcext:value-type="string">
            <text:p>323,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,57</text:p>
          </table:table-cell>
          <table:table-cell office:value-type="string" calcext:value-type="string">
            <text:p>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W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0,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9,05</text:p>
          </table:table-cell>
          <table:table-cell office:value-type="string" calcext:value-type="string">
            <text:p>184,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30,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,89</text:p>
          </table:table-cell>
          <table:table-cell office:value-type="string" calcext:value-type="string">
            <text:p>6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H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4,09</text:p>
          </table:table-cell>
          <table:table-cell office:value-type="string" calcext:value-type="string">
            <text:p>159,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3,59</text:p>
          </table:table-cell>
          <table:table-cell office:value-type="string" calcext:value-type="string">
            <text:p>196,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,83</text:p>
          </table:table-cell>
          <table:table-cell office:value-type="string" calcext:value-type="string">
            <text:p>16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M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8,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8,63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3,69</text:p>
          </table:table-cell>
          <table:table-cell office:value-type="string" calcext:value-type="string">
            <text:p>147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6,6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V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7,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1,68</text:p>
          </table:table-cell>
          <table:table-cell office:value-type="string" calcext:value-type="string">
            <text:p>296,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5,17</text:p>
          </table:table-cell>
          <table:table-cell office:value-type="string" calcext:value-type="string">
            <text:p>200,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,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O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3,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4,6</text:p>
          </table:table-cell>
          <table:table-cell office:value-type="string" calcext:value-type="string">
            <text:p>116,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,89</text:p>
          </table:table-cell>
          <table:table-cell office:value-type="string" calcext:value-type="string">
            <text:p>184,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13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C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3,33</text:p>
          </table:table-cell>
          <table:table-cell office:value-type="string" calcext:value-type="string">
            <text:p>214,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8,25</text:p>
          </table:table-cell>
          <table:table-cell office:value-type="string" calcext:value-type="string">
            <text:p>119,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7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NJ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0,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7,25</text:p>
          </table:table-cell>
          <table:table-cell office:value-type="string" calcext:value-type="string">
            <text:p>273,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3,22</text:p>
          </table:table-cell>
          <table:table-cell office:value-type="string" calcext:value-type="string">
            <text:p>203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,14</text:p>
          </table:table-cell>
          <table:table-cell office:value-type="string" calcext:value-type="string">
            <text:p>11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C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,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9,33</text:p>
          </table:table-cell>
          <table:table-cell office:value-type="string" calcext:value-type="string">
            <text:p>276,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180,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,14</text:p>
          </table:table-cell>
          <table:table-cell office:value-type="string" calcext:value-type="string">
            <text:p>6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W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,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8,32</text:p>
          </table:table-cell>
          <table:table-cell office:value-type="string" calcext:value-type="string">
            <text:p>226,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,24</text:p>
          </table:table-cell>
          <table:table-cell office:value-type="string" calcext:value-type="string">
            <text:p>147,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6,62</text:p>
          </table:table-cell>
          <table:table-cell office:value-type="string" calcext:value-type="string">
            <text:p>9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U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,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5,19</text:p>
          </table:table-cell>
          <table:table-cell office:value-type="string" calcext:value-type="string">
            <text:p>181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,44</text:p>
          </table:table-cell>
          <table:table-cell office:value-type="string" calcext:value-type="string">
            <text:p>148,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,69</text:p>
          </table:table-cell>
          <table:table-cell office:value-type="string" calcext:value-type="string">
            <text:p>5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A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1,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5,7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9,38</text:p>
          </table:table-cell>
          <table:table-cell office:value-type="string" calcext:value-type="string">
            <text:p>169,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,64</text:p>
          </table:table-cell>
          <table:table-cell office:value-type="string" calcext:value-type="string">
            <text:p>5,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W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8,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0,4</text:p>
          </table:table-cell>
          <table:table-cell office:value-type="float" office:value="226" calcext:value-type="float">
            <text:p>22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9,21</text:p>
          </table:table-cell>
          <table:table-cell office:value-type="string" calcext:value-type="string">
            <text:p>240,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,82</text:p>
          </table:table-cell>
          <table:table-cell office:value-type="string" calcext:value-type="string">
            <text:p>5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NC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,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3,12</text:p>
          </table:table-cell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5,64</text:p>
          </table:table-cell>
          <table:table-cell office:value-type="string" calcext:value-type="string">
            <text:p>137,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5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49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W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,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8,73</text:p>
          </table:table-cell>
          <table:table-cell office:value-type="string" calcext:value-type="string">
            <text:p>111,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,44</text:p>
          </table:table-cell>
          <table:table-cell office:value-type="string" calcext:value-type="string">
            <text:p>118,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,34</text:p>
          </table:table-cell>
          <table:table-cell office:value-type="string" calcext:value-type="string">
            <text:p>12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R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,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272,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3,2</text:p>
          </table:table-cell>
          <table:table-cell office:value-type="string" calcext:value-type="string">
            <text:p>187,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8,42</text:p>
          </table:table-cell>
          <table:table-cell office:value-type="string" calcext:value-type="string">
            <text:p>9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KY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3,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6,55</text:p>
          </table:table-cell>
          <table:table-cell office:value-type="string" calcext:value-type="string">
            <text:p>237,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,15</text:p>
          </table:table-cell>
          <table:table-cell office:value-type="string" calcext:value-type="string">
            <text:p>295,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3,32</text:p>
          </table:table-cell>
          <table:table-cell office:value-type="string" calcext:value-type="string">
            <text:p>10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A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2,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4,28</text:p>
          </table:table-cell>
          <table:table-cell office:value-type="string" calcext:value-type="string">
            <text:p>230,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,59</text:p>
          </table:table-cell>
          <table:table-cell office:value-type="string" calcext:value-type="string">
            <text:p>212,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,58</text:p>
          </table:table-cell>
          <table:table-cell office:value-type="string" calcext:value-type="string">
            <text:p>7,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9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S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79,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,58</text:p>
          </table:table-cell>
          <table:table-cell office:value-type="string" calcext:value-type="string">
            <text:p>245,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,83</text:p>
          </table:table-cell>
          <table:table-cell office:value-type="string" calcext:value-type="string">
            <text:p>225,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,16</text:p>
          </table:table-cell>
          <table:table-cell office:value-type="string" calcext:value-type="string">
            <text:p>11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,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4,69</text:p>
          </table:table-cell>
          <table:table-cell office:value-type="string" calcext:value-type="string">
            <text:p>202,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7,18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,09</text:p>
          </table:table-cell>
          <table:table-cell office:value-type="string" calcext:value-type="string">
            <text:p>11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M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6,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3,35</text:p>
          </table:table-cell>
          <table:table-cell office:value-type="string" calcext:value-type="string">
            <text:p>306,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6,08</text:p>
          </table:table-cell>
          <table:table-cell office:value-type="string" calcext:value-type="string">
            <text:p>201,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,07</text:p>
          </table:table-cell>
          <table:table-cell office:value-type="string" calcext:value-type="string">
            <text:p>6,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,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C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,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,49</text:p>
          </table:table-cell>
          <table:table-cell office:value-type="string" calcext:value-type="string">
            <text:p>213,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322,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10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AZ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8,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8,68</text:p>
          </table:table-cell>
          <table:table-cell office:value-type="string" calcext:value-type="string">
            <text:p>208,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7,72</text:p>
          </table:table-cell>
          <table:table-cell office:value-type="string" calcext:value-type="string">
            <text:p>184,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,28</text:p>
          </table:table-cell>
          <table:table-cell office:value-type="string" calcext:value-type="string">
            <text:p>6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G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,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,29</text:p>
          </table:table-cell>
          <table:table-cell office:value-type="string" calcext:value-type="string">
            <text:p>224,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9,06</text:p>
          </table:table-cell>
          <table:table-cell office:value-type="string" calcext:value-type="string">
            <text:p>223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,05</text:p>
          </table:table-cell>
          <table:table-cell office:value-type="string" calcext:value-type="string">
            <text:p>9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,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219,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8,67</text:p>
          </table:table-cell>
          <table:table-cell office:value-type="string" calcext:value-type="string">
            <text:p>233,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,51</text:p>
          </table:table-cell>
          <table:table-cell office:value-type="string" calcext:value-type="string">
            <text:p>12,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I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3,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,74</text:p>
          </table:table-cell>
          <table:table-cell office:value-type="string" calcext:value-type="string">
            <text:p>271,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3,09</text:p>
          </table:table-cell>
          <table:table-cell office:value-type="string" calcext:value-type="string">
            <text:p>175,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9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4,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9,93</text:p>
          </table:table-cell>
          <table:table-cell office:value-type="string" calcext:value-type="string">
            <text:p>255,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1,71</text:p>
          </table:table-cell>
          <table:table-cell office:value-type="string" calcext:value-type="string">
            <text:p>194,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,76</text:p>
          </table:table-cell>
          <table:table-cell office:value-type="string" calcext:value-type="string">
            <text:p>15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S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0,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8,93</text:p>
          </table:table-cell>
          <table:table-cell office:value-type="string" calcext:value-type="string">
            <text:p>192,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,35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5,0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AZ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,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8,28</text:p>
          </table:table-cell>
          <table:table-cell office:value-type="string" calcext:value-type="string">
            <text:p>199,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,97</text:p>
          </table:table-cell>
          <table:table-cell office:value-type="string" calcext:value-type="string">
            <text:p>203,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9,15</text:p>
          </table:table-cell>
          <table:table-cell office:value-type="string" calcext:value-type="string">
            <text:p>6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M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,6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44,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,31</text:p>
          </table:table-cell>
          <table:table-cell office:value-type="string" calcext:value-type="string">
            <text:p>193,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,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AK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3,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4,66</text:p>
          </table:table-cell>
          <table:table-cell office:value-type="string" calcext:value-type="string">
            <text:p>267,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2,72</text:p>
          </table:table-cell>
          <table:table-cell office:value-type="string" calcext:value-type="string">
            <text:p>221,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,99</text:p>
          </table:table-cell>
          <table:table-cell office:value-type="string" calcext:value-type="string">
            <text:p>1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G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5,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1,74</text:p>
          </table:table-cell>
          <table:table-cell office:value-type="string" calcext:value-type="string">
            <text:p>231,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56,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,06</text:p>
          </table:table-cell>
          <table:table-cell office:value-type="string" calcext:value-type="string">
            <text:p>10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P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6,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1,32</text:p>
          </table:table-cell>
          <table:table-cell office:value-type="float" office:value="297" calcext:value-type="float">
            <text:p>29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5,25</text:p>
          </table:table-cell>
          <table:table-cell office:value-type="string" calcext:value-type="string">
            <text:p>144,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,4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ea_code_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,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2,98</text:p>
          </table:table-cell>
          <table:table-cell office:value-type="string" calcext:value-type="string">
            <text:p>151,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2,89</text:p>
          </table:table-cell>
          <table:table-cell office:value-type="string" calcext:value-type="string">
            <text:p>205,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26</text:p>
          </table:table-cell>
          <table:table-cell office:value-type="string" calcext:value-type="string">
            <text:p>9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A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3,14</text:p>
          </table:table-cell>
          <table:table-cell office:value-type="string" calcext:value-type="string">
            <text:p>163,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3,92</text:p>
          </table:table-cell>
          <table:table-cell office:value-type="string" calcext:value-type="string">
            <text:p>157,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7,07</text:p>
          </table:table-cell>
          <table:table-cell office:value-type="string" calcext:value-type="string">
            <text:p>8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1,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46,22</text:p>
          </table:table-cell>
          <table:table-cell office:value-type="string" calcext:value-type="string">
            <text:p>171,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4,57</text:p>
          </table:table-cell>
          <table:table-cell office:value-type="string" calcext:value-type="string">
            <text:p>239,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,76</text:p>
          </table:table-cell>
          <table:table-cell office:value-type="string" calcext:value-type="string">
            <text:p>13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M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ea_code_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3,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9,46</text:p>
          </table:table-cell>
          <table:table-cell office:value-type="string" calcext:value-type="string">
            <text:p>152,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2,95</text:p>
          </table:table-cell>
          <table:table-cell office:value-type="string" calcext:value-type="string">
            <text:p>144,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1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P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246" calcext:value-type="float">
            <text:p>246,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1,82</text:p>
          </table:table-cell>
          <table:table-cell office:value-type="string" calcext:value-type="string">
            <text:p>147,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2,54</text:p>
          </table:table-cell>
          <table:table-cell office:value-type="string" calcext:value-type="string">
            <text:p>118,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,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V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6,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6,81</text:p>
          </table:table-cell>
          <table:table-cell office:value-type="string" calcext:value-type="string">
            <text:p>250,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1,28</text:p>
          </table:table-cell>
          <table:table-cell office:value-type="float" office:value="247" calcext:value-type="float">
            <text:p>24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5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I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,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1,79</text:p>
          </table:table-cell>
          <table:table-cell office:value-type="string" calcext:value-type="string">
            <text:p>163,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,91</text:p>
          </table:table-cell>
          <table:table-cell office:value-type="string" calcext:value-type="string">
            <text:p>212,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7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V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7,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,28</text:p>
          </table:table-cell>
          <table:table-cell office:value-type="string" calcext:value-type="string">
            <text:p>182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54</text:p>
          </table:table-cell>
          <table:table-cell office:value-type="float" office:value="189" calcext:value-type="float">
            <text:p>18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9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K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2,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9,59</text:p>
          </table:table-cell>
          <table:table-cell office:value-type="float" office:value="191" calcext:value-type="float">
            <text:p>1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6,24</text:p>
          </table:table-cell>
          <table:table-cell office:value-type="string" calcext:value-type="string">
            <text:p>222,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,01</text:p>
          </table:table-cell>
          <table:table-cell office:value-type="string" calcext:value-type="string">
            <text:p>10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S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,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4,31</text:p>
          </table:table-cell>
          <table:table-cell office:value-type="string" calcext:value-type="string">
            <text:p>238,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,28</text:p>
          </table:table-cell>
          <table:table-cell office:value-type="string" calcext:value-type="string">
            <text:p>174,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,83</text:p>
          </table:table-cell>
          <table:table-cell office:value-type="string" calcext:value-type="string">
            <text:p>13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M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,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5,17</text:p>
          </table:table-cell>
          <table:table-cell office:value-type="string" calcext:value-type="string">
            <text:p>47,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140,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,31</text:p>
          </table:table-cell>
          <table:table-cell office:value-type="string" calcext:value-type="string">
            <text:p>8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N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,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47,87</text:p>
          </table:table-cell>
          <table:table-cell office:value-type="string" calcext:value-type="string">
            <text:p>152,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2,98</text:p>
          </table:table-cell>
          <table:table-cell office:value-type="string" calcext:value-type="string">
            <text:p>196,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,86</text:p>
          </table:table-cell>
          <table:table-cell office:value-type="string" calcext:value-type="string">
            <text:p>7,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ND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8,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0,68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9,38</text:p>
          </table:table-cell>
          <table:table-cell office:value-type="string" calcext:value-type="string">
            <text:p>228,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8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21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P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2,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9,56</text:p>
          </table:table-cell>
          <table:table-cell office:value-type="string" calcext:value-type="string">
            <text:p>208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94,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8,74</text:p>
          </table:table-cell>
          <table:table-cell office:value-type="string" calcext:value-type="string">
            <text:p>10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M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2,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6,33</text:p>
          </table:table-cell>
          <table:table-cell office:value-type="string" calcext:value-type="string">
            <text:p>288,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4,56</text:p>
          </table:table-cell>
          <table:table-cell office:value-type="string" calcext:value-type="string">
            <text:p>172,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,76</text:p>
          </table:table-cell>
          <table:table-cell office:value-type="string" calcext:value-type="string">
            <text:p>10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M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,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3,15</text:p>
          </table:table-cell>
          <table:table-cell office:value-type="string" calcext:value-type="string">
            <text:p>177,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5,11</text:p>
          </table:table-cell>
          <table:table-cell office:value-type="string" calcext:value-type="string">
            <text:p>263,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1,85</text:p>
          </table:table-cell>
          <table:table-cell office:value-type="string" calcext:value-type="string">
            <text:p>8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OK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,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2,28</text:p>
          </table:table-cell>
          <table:table-cell office:value-type="string" calcext:value-type="string">
            <text:p>193,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,48</text:p>
          </table:table-cell>
          <table:table-cell office:value-type="string" calcext:value-type="string">
            <text:p>177,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15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P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5,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1,8</text:p>
          </table:table-cell>
          <table:table-cell office:value-type="string" calcext:value-type="string">
            <text:p>210,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7,92</text:p>
          </table:table-cell>
          <table:table-cell office:value-type="string" calcext:value-type="string">
            <text:p>187,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8,46</text:p>
          </table:table-cell>
          <table:table-cell office:value-type="string" calcext:value-type="string">
            <text:p>10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N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ea_code_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8,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7,01</text:p>
          </table:table-cell>
          <table:table-cell office:value-type="string" calcext:value-type="string">
            <text:p>280,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3,83</text:p>
          </table:table-cell>
          <table:table-cell office:value-type="string" calcext:value-type="string">
            <text:p>216,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,74</text:p>
          </table:table-cell>
          <table:table-cell office:value-type="string" calcext:value-type="string">
            <text:p>10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50</text:p>
          </table:table-cell>
          <table:table-cell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W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5,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4,79</text:p>
          </table:table-cell>
          <table:table-cell office:value-type="string" calcext:value-type="string">
            <text:p>223,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8,96</text:p>
          </table:table-cell>
          <table:table-cell office:value-type="string" calcext:value-type="string">
            <text:p>219,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,86</text:p>
          </table:table-cell>
          <table:table-cell office:value-type="string" calcext:value-type="string">
            <text:p>9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A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,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61,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3,71</text:p>
          </table:table-cell>
          <table:table-cell office:value-type="string" calcext:value-type="string">
            <text:p>148,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1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G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9,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226,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9,24</text:p>
          </table:table-cell>
          <table:table-cell office:value-type="string" calcext:value-type="string">
            <text:p>202,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12</text:p>
          </table:table-cell>
          <table:table-cell office:value-type="string" calcext:value-type="string">
            <text:p>11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W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_code_4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,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0,12</text:p>
          </table:table-cell>
          <table:table-cell office:value-type="string" calcext:value-type="string">
            <text:p>270,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2,99</text:p>
          </table:table-cell>
          <table:table-cell office:value-type="string" calcext:value-type="string">
            <text:p>241,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,88</text:p>
          </table:table-cell>
          <table:table-cell office:value-type="string" calcext:value-type="string">
            <text:p>1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WV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,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1,31</text:p>
          </table:table-cell>
          <table:table-cell office:value-type="string" calcext:value-type="string">
            <text:p>256,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1,83</text:p>
          </table:table-cell>
          <table:table-cell office:value-type="string" calcext:value-type="string">
            <text:p>213,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,61</text:p>
          </table:table-cell>
          <table:table-cell office:value-type="string" calcext:value-type="string">
            <text:p>14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97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1+</text:p>
          </table:table-cell>
          <table:table-cell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D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rea_code_4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,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72,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4,69</text:p>
          </table:table-cell>
          <table:table-cell office:value-type="string" calcext:value-type="string">
            <text:p>212,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,56</text:p>
          </table:table-cell>
          <table:table-cell office:value-type="string" calcext:value-type="string">
            <text:p>13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D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ea_code_5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,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2,1</text:p>
          </table:table-cell>
          <table:table-cell office:value-type="string" calcext:value-type="string">
            <text:p>171,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,59</text:p>
          </table:table-cell>
          <table:table-cell office:value-type="string" calcext:value-type="string">
            <text:p>224,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8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-150</text:p>
          </table:table-cell>
          <table:table-cell/>
        </table:table-row>
        <table:table-row table:style-name="ro2" table:number-rows-repeated="1047824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Анализ средней стоимости услуг" table:style-name="ta1">
        <table:shapes>
          <draw:frame draw:z-index="0" draw:style-name="gr1" draw:text-style-name="P1" svg:width="159.99mm" svg:height="89.99mm" svg:x="3.07mm" svg:y="54.06mm">
            <draw:object draw:notify-on-update-of-ranges="PT@label 0 PT@data 0 PT@label 1 PT@data 1 PT@label 2 PT@data 2 PT@label 3 PT@data 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Default"/>
        <table:table-column table:style-name="co25" table:default-cell-style-name="ce6"/>
        <table:table-row table:style-name="ro3">
          <table:table-cell table:style-name="ce7" office:value-type="string" calcext:value-type="string">
            <text:p>Данные</text:p>
          </table:table-cell>
          <table:table-cell table:style-name="ce11" table:number-columns-repeated="2"/>
          <table:table-cell table:style-name="ce14"/>
          <table:table-cell table:number-columns-repeated="2"/>
        </table:table-row>
        <table:table-row table:style-name="ro4">
          <table:table-cell table:style-name="ce8" office:value-type="string" calcext:value-type="string">
            <text:p>Среднее значение - дневная_стоимость</text:p>
          </table:table-cell>
          <table:table-cell table:style-name="ce12" office:value-type="string" calcext:value-type="string">
            <text:p>Среднее значение - вечерняя_стоимость</text:p>
          </table:table-cell>
          <table:table-cell table:style-name="ce12" office:value-type="string" calcext:value-type="string">
            <text:p>Среднее значение - ночная_стоимость</text:p>
          </table:table-cell>
          <table:table-cell table:style-name="ce15" office:value-type="string" calcext:value-type="string">
            <text:p>Среднее значение - международная_стоимость</text:p>
          </table:table-cell>
          <table:table-cell/>
          <table:table-cell table:style-name="ce5" office:value-type="string" calcext:value-type="string">
            <text:p>Цель: Определить, сколько в среднем клиент тратит на связь в разное время суток и на международные звонки</text:p>
          </table:table-cell>
        </table:table-row>
        <table:table-row table:style-name="ro2">
          <table:table-cell table:style-name="ce9" office:value-type="float" office:value="32.5" calcext:value-type="float">
            <text:p>32,5000</text:p>
          </table:table-cell>
          <table:table-cell table:style-name="ce13" office:value-type="float" office:value="17.6666666666667" calcext:value-type="float">
            <text:p>17,6667</text:p>
          </table:table-cell>
          <table:table-cell table:style-name="ce13" office:value-type="float" office:value="9" calcext:value-type="float">
            <text:p>9,0000</text:p>
          </table:table-cell>
          <table:table-cell table:style-name="ce16" office:value-type="float" office:value="2.61538461538462" calcext:value-type="float">
            <text:p>2,6154</text:p>
          </table:table-cell>
          <table:table-cell table:number-columns-repeated="2"/>
        </table:table-row>
        <table:table-row table:style-name="ro2" table:number-rows-repeated="104857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Анализ активности клиентов" table:style-name="ta1">
        <table:shapes>
          <draw:frame draw:z-index="0" draw:style-name="gr1" draw:text-style-name="P1" svg:width="202.09mm" svg:height="113.67mm" svg:x="5.9mm" svg:y="45.59mm">
            <draw:object draw:notify-on-update-of-ranges="PT@categories PT@label 0 PT@data 0 PT@label 1 PT@data 1 PT@label 2 PT@data 2 PT@label 3 PT@data 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6" table:default-cell-style-name="ce2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6"/>
        <table:table-column table:style-name="co32" table:default-cell-style-name="ce6"/>
        <table:table-row table:style-name="ro2">
          <table:table-cell table:style-name="ce17"/>
          <table:table-cell table:style-name="ce22" office:value-type="string" calcext:value-type="string">
            <text:p>Данные</text:p>
          </table:table-cell>
          <table:table-cell table:style-name="ce11" table:number-columns-repeated="2"/>
          <table:table-cell table:style-name="ce14"/>
          <table:table-cell table:number-columns-repeated="2"/>
        </table:table-row>
        <table:table-row table:style-name="ro5">
          <table:table-cell table:style-name="ce18" office:value-type="string" calcext:value-type="string">
            <text:p>группа_аккаунта</text:p>
          </table:table-cell>
          <table:table-cell table:style-name="ce23" office:value-type="string" calcext:value-type="string">
            <text:p>Среднее значение - дневные_минуты</text:p>
          </table:table-cell>
          <table:table-cell table:style-name="ce12" office:value-type="string" calcext:value-type="string">
            <text:p>Среднее значение - вечерние_минуты</text:p>
          </table:table-cell>
          <table:table-cell table:style-name="ce12" office:value-type="string" calcext:value-type="string">
            <text:p>Среднее значение - ночные_минуты</text:p>
          </table:table-cell>
          <table:table-cell table:style-name="ce15" office:value-type="string" calcext:value-type="string">
            <text:p>Среднее значение - звонки_в_поддержку</text:p>
          </table:table-cell>
          <table:table-cell table:style-name="ce36"/>
          <table:table-cell table:style-name="ce5" office:value-type="string" calcext:value-type="string">
            <text:p>Цель: Анализ активности клиентов в разное время суток и частоты обращений в поддержку в зависимости от длительности пользования услугами</text:p>
          </table:table-cell>
        </table:table-row>
        <table:table-row table:style-name="ro2">
          <table:table-cell table:style-name="ce19" office:value-type="string" calcext:value-type="string">
            <text:p>0-50</text:p>
          </table:table-cell>
          <table:table-cell table:style-name="ce24" office:value-type="float" office:value="206.625" calcext:value-type="float">
            <text:p>206,6250</text:p>
          </table:table-cell>
          <table:table-cell table:style-name="ce28" office:value-type="float" office:value="220" calcext:value-type="float">
            <text:p>220,0000</text:p>
          </table:table-cell>
          <table:table-cell table:style-name="ce28" office:value-type="float" office:value="211.777777777778" calcext:value-type="float">
            <text:p>211,7778</text:p>
          </table:table-cell>
          <table:table-cell table:style-name="ce32" office:value-type="float" office:value="1.45238095238095" calcext:value-type="float">
            <text:p>1,4524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151+</text:p>
          </table:table-cell>
          <table:table-cell table:style-name="ce25" office:value-type="float" office:value="191.555555555556" calcext:value-type="float">
            <text:p>191,5556</text:p>
          </table:table-cell>
          <table:table-cell table:style-name="ce29" office:value-type="float" office:value="216.545454545455" calcext:value-type="float">
            <text:p>216,5455</text:p>
          </table:table-cell>
          <table:table-cell table:style-name="ce29" office:value-type="float" office:value="196.142857142857" calcext:value-type="float">
            <text:p>196,1429</text:p>
          </table:table-cell>
          <table:table-cell table:style-name="ce33" office:value-type="float" office:value="1.43243243243243" calcext:value-type="float">
            <text:p>1,4324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51-150</text:p>
          </table:table-cell>
          <table:table-cell table:style-name="ce26" office:value-type="float" office:value="170.274509803922" calcext:value-type="float">
            <text:p>170,2745</text:p>
          </table:table-cell>
          <table:table-cell table:style-name="ce30" office:value-type="float" office:value="199.891304347826" calcext:value-type="float">
            <text:p>199,8913</text:p>
          </table:table-cell>
          <table:table-cell table:style-name="ce30" office:value-type="float" office:value="195.822580645161" calcext:value-type="float">
            <text:p>195,8226</text:p>
          </table:table-cell>
          <table:table-cell table:style-name="ce34" office:value-type="float" office:value="1.68581081081081" calcext:value-type="float">
            <text:p>1,6858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Итог Результат</text:p>
          </table:table-cell>
          <table:table-cell table:style-name="ce27" office:value-type="float" office:value="177.367647058824" calcext:value-type="float">
            <text:p>177,3676</text:p>
          </table:table-cell>
          <table:table-cell table:style-name="ce31" office:value-type="float" office:value="204.213114754098" calcext:value-type="float">
            <text:p>204,2131</text:p>
          </table:table-cell>
          <table:table-cell table:style-name="ce31" office:value-type="float" office:value="197.692307692308" calcext:value-type="float">
            <text:p>197,6923</text:p>
          </table:table-cell>
          <table:table-cell table:style-name="ce35" office:value-type="float" office:value="1.63466666666667" calcext:value-type="float">
            <text:p>1,6347</text:p>
          </table:table-cell>
          <table:table-cell table:number-columns-repeated="2"/>
        </table:table-row>
        <table:table-row table:style-name="ro2" table:number-rows-repeated="104856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Анализ международного тарифа" table:style-name="ta1">
        <table:shapes>
          <draw:frame draw:z-index="0" draw:style-name="gr1" draw:text-style-name="P1" svg:width="159.99mm" svg:height="89.99mm" svg:x="5.03mm" svg:y="47.45m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3" table:default-cell-style-name="ce2"/>
        <table:table-column table:style-name="co34" table:default-cell-style-name="ce10"/>
        <table:table-column table:style-name="co27" table:default-cell-style-name="ce10"/>
        <table:table-column table:style-name="co35" table:default-cell-style-name="ce10"/>
        <table:table-column table:style-name="co19" table:default-cell-style-name="Default"/>
        <table:table-column table:style-name="co36" table:default-cell-style-name="ce6"/>
        <table:table-row table:style-name="ro2">
          <table:table-cell table:style-name="ce17"/>
          <table:table-cell table:style-name="ce22" office:value-type="string" calcext:value-type="string">
            <text:p>Данные</text:p>
          </table:table-cell>
          <table:table-cell table:style-name="ce11"/>
          <table:table-cell table:style-name="ce14"/>
          <table:table-cell table:number-columns-repeated="2"/>
        </table:table-row>
        <table:table-row table:style-name="ro6">
          <table:table-cell table:style-name="ce18" office:value-type="string" calcext:value-type="string">
            <text:p>международный_тариф</text:p>
          </table:table-cell>
          <table:table-cell table:style-name="ce23" office:value-type="string" calcext:value-type="string">
            <text:p>Среднее значение - международные_минуты</text:p>
          </table:table-cell>
          <table:table-cell table:style-name="ce12" office:value-type="string" calcext:value-type="string">
            <text:p>Среднее значение - международные_звонки</text:p>
          </table:table-cell>
          <table:table-cell table:style-name="ce15" office:value-type="string" calcext:value-type="string">
            <text:p>Среднее значение - международная_стоимость</text:p>
          </table:table-cell>
          <table:table-cell/>
          <table:table-cell table:style-name="ce5" office:value-type="string" calcext:value-type="string">
            <text:p>Цель: Сравнить, влияет ли наличие международного тарифа на международную связь</text:p>
          </table:table-cell>
        </table:table-row>
        <table:table-row table:style-name="ro2">
          <table:table-cell table:style-name="ce19" office:value-type="string" calcext:value-type="string">
            <text:p>no</text:p>
          </table:table-cell>
          <table:table-cell table:style-name="ce24" office:value-type="float" office:value="10.0705882352941" calcext:value-type="float">
            <text:p>10,0706</text:p>
          </table:table-cell>
          <table:table-cell table:style-name="ce28" office:value-type="float" office:value="4.49331352154532" calcext:value-type="float">
            <text:p>4,4933</text:p>
          </table:table-cell>
          <table:table-cell table:style-name="ce32" office:value-type="float" office:value="2.56521739130435" calcext:value-type="float">
            <text:p>2,5652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yes</text:p>
          </table:table-cell>
          <table:table-cell table:style-name="ce26" office:value-type="float" office:value="11.8333333333333" calcext:value-type="float">
            <text:p>11,8333</text:p>
          </table:table-cell>
          <table:table-cell table:style-name="ce30" office:value-type="float" office:value="4.41558441558442" calcext:value-type="float">
            <text:p>4,4156</text:p>
          </table:table-cell>
          <table:table-cell table:style-name="ce34" office:value-type="float" office:value="3" calcext:value-type="float">
            <text:p>3,0000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Итог Результат</text:p>
          </table:table-cell>
          <table:table-cell table:style-name="ce27" office:value-type="float" office:value="10.1868131868132" calcext:value-type="float">
            <text:p>10,1868</text:p>
          </table:table-cell>
          <table:table-cell table:style-name="ce31" office:value-type="float" office:value="4.48533333333333" calcext:value-type="float">
            <text:p>4,4853</text:p>
          </table:table-cell>
          <table:table-cell table:style-name="ce35" office:value-type="float" office:value="2.61538461538462" calcext:value-type="float">
            <text:p>2,6154</text:p>
          </table:table-cell>
          <table:table-cell table:number-columns-repeated="2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Анализ обращений в поддержку по регионам" table:style-name="ta1">
        <table:shapes>
          <draw:frame draw:z-index="0" draw:style-name="gr1" draw:text-style-name="P1" svg:width="159.99mm" svg:height="174.99mm" svg:x="78.01mm" svg:y="35.53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7" table:default-cell-style-name="ce2"/>
        <table:table-column table:style-name="co26" table:default-cell-style-name="ce10"/>
        <table:table-column table:style-name="co38" table:default-cell-style-name="ce2"/>
        <table:table-column table:style-name="co39" table:default-cell-style-name="ce6"/>
        <table:table-row table:style-name="ro7">
          <table:table-cell table:style-name="ce37" office:value-type="string" calcext:value-type="string">
            <text:p>штат</text:p>
          </table:table-cell>
          <table:table-cell table:style-name="ce38" office:value-type="string" calcext:value-type="string">
            <text:p>Среднее значение - звонки_в_поддержку</text:p>
          </table:table-cell>
          <table:table-cell table:style-name="Default"/>
          <table:table-cell/>
        </table:table-row>
        <table:table-row table:style-name="ro8">
          <table:table-cell table:style-name="ce19" office:value-type="string" calcext:value-type="string">
            <text:p>AK</text:p>
          </table:table-cell>
          <table:table-cell table:style-name="ce39" office:value-type="float" office:value="2" calcext:value-type="float">
            <text:p>2,0000</text:p>
          </table:table-cell>
          <table:table-cell table:style-name="Default"/>
          <table:table-cell table:style-name="ce5" office:value-type="string" calcext:value-type="string">
            <text:p>Цель: Анализ распределения обращений в службу поддержки по регионам. Выявление проблем с качеством услуг.</text:p>
          </table:table-cell>
        </table:table-row>
        <table:table-row table:style-name="ro2">
          <table:table-cell table:style-name="ce20" office:value-type="string" calcext:value-type="string">
            <text:p>AL</text:p>
          </table:table-cell>
          <table:table-cell table:style-name="ce40" office:value-type="float" office:value="0.91304347826087" calcext:value-type="float">
            <text:p>0,913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AR</text:p>
          </table:table-cell>
          <table:table-cell table:style-name="ce40" office:value-type="float" office:value="1.57142857142857" calcext:value-type="float">
            <text:p>1,5714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AZ</text:p>
          </table:table-cell>
          <table:table-cell table:style-name="ce40" office:value-type="float" office:value="1.58333333333333" calcext:value-type="float">
            <text:p>1,5833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CA</text:p>
          </table:table-cell>
          <table:table-cell table:style-name="ce40" office:value-type="float" office:value="2.23076923076923" calcext:value-type="float">
            <text:p>2,2308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CO</text:p>
          </table:table-cell>
          <table:table-cell table:style-name="ce40" office:value-type="float" office:value="1.0625" calcext:value-type="float">
            <text:p>1,0625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CT</text:p>
          </table:table-cell>
          <table:table-cell table:style-name="ce40" office:value-type="float" office:value="1.72727272727273" calcext:value-type="float">
            <text:p>1,7273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DC</text:p>
          </table:table-cell>
          <table:table-cell table:style-name="ce40" office:value-type="float" office:value="1.5625" calcext:value-type="float">
            <text:p>1,5625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DE</text:p>
          </table:table-cell>
          <table:table-cell table:style-name="ce40" office:value-type="float" office:value="1.5" calcext:value-type="float">
            <text:p>1,500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FL</text:p>
          </table:table-cell>
          <table:table-cell table:style-name="ce40" office:value-type="float" office:value="1.78571428571429" calcext:value-type="float">
            <text:p>1,785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GA</text:p>
          </table:table-cell>
          <table:table-cell table:style-name="ce40" office:value-type="float" office:value="2" calcext:value-type="float">
            <text:p>2,000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HI</text:p>
          </table:table-cell>
          <table:table-cell table:style-name="ce40" office:value-type="float" office:value="1.66666666666667" calcext:value-type="float">
            <text:p>1,666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IA</text:p>
          </table:table-cell>
          <table:table-cell table:style-name="ce40" office:value-type="float" office:value="2" calcext:value-type="float">
            <text:p>2,000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style-name="ce40" office:value-type="float" office:value="2.23076923076923" calcext:value-type="float">
            <text:p>2,2308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IL</text:p>
          </table:table-cell>
          <table:table-cell table:style-name="ce40" office:value-type="float" office:value="1.66666666666667" calcext:value-type="float">
            <text:p>1,666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IN</text:p>
          </table:table-cell>
          <table:table-cell table:style-name="ce40" office:value-type="float" office:value="1.53333333333333" calcext:value-type="float">
            <text:p>1,5333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KS</text:p>
          </table:table-cell>
          <table:table-cell table:style-name="ce40" office:value-type="float" office:value="1" calcext:value-type="float">
            <text:p>1,000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KY</text:p>
          </table:table-cell>
          <table:table-cell table:style-name="ce40" office:value-type="float" office:value="1.92857142857143" calcext:value-type="float">
            <text:p>1,9286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LA</text:p>
          </table:table-cell>
          <table:table-cell table:style-name="ce40" office:value-type="float" office:value="1.46153846153846" calcext:value-type="float">
            <text:p>1,4615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MA</text:p>
          </table:table-cell>
          <table:table-cell table:style-name="ce40" office:value-type="float" office:value="1.71428571428571" calcext:value-type="float">
            <text:p>1,7143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MD</text:p>
          </table:table-cell>
          <table:table-cell table:style-name="ce40" office:value-type="float" office:value="1.9375" calcext:value-type="float">
            <text:p>1,9375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ME</text:p>
          </table:table-cell>
          <table:table-cell table:style-name="ce40" office:value-type="float" office:value="1.28571428571429" calcext:value-type="float">
            <text:p>1,285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MI</text:p>
          </table:table-cell>
          <table:table-cell table:style-name="ce40" office:value-type="float" office:value="1.625" calcext:value-type="float">
            <text:p>1,625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MN</text:p>
          </table:table-cell>
          <table:table-cell table:style-name="ce40" office:value-type="float" office:value="1.23529411764706" calcext:value-type="float">
            <text:p>1,2353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MO</text:p>
          </table:table-cell>
          <table:table-cell table:style-name="ce40" office:value-type="float" office:value="1.53846153846154" calcext:value-type="float">
            <text:p>1,5385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MS</text:p>
          </table:table-cell>
          <table:table-cell table:style-name="ce40" office:value-type="float" office:value="1.70588235294118" calcext:value-type="float">
            <text:p>1,7059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MT</text:p>
          </table:table-cell>
          <table:table-cell table:style-name="ce40" office:value-type="float" office:value="1.26315789473684" calcext:value-type="float">
            <text:p>1,2632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NC</text:p>
          </table:table-cell>
          <table:table-cell table:style-name="ce40" office:value-type="float" office:value="1.90909090909091" calcext:value-type="float">
            <text:p>1,9091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ND</text:p>
          </table:table-cell>
          <table:table-cell table:style-name="ce40" office:value-type="float" office:value="1.57142857142857" calcext:value-type="float">
            <text:p>1,5714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NE</text:p>
          </table:table-cell>
          <table:table-cell table:style-name="ce40" office:value-type="float" office:value="1.46666666666667" calcext:value-type="float">
            <text:p>1,466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NH</text:p>
          </table:table-cell>
          <table:table-cell table:style-name="ce40" office:value-type="float" office:value="1.64705882352941" calcext:value-type="float">
            <text:p>1,6471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NJ</text:p>
          </table:table-cell>
          <table:table-cell table:style-name="ce40" office:value-type="float" office:value="2.625" calcext:value-type="float">
            <text:p>2,625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NM</text:p>
          </table:table-cell>
          <table:table-cell table:style-name="ce40" office:value-type="float" office:value="1.61538461538462" calcext:value-type="float">
            <text:p>1,6154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NV</text:p>
          </table:table-cell>
          <table:table-cell table:style-name="ce40" office:value-type="float" office:value="1.42857142857143" calcext:value-type="float">
            <text:p>1,4286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NY</text:p>
          </table:table-cell>
          <table:table-cell table:style-name="ce40" office:value-type="float" office:value="2.11111111111111" calcext:value-type="float">
            <text:p>2,1111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OH</text:p>
          </table:table-cell>
          <table:table-cell table:style-name="ce40" office:value-type="float" office:value="1.14285714285714" calcext:value-type="float">
            <text:p>1,1429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OK</text:p>
          </table:table-cell>
          <table:table-cell table:style-name="ce40" office:value-type="float" office:value="1.33333333333333" calcext:value-type="float">
            <text:p>1,3333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OR</text:p>
          </table:table-cell>
          <table:table-cell table:style-name="ce40" office:value-type="float" office:value="1.53333333333333" calcext:value-type="float">
            <text:p>1,5333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PA</text:p>
          </table:table-cell>
          <table:table-cell table:style-name="ce40" office:value-type="float" office:value="1.7" calcext:value-type="float">
            <text:p>1,700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RI</text:p>
          </table:table-cell>
          <table:table-cell table:style-name="ce40" office:value-type="float" office:value="1.5" calcext:value-type="float">
            <text:p>1,500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SC</text:p>
          </table:table-cell>
          <table:table-cell table:style-name="ce40" office:value-type="float" office:value="1.47368421052632" calcext:value-type="float">
            <text:p>1,473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SD</text:p>
          </table:table-cell>
          <table:table-cell table:style-name="ce40" office:value-type="float" office:value="1.4" calcext:value-type="float">
            <text:p>1,400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TN</text:p>
          </table:table-cell>
          <table:table-cell table:style-name="ce40" office:value-type="float" office:value="2" calcext:value-type="float">
            <text:p>2,0000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TX</text:p>
          </table:table-cell>
          <table:table-cell table:style-name="ce40" office:value-type="float" office:value="1.61111111111111" calcext:value-type="float">
            <text:p>1,6111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UT</text:p>
          </table:table-cell>
          <table:table-cell table:style-name="ce40" office:value-type="float" office:value="1.86666666666667" calcext:value-type="float">
            <text:p>1,866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VA</text:p>
          </table:table-cell>
          <table:table-cell table:style-name="ce40" office:value-type="float" office:value="1.61111111111111" calcext:value-type="float">
            <text:p>1,6111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VT</text:p>
          </table:table-cell>
          <table:table-cell table:style-name="ce40" office:value-type="float" office:value="2.06666666666667" calcext:value-type="float">
            <text:p>2,066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WA</text:p>
          </table:table-cell>
          <table:table-cell table:style-name="ce40" office:value-type="float" office:value="1.83333333333333" calcext:value-type="float">
            <text:p>1,8333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WI</text:p>
          </table:table-cell>
          <table:table-cell table:style-name="ce40" office:value-type="float" office:value="1.66666666666667" calcext:value-type="float">
            <text:p>1,6667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WV</text:p>
          </table:table-cell>
          <table:table-cell table:style-name="ce40" office:value-type="float" office:value="1.26315789473684" calcext:value-type="float">
            <text:p>1,2632</text:p>
          </table:table-cell>
          <table:table-cell table:style-name="Default"/>
          <table:table-cell/>
        </table:table-row>
        <table:table-row table:style-name="ro2">
          <table:table-cell table:style-name="ce20" office:value-type="string" calcext:value-type="string">
            <text:p>WY</text:p>
          </table:table-cell>
          <table:table-cell table:style-name="ce41" office:value-type="float" office:value="2.05" calcext:value-type="float">
            <text:p>2,0500</text:p>
          </table:table-cell>
          <table:table-cell table:style-name="Default"/>
          <table:table-cell/>
        </table:table-row>
        <table:table-row table:style-name="ro2">
          <table:table-cell table:style-name="ce21" office:value-type="string" calcext:value-type="string">
            <text:p>Итог Результат</text:p>
          </table:table-cell>
          <table:table-cell table:style-name="ce42" office:value-type="float" office:value="1.63466666666667" calcext:value-type="float">
            <text:p>1,6347</text:p>
          </table:table-cell>
          <table:table-cell table:style-name="Default"/>
          <table:table-cell/>
        </table:table-row>
        <table:table-row table:style-name="ro2">
          <table:table-cell table:style-name="ce1"/>
          <table:table-cell/>
          <table:table-cell table:style-name="Default"/>
          <table:table-cell/>
        </table:table-row>
        <table:table-row table:style-name="ro2" table:number-rows-repeated="104852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Анализ обращений в поддержку по регионам'.A1:'Анализ обращений в поддержку по регионам'.B53" table:buttons="'Анализ обращений в поддержку по регионам'.A1" table:show-filter-button="false" table:drill-down-on-double-click="false">
          <table:source-cell-range table:cell-range-address="Телеком_сервис.A1:Телеком_сервис.U751"/>
          <table:data-pilot-field table:source-field-name="штат" table:orientation="row" table:used-hierarchy="0" table:function="auto">
            <table:data-pilot-level table:show-empty="false" calcext:repeat-item-labels="false">
              <table:data-pilot-members>
                <table:data-pilot-member table:name="AK" table:display="true" table:show-details="true"/>
                <table:data-pilot-member table:name="AL" table:display="true" table:show-details="true"/>
                <table:data-pilot-member table:name="AR" table:display="true" table:show-details="true"/>
                <table:data-pilot-member table:name="AZ" table:display="true" table:show-details="true"/>
                <table:data-pilot-member table:name="CA" table:display="true" table:show-details="true"/>
                <table:data-pilot-member table:name="CO" table:display="true" table:show-details="true"/>
                <table:data-pilot-member table:name="CT" table:display="true" table:show-details="true"/>
                <table:data-pilot-member table:name="DC" table:display="true" table:show-details="true"/>
                <table:data-pilot-member table:name="DE" table:display="true" table:show-details="true"/>
                <table:data-pilot-member table:name="FL" table:display="true" table:show-details="true"/>
                <table:data-pilot-member table:name="GA" table:display="true" table:show-details="true"/>
                <table:data-pilot-member table:name="HI" table:display="true" table:show-details="true"/>
                <table:data-pilot-member table:name="IA" table:display="true" table:show-details="true"/>
                <table:data-pilot-member table:name="ID" table:display="true" table:show-details="true"/>
                <table:data-pilot-member table:name="IL" table:display="true" table:show-details="true"/>
                <table:data-pilot-member table:name="IN" table:display="true" table:show-details="true"/>
                <table:data-pilot-member table:name="KS" table:display="true" table:show-details="true"/>
                <table:data-pilot-member table:name="KY" table:display="true" table:show-details="true"/>
                <table:data-pilot-member table:name="LA" table:display="true" table:show-details="true"/>
                <table:data-pilot-member table:name="MA" table:display="true" table:show-details="true"/>
                <table:data-pilot-member table:name="MD" table:display="true" table:show-details="true"/>
                <table:data-pilot-member table:name="ME" table:display="true" table:show-details="true"/>
                <table:data-pilot-member table:name="MI" table:display="true" table:show-details="true"/>
                <table:data-pilot-member table:name="MN" table:display="true" table:show-details="true"/>
                <table:data-pilot-member table:name="MO" table:display="true" table:show-details="true"/>
                <table:data-pilot-member table:name="MS" table:display="true" table:show-details="true"/>
                <table:data-pilot-member table:name="MT" table:display="true" table:show-details="true"/>
                <table:data-pilot-member table:name="NC" table:display="true" table:show-details="true"/>
                <table:data-pilot-member table:name="ND" table:display="true" table:show-details="true"/>
                <table:data-pilot-member table:name="NE" table:display="true" table:show-details="true"/>
                <table:data-pilot-member table:name="NH" table:display="true" table:show-details="true"/>
                <table:data-pilot-member table:name="NJ" table:display="true" table:show-details="true"/>
                <table:data-pilot-member table:name="NM" table:display="true" table:show-details="true"/>
                <table:data-pilot-member table:name="NV" table:display="true" table:show-details="true"/>
                <table:data-pilot-member table:name="NY" table:display="true" table:show-details="true"/>
                <table:data-pilot-member table:name="OH" table:display="true" table:show-details="true"/>
                <table:data-pilot-member table:name="OK" table:display="true" table:show-details="true"/>
                <table:data-pilot-member table:name="OR" table:display="true" table:show-details="true"/>
                <table:data-pilot-member table:name="PA" table:display="true" table:show-details="true"/>
                <table:data-pilot-member table:name="RI" table:display="true" table:show-details="true"/>
                <table:data-pilot-member table:name="SC" table:display="true" table:show-details="true"/>
                <table:data-pilot-member table:name="SD" table:display="true" table:show-details="true"/>
                <table:data-pilot-member table:name="TN" table:display="true" table:show-details="true"/>
                <table:data-pilot-member table:name="TX" table:display="true" table:show-details="true"/>
                <table:data-pilot-member table:name="UT" table:display="true" table:show-details="true"/>
                <table:data-pilot-member table:name="VA" table:display="true" table:show-details="true"/>
                <table:data-pilot-member table:name="VT" table:display="true" table:show-details="true"/>
                <table:data-pilot-member table:name="WA" table:display="true" table:show-details="true"/>
                <table:data-pilot-member table:name="WI" table:display="true" table:show-details="true"/>
                <table:data-pilot-member table:name="WV" table:display="true" table:show-details="true"/>
                <table:data-pilot-member table:name="W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звонки_в_поддержку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Анализ международного тарифа'.A1:'Анализ международного тарифа'.D5" table:buttons="'Анализ международного тарифа'.A2 'Анализ международного тарифа'.B1" table:show-filter-button="false" table:drill-down-on-double-click="false">
          <table:source-cell-range table:cell-range-address="Телеком_сервис.A1:Телеком_сервис.U7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международный_тариф" table:orientation="row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еждународные_минуты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0,1" table:display="true" table:show-details="true"/>
                <table:data-pilot-member table:name="10,2" table:display="true" table:show-details="true"/>
                <table:data-pilot-member table:name="10,3" table:display="true" table:show-details="true"/>
                <table:data-pilot-member table:name="10,4" table:display="true" table:show-details="true"/>
                <table:data-pilot-member table:name="10,5" table:display="true" table:show-details="true"/>
                <table:data-pilot-member table:name="10,6" table:display="true" table:show-details="true"/>
                <table:data-pilot-member table:name="10,7" table:display="true" table:show-details="true"/>
                <table:data-pilot-member table:name="10,8" table:display="true" table:show-details="true"/>
                <table:data-pilot-member table:name="10,9" table:display="true" table:show-details="true"/>
                <table:data-pilot-member table:name="11,1" table:display="true" table:show-details="true"/>
                <table:data-pilot-member table:name="11,2" table:display="true" table:show-details="true"/>
                <table:data-pilot-member table:name="11,3" table:display="true" table:show-details="true"/>
                <table:data-pilot-member table:name="11,4" table:display="true" table:show-details="true"/>
                <table:data-pilot-member table:name="11,5" table:display="true" table:show-details="true"/>
                <table:data-pilot-member table:name="11,6" table:display="true" table:show-details="true"/>
                <table:data-pilot-member table:name="11,7" table:display="true" table:show-details="true"/>
                <table:data-pilot-member table:name="11,8" table:display="true" table:show-details="true"/>
                <table:data-pilot-member table:name="11,9" table:display="true" table:show-details="true"/>
                <table:data-pilot-member table:name="12,1" table:display="true" table:show-details="true"/>
                <table:data-pilot-member table:name="12,2" table:display="true" table:show-details="true"/>
                <table:data-pilot-member table:name="12,3" table:display="true" table:show-details="true"/>
                <table:data-pilot-member table:name="12,4" table:display="true" table:show-details="true"/>
                <table:data-pilot-member table:name="12,5" table:display="true" table:show-details="true"/>
                <table:data-pilot-member table:name="12,6" table:display="true" table:show-details="true"/>
                <table:data-pilot-member table:name="12,7" table:display="true" table:show-details="true"/>
                <table:data-pilot-member table:name="12,8" table:display="true" table:show-details="true"/>
                <table:data-pilot-member table:name="12,9" table:display="true" table:show-details="true"/>
                <table:data-pilot-member table:name="13,1" table:display="true" table:show-details="true"/>
                <table:data-pilot-member table:name="13,2" table:display="true" table:show-details="true"/>
                <table:data-pilot-member table:name="13,3" table:display="true" table:show-details="true"/>
                <table:data-pilot-member table:name="13,4" table:display="true" table:show-details="true"/>
                <table:data-pilot-member table:name="13,5" table:display="true" table:show-details="true"/>
                <table:data-pilot-member table:name="13,6" table:display="true" table:show-details="true"/>
                <table:data-pilot-member table:name="13,7" table:display="true" table:show-details="true"/>
                <table:data-pilot-member table:name="13,8" table:display="true" table:show-details="true"/>
                <table:data-pilot-member table:name="13,9" table:display="true" table:show-details="true"/>
                <table:data-pilot-member table:name="14,1" table:display="true" table:show-details="true"/>
                <table:data-pilot-member table:name="14,2" table:display="true" table:show-details="true"/>
                <table:data-pilot-member table:name="14,3" table:display="true" table:show-details="true"/>
                <table:data-pilot-member table:name="14,4" table:display="true" table:show-details="true"/>
                <table:data-pilot-member table:name="14,5" table:display="true" table:show-details="true"/>
                <table:data-pilot-member table:name="14,6" table:display="true" table:show-details="true"/>
                <table:data-pilot-member table:name="14,7" table:display="true" table:show-details="true"/>
                <table:data-pilot-member table:name="14,8" table:display="true" table:show-details="true"/>
                <table:data-pilot-member table:name="14,9" table:display="true" table:show-details="true"/>
                <table:data-pilot-member table:name="15,1" table:display="true" table:show-details="true"/>
                <table:data-pilot-member table:name="15,2" table:display="true" table:show-details="true"/>
                <table:data-pilot-member table:name="15,4" table:display="true" table:show-details="true"/>
                <table:data-pilot-member table:name="15,5" table:display="true" table:show-details="true"/>
                <table:data-pilot-member table:name="15,6" table:display="true" table:show-details="true"/>
                <table:data-pilot-member table:name="15,7" table:display="true" table:show-details="true"/>
                <table:data-pilot-member table:name="15,9" table:display="true" table:show-details="true"/>
                <table:data-pilot-member table:name="16,1" table:display="true" table:show-details="true"/>
                <table:data-pilot-member table:name="16,2" table:display="true" table:show-details="true"/>
                <table:data-pilot-member table:name="16,3" table:display="true" table:show-details="true"/>
                <table:data-pilot-member table:name="16,4" table:display="true" table:show-details="true"/>
                <table:data-pilot-member table:name="16,5" table:display="true" table:show-details="true"/>
                <table:data-pilot-member table:name="16,6" table:display="true" table:show-details="true"/>
                <table:data-pilot-member table:name="16,9" table:display="true" table:show-details="true"/>
                <table:data-pilot-member table:name="17,5" table:display="true" table:show-details="true"/>
                <table:data-pilot-member table:name="17,6" table:display="true" table:show-details="true"/>
                <table:data-pilot-member table:name="17,8" table:display="true" table:show-details="true"/>
                <table:data-pilot-member table:name="18,7" table:display="true" table:show-details="true"/>
                <table:data-pilot-member table:name="18,9" table:display="true" table:show-details="true"/>
                <table:data-pilot-member table:name="3,1" table:display="true" table:show-details="true"/>
                <table:data-pilot-member table:name="3,3" table:display="true" table:show-details="true"/>
                <table:data-pilot-member table:name="3,7" table:display="true" table:show-details="true"/>
                <table:data-pilot-member table:name="3,8" table:display="true" table:show-details="true"/>
                <table:data-pilot-member table:name="3,9" table:display="true" table:show-details="true"/>
                <table:data-pilot-member table:name="4,1" table:display="true" table:show-details="true"/>
                <table:data-pilot-member table:name="4,2" table:display="true" table:show-details="true"/>
                <table:data-pilot-member table:name="4,3" table:display="true" table:show-details="true"/>
                <table:data-pilot-member table:name="4,4" table:display="true" table:show-details="true"/>
                <table:data-pilot-member table:name="4,5" table:display="true" table:show-details="true"/>
                <table:data-pilot-member table:name="4,6" table:display="true" table:show-details="true"/>
                <table:data-pilot-member table:name="4,7" table:display="true" table:show-details="true"/>
                <table:data-pilot-member table:name="4,8" table:display="true" table:show-details="true"/>
                <table:data-pilot-member table:name="5,1" table:display="true" table:show-details="true"/>
                <table:data-pilot-member table:name="5,2" table:display="true" table:show-details="true"/>
                <table:data-pilot-member table:name="5,3" table:display="true" table:show-details="true"/>
                <table:data-pilot-member table:name="5,5" table:display="true" table:show-details="true"/>
                <table:data-pilot-member table:name="5,6" table:display="true" table:show-details="true"/>
                <table:data-pilot-member table:name="5,7" table:display="true" table:show-details="true"/>
                <table:data-pilot-member table:name="6,1" table:display="true" table:show-details="true"/>
                <table:data-pilot-member table:name="6,2" table:display="true" table:show-details="true"/>
                <table:data-pilot-member table:name="6,3" table:display="true" table:show-details="true"/>
                <table:data-pilot-member table:name="6,4" table:display="true" table:show-details="true"/>
                <table:data-pilot-member table:name="6,5" table:display="true" table:show-details="true"/>
                <table:data-pilot-member table:name="6,6" table:display="true" table:show-details="true"/>
                <table:data-pilot-member table:name="6,7" table:display="true" table:show-details="true"/>
                <table:data-pilot-member table:name="6,8" table:display="true" table:show-details="true"/>
                <table:data-pilot-member table:name="6,9" table:display="true" table:show-details="true"/>
                <table:data-pilot-member table:name="7,1" table:display="true" table:show-details="true"/>
                <table:data-pilot-member table:name="7,2" table:display="true" table:show-details="true"/>
                <table:data-pilot-member table:name="7,3" table:display="true" table:show-details="true"/>
                <table:data-pilot-member table:name="7,4" table:display="true" table:show-details="true"/>
                <table:data-pilot-member table:name="7,5" table:display="true" table:show-details="true"/>
                <table:data-pilot-member table:name="7,6" table:display="true" table:show-details="true"/>
                <table:data-pilot-member table:name="7,7" table:display="true" table:show-details="true"/>
                <table:data-pilot-member table:name="7,8" table:display="true" table:show-details="true"/>
                <table:data-pilot-member table:name="7,9" table:display="true" table:show-details="true"/>
                <table:data-pilot-member table:name="8,1" table:display="true" table:show-details="true"/>
                <table:data-pilot-member table:name="8,2" table:display="true" table:show-details="true"/>
                <table:data-pilot-member table:name="8,3" table:display="true" table:show-details="true"/>
                <table:data-pilot-member table:name="8,4" table:display="true" table:show-details="true"/>
                <table:data-pilot-member table:name="8,5" table:display="true" table:show-details="true"/>
                <table:data-pilot-member table:name="8,6" table:display="true" table:show-details="true"/>
                <table:data-pilot-member table:name="8,7" table:display="true" table:show-details="true"/>
                <table:data-pilot-member table:name="8,8" table:display="true" table:show-details="true"/>
                <table:data-pilot-member table:name="8,9" table:display="true" table:show-details="true"/>
                <table:data-pilot-member table:name="9,1" table:display="true" table:show-details="true"/>
                <table:data-pilot-member table:name="9,2" table:display="true" table:show-details="true"/>
                <table:data-pilot-member table:name="9,3" table:display="true" table:show-details="true"/>
                <table:data-pilot-member table:name="9,4" table:display="true" table:show-details="true"/>
                <table:data-pilot-member table:name="9,5" table:display="true" table:show-details="true"/>
                <table:data-pilot-member table:name="9,6" table:display="true" table:show-details="true"/>
                <table:data-pilot-member table:name="9,7" table:display="true" table:show-details="true"/>
                <table:data-pilot-member table:name="9,8" table:display="true" table:show-details="true"/>
                <table:data-pilot-member table:name="9,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еждународные_звонки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еждународная_стоимость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0,54" table:display="true" table:show-details="true"/>
                <table:data-pilot-member table:name="0,84" table:display="true" table:show-details="true"/>
                <table:data-pilot-member table:name="0,89" table:display="true" table:show-details="true"/>
                <table:data-pilot-member table:name="1,03" table:display="true" table:show-details="true"/>
                <table:data-pilot-member table:name="1,05" table:display="true" table:show-details="true"/>
                <table:data-pilot-member table:name="1,08" table:display="true" table:show-details="true"/>
                <table:data-pilot-member table:name="1,11" table:display="true" table:show-details="true"/>
                <table:data-pilot-member table:name="1,13" table:display="true" table:show-details="true"/>
                <table:data-pilot-member table:name="1,16" table:display="true" table:show-details="true"/>
                <table:data-pilot-member table:name="1,19" table:display="true" table:show-details="true"/>
                <table:data-pilot-member table:name="1,22" table:display="true" table:show-details="true"/>
                <table:data-pilot-member table:name="1,24" table:display="true" table:show-details="true"/>
                <table:data-pilot-member table:name="1,27" table:display="true" table:show-details="true"/>
                <table:data-pilot-member table:name="1,3" table:display="true" table:show-details="true"/>
                <table:data-pilot-member table:name="1,35" table:display="true" table:show-details="true"/>
                <table:data-pilot-member table:name="1,38" table:display="true" table:show-details="true"/>
                <table:data-pilot-member table:name="1,4" table:display="true" table:show-details="true"/>
                <table:data-pilot-member table:name="1,43" table:display="true" table:show-details="true"/>
                <table:data-pilot-member table:name="1,49" table:display="true" table:show-details="true"/>
                <table:data-pilot-member table:name="1,51" table:display="true" table:show-details="true"/>
                <table:data-pilot-member table:name="1,54" table:display="true" table:show-details="true"/>
                <table:data-pilot-member table:name="1,62" table:display="true" table:show-details="true"/>
                <table:data-pilot-member table:name="1,65" table:display="true" table:show-details="true"/>
                <table:data-pilot-member table:name="1,67" table:display="true" table:show-details="true"/>
                <table:data-pilot-member table:name="1,7" table:display="true" table:show-details="true"/>
                <table:data-pilot-member table:name="1,73" table:display="true" table:show-details="true"/>
                <table:data-pilot-member table:name="1,76" table:display="true" table:show-details="true"/>
                <table:data-pilot-member table:name="1,78" table:display="true" table:show-details="true"/>
                <table:data-pilot-member table:name="1,81" table:display="true" table:show-details="true"/>
                <table:data-pilot-member table:name="1,84" table:display="true" table:show-details="true"/>
                <table:data-pilot-member table:name="1,86" table:display="true" table:show-details="true"/>
                <table:data-pilot-member table:name="1,89" table:display="true" table:show-details="true"/>
                <table:data-pilot-member table:name="1,92" table:display="true" table:show-details="true"/>
                <table:data-pilot-member table:name="1,94" table:display="true" table:show-details="true"/>
                <table:data-pilot-member table:name="1,97" table:display="true" table:show-details="true"/>
                <table:data-pilot-member table:name="2,03" table:display="true" table:show-details="true"/>
                <table:data-pilot-member table:name="2,05" table:display="true" table:show-details="true"/>
                <table:data-pilot-member table:name="2,08" table:display="true" table:show-details="true"/>
                <table:data-pilot-member table:name="2,11" table:display="true" table:show-details="true"/>
                <table:data-pilot-member table:name="2,13" table:display="true" table:show-details="true"/>
                <table:data-pilot-member table:name="2,16" table:display="true" table:show-details="true"/>
                <table:data-pilot-member table:name="2,19" table:display="true" table:show-details="true"/>
                <table:data-pilot-member table:name="2,21" table:display="true" table:show-details="true"/>
                <table:data-pilot-member table:name="2,24" table:display="true" table:show-details="true"/>
                <table:data-pilot-member table:name="2,27" table:display="true" table:show-details="true"/>
                <table:data-pilot-member table:name="2,3" table:display="true" table:show-details="true"/>
                <table:data-pilot-member table:name="2,32" table:display="true" table:show-details="true"/>
                <table:data-pilot-member table:name="2,35" table:display="true" table:show-details="true"/>
                <table:data-pilot-member table:name="2,38" table:display="true" table:show-details="true"/>
                <table:data-pilot-member table:name="2,4" table:display="true" table:show-details="true"/>
                <table:data-pilot-member table:name="2,43" table:display="true" table:show-details="true"/>
                <table:data-pilot-member table:name="2,46" table:display="true" table:show-details="true"/>
                <table:data-pilot-member table:name="2,48" table:display="true" table:show-details="true"/>
                <table:data-pilot-member table:name="2,51" table:display="true" table:show-details="true"/>
                <table:data-pilot-member table:name="2,54" table:display="true" table:show-details="true"/>
                <table:data-pilot-member table:name="2,57" table:display="true" table:show-details="true"/>
                <table:data-pilot-member table:name="2,59" table:display="true" table:show-details="true"/>
                <table:data-pilot-member table:name="2,62" table:display="true" table:show-details="true"/>
                <table:data-pilot-member table:name="2,65" table:display="true" table:show-details="true"/>
                <table:data-pilot-member table:name="2,67" table:display="true" table:show-details="true"/>
                <table:data-pilot-member table:name="2,7" table:display="true" table:show-details="true"/>
                <table:data-pilot-member table:name="2,73" table:display="true" table:show-details="true"/>
                <table:data-pilot-member table:name="2,75" table:display="true" table:show-details="true"/>
                <table:data-pilot-member table:name="2,78" table:display="true" table:show-details="true"/>
                <table:data-pilot-member table:name="2,81" table:display="true" table:show-details="true"/>
                <table:data-pilot-member table:name="2,84" table:display="true" table:show-details="true"/>
                <table:data-pilot-member table:name="2,86" table:display="true" table:show-details="true"/>
                <table:data-pilot-member table:name="2,89" table:display="true" table:show-details="true"/>
                <table:data-pilot-member table:name="2,92" table:display="true" table:show-details="true"/>
                <table:data-pilot-member table:name="2,94" table:display="true" table:show-details="true"/>
                <table:data-pilot-member table:name="2,97" table:display="true" table:show-details="true"/>
                <table:data-pilot-member table:name="3,02" table:display="true" table:show-details="true"/>
                <table:data-pilot-member table:name="3,05" table:display="true" table:show-details="true"/>
                <table:data-pilot-member table:name="3,08" table:display="true" table:show-details="true"/>
                <table:data-pilot-member table:name="3,11" table:display="true" table:show-details="true"/>
                <table:data-pilot-member table:name="3,13" table:display="true" table:show-details="true"/>
                <table:data-pilot-member table:name="3,16" table:display="true" table:show-details="true"/>
                <table:data-pilot-member table:name="3,19" table:display="true" table:show-details="true"/>
                <table:data-pilot-member table:name="3,21" table:display="true" table:show-details="true"/>
                <table:data-pilot-member table:name="3,24" table:display="true" table:show-details="true"/>
                <table:data-pilot-member table:name="3,27" table:display="true" table:show-details="true"/>
                <table:data-pilot-member table:name="3,29" table:display="true" table:show-details="true"/>
                <table:data-pilot-member table:name="3,32" table:display="true" table:show-details="true"/>
                <table:data-pilot-member table:name="3,35" table:display="true" table:show-details="true"/>
                <table:data-pilot-member table:name="3,38" table:display="true" table:show-details="true"/>
                <table:data-pilot-member table:name="3,4" table:display="true" table:show-details="true"/>
                <table:data-pilot-member table:name="3,43" table:display="true" table:show-details="true"/>
                <table:data-pilot-member table:name="3,46" table:display="true" table:show-details="true"/>
                <table:data-pilot-member table:name="3,48" table:display="true" table:show-details="true"/>
                <table:data-pilot-member table:name="3,51" table:display="true" table:show-details="true"/>
                <table:data-pilot-member table:name="3,54" table:display="true" table:show-details="true"/>
                <table:data-pilot-member table:name="3,56" table:display="true" table:show-details="true"/>
                <table:data-pilot-member table:name="3,59" table:display="true" table:show-details="true"/>
                <table:data-pilot-member table:name="3,62" table:display="true" table:show-details="true"/>
                <table:data-pilot-member table:name="3,65" table:display="true" table:show-details="true"/>
                <table:data-pilot-member table:name="3,67" table:display="true" table:show-details="true"/>
                <table:data-pilot-member table:name="3,7" table:display="true" table:show-details="true"/>
                <table:data-pilot-member table:name="3,73" table:display="true" table:show-details="true"/>
                <table:data-pilot-member table:name="3,75" table:display="true" table:show-details="true"/>
                <table:data-pilot-member table:name="3,78" table:display="true" table:show-details="true"/>
                <table:data-pilot-member table:name="3,81" table:display="true" table:show-details="true"/>
                <table:data-pilot-member table:name="3,83" table:display="true" table:show-details="true"/>
                <table:data-pilot-member table:name="3,86" table:display="true" table:show-details="true"/>
                <table:data-pilot-member table:name="3,89" table:display="true" table:show-details="true"/>
                <table:data-pilot-member table:name="3,92" table:display="true" table:show-details="true"/>
                <table:data-pilot-member table:name="3,94" table:display="true" table:show-details="true"/>
                <table:data-pilot-member table:name="3,97" table:display="true" table:show-details="true"/>
                <table:data-pilot-member table:name="4,02" table:display="true" table:show-details="true"/>
                <table:data-pilot-member table:name="4,05" table:display="true" table:show-details="true"/>
                <table:data-pilot-member table:name="4,08" table:display="true" table:show-details="true"/>
                <table:data-pilot-member table:name="4,1" table:display="true" table:show-details="true"/>
                <table:data-pilot-member table:name="4,16" table:display="true" table:show-details="true"/>
                <table:data-pilot-member table:name="4,19" table:display="true" table:show-details="true"/>
                <table:data-pilot-member table:name="4,21" table:display="true" table:show-details="true"/>
                <table:data-pilot-member table:name="4,24" table:display="true" table:show-details="true"/>
                <table:data-pilot-member table:name="4,29" table:display="true" table:show-details="true"/>
                <table:data-pilot-member table:name="4,32" table:display="true" table:show-details="true"/>
                <table:data-pilot-member table:name="4,35" table:display="true" table:show-details="true"/>
                <table:data-pilot-member table:name="4,37" table:display="true" table:show-details="true"/>
                <table:data-pilot-member table:name="4,4" table:display="true" table:show-details="true"/>
                <table:data-pilot-member table:name="4,43" table:display="true" table:show-details="true"/>
                <table:data-pilot-member table:name="4,46" table:display="true" table:show-details="true"/>
                <table:data-pilot-member table:name="4,48" table:display="true" table:show-details="true"/>
                <table:data-pilot-member table:name="4,56" table:display="true" table:show-details="true"/>
                <table:data-pilot-member table:name="4,59" table:display="true" table:show-details="true"/>
                <table:data-pilot-member table:name="4,73" table:display="true" table:show-details="true"/>
                <table:data-pilot-member table:name="4,75" table:display="true" table:show-details="true"/>
                <table:data-pilot-member table:name="4,81" table:display="true" table:show-details="true"/>
                <table:data-pilot-member table:name="5,05" table:display="true" table:show-details="true"/>
                <table:data-pilot-member table:name="5,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Анализ активности клиентов'.A1:'Анализ активности клиентов'.E6" table:buttons="'Анализ активности клиентов'.A2 'Анализ активности клиентов'.B1" table:show-filter-button="false" table:drill-down-on-double-click="false">
          <table:source-cell-range table:cell-range-address="Телеком_сервис.A1:Телеком_сервис.U7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группа_аккаунта" table:orientation="row" table:used-hierarchy="0" table:function="auto">
            <table:data-pilot-level table:show-empty="false" calcext:repeat-item-labels="false">
              <table:data-pilot-members>
                <table:data-pilot-member table:name="0-50" table:display="true" table:show-details="true"/>
                <table:data-pilot-member table:name="151+" table:display="true" table:show-details="true"/>
                <table:data-pilot-member table:name="51-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невные_минуты" table:orientation="data" table:used-hierarchy="0" table:function="average">
            <table:data-pilot-level table:show-empty="false" calcext:repeat-item-labels="false">
              <table:data-pilot-members>
                <table:data-pilot-member table:name="87,0" table:display="true" table:show-details="true"/>
                <table:data-pilot-member table:name="90,0" table:display="true" table:show-details="true"/>
                <table:data-pilot-member table:name="95,0" table:display="true" table:show-details="true"/>
                <table:data-pilot-member table:name="97,0" table:display="true" table:show-details="true"/>
                <table:data-pilot-member table:name="100,0" table:display="true" table:show-details="true"/>
                <table:data-pilot-member table:name="103,0" table:display="true" table:show-details="true"/>
                <table:data-pilot-member table:name="105,0" table:display="true" table:show-details="true"/>
                <table:data-pilot-member table:name="107,0" table:display="true" table:show-details="true"/>
                <table:data-pilot-member table:name="108,0" table:display="true" table:show-details="true"/>
                <table:data-pilot-member table:name="113,0" table:display="true" table:show-details="true"/>
                <table:data-pilot-member table:name="121,0" table:display="true" table:show-details="true"/>
                <table:data-pilot-member table:name="126,0" table:display="true" table:show-details="true"/>
                <table:data-pilot-member table:name="135,0" table:display="true" table:show-details="true"/>
                <table:data-pilot-member table:name="136,0" table:display="true" table:show-details="true"/>
                <table:data-pilot-member table:name="141,0" table:display="true" table:show-details="true"/>
                <table:data-pilot-member table:name="146,0" table:display="true" table:show-details="true"/>
                <table:data-pilot-member table:name="149,0" table:display="true" table:show-details="true"/>
                <table:data-pilot-member table:name="150,0" table:display="true" table:show-details="true"/>
                <table:data-pilot-member table:name="151,0" table:display="true" table:show-details="true"/>
                <table:data-pilot-member table:name="154,0" table:display="true" table:show-details="true"/>
                <table:data-pilot-member table:name="156,0" table:display="true" table:show-details="true"/>
                <table:data-pilot-member table:name="159,0" table:display="true" table:show-details="true"/>
                <table:data-pilot-member table:name="162,0" table:display="true" table:show-details="true"/>
                <table:data-pilot-member table:name="166,0" table:display="true" table:show-details="true"/>
                <table:data-pilot-member table:name="167,0" table:display="true" table:show-details="true"/>
                <table:data-pilot-member table:name="169,0" table:display="true" table:show-details="true"/>
                <table:data-pilot-member table:name="178,0" table:display="true" table:show-details="true"/>
                <table:data-pilot-member table:name="179,0" table:display="true" table:show-details="true"/>
                <table:data-pilot-member table:name="185,0" table:display="true" table:show-details="true"/>
                <table:data-pilot-member table:name="187,0" table:display="true" table:show-details="true"/>
                <table:data-pilot-member table:name="192,0" table:display="true" table:show-details="true"/>
                <table:data-pilot-member table:name="193,0" table:display="true" table:show-details="true"/>
                <table:data-pilot-member table:name="194,0" table:display="true" table:show-details="true"/>
                <table:data-pilot-member table:name="200,0" table:display="true" table:show-details="true"/>
                <table:data-pilot-member table:name="202,0" table:display="true" table:show-details="true"/>
                <table:data-pilot-member table:name="203,0" table:display="true" table:show-details="true"/>
                <table:data-pilot-member table:name="204,0" table:display="true" table:show-details="true"/>
                <table:data-pilot-member table:name="207,0" table:display="true" table:show-details="true"/>
                <table:data-pilot-member table:name="208,0" table:display="true" table:show-details="true"/>
                <table:data-pilot-member table:name="212,0" table:display="true" table:show-details="true"/>
                <table:data-pilot-member table:name="213,0" table:display="true" table:show-details="true"/>
                <table:data-pilot-member table:name="214,0" table:display="true" table:show-details="true"/>
                <table:data-pilot-member table:name="216,0" table:display="true" table:show-details="true"/>
                <table:data-pilot-member table:name="219,0" table:display="true" table:show-details="true"/>
                <table:data-pilot-member table:name="220,0" table:display="true" table:show-details="true"/>
                <table:data-pilot-member table:name="221,0" table:display="true" table:show-details="true"/>
                <table:data-pilot-member table:name="222,0" table:display="true" table:show-details="true"/>
                <table:data-pilot-member table:name="223,0" table:display="true" table:show-details="true"/>
                <table:data-pilot-member table:name="224,0" table:display="true" table:show-details="true"/>
                <table:data-pilot-member table:name="225,0" table:display="true" table:show-details="true"/>
                <table:data-pilot-member table:name="227,0" table:display="true" table:show-details="true"/>
                <table:data-pilot-member table:name="234,0" table:display="true" table:show-details="true"/>
                <table:data-pilot-member table:name="240,0" table:display="true" table:show-details="true"/>
                <table:data-pilot-member table:name="246,0" table:display="true" table:show-details="true"/>
                <table:data-pilot-member table:name="258,0" table:display="true" table:show-details="true"/>
                <table:data-pilot-member table:name="268,0" table:display="true" table:show-details="true"/>
                <table:data-pilot-member table:name="280,0" table:display="true" table:show-details="true"/>
                <table:data-pilot-member table:name="284,0" table:display="true" table:show-details="true"/>
                <table:data-pilot-member table:name="100,2" table:display="true" table:show-details="true"/>
                <table:data-pilot-member table:name="101,7" table:display="true" table:show-details="true"/>
                <table:data-pilot-member table:name="101,8" table:display="true" table:show-details="true"/>
                <table:data-pilot-member table:name="102,3" table:display="true" table:show-details="true"/>
                <table:data-pilot-member table:name="102,5" table:display="true" table:show-details="true"/>
                <table:data-pilot-member table:name="102,8" table:display="true" table:show-details="true"/>
                <table:data-pilot-member table:name="103,2" table:display="true" table:show-details="true"/>
                <table:data-pilot-member table:name="103,5" table:display="true" table:show-details="true"/>
                <table:data-pilot-member table:name="104,2" table:display="true" table:show-details="true"/>
                <table:data-pilot-member table:name="104,6" table:display="true" table:show-details="true"/>
                <table:data-pilot-member table:name="104,7" table:display="true" table:show-details="true"/>
                <table:data-pilot-member table:name="105,3" table:display="true" table:show-details="true"/>
                <table:data-pilot-member table:name="106,4" table:display="true" table:show-details="true"/>
                <table:data-pilot-member table:name="106,5" table:display="true" table:show-details="true"/>
                <table:data-pilot-member table:name="106,6" table:display="true" table:show-details="true"/>
                <table:data-pilot-member table:name="107,2" table:display="true" table:show-details="true"/>
                <table:data-pilot-member table:name="109,4" table:display="true" table:show-details="true"/>
                <table:data-pilot-member table:name="112,6" table:display="true" table:show-details="true"/>
                <table:data-pilot-member table:name="112,8" table:display="true" table:show-details="true"/>
                <table:data-pilot-member table:name="113,2" table:display="true" table:show-details="true"/>
                <table:data-pilot-member table:name="113,6" table:display="true" table:show-details="true"/>
                <table:data-pilot-member table:name="113,7" table:display="true" table:show-details="true"/>
                <table:data-pilot-member table:name="114,5" table:display="true" table:show-details="true"/>
                <table:data-pilot-member table:name="115,4" table:display="true" table:show-details="true"/>
                <table:data-pilot-member table:name="115,6" table:display="true" table:show-details="true"/>
                <table:data-pilot-member table:name="116,9" table:display="true" table:show-details="true"/>
                <table:data-pilot-member table:name="117,3" table:display="true" table:show-details="true"/>
                <table:data-pilot-member table:name="117,5" table:display="true" table:show-details="true"/>
                <table:data-pilot-member table:name="117,8" table:display="true" table:show-details="true"/>
                <table:data-pilot-member table:name="118,1" table:display="true" table:show-details="true"/>
                <table:data-pilot-member table:name="118,2" table:display="true" table:show-details="true"/>
                <table:data-pilot-member table:name="118,5" table:display="true" table:show-details="true"/>
                <table:data-pilot-member table:name="118,6" table:display="true" table:show-details="true"/>
                <table:data-pilot-member table:name="119,4" table:display="true" table:show-details="true"/>
                <table:data-pilot-member table:name="12,5" table:display="true" table:show-details="true"/>
                <table:data-pilot-member table:name="120,3" table:display="true" table:show-details="true"/>
                <table:data-pilot-member table:name="120,7" table:display="true" table:show-details="true"/>
                <table:data-pilot-member table:name="121,8" table:display="true" table:show-details="true"/>
                <table:data-pilot-member table:name="122,2" table:display="true" table:show-details="true"/>
                <table:data-pilot-member table:name="122,4" table:display="true" table:show-details="true"/>
                <table:data-pilot-member table:name="123,2" table:display="true" table:show-details="true"/>
                <table:data-pilot-member table:name="123,6" table:display="true" table:show-details="true"/>
                <table:data-pilot-member table:name="123,7" table:display="true" table:show-details="true"/>
                <table:data-pilot-member table:name="124,1" table:display="true" table:show-details="true"/>
                <table:data-pilot-member table:name="124,3" table:display="true" table:show-details="true"/>
                <table:data-pilot-member table:name="124,5" table:display="true" table:show-details="true"/>
                <table:data-pilot-member table:name="124,9" table:display="true" table:show-details="true"/>
                <table:data-pilot-member table:name="125,3" table:display="true" table:show-details="true"/>
                <table:data-pilot-member table:name="125,4" table:display="true" table:show-details="true"/>
                <table:data-pilot-member table:name="125,5" table:display="true" table:show-details="true"/>
                <table:data-pilot-member table:name="125,7" table:display="true" table:show-details="true"/>
                <table:data-pilot-member table:name="126,5" table:display="true" table:show-details="true"/>
                <table:data-pilot-member table:name="127,5" table:display="true" table:show-details="true"/>
                <table:data-pilot-member table:name="127,7" table:display="true" table:show-details="true"/>
                <table:data-pilot-member table:name="128,6" table:display="true" table:show-details="true"/>
                <table:data-pilot-member table:name="128,7" table:display="true" table:show-details="true"/>
                <table:data-pilot-member table:name="129,5" table:display="true" table:show-details="true"/>
                <table:data-pilot-member table:name="129,9" table:display="true" table:show-details="true"/>
                <table:data-pilot-member table:name="130,5" table:display="true" table:show-details="true"/>
                <table:data-pilot-member table:name="131,3" table:display="true" table:show-details="true"/>
                <table:data-pilot-member table:name="131,7" table:display="true" table:show-details="true"/>
                <table:data-pilot-member table:name="131,8" table:display="true" table:show-details="true"/>
                <table:data-pilot-member table:name="132,4" table:display="true" table:show-details="true"/>
                <table:data-pilot-member table:name="132,6" table:display="true" table:show-details="true"/>
                <table:data-pilot-member table:name="133,1" table:display="true" table:show-details="true"/>
                <table:data-pilot-member table:name="133,5" table:display="true" table:show-details="true"/>
                <table:data-pilot-member table:name="133,8" table:display="true" table:show-details="true"/>
                <table:data-pilot-member table:name="134,4" table:display="true" table:show-details="true"/>
                <table:data-pilot-member table:name="135,1" table:display="true" table:show-details="true"/>
                <table:data-pilot-member table:name="135,7" table:display="true" table:show-details="true"/>
                <table:data-pilot-member table:name="136,1" table:display="true" table:show-details="true"/>
                <table:data-pilot-member table:name="136,2" table:display="true" table:show-details="true"/>
                <table:data-pilot-member table:name="136,3" table:display="true" table:show-details="true"/>
                <table:data-pilot-member table:name="136,5" table:display="true" table:show-details="true"/>
                <table:data-pilot-member table:name="136,6" table:display="true" table:show-details="true"/>
                <table:data-pilot-member table:name="136,7" table:display="true" table:show-details="true"/>
                <table:data-pilot-member table:name="136,8" table:display="true" table:show-details="true"/>
                <table:data-pilot-member table:name="137,2" table:display="true" table:show-details="true"/>
                <table:data-pilot-member table:name="137,3" table:display="true" table:show-details="true"/>
                <table:data-pilot-member table:name="137,4" table:display="true" table:show-details="true"/>
                <table:data-pilot-member table:name="138,6" table:display="true" table:show-details="true"/>
                <table:data-pilot-member table:name="139,4" table:display="true" table:show-details="true"/>
                <table:data-pilot-member table:name="139,8" table:display="true" table:show-details="true"/>
                <table:data-pilot-member table:name="140,1" table:display="true" table:show-details="true"/>
                <table:data-pilot-member table:name="140,3" table:display="true" table:show-details="true"/>
                <table:data-pilot-member table:name="140,4" table:display="true" table:show-details="true"/>
                <table:data-pilot-member table:name="140,6" table:display="true" table:show-details="true"/>
                <table:data-pilot-member table:name="140,7" table:display="true" table:show-details="true"/>
                <table:data-pilot-member table:name="141,1" table:display="true" table:show-details="true"/>
                <table:data-pilot-member table:name="141,4" table:display="true" table:show-details="true"/>
                <table:data-pilot-member table:name="142,2" table:display="true" table:show-details="true"/>
                <table:data-pilot-member table:name="142,3" table:display="true" table:show-details="true"/>
                <table:data-pilot-member table:name="142,8" table:display="true" table:show-details="true"/>
                <table:data-pilot-member table:name="143,2" table:display="true" table:show-details="true"/>
                <table:data-pilot-member table:name="143,3" table:display="true" table:show-details="true"/>
                <table:data-pilot-member table:name="143,4" table:display="true" table:show-details="true"/>
                <table:data-pilot-member table:name="143,5" table:display="true" table:show-details="true"/>
                <table:data-pilot-member table:name="143,7" table:display="true" table:show-details="true"/>
                <table:data-pilot-member table:name="144,4" table:display="true" table:show-details="true"/>
                <table:data-pilot-member table:name="144,5" table:display="true" table:show-details="true"/>
                <table:data-pilot-member table:name="144,7" table:display="true" table:show-details="true"/>
                <table:data-pilot-member table:name="144,8" table:display="true" table:show-details="true"/>
                <table:data-pilot-member table:name="145,5" table:display="true" table:show-details="true"/>
                <table:data-pilot-member table:name="145,8" table:display="true" table:show-details="true"/>
                <table:data-pilot-member table:name="146,1" table:display="true" table:show-details="true"/>
                <table:data-pilot-member table:name="146,2" table:display="true" table:show-details="true"/>
                <table:data-pilot-member table:name="146,4" table:display="true" table:show-details="true"/>
                <table:data-pilot-member table:name="146,6" table:display="true" table:show-details="true"/>
                <table:data-pilot-member table:name="146,7" table:display="true" table:show-details="true"/>
                <table:data-pilot-member table:name="146,8" table:display="true" table:show-details="true"/>
                <table:data-pilot-member table:name="147,1" table:display="true" table:show-details="true"/>
                <table:data-pilot-member table:name="147,6" table:display="true" table:show-details="true"/>
                <table:data-pilot-member table:name="148,2" table:display="true" table:show-details="true"/>
                <table:data-pilot-member table:name="148,5" table:display="true" table:show-details="true"/>
                <table:data-pilot-member table:name="148,6" table:display="true" table:show-details="true"/>
                <table:data-pilot-member table:name="148,7" table:display="true" table:show-details="true"/>
                <table:data-pilot-member table:name="148,8" table:display="true" table:show-details="true"/>
                <table:data-pilot-member table:name="149,7" table:display="true" table:show-details="true"/>
                <table:data-pilot-member table:name="149,8" table:display="true" table:show-details="true"/>
                <table:data-pilot-member table:name="150,6" table:display="true" table:show-details="true"/>
                <table:data-pilot-member table:name="151,2" table:display="true" table:show-details="true"/>
                <table:data-pilot-member table:name="151,4" table:display="true" table:show-details="true"/>
                <table:data-pilot-member table:name="151,5" table:display="true" table:show-details="true"/>
                <table:data-pilot-member table:name="151,7" table:display="true" table:show-details="true"/>
                <table:data-pilot-member table:name="151,8" table:display="true" table:show-details="true"/>
                <table:data-pilot-member table:name="152,2" table:display="true" table:show-details="true"/>
                <table:data-pilot-member table:name="152,4" table:display="true" table:show-details="true"/>
                <table:data-pilot-member table:name="153,1" table:display="true" table:show-details="true"/>
                <table:data-pilot-member table:name="153,4" table:display="true" table:show-details="true"/>
                <table:data-pilot-member table:name="153,5" table:display="true" table:show-details="true"/>
                <table:data-pilot-member table:name="153,6" table:display="true" table:show-details="true"/>
                <table:data-pilot-member table:name="153,8" table:display="true" table:show-details="true"/>
                <table:data-pilot-member table:name="154,1" table:display="true" table:show-details="true"/>
                <table:data-pilot-member table:name="154,2" table:display="true" table:show-details="true"/>
                <table:data-pilot-member table:name="154,6" table:display="true" table:show-details="true"/>
                <table:data-pilot-member table:name="154,7" table:display="true" table:show-details="true"/>
                <table:data-pilot-member table:name="155,2" table:display="true" table:show-details="true"/>
                <table:data-pilot-member table:name="155,5" table:display="true" table:show-details="true"/>
                <table:data-pilot-member table:name="155,6" table:display="true" table:show-details="true"/>
                <table:data-pilot-member table:name="156,3" table:display="true" table:show-details="true"/>
                <table:data-pilot-member table:name="156,5" table:display="true" table:show-details="true"/>
                <table:data-pilot-member table:name="156,6" table:display="true" table:show-details="true"/>
                <table:data-pilot-member table:name="156,8" table:display="true" table:show-details="true"/>
                <table:data-pilot-member table:name="156,9" table:display="true" table:show-details="true"/>
                <table:data-pilot-member table:name="157,2" table:display="true" table:show-details="true"/>
                <table:data-pilot-member table:name="157,4" table:display="true" table:show-details="true"/>
                <table:data-pilot-member table:name="157,5" table:display="true" table:show-details="true"/>
                <table:data-pilot-member table:name="157,8" table:display="true" table:show-details="true"/>
                <table:data-pilot-member table:name="158,1" table:display="true" table:show-details="true"/>
                <table:data-pilot-member table:name="158,2" table:display="true" table:show-details="true"/>
                <table:data-pilot-member table:name="158,5" table:display="true" table:show-details="true"/>
                <table:data-pilot-member table:name="158,6" table:display="true" table:show-details="true"/>
                <table:data-pilot-member table:name="158,7" table:display="true" table:show-details="true"/>
                <table:data-pilot-member table:name="158,9" table:display="true" table:show-details="true"/>
                <table:data-pilot-member table:name="159,1" table:display="true" table:show-details="true"/>
                <table:data-pilot-member table:name="159,4" table:display="true" table:show-details="true"/>
                <table:data-pilot-member table:name="159,5" table:display="true" table:show-details="true"/>
                <table:data-pilot-member table:name="159,7" table:display="true" table:show-details="true"/>
                <table:data-pilot-member table:name="159,9" table:display="true" table:show-details="true"/>
                <table:data-pilot-member table:name="160,1" table:display="true" table:show-details="true"/>
                <table:data-pilot-member table:name="160,3" table:display="true" table:show-details="true"/>
                <table:data-pilot-member table:name="160,6" table:display="true" table:show-details="true"/>
                <table:data-pilot-member table:name="160,8" table:display="true" table:show-details="true"/>
                <table:data-pilot-member table:name="161,1" table:display="true" table:show-details="true"/>
                <table:data-pilot-member table:name="161,2" table:display="true" table:show-details="true"/>
                <table:data-pilot-member table:name="162,1" table:display="true" table:show-details="true"/>
                <table:data-pilot-member table:name="162,3" table:display="true" table:show-details="true"/>
                <table:data-pilot-member table:name="163,2" table:display="true" table:show-details="true"/>
                <table:data-pilot-member table:name="163,4" table:display="true" table:show-details="true"/>
                <table:data-pilot-member table:name="163,5" table:display="true" table:show-details="true"/>
                <table:data-pilot-member table:name="164,2" table:display="true" table:show-details="true"/>
                <table:data-pilot-member table:name="164,3" table:display="true" table:show-details="true"/>
                <table:data-pilot-member table:name="164,5" table:display="true" table:show-details="true"/>
                <table:data-pilot-member table:name="164,6" table:display="true" table:show-details="true"/>
                <table:data-pilot-member table:name="165,2" table:display="true" table:show-details="true"/>
                <table:data-pilot-member table:name="165,3" table:display="true" table:show-details="true"/>
                <table:data-pilot-member table:name="165,5" table:display="true" table:show-details="true"/>
                <table:data-pilot-member table:name="165,6" table:display="true" table:show-details="true"/>
                <table:data-pilot-member table:name="165,9" table:display="true" table:show-details="true"/>
                <table:data-pilot-member table:name="166,1" table:display="true" table:show-details="true"/>
                <table:data-pilot-member table:name="166,4" table:display="true" table:show-details="true"/>
                <table:data-pilot-member table:name="166,6" table:display="true" table:show-details="true"/>
                <table:data-pilot-member table:name="166,9" table:display="true" table:show-details="true"/>
                <table:data-pilot-member table:name="167,2" table:display="true" table:show-details="true"/>
                <table:data-pilot-member table:name="167,3" table:display="true" table:show-details="true"/>
                <table:data-pilot-member table:name="167,4" table:display="true" table:show-details="true"/>
                <table:data-pilot-member table:name="167,5" table:display="true" table:show-details="true"/>
                <table:data-pilot-member table:name="167,6" table:display="true" table:show-details="true"/>
                <table:data-pilot-member table:name="167,8" table:display="true" table:show-details="true"/>
                <table:data-pilot-member table:name="168,1" table:display="true" table:show-details="true"/>
                <table:data-pilot-member table:name="168,2" table:display="true" table:show-details="true"/>
                <table:data-pilot-member table:name="168,3" table:display="true" table:show-details="true"/>
                <table:data-pilot-member table:name="168,4" table:display="true" table:show-details="true"/>
                <table:data-pilot-member table:name="168,6" table:display="true" table:show-details="true"/>
                <table:data-pilot-member table:name="168,7" table:display="true" table:show-details="true"/>
                <table:data-pilot-member table:name="169,1" table:display="true" table:show-details="true"/>
                <table:data-pilot-member table:name="169,2" table:display="true" table:show-details="true"/>
                <table:data-pilot-member table:name="169,3" table:display="true" table:show-details="true"/>
                <table:data-pilot-member table:name="169,7" table:display="true" table:show-details="true"/>
                <table:data-pilot-member table:name="17,6" table:display="true" table:show-details="true"/>
                <table:data-pilot-member table:name="170,2" table:display="true" table:show-details="true"/>
                <table:data-pilot-member table:name="170,4" table:display="true" table:show-details="true"/>
                <table:data-pilot-member table:name="170,5" table:display="true" table:show-details="true"/>
                <table:data-pilot-member table:name="170,6" table:display="true" table:show-details="true"/>
                <table:data-pilot-member table:name="170,8" table:display="true" table:show-details="true"/>
                <table:data-pilot-member table:name="170,9" table:display="true" table:show-details="true"/>
                <table:data-pilot-member table:name="171,1" table:display="true" table:show-details="true"/>
                <table:data-pilot-member table:name="171,2" table:display="true" table:show-details="true"/>
                <table:data-pilot-member table:name="171,4" table:display="true" table:show-details="true"/>
                <table:data-pilot-member table:name="172,2" table:display="true" table:show-details="true"/>
                <table:data-pilot-member table:name="172,3" table:display="true" table:show-details="true"/>
                <table:data-pilot-member table:name="172,4" table:display="true" table:show-details="true"/>
                <table:data-pilot-member table:name="172,5" table:display="true" table:show-details="true"/>
                <table:data-pilot-member table:name="172,7" table:display="true" table:show-details="true"/>
                <table:data-pilot-member table:name="172,8" table:display="true" table:show-details="true"/>
                <table:data-pilot-member table:name="173,3" table:display="true" table:show-details="true"/>
                <table:data-pilot-member table:name="173,9" table:display="true" table:show-details="true"/>
                <table:data-pilot-member table:name="174,1" table:display="true" table:show-details="true"/>
                <table:data-pilot-member table:name="174,3" table:display="true" table:show-details="true"/>
                <table:data-pilot-member table:name="174,4" table:display="true" table:show-details="true"/>
                <table:data-pilot-member table:name="174,5" table:display="true" table:show-details="true"/>
                <table:data-pilot-member table:name="174,7" table:display="true" table:show-details="true"/>
                <table:data-pilot-member table:name="175,2" table:display="true" table:show-details="true"/>
                <table:data-pilot-member table:name="175,4" table:display="true" table:show-details="true"/>
                <table:data-pilot-member table:name="175,5" table:display="true" table:show-details="true"/>
                <table:data-pilot-member table:name="175,6" table:display="true" table:show-details="true"/>
                <table:data-pilot-member table:name="175,7" table:display="true" table:show-details="true"/>
                <table:data-pilot-member table:name="175,8" table:display="true" table:show-details="true"/>
                <table:data-pilot-member table:name="177,1" table:display="true" table:show-details="true"/>
                <table:data-pilot-member table:name="177,2" table:display="true" table:show-details="true"/>
                <table:data-pilot-member table:name="177,3" table:display="true" table:show-details="true"/>
                <table:data-pilot-member table:name="177,4" table:display="true" table:show-details="true"/>
                <table:data-pilot-member table:name="177,5" table:display="true" table:show-details="true"/>
                <table:data-pilot-member table:name="177,6" table:display="true" table:show-details="true"/>
                <table:data-pilot-member table:name="177,7" table:display="true" table:show-details="true"/>
                <table:data-pilot-member table:name="177,9" table:display="true" table:show-details="true"/>
                <table:data-pilot-member table:name="178,1" table:display="true" table:show-details="true"/>
                <table:data-pilot-member table:name="178,3" table:display="true" table:show-details="true"/>
                <table:data-pilot-member table:name="178,7" table:display="true" table:show-details="true"/>
                <table:data-pilot-member table:name="178,8" table:display="true" table:show-details="true"/>
                <table:data-pilot-member table:name="179,2" table:display="true" table:show-details="true"/>
                <table:data-pilot-member table:name="179,3" table:display="true" table:show-details="true"/>
                <table:data-pilot-member table:name="179,7" table:display="true" table:show-details="true"/>
                <table:data-pilot-member table:name="179,9" table:display="true" table:show-details="true"/>
                <table:data-pilot-member table:name="18,9" table:display="true" table:show-details="true"/>
                <table:data-pilot-member table:name="181,1" table:display="true" table:show-details="true"/>
                <table:data-pilot-member table:name="181,2" table:display="true" table:show-details="true"/>
                <table:data-pilot-member table:name="181,5" table:display="true" table:show-details="true"/>
                <table:data-pilot-member table:name="181,6" table:display="true" table:show-details="true"/>
                <table:data-pilot-member table:name="182,1" table:display="true" table:show-details="true"/>
                <table:data-pilot-member table:name="182,8" table:display="true" table:show-details="true"/>
                <table:data-pilot-member table:name="182,9" table:display="true" table:show-details="true"/>
                <table:data-pilot-member table:name="183,1" table:display="true" table:show-details="true"/>
                <table:data-pilot-member table:name="183,4" table:display="true" table:show-details="true"/>
                <table:data-pilot-member table:name="183,9" table:display="true" table:show-details="true"/>
                <table:data-pilot-member table:name="184,2" table:display="true" table:show-details="true"/>
                <table:data-pilot-member table:name="184,5" table:display="true" table:show-details="true"/>
                <table:data-pilot-member table:name="184,6" table:display="true" table:show-details="true"/>
                <table:data-pilot-member table:name="184,7" table:display="true" table:show-details="true"/>
                <table:data-pilot-member table:name="184,8" table:display="true" table:show-details="true"/>
                <table:data-pilot-member table:name="185,1" table:display="true" table:show-details="true"/>
                <table:data-pilot-member table:name="185,6" table:display="true" table:show-details="true"/>
                <table:data-pilot-member table:name="186,5" table:display="true" table:show-details="true"/>
                <table:data-pilot-member table:name="186,8" table:display="true" table:show-details="true"/>
                <table:data-pilot-member table:name="186,9" table:display="true" table:show-details="true"/>
                <table:data-pilot-member table:name="187,1" table:display="true" table:show-details="true"/>
                <table:data-pilot-member table:name="187,2" table:display="true" table:show-details="true"/>
                <table:data-pilot-member table:name="187,5" table:display="true" table:show-details="true"/>
                <table:data-pilot-member table:name="187,6" table:display="true" table:show-details="true"/>
                <table:data-pilot-member table:name="187,9" table:display="true" table:show-details="true"/>
                <table:data-pilot-member table:name="188,4" table:display="true" table:show-details="true"/>
                <table:data-pilot-member table:name="188,5" table:display="true" table:show-details="true"/>
                <table:data-pilot-member table:name="188,8" table:display="true" table:show-details="true"/>
                <table:data-pilot-member table:name="189,1" table:display="true" table:show-details="true"/>
                <table:data-pilot-member table:name="189,6" table:display="true" table:show-details="true"/>
                <table:data-pilot-member table:name="189,7" table:display="true" table:show-details="true"/>
                <table:data-pilot-member table:name="189,8" table:display="true" table:show-details="true"/>
                <table:data-pilot-member table:name="189,9" table:display="true" table:show-details="true"/>
                <table:data-pilot-member table:name="19,5" table:display="true" table:show-details="true"/>
                <table:data-pilot-member table:name="190,1" table:display="true" table:show-details="true"/>
                <table:data-pilot-member table:name="190,2" table:display="true" table:show-details="true"/>
                <table:data-pilot-member table:name="190,3" table:display="true" table:show-details="true"/>
                <table:data-pilot-member table:name="190,6" table:display="true" table:show-details="true"/>
                <table:data-pilot-member table:name="190,7" table:display="true" table:show-details="true"/>
                <table:data-pilot-member table:name="191,3" table:display="true" table:show-details="true"/>
                <table:data-pilot-member table:name="191,4" table:display="true" table:show-details="true"/>
                <table:data-pilot-member table:name="191,7" table:display="true" table:show-details="true"/>
                <table:data-pilot-member table:name="192,2" table:display="true" table:show-details="true"/>
                <table:data-pilot-member table:name="192,3" table:display="true" table:show-details="true"/>
                <table:data-pilot-member table:name="192,4" table:display="true" table:show-details="true"/>
                <table:data-pilot-member table:name="192,6" table:display="true" table:show-details="true"/>
                <table:data-pilot-member table:name="192,9" table:display="true" table:show-details="true"/>
                <table:data-pilot-member table:name="193,3" table:display="true" table:show-details="true"/>
                <table:data-pilot-member table:name="193,5" table:display="true" table:show-details="true"/>
                <table:data-pilot-member table:name="193,7" table:display="true" table:show-details="true"/>
                <table:data-pilot-member table:name="193,8" table:display="true" table:show-details="true"/>
                <table:data-pilot-member table:name="194,2" table:display="true" table:show-details="true"/>
                <table:data-pilot-member table:name="194,3" table:display="true" table:show-details="true"/>
                <table:data-pilot-member table:name="194,5" table:display="true" table:show-details="true"/>
                <table:data-pilot-member table:name="194,8" table:display="true" table:show-details="true"/>
                <table:data-pilot-member table:name="194,9" table:display="true" table:show-details="true"/>
                <table:data-pilot-member table:name="195,3" table:display="true" table:show-details="true"/>
                <table:data-pilot-member table:name="195,6" table:display="true" table:show-details="true"/>
                <table:data-pilot-member table:name="195,7" table:display="true" table:show-details="true"/>
                <table:data-pilot-member table:name="195,8" table:display="true" table:show-details="true"/>
                <table:data-pilot-member table:name="195,9" table:display="true" table:show-details="true"/>
                <table:data-pilot-member table:name="196,2" table:display="true" table:show-details="true"/>
                <table:data-pilot-member table:name="196,6" table:display="true" table:show-details="true"/>
                <table:data-pilot-member table:name="197,2" table:display="true" table:show-details="true"/>
                <table:data-pilot-member table:name="197,4" table:display="true" table:show-details="true"/>
                <table:data-pilot-member table:name="197,7" table:display="true" table:show-details="true"/>
                <table:data-pilot-member table:name="197,9" table:display="true" table:show-details="true"/>
                <table:data-pilot-member table:name="198,2" table:display="true" table:show-details="true"/>
                <table:data-pilot-member table:name="198,3" table:display="true" table:show-details="true"/>
                <table:data-pilot-member table:name="198,5" table:display="true" table:show-details="true"/>
                <table:data-pilot-member table:name="198,6" table:display="true" table:show-details="true"/>
                <table:data-pilot-member table:name="198,8" table:display="true" table:show-details="true"/>
                <table:data-pilot-member table:name="198,9" table:display="true" table:show-details="true"/>
                <table:data-pilot-member table:name="199,2" table:display="true" table:show-details="true"/>
                <table:data-pilot-member table:name="199,8" table:display="true" table:show-details="true"/>
                <table:data-pilot-member table:name="200,2" table:display="true" table:show-details="true"/>
                <table:data-pilot-member table:name="200,5" table:display="true" table:show-details="true"/>
                <table:data-pilot-member table:name="201,3" table:display="true" table:show-details="true"/>
                <table:data-pilot-member table:name="201,8" table:display="true" table:show-details="true"/>
                <table:data-pilot-member table:name="201,9" table:display="true" table:show-details="true"/>
                <table:data-pilot-member table:name="202,1" table:display="true" table:show-details="true"/>
                <table:data-pilot-member table:name="202,3" table:display="true" table:show-details="true"/>
                <table:data-pilot-member table:name="203,1" table:display="true" table:show-details="true"/>
                <table:data-pilot-member table:name="203,5" table:display="true" table:show-details="true"/>
                <table:data-pilot-member table:name="203,8" table:display="true" table:show-details="true"/>
                <table:data-pilot-member table:name="203,9" table:display="true" table:show-details="true"/>
                <table:data-pilot-member table:name="204,2" table:display="true" table:show-details="true"/>
                <table:data-pilot-member table:name="204,3" table:display="true" table:show-details="true"/>
                <table:data-pilot-member table:name="204,4" table:display="true" table:show-details="true"/>
                <table:data-pilot-member table:name="204,9" table:display="true" table:show-details="true"/>
                <table:data-pilot-member table:name="205,1" table:display="true" table:show-details="true"/>
                <table:data-pilot-member table:name="205,2" table:display="true" table:show-details="true"/>
                <table:data-pilot-member table:name="206,2" table:display="true" table:show-details="true"/>
                <table:data-pilot-member table:name="206,3" table:display="true" table:show-details="true"/>
                <table:data-pilot-member table:name="206,9" table:display="true" table:show-details="true"/>
                <table:data-pilot-member table:name="207,2" table:display="true" table:show-details="true"/>
                <table:data-pilot-member table:name="207,3" table:display="true" table:show-details="true"/>
                <table:data-pilot-member table:name="207,5" table:display="true" table:show-details="true"/>
                <table:data-pilot-member table:name="207,6" table:display="true" table:show-details="true"/>
                <table:data-pilot-member table:name="207,7" table:display="true" table:show-details="true"/>
                <table:data-pilot-member table:name="208,1" table:display="true" table:show-details="true"/>
                <table:data-pilot-member table:name="208,3" table:display="true" table:show-details="true"/>
                <table:data-pilot-member table:name="208,7" table:display="true" table:show-details="true"/>
                <table:data-pilot-member table:name="208,9" table:display="true" table:show-details="true"/>
                <table:data-pilot-member table:name="209,4" table:display="true" table:show-details="true"/>
                <table:data-pilot-member table:name="209,5" table:display="true" table:show-details="true"/>
                <table:data-pilot-member table:name="209,7" table:display="true" table:show-details="true"/>
                <table:data-pilot-member table:name="209,8" table:display="true" table:show-details="true"/>
                <table:data-pilot-member table:name="210,6" table:display="true" table:show-details="true"/>
                <table:data-pilot-member table:name="211,2" table:display="true" table:show-details="true"/>
                <table:data-pilot-member table:name="211,3" table:display="true" table:show-details="true"/>
                <table:data-pilot-member table:name="211,6" table:display="true" table:show-details="true"/>
                <table:data-pilot-member table:name="211,7" table:display="true" table:show-details="true"/>
                <table:data-pilot-member table:name="212,7" table:display="true" table:show-details="true"/>
                <table:data-pilot-member table:name="212,8" table:display="true" table:show-details="true"/>
                <table:data-pilot-member table:name="213,5" table:display="true" table:show-details="true"/>
                <table:data-pilot-member table:name="213,6" table:display="true" table:show-details="true"/>
                <table:data-pilot-member table:name="213,9" table:display="true" table:show-details="true"/>
                <table:data-pilot-member table:name="214,2" table:display="true" table:show-details="true"/>
                <table:data-pilot-member table:name="214,4" table:display="true" table:show-details="true"/>
                <table:data-pilot-member table:name="215,1" table:display="true" table:show-details="true"/>
                <table:data-pilot-member table:name="215,4" table:display="true" table:show-details="true"/>
                <table:data-pilot-member table:name="215,5" table:display="true" table:show-details="true"/>
                <table:data-pilot-member table:name="215,6" table:display="true" table:show-details="true"/>
                <table:data-pilot-member table:name="215,8" table:display="true" table:show-details="true"/>
                <table:data-pilot-member table:name="215,9" table:display="true" table:show-details="true"/>
                <table:data-pilot-member table:name="216,2" table:display="true" table:show-details="true"/>
                <table:data-pilot-member table:name="216,5" table:display="true" table:show-details="true"/>
                <table:data-pilot-member table:name="216,7" table:display="true" table:show-details="true"/>
                <table:data-pilot-member table:name="217,5" table:display="true" table:show-details="true"/>
                <table:data-pilot-member table:name="218,4" table:display="true" table:show-details="true"/>
                <table:data-pilot-member table:name="218,5" table:display="true" table:show-details="true"/>
                <table:data-pilot-member table:name="218,6" table:display="true" table:show-details="true"/>
                <table:data-pilot-member table:name="218,7" table:display="true" table:show-details="true"/>
                <table:data-pilot-member table:name="218,9" table:display="true" table:show-details="true"/>
                <table:data-pilot-member table:name="219,4" table:display="true" table:show-details="true"/>
                <table:data-pilot-member table:name="219,5" table:display="true" table:show-details="true"/>
                <table:data-pilot-member table:name="219,7" table:display="true" table:show-details="true"/>
                <table:data-pilot-member table:name="219,9" table:display="true" table:show-details="true"/>
                <table:data-pilot-member table:name="220,1" table:display="true" table:show-details="true"/>
                <table:data-pilot-member table:name="220,3" table:display="true" table:show-details="true"/>
                <table:data-pilot-member table:name="220,7" table:display="true" table:show-details="true"/>
                <table:data-pilot-member table:name="221,1" table:display="true" table:show-details="true"/>
                <table:data-pilot-member table:name="221,3" table:display="true" table:show-details="true"/>
                <table:data-pilot-member table:name="221,4" table:display="true" table:show-details="true"/>
                <table:data-pilot-member table:name="221,6" table:display="true" table:show-details="true"/>
                <table:data-pilot-member table:name="221,7" table:display="true" table:show-details="true"/>
                <table:data-pilot-member table:name="221,9" table:display="true" table:show-details="true"/>
                <table:data-pilot-member table:name="222,2" table:display="true" table:show-details="true"/>
                <table:data-pilot-member table:name="223,4" table:display="true" table:show-details="true"/>
                <table:data-pilot-member table:name="223,5" table:display="true" table:show-details="true"/>
                <table:data-pilot-member table:name="223,6" table:display="true" table:show-details="true"/>
                <table:data-pilot-member table:name="224,2" table:display="true" table:show-details="true"/>
                <table:data-pilot-member table:name="224,3" table:display="true" table:show-details="true"/>
                <table:data-pilot-member table:name="224,4" table:display="true" table:show-details="true"/>
                <table:data-pilot-member table:name="224,5" table:display="true" table:show-details="true"/>
                <table:data-pilot-member table:name="224,9" table:display="true" table:show-details="true"/>
                <table:data-pilot-member table:name="225,2" table:display="true" table:show-details="true"/>
                <table:data-pilot-member table:name="226,3" table:display="true" table:show-details="true"/>
                <table:data-pilot-member table:name="226,6" table:display="true" table:show-details="true"/>
                <table:data-pilot-member table:name="226,7" table:display="true" table:show-details="true"/>
                <table:data-pilot-member table:name="226,9" table:display="true" table:show-details="true"/>
                <table:data-pilot-member table:name="227,4" table:display="true" table:show-details="true"/>
                <table:data-pilot-member table:name="227,7" table:display="true" table:show-details="true"/>
                <table:data-pilot-member table:name="228,3" table:display="true" table:show-details="true"/>
                <table:data-pilot-member table:name="229,2" table:display="true" table:show-details="true"/>
                <table:data-pilot-member table:name="229,6" table:display="true" table:show-details="true"/>
                <table:data-pilot-member table:name="229,8" table:display="true" table:show-details="true"/>
                <table:data-pilot-member table:name="229,9" table:display="true" table:show-details="true"/>
                <table:data-pilot-member table:name="230,1" table:display="true" table:show-details="true"/>
                <table:data-pilot-member table:name="230,2" table:display="true" table:show-details="true"/>
                <table:data-pilot-member table:name="230,9" table:display="true" table:show-details="true"/>
                <table:data-pilot-member table:name="231,8" table:display="true" table:show-details="true"/>
                <table:data-pilot-member table:name="231,9" table:display="true" table:show-details="true"/>
                <table:data-pilot-member table:name="232,4" table:display="true" table:show-details="true"/>
                <table:data-pilot-member table:name="232,7" table:display="true" table:show-details="true"/>
                <table:data-pilot-member table:name="232,8" table:display="true" table:show-details="true"/>
                <table:data-pilot-member table:name="232,9" table:display="true" table:show-details="true"/>
                <table:data-pilot-member table:name="233,8" table:display="true" table:show-details="true"/>
                <table:data-pilot-member table:name="234,2" table:display="true" table:show-details="true"/>
                <table:data-pilot-member table:name="234,4" table:display="true" table:show-details="true"/>
                <table:data-pilot-member table:name="234,8" table:display="true" table:show-details="true"/>
                <table:data-pilot-member table:name="234,9" table:display="true" table:show-details="true"/>
                <table:data-pilot-member table:name="235,6" table:display="true" table:show-details="true"/>
                <table:data-pilot-member table:name="235,8" table:display="true" table:show-details="true"/>
                <table:data-pilot-member table:name="236,1" table:display="true" table:show-details="true"/>
                <table:data-pilot-member table:name="236,2" table:display="true" table:show-details="true"/>
                <table:data-pilot-member table:name="236,4" table:display="true" table:show-details="true"/>
                <table:data-pilot-member table:name="236,5" table:display="true" table:show-details="true"/>
                <table:data-pilot-member table:name="236,6" table:display="true" table:show-details="true"/>
                <table:data-pilot-member table:name="237,1" table:display="true" table:show-details="true"/>
                <table:data-pilot-member table:name="237,3" table:display="true" table:show-details="true"/>
                <table:data-pilot-member table:name="237,7" table:display="true" table:show-details="true"/>
                <table:data-pilot-member table:name="238,4" table:display="true" table:show-details="true"/>
                <table:data-pilot-member table:name="238,9" table:display="true" table:show-details="true"/>
                <table:data-pilot-member table:name="239,3" table:display="true" table:show-details="true"/>
                <table:data-pilot-member table:name="239,7" table:display="true" table:show-details="true"/>
                <table:data-pilot-member table:name="239,8" table:display="true" table:show-details="true"/>
                <table:data-pilot-member table:name="239,9" table:display="true" table:show-details="true"/>
                <table:data-pilot-member table:name="240,2" table:display="true" table:show-details="true"/>
                <table:data-pilot-member table:name="240,7" table:display="true" table:show-details="true"/>
                <table:data-pilot-member table:name="241,2" table:display="true" table:show-details="true"/>
                <table:data-pilot-member table:name="241,6" table:display="true" table:show-details="true"/>
                <table:data-pilot-member table:name="241,7" table:display="true" table:show-details="true"/>
                <table:data-pilot-member table:name="242,1" table:display="true" table:show-details="true"/>
                <table:data-pilot-member table:name="242,3" table:display="true" table:show-details="true"/>
                <table:data-pilot-member table:name="242,9" table:display="true" table:show-details="true"/>
                <table:data-pilot-member table:name="243,1" table:display="true" table:show-details="true"/>
                <table:data-pilot-member table:name="243,9" table:display="true" table:show-details="true"/>
                <table:data-pilot-member table:name="244,2" table:display="true" table:show-details="true"/>
                <table:data-pilot-member table:name="244,5" table:display="true" table:show-details="true"/>
                <table:data-pilot-member table:name="244,6" table:display="true" table:show-details="true"/>
                <table:data-pilot-member table:name="244,9" table:display="true" table:show-details="true"/>
                <table:data-pilot-member table:name="245,1" table:display="true" table:show-details="true"/>
                <table:data-pilot-member table:name="245,5" table:display="true" table:show-details="true"/>
                <table:data-pilot-member table:name="245,8" table:display="true" table:show-details="true"/>
                <table:data-pilot-member table:name="245,9" table:display="true" table:show-details="true"/>
                <table:data-pilot-member table:name="246,4" table:display="true" table:show-details="true"/>
                <table:data-pilot-member table:name="246,6" table:display="true" table:show-details="true"/>
                <table:data-pilot-member table:name="247,4" table:display="true" table:show-details="true"/>
                <table:data-pilot-member table:name="247,5" table:display="true" table:show-details="true"/>
                <table:data-pilot-member table:name="247,8" table:display="true" table:show-details="true"/>
                <table:data-pilot-member table:name="249,4" table:display="true" table:show-details="true"/>
                <table:data-pilot-member table:name="250,2" table:display="true" table:show-details="true"/>
                <table:data-pilot-member table:name="251,4" table:display="true" table:show-details="true"/>
                <table:data-pilot-member table:name="251,5" table:display="true" table:show-details="true"/>
                <table:data-pilot-member table:name="253,4" table:display="true" table:show-details="true"/>
                <table:data-pilot-member table:name="254,2" table:display="true" table:show-details="true"/>
                <table:data-pilot-member table:name="256,5" table:display="true" table:show-details="true"/>
                <table:data-pilot-member table:name="257,9" table:display="true" table:show-details="true"/>
                <table:data-pilot-member table:name="258,1" table:display="true" table:show-details="true"/>
                <table:data-pilot-member table:name="259,4" table:display="true" table:show-details="true"/>
                <table:data-pilot-member table:name="260,4" table:display="true" table:show-details="true"/>
                <table:data-pilot-member table:name="261,6" table:display="true" table:show-details="true"/>
                <table:data-pilot-member table:name="261,7" table:display="true" table:show-details="true"/>
                <table:data-pilot-member table:name="262,2" table:display="true" table:show-details="true"/>
                <table:data-pilot-member table:name="263,4" table:display="true" table:show-details="true"/>
                <table:data-pilot-member table:name="264,4" table:display="true" table:show-details="true"/>
                <table:data-pilot-member table:name="264,5" table:display="true" table:show-details="true"/>
                <table:data-pilot-member table:name="265,1" table:display="true" table:show-details="true"/>
                <table:data-pilot-member table:name="265,2" table:display="true" table:show-details="true"/>
                <table:data-pilot-member table:name="265,7" table:display="true" table:show-details="true"/>
                <table:data-pilot-member table:name="266,3" table:display="true" table:show-details="true"/>
                <table:data-pilot-member table:name="267,8" table:display="true" table:show-details="true"/>
                <table:data-pilot-member table:name="270,9" table:display="true" table:show-details="true"/>
                <table:data-pilot-member table:name="271,4" table:display="true" table:show-details="true"/>
                <table:data-pilot-member table:name="271,5" table:display="true" table:show-details="true"/>
                <table:data-pilot-member table:name="271,9" table:display="true" table:show-details="true"/>
                <table:data-pilot-member table:name="272,5" table:display="true" table:show-details="true"/>
                <table:data-pilot-member table:name="273,5" table:display="true" table:show-details="true"/>
                <table:data-pilot-member table:name="273,8" table:display="true" table:show-details="true"/>
                <table:data-pilot-member table:name="274,1" table:display="true" table:show-details="true"/>
                <table:data-pilot-member table:name="276,3" table:display="true" table:show-details="true"/>
                <table:data-pilot-member table:name="277,3" table:display="true" table:show-details="true"/>
                <table:data-pilot-member table:name="278,4" table:display="true" table:show-details="true"/>
                <table:data-pilot-member table:name="279,5" table:display="true" table:show-details="true"/>
                <table:data-pilot-member table:name="280,2" table:display="true" table:show-details="true"/>
                <table:data-pilot-member table:name="280,4" table:display="true" table:show-details="true"/>
                <table:data-pilot-member table:name="281,2" table:display="true" table:show-details="true"/>
                <table:data-pilot-member table:name="281,6" table:display="true" table:show-details="true"/>
                <table:data-pilot-member table:name="283,4" table:display="true" table:show-details="true"/>
                <table:data-pilot-member table:name="283,6" table:display="true" table:show-details="true"/>
                <table:data-pilot-member table:name="283,9" table:display="true" table:show-details="true"/>
                <table:data-pilot-member table:name="286,1" table:display="true" table:show-details="true"/>
                <table:data-pilot-member table:name="286,6" table:display="true" table:show-details="true"/>
                <table:data-pilot-member table:name="289,1" table:display="true" table:show-details="true"/>
                <table:data-pilot-member table:name="291,2" table:display="true" table:show-details="true"/>
                <table:data-pilot-member table:name="294,9" table:display="true" table:show-details="true"/>
                <table:data-pilot-member table:name="295,3" table:display="true" table:show-details="true"/>
                <table:data-pilot-member table:name="295,4" table:display="true" table:show-details="true"/>
                <table:data-pilot-member table:name="297,9" table:display="true" table:show-details="true"/>
                <table:data-pilot-member table:name="298,1" table:display="true" table:show-details="true"/>
                <table:data-pilot-member table:name="299,5" table:display="true" table:show-details="true"/>
                <table:data-pilot-member table:name="303,2" table:display="true" table:show-details="true"/>
                <table:data-pilot-member table:name="310,4" table:display="true" table:show-details="true"/>
                <table:data-pilot-member table:name="313,6" table:display="true" table:show-details="true"/>
                <table:data-pilot-member table:name="314,1" table:display="true" table:show-details="true"/>
                <table:data-pilot-member table:name="315,6" table:display="true" table:show-details="true"/>
                <table:data-pilot-member table:name="322,4" table:display="true" table:show-details="true"/>
                <table:data-pilot-member table:name="326,1" table:display="true" table:show-details="true"/>
                <table:data-pilot-member table:name="350,8" table:display="true" table:show-details="true"/>
                <table:data-pilot-member table:name="37,8" table:display="true" table:show-details="true"/>
                <table:data-pilot-member table:name="40,4" table:display="true" table:show-details="true"/>
                <table:data-pilot-member table:name="47,4" table:display="true" table:show-details="true"/>
                <table:data-pilot-member table:name="47,8" table:display="true" table:show-details="true"/>
                <table:data-pilot-member table:name="49,9" table:display="true" table:show-details="true"/>
                <table:data-pilot-member table:name="51,1" table:display="true" table:show-details="true"/>
                <table:data-pilot-member table:name="52,2" table:display="true" table:show-details="true"/>
                <table:data-pilot-member table:name="54,8" table:display="true" table:show-details="true"/>
                <table:data-pilot-member table:name="59,5" table:display="true" table:show-details="true"/>
                <table:data-pilot-member table:name="62,9" table:display="true" table:show-details="true"/>
                <table:data-pilot-member table:name="66,6" table:display="true" table:show-details="true"/>
                <table:data-pilot-member table:name="70,9" table:display="true" table:show-details="true"/>
                <table:data-pilot-member table:name="75,3" table:display="true" table:show-details="true"/>
                <table:data-pilot-member table:name="78,2" table:display="true" table:show-details="true"/>
                <table:data-pilot-member table:name="78,3" table:display="true" table:show-details="true"/>
                <table:data-pilot-member table:name="78,4" table:display="true" table:show-details="true"/>
                <table:data-pilot-member table:name="80,7" table:display="true" table:show-details="true"/>
                <table:data-pilot-member table:name="81,3" table:display="true" table:show-details="true"/>
                <table:data-pilot-member table:name="81,6" table:display="true" table:show-details="true"/>
                <table:data-pilot-member table:name="81,7" table:display="true" table:show-details="true"/>
                <table:data-pilot-member table:name="83,2" table:display="true" table:show-details="true"/>
                <table:data-pilot-member table:name="84,8" table:display="true" table:show-details="true"/>
                <table:data-pilot-member table:name="86,4" table:display="true" table:show-details="true"/>
                <table:data-pilot-member table:name="87,6" table:display="true" table:show-details="true"/>
                <table:data-pilot-member table:name="87,7" table:display="true" table:show-details="true"/>
                <table:data-pilot-member table:name="88,5" table:display="true" table:show-details="true"/>
                <table:data-pilot-member table:name="89,8" table:display="true" table:show-details="true"/>
                <table:data-pilot-member table:name="92,7" table:display="true" table:show-details="true"/>
                <table:data-pilot-member table:name="92,8" table:display="true" table:show-details="true"/>
                <table:data-pilot-member table:name="93,6" table:display="true" table:show-details="true"/>
                <table:data-pilot-member table:name="94,4" table:display="true" table:show-details="true"/>
                <table:data-pilot-member table:name="94,8" table:display="true" table:show-details="true"/>
                <table:data-pilot-member table:name="96,8" table:display="true" table:show-details="true"/>
                <table:data-pilot-member table:name="97,9" table:display="true" table:show-details="true"/>
                <table:data-pilot-member table:name="99,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вечерние_минуты" table:orientation="data" table:used-hierarchy="0" table:function="average">
            <table:data-pilot-level table:show-empty="false" calcext:repeat-item-labels="false">
              <table:data-pilot-members>
                <table:data-pilot-member table:name="71" table:display="true" table:show-details="true"/>
                <table:data-pilot-member table:name="81" table:display="true" table:show-details="true"/>
                <table:data-pilot-member table:name="113" table:display="true" table:show-details="true"/>
                <table:data-pilot-member table:name="119" table:display="true" table:show-details="true"/>
                <table:data-pilot-member table:name="126" table:display="true" table:show-details="true"/>
                <table:data-pilot-member table:name="133" table:display="true" table:show-details="true"/>
                <table:data-pilot-member table:name="141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73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3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9" table:display="true" table:show-details="true"/>
                <table:data-pilot-member table:name="262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8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310" table:display="true" table:show-details="true"/>
                <table:data-pilot-member table:name="317" table:display="true" table:show-details="true"/>
                <table:data-pilot-member table:name="103,6" table:display="true" table:show-details="true"/>
                <table:data-pilot-member table:name="105,5" table:display="true" table:show-details="true"/>
                <table:data-pilot-member table:name="105,7" table:display="true" table:show-details="true"/>
                <table:data-pilot-member table:name="106,2" table:display="true" table:show-details="true"/>
                <table:data-pilot-member table:name="106,5" table:display="true" table:show-details="true"/>
                <table:data-pilot-member table:name="110,3" table:display="true" table:show-details="true"/>
                <table:data-pilot-member table:name="110,4" table:display="true" table:show-details="true"/>
                <table:data-pilot-member table:name="111,1" table:display="true" table:show-details="true"/>
                <table:data-pilot-member table:name="112,3" table:display="true" table:show-details="true"/>
                <table:data-pilot-member table:name="112,7" table:display="true" table:show-details="true"/>
                <table:data-pilot-member table:name="114,7" table:display="true" table:show-details="true"/>
                <table:data-pilot-member table:name="114,9" table:display="true" table:show-details="true"/>
                <table:data-pilot-member table:name="115,2" table:display="true" table:show-details="true"/>
                <table:data-pilot-member table:name="115,7" table:display="true" table:show-details="true"/>
                <table:data-pilot-member table:name="116,4" table:display="true" table:show-details="true"/>
                <table:data-pilot-member table:name="116,5" table:display="true" table:show-details="true"/>
                <table:data-pilot-member table:name="118,7" table:display="true" table:show-details="true"/>
                <table:data-pilot-member table:name="118,9" table:display="true" table:show-details="true"/>
                <table:data-pilot-member table:name="119,3" table:display="true" table:show-details="true"/>
                <table:data-pilot-member table:name="120,1" table:display="true" table:show-details="true"/>
                <table:data-pilot-member table:name="121,6" table:display="true" table:show-details="true"/>
                <table:data-pilot-member table:name="121,8" table:display="true" table:show-details="true"/>
                <table:data-pilot-member table:name="122,2" table:display="true" table:show-details="true"/>
                <table:data-pilot-member table:name="122,8" table:display="true" table:show-details="true"/>
                <table:data-pilot-member table:name="123,4" table:display="true" table:show-details="true"/>
                <table:data-pilot-member table:name="123,8" table:display="true" table:show-details="true"/>
                <table:data-pilot-member table:name="124,8" table:display="true" table:show-details="true"/>
                <table:data-pilot-member table:name="126,9" table:display="true" table:show-details="true"/>
                <table:data-pilot-member table:name="127,4" table:display="true" table:show-details="true"/>
                <table:data-pilot-member table:name="127,6" table:display="true" table:show-details="true"/>
                <table:data-pilot-member table:name="127,8" table:display="true" table:show-details="true"/>
                <table:data-pilot-member table:name="128,3" table:display="true" table:show-details="true"/>
                <table:data-pilot-member table:name="128,8" table:display="true" table:show-details="true"/>
                <table:data-pilot-member table:name="130,6" table:display="true" table:show-details="true"/>
                <table:data-pilot-member table:name="131,1" table:display="true" table:show-details="true"/>
                <table:data-pilot-member table:name="131,8" table:display="true" table:show-details="true"/>
                <table:data-pilot-member table:name="132,3" table:display="true" table:show-details="true"/>
                <table:data-pilot-member table:name="132,5" table:display="true" table:show-details="true"/>
                <table:data-pilot-member table:name="133,9" table:display="true" table:show-details="true"/>
                <table:data-pilot-member table:name="134,9" table:display="true" table:show-details="true"/>
                <table:data-pilot-member table:name="135,2" table:display="true" table:show-details="true"/>
                <table:data-pilot-member table:name="135,3" table:display="true" table:show-details="true"/>
                <table:data-pilot-member table:name="136,1" table:display="true" table:show-details="true"/>
                <table:data-pilot-member table:name="136,2" table:display="true" table:show-details="true"/>
                <table:data-pilot-member table:name="136,7" table:display="true" table:show-details="true"/>
                <table:data-pilot-member table:name="137,2" table:display="true" table:show-details="true"/>
                <table:data-pilot-member table:name="137,5" table:display="true" table:show-details="true"/>
                <table:data-pilot-member table:name="138,2" table:display="true" table:show-details="true"/>
                <table:data-pilot-member table:name="138,5" table:display="true" table:show-details="true"/>
                <table:data-pilot-member table:name="138,9" table:display="true" table:show-details="true"/>
                <table:data-pilot-member table:name="139,1" table:display="true" table:show-details="true"/>
                <table:data-pilot-member table:name="139,5" table:display="true" table:show-details="true"/>
                <table:data-pilot-member table:name="140,2" table:display="true" table:show-details="true"/>
                <table:data-pilot-member table:name="140,3" table:display="true" table:show-details="true"/>
                <table:data-pilot-member table:name="140,4" table:display="true" table:show-details="true"/>
                <table:data-pilot-member table:name="140,9" table:display="true" table:show-details="true"/>
                <table:data-pilot-member table:name="141,2" table:display="true" table:show-details="true"/>
                <table:data-pilot-member table:name="141,4" table:display="true" table:show-details="true"/>
                <table:data-pilot-member table:name="141,9" table:display="true" table:show-details="true"/>
                <table:data-pilot-member table:name="142,3" table:display="true" table:show-details="true"/>
                <table:data-pilot-member table:name="142,6" table:display="true" table:show-details="true"/>
                <table:data-pilot-member table:name="143,3" table:display="true" table:show-details="true"/>
                <table:data-pilot-member table:name="143,4" table:display="true" table:show-details="true"/>
                <table:data-pilot-member table:name="143,8" table:display="true" table:show-details="true"/>
                <table:data-pilot-member table:name="144,1" table:display="true" table:show-details="true"/>
                <table:data-pilot-member table:name="144,3" table:display="true" table:show-details="true"/>
                <table:data-pilot-member table:name="144,6" table:display="true" table:show-details="true"/>
                <table:data-pilot-member table:name="144,8" table:display="true" table:show-details="true"/>
                <table:data-pilot-member table:name="145,7" table:display="true" table:show-details="true"/>
                <table:data-pilot-member table:name="146,4" table:display="true" table:show-details="true"/>
                <table:data-pilot-member table:name="146,5" table:display="true" table:show-details="true"/>
                <table:data-pilot-member table:name="147,2" table:display="true" table:show-details="true"/>
                <table:data-pilot-member table:name="147,4" table:display="true" table:show-details="true"/>
                <table:data-pilot-member table:name="147,5" table:display="true" table:show-details="true"/>
                <table:data-pilot-member table:name="147,9" table:display="true" table:show-details="true"/>
                <table:data-pilot-member table:name="148,2" table:display="true" table:show-details="true"/>
                <table:data-pilot-member table:name="148,5" table:display="true" table:show-details="true"/>
                <table:data-pilot-member table:name="148,6" table:display="true" table:show-details="true"/>
                <table:data-pilot-member table:name="148,7" table:display="true" table:show-details="true"/>
                <table:data-pilot-member table:name="148,8" table:display="true" table:show-details="true"/>
                <table:data-pilot-member table:name="149,5" table:display="true" table:show-details="true"/>
                <table:data-pilot-member table:name="149,6" table:display="true" table:show-details="true"/>
                <table:data-pilot-member table:name="150,1" table:display="true" table:show-details="true"/>
                <table:data-pilot-member table:name="150,6" table:display="true" table:show-details="true"/>
                <table:data-pilot-member table:name="150,7" table:display="true" table:show-details="true"/>
                <table:data-pilot-member table:name="150,9" table:display="true" table:show-details="true"/>
                <table:data-pilot-member table:name="151,1" table:display="true" table:show-details="true"/>
                <table:data-pilot-member table:name="151,4" table:display="true" table:show-details="true"/>
                <table:data-pilot-member table:name="151,7" table:display="true" table:show-details="true"/>
                <table:data-pilot-member table:name="152,3" table:display="true" table:show-details="true"/>
                <table:data-pilot-member table:name="152,4" table:display="true" table:show-details="true"/>
                <table:data-pilot-member table:name="152,7" table:display="true" table:show-details="true"/>
                <table:data-pilot-member table:name="152,8" table:display="true" table:show-details="true"/>
                <table:data-pilot-member table:name="153,6" table:display="true" table:show-details="true"/>
                <table:data-pilot-member table:name="153,8" table:display="true" table:show-details="true"/>
                <table:data-pilot-member table:name="154,9" table:display="true" table:show-details="true"/>
                <table:data-pilot-member table:name="155,3" table:display="true" table:show-details="true"/>
                <table:data-pilot-member table:name="155,6" table:display="true" table:show-details="true"/>
                <table:data-pilot-member table:name="155,8" table:display="true" table:show-details="true"/>
                <table:data-pilot-member table:name="156,1" table:display="true" table:show-details="true"/>
                <table:data-pilot-member table:name="156,3" table:display="true" table:show-details="true"/>
                <table:data-pilot-member table:name="156,9" table:display="true" table:show-details="true"/>
                <table:data-pilot-member table:name="157,1" table:display="true" table:show-details="true"/>
                <table:data-pilot-member table:name="157,5" table:display="true" table:show-details="true"/>
                <table:data-pilot-member table:name="158,6" table:display="true" table:show-details="true"/>
                <table:data-pilot-member table:name="158,8" table:display="true" table:show-details="true"/>
                <table:data-pilot-member table:name="159,1" table:display="true" table:show-details="true"/>
                <table:data-pilot-member table:name="159,6" table:display="true" table:show-details="true"/>
                <table:data-pilot-member table:name="159,9" table:display="true" table:show-details="true"/>
                <table:data-pilot-member table:name="160,1" table:display="true" table:show-details="true"/>
                <table:data-pilot-member table:name="160,5" table:display="true" table:show-details="true"/>
                <table:data-pilot-member table:name="160,6" table:display="true" table:show-details="true"/>
                <table:data-pilot-member table:name="161,2" table:display="true" table:show-details="true"/>
                <table:data-pilot-member table:name="161,3" table:display="true" table:show-details="true"/>
                <table:data-pilot-member table:name="161,4" table:display="true" table:show-details="true"/>
                <table:data-pilot-member table:name="161,6" table:display="true" table:show-details="true"/>
                <table:data-pilot-member table:name="161,7" table:display="true" table:show-details="true"/>
                <table:data-pilot-member table:name="162,1" table:display="true" table:show-details="true"/>
                <table:data-pilot-member table:name="162,7" table:display="true" table:show-details="true"/>
                <table:data-pilot-member table:name="163,1" table:display="true" table:show-details="true"/>
                <table:data-pilot-member table:name="163,2" table:display="true" table:show-details="true"/>
                <table:data-pilot-member table:name="163,6" table:display="true" table:show-details="true"/>
                <table:data-pilot-member table:name="163,8" table:display="true" table:show-details="true"/>
                <table:data-pilot-member table:name="163,9" table:display="true" table:show-details="true"/>
                <table:data-pilot-member table:name="164,1" table:display="true" table:show-details="true"/>
                <table:data-pilot-member table:name="164,9" table:display="true" table:show-details="true"/>
                <table:data-pilot-member table:name="165,1" table:display="true" table:show-details="true"/>
                <table:data-pilot-member table:name="165,7" table:display="true" table:show-details="true"/>
                <table:data-pilot-member table:name="165,9" table:display="true" table:show-details="true"/>
                <table:data-pilot-member table:name="166,2" table:display="true" table:show-details="true"/>
                <table:data-pilot-member table:name="166,3" table:display="true" table:show-details="true"/>
                <table:data-pilot-member table:name="166,4" table:display="true" table:show-details="true"/>
                <table:data-pilot-member table:name="166,6" table:display="true" table:show-details="true"/>
                <table:data-pilot-member table:name="166,7" table:display="true" table:show-details="true"/>
                <table:data-pilot-member table:name="167,1" table:display="true" table:show-details="true"/>
                <table:data-pilot-member table:name="167,2" table:display="true" table:show-details="true"/>
                <table:data-pilot-member table:name="167,4" table:display="true" table:show-details="true"/>
                <table:data-pilot-member table:name="167,6" table:display="true" table:show-details="true"/>
                <table:data-pilot-member table:name="167,8" table:display="true" table:show-details="true"/>
                <table:data-pilot-member table:name="167,9" table:display="true" table:show-details="true"/>
                <table:data-pilot-member table:name="168,6" table:display="true" table:show-details="true"/>
                <table:data-pilot-member table:name="169,4" table:display="true" table:show-details="true"/>
                <table:data-pilot-member table:name="169,7" table:display="true" table:show-details="true"/>
                <table:data-pilot-member table:name="169,8" table:display="true" table:show-details="true"/>
                <table:data-pilot-member table:name="169,9" table:display="true" table:show-details="true"/>
                <table:data-pilot-member table:name="170,2" table:display="true" table:show-details="true"/>
                <table:data-pilot-member table:name="170,5" table:display="true" table:show-details="true"/>
                <table:data-pilot-member table:name="170,6" table:display="true" table:show-details="true"/>
                <table:data-pilot-member table:name="170,7" table:display="true" table:show-details="true"/>
                <table:data-pilot-member table:name="170,9" table:display="true" table:show-details="true"/>
                <table:data-pilot-member table:name="171,3" table:display="true" table:show-details="true"/>
                <table:data-pilot-member table:name="171,4" table:display="true" table:show-details="true"/>
                <table:data-pilot-member table:name="171,5" table:display="true" table:show-details="true"/>
                <table:data-pilot-member table:name="171,7" table:display="true" table:show-details="true"/>
                <table:data-pilot-member table:name="172,2" table:display="true" table:show-details="true"/>
                <table:data-pilot-member table:name="172,3" table:display="true" table:show-details="true"/>
                <table:data-pilot-member table:name="172,4" table:display="true" table:show-details="true"/>
                <table:data-pilot-member table:name="172,6" table:display="true" table:show-details="true"/>
                <table:data-pilot-member table:name="172,7" table:display="true" table:show-details="true"/>
                <table:data-pilot-member table:name="172,8" table:display="true" table:show-details="true"/>
                <table:data-pilot-member table:name="173,5" table:display="true" table:show-details="true"/>
                <table:data-pilot-member table:name="174,1" table:display="true" table:show-details="true"/>
                <table:data-pilot-member table:name="174,4" table:display="true" table:show-details="true"/>
                <table:data-pilot-member table:name="174,8" table:display="true" table:show-details="true"/>
                <table:data-pilot-member table:name="174,9" table:display="true" table:show-details="true"/>
                <table:data-pilot-member table:name="175,1" table:display="true" table:show-details="true"/>
                <table:data-pilot-member table:name="175,2" table:display="true" table:show-details="true"/>
                <table:data-pilot-member table:name="175,7" table:display="true" table:show-details="true"/>
                <table:data-pilot-member table:name="176,3" table:display="true" table:show-details="true"/>
                <table:data-pilot-member table:name="176,4" table:display="true" table:show-details="true"/>
                <table:data-pilot-member table:name="176,5" table:display="true" table:show-details="true"/>
                <table:data-pilot-member table:name="177,2" table:display="true" table:show-details="true"/>
                <table:data-pilot-member table:name="177,8" table:display="true" table:show-details="true"/>
                <table:data-pilot-member table:name="178,2" table:display="true" table:show-details="true"/>
                <table:data-pilot-member table:name="178,6" table:display="true" table:show-details="true"/>
                <table:data-pilot-member table:name="178,7" table:display="true" table:show-details="true"/>
                <table:data-pilot-member table:name="178,9" table:display="true" table:show-details="true"/>
                <table:data-pilot-member table:name="179,2" table:display="true" table:show-details="true"/>
                <table:data-pilot-member table:name="179,5" table:display="true" table:show-details="true"/>
                <table:data-pilot-member table:name="179,8" table:display="true" table:show-details="true"/>
                <table:data-pilot-member table:name="179,9" table:display="true" table:show-details="true"/>
                <table:data-pilot-member table:name="180,5" table:display="true" table:show-details="true"/>
                <table:data-pilot-member table:name="181,3" table:display="true" table:show-details="true"/>
                <table:data-pilot-member table:name="181,5" table:display="true" table:show-details="true"/>
                <table:data-pilot-member table:name="181,7" table:display="true" table:show-details="true"/>
                <table:data-pilot-member table:name="181,8" table:display="true" table:show-details="true"/>
                <table:data-pilot-member table:name="182,3" table:display="true" table:show-details="true"/>
                <table:data-pilot-member table:name="182,4" table:display="true" table:show-details="true"/>
                <table:data-pilot-member table:name="182,6" table:display="true" table:show-details="true"/>
                <table:data-pilot-member table:name="182,8" table:display="true" table:show-details="true"/>
                <table:data-pilot-member table:name="182,9" table:display="true" table:show-details="true"/>
                <table:data-pilot-member table:name="183,1" table:display="true" table:show-details="true"/>
                <table:data-pilot-member table:name="183,6" table:display="true" table:show-details="true"/>
                <table:data-pilot-member table:name="183,8" table:display="true" table:show-details="true"/>
                <table:data-pilot-member table:name="184,6" table:display="true" table:show-details="true"/>
                <table:data-pilot-member table:name="184,7" table:display="true" table:show-details="true"/>
                <table:data-pilot-member table:name="185,9" table:display="true" table:show-details="true"/>
                <table:data-pilot-member table:name="186,3" table:display="true" table:show-details="true"/>
                <table:data-pilot-member table:name="186,4" table:display="true" table:show-details="true"/>
                <table:data-pilot-member table:name="186,7" table:display="true" table:show-details="true"/>
                <table:data-pilot-member table:name="186,8" table:display="true" table:show-details="true"/>
                <table:data-pilot-member table:name="187,1" table:display="true" table:show-details="true"/>
                <table:data-pilot-member table:name="187,2" table:display="true" table:show-details="true"/>
                <table:data-pilot-member table:name="187,7" table:display="true" table:show-details="true"/>
                <table:data-pilot-member table:name="187,9" table:display="true" table:show-details="true"/>
                <table:data-pilot-member table:name="188,4" table:display="true" table:show-details="true"/>
                <table:data-pilot-member table:name="188,6" table:display="true" table:show-details="true"/>
                <table:data-pilot-member table:name="188,8" table:display="true" table:show-details="true"/>
                <table:data-pilot-member table:name="189,3" table:display="true" table:show-details="true"/>
                <table:data-pilot-member table:name="189,4" table:display="true" table:show-details="true"/>
                <table:data-pilot-member table:name="189,6" table:display="true" table:show-details="true"/>
                <table:data-pilot-member table:name="189,8" table:display="true" table:show-details="true"/>
                <table:data-pilot-member table:name="190,2" table:display="true" table:show-details="true"/>
                <table:data-pilot-member table:name="190,3" table:display="true" table:show-details="true"/>
                <table:data-pilot-member table:name="190,4" table:display="true" table:show-details="true"/>
                <table:data-pilot-member table:name="190,7" table:display="true" table:show-details="true"/>
                <table:data-pilot-member table:name="191,2" table:display="true" table:show-details="true"/>
                <table:data-pilot-member table:name="192,3" table:display="true" table:show-details="true"/>
                <table:data-pilot-member table:name="192,4" table:display="true" table:show-details="true"/>
                <table:data-pilot-member table:name="192,8" table:display="true" table:show-details="true"/>
                <table:data-pilot-member table:name="192,9" table:display="true" table:show-details="true"/>
                <table:data-pilot-member table:name="193,1" table:display="true" table:show-details="true"/>
                <table:data-pilot-member table:name="193,2" table:display="true" table:show-details="true"/>
                <table:data-pilot-member table:name="193,6" table:display="true" table:show-details="true"/>
                <table:data-pilot-member table:name="193,8" table:display="true" table:show-details="true"/>
                <table:data-pilot-member table:name="193,9" table:display="true" table:show-details="true"/>
                <table:data-pilot-member table:name="194,5" table:display="true" table:show-details="true"/>
                <table:data-pilot-member table:name="195,7" table:display="true" table:show-details="true"/>
                <table:data-pilot-member table:name="195,8" table:display="true" table:show-details="true"/>
                <table:data-pilot-member table:name="195,9" table:display="true" table:show-details="true"/>
                <table:data-pilot-member table:name="196,1" table:display="true" table:show-details="true"/>
                <table:data-pilot-member table:name="196,3" table:display="true" table:show-details="true"/>
                <table:data-pilot-member table:name="196,4" table:display="true" table:show-details="true"/>
                <table:data-pilot-member table:name="196,5" table:display="true" table:show-details="true"/>
                <table:data-pilot-member table:name="196,7" table:display="true" table:show-details="true"/>
                <table:data-pilot-member table:name="197,3" table:display="true" table:show-details="true"/>
                <table:data-pilot-member table:name="197,4" table:display="true" table:show-details="true"/>
                <table:data-pilot-member table:name="197,5" table:display="true" table:show-details="true"/>
                <table:data-pilot-member table:name="197,7" table:display="true" table:show-details="true"/>
                <table:data-pilot-member table:name="198,2" table:display="true" table:show-details="true"/>
                <table:data-pilot-member table:name="198,5" table:display="true" table:show-details="true"/>
                <table:data-pilot-member table:name="198,8" table:display="true" table:show-details="true"/>
                <table:data-pilot-member table:name="198,9" table:display="true" table:show-details="true"/>
                <table:data-pilot-member table:name="199,2" table:display="true" table:show-details="true"/>
                <table:data-pilot-member table:name="199,4" table:display="true" table:show-details="true"/>
                <table:data-pilot-member table:name="199,5" table:display="true" table:show-details="true"/>
                <table:data-pilot-member table:name="199,7" table:display="true" table:show-details="true"/>
                <table:data-pilot-member table:name="199,9" table:display="true" table:show-details="true"/>
                <table:data-pilot-member table:name="200,2" table:display="true" table:show-details="true"/>
                <table:data-pilot-member table:name="200,3" table:display="true" table:show-details="true"/>
                <table:data-pilot-member table:name="200,7" table:display="true" table:show-details="true"/>
                <table:data-pilot-member table:name="200,8" table:display="true" table:show-details="true"/>
                <table:data-pilot-member table:name="201,1" table:display="true" table:show-details="true"/>
                <table:data-pilot-member table:name="201,3" table:display="true" table:show-details="true"/>
                <table:data-pilot-member table:name="201,4" table:display="true" table:show-details="true"/>
                <table:data-pilot-member table:name="201,6" table:display="true" table:show-details="true"/>
                <table:data-pilot-member table:name="202,1" table:display="true" table:show-details="true"/>
                <table:data-pilot-member table:name="202,4" table:display="true" table:show-details="true"/>
                <table:data-pilot-member table:name="202,6" table:display="true" table:show-details="true"/>
                <table:data-pilot-member table:name="202,8" table:display="true" table:show-details="true"/>
                <table:data-pilot-member table:name="203,1" table:display="true" table:show-details="true"/>
                <table:data-pilot-member table:name="203,2" table:display="true" table:show-details="true"/>
                <table:data-pilot-member table:name="203,5" table:display="true" table:show-details="true"/>
                <table:data-pilot-member table:name="203,7" table:display="true" table:show-details="true"/>
                <table:data-pilot-member table:name="204,2" table:display="true" table:show-details="true"/>
                <table:data-pilot-member table:name="204,9" table:display="true" table:show-details="true"/>
                <table:data-pilot-member table:name="205,1" table:display="true" table:show-details="true"/>
                <table:data-pilot-member table:name="205,4" table:display="true" table:show-details="true"/>
                <table:data-pilot-member table:name="205,5" table:display="true" table:show-details="true"/>
                <table:data-pilot-member table:name="205,6" table:display="true" table:show-details="true"/>
                <table:data-pilot-member table:name="205,9" table:display="true" table:show-details="true"/>
                <table:data-pilot-member table:name="206,2" table:display="true" table:show-details="true"/>
                <table:data-pilot-member table:name="206,5" table:display="true" table:show-details="true"/>
                <table:data-pilot-member table:name="206,8" table:display="true" table:show-details="true"/>
                <table:data-pilot-member table:name="207,1" table:display="true" table:show-details="true"/>
                <table:data-pilot-member table:name="207,6" table:display="true" table:show-details="true"/>
                <table:data-pilot-member table:name="207,8" table:display="true" table:show-details="true"/>
                <table:data-pilot-member table:name="207,9" table:display="true" table:show-details="true"/>
                <table:data-pilot-member table:name="208,2" table:display="true" table:show-details="true"/>
                <table:data-pilot-member table:name="208,4" table:display="true" table:show-details="true"/>
                <table:data-pilot-member table:name="208,5" table:display="true" table:show-details="true"/>
                <table:data-pilot-member table:name="208,6" table:display="true" table:show-details="true"/>
                <table:data-pilot-member table:name="208,7" table:display="true" table:show-details="true"/>
                <table:data-pilot-member table:name="208,9" table:display="true" table:show-details="true"/>
                <table:data-pilot-member table:name="209,1" table:display="true" table:show-details="true"/>
                <table:data-pilot-member table:name="209,2" table:display="true" table:show-details="true"/>
                <table:data-pilot-member table:name="209,6" table:display="true" table:show-details="true"/>
                <table:data-pilot-member table:name="209,9" table:display="true" table:show-details="true"/>
                <table:data-pilot-member table:name="210,1" table:display="true" table:show-details="true"/>
                <table:data-pilot-member table:name="210,6" table:display="true" table:show-details="true"/>
                <table:data-pilot-member table:name="210,7" table:display="true" table:show-details="true"/>
                <table:data-pilot-member table:name="210,8" table:display="true" table:show-details="true"/>
                <table:data-pilot-member table:name="210,9" table:display="true" table:show-details="true"/>
                <table:data-pilot-member table:name="211,1" table:display="true" table:show-details="true"/>
                <table:data-pilot-member table:name="211,6" table:display="true" table:show-details="true"/>
                <table:data-pilot-member table:name="211,7" table:display="true" table:show-details="true"/>
                <table:data-pilot-member table:name="211,9" table:display="true" table:show-details="true"/>
                <table:data-pilot-member table:name="212,7" table:display="true" table:show-details="true"/>
                <table:data-pilot-member table:name="212,8" table:display="true" table:show-details="true"/>
                <table:data-pilot-member table:name="213,1" table:display="true" table:show-details="true"/>
                <table:data-pilot-member table:name="213,2" table:display="true" table:show-details="true"/>
                <table:data-pilot-member table:name="213,4" table:display="true" table:show-details="true"/>
                <table:data-pilot-member table:name="213,7" table:display="true" table:show-details="true"/>
                <table:data-pilot-member table:name="213,8" table:display="true" table:show-details="true"/>
                <table:data-pilot-member table:name="213,9" table:display="true" table:show-details="true"/>
                <table:data-pilot-member table:name="214,1" table:display="true" table:show-details="true"/>
                <table:data-pilot-member table:name="214,7" table:display="true" table:show-details="true"/>
                <table:data-pilot-member table:name="214,8" table:display="true" table:show-details="true"/>
                <table:data-pilot-member table:name="215,2" table:display="true" table:show-details="true"/>
                <table:data-pilot-member table:name="215,6" table:display="true" table:show-details="true"/>
                <table:data-pilot-member table:name="215,9" table:display="true" table:show-details="true"/>
                <table:data-pilot-member table:name="216,2" table:display="true" table:show-details="true"/>
                <table:data-pilot-member table:name="216,3" table:display="true" table:show-details="true"/>
                <table:data-pilot-member table:name="216,5" table:display="true" table:show-details="true"/>
                <table:data-pilot-member table:name="216,8" table:display="true" table:show-details="true"/>
                <table:data-pilot-member table:name="217,3" table:display="true" table:show-details="true"/>
                <table:data-pilot-member table:name="217,4" table:display="true" table:show-details="true"/>
                <table:data-pilot-member table:name="217,5" table:display="true" table:show-details="true"/>
                <table:data-pilot-member table:name="217,8" table:display="true" table:show-details="true"/>
                <table:data-pilot-member table:name="217,9" table:display="true" table:show-details="true"/>
                <table:data-pilot-member table:name="218,2" table:display="true" table:show-details="true"/>
                <table:data-pilot-member table:name="218,5" table:display="true" table:show-details="true"/>
                <table:data-pilot-member table:name="218,8" table:display="true" table:show-details="true"/>
                <table:data-pilot-member table:name="218,9" table:display="true" table:show-details="true"/>
                <table:data-pilot-member table:name="219,1" table:display="true" table:show-details="true"/>
                <table:data-pilot-member table:name="219,6" table:display="true" table:show-details="true"/>
                <table:data-pilot-member table:name="219,7" table:display="true" table:show-details="true"/>
                <table:data-pilot-member table:name="220,1" table:display="true" table:show-details="true"/>
                <table:data-pilot-member table:name="220,2" table:display="true" table:show-details="true"/>
                <table:data-pilot-member table:name="220,5" table:display="true" table:show-details="true"/>
                <table:data-pilot-member table:name="220,6" table:display="true" table:show-details="true"/>
                <table:data-pilot-member table:name="220,9" table:display="true" table:show-details="true"/>
                <table:data-pilot-member table:name="221,2" table:display="true" table:show-details="true"/>
                <table:data-pilot-member table:name="221,5" table:display="true" table:show-details="true"/>
                <table:data-pilot-member table:name="221,8" table:display="true" table:show-details="true"/>
                <table:data-pilot-member table:name="221,9" table:display="true" table:show-details="true"/>
                <table:data-pilot-member table:name="222,1" table:display="true" table:show-details="true"/>
                <table:data-pilot-member table:name="222,2" table:display="true" table:show-details="true"/>
                <table:data-pilot-member table:name="222,4" table:display="true" table:show-details="true"/>
                <table:data-pilot-member table:name="222,8" table:display="true" table:show-details="true"/>
                <table:data-pilot-member table:name="222,9" table:display="true" table:show-details="true"/>
                <table:data-pilot-member table:name="223,1" table:display="true" table:show-details="true"/>
                <table:data-pilot-member table:name="223,2" table:display="true" table:show-details="true"/>
                <table:data-pilot-member table:name="223,3" table:display="true" table:show-details="true"/>
                <table:data-pilot-member table:name="223,4" table:display="true" table:show-details="true"/>
                <table:data-pilot-member table:name="223,5" table:display="true" table:show-details="true"/>
                <table:data-pilot-member table:name="223,6" table:display="true" table:show-details="true"/>
                <table:data-pilot-member table:name="223,8" table:display="true" table:show-details="true"/>
                <table:data-pilot-member table:name="224,1" table:display="true" table:show-details="true"/>
                <table:data-pilot-member table:name="224,2" table:display="true" table:show-details="true"/>
                <table:data-pilot-member table:name="224,4" table:display="true" table:show-details="true"/>
                <table:data-pilot-member table:name="224,5" table:display="true" table:show-details="true"/>
                <table:data-pilot-member table:name="225,1" table:display="true" table:show-details="true"/>
                <table:data-pilot-member table:name="225,2" table:display="true" table:show-details="true"/>
                <table:data-pilot-member table:name="225,4" table:display="true" table:show-details="true"/>
                <table:data-pilot-member table:name="225,7" table:display="true" table:show-details="true"/>
                <table:data-pilot-member table:name="226,2" table:display="true" table:show-details="true"/>
                <table:data-pilot-member table:name="226,3" table:display="true" table:show-details="true"/>
                <table:data-pilot-member table:name="226,7" table:display="true" table:show-details="true"/>
                <table:data-pilot-member table:name="226,8" table:display="true" table:show-details="true"/>
                <table:data-pilot-member table:name="227,3" table:display="true" table:show-details="true"/>
                <table:data-pilot-member table:name="227,9" table:display="true" table:show-details="true"/>
                <table:data-pilot-member table:name="228,1" table:display="true" table:show-details="true"/>
                <table:data-pilot-member table:name="228,2" table:display="true" table:show-details="true"/>
                <table:data-pilot-member table:name="228,4" table:display="true" table:show-details="true"/>
                <table:data-pilot-member table:name="228,6" table:display="true" table:show-details="true"/>
                <table:data-pilot-member table:name="228,9" table:display="true" table:show-details="true"/>
                <table:data-pilot-member table:name="229,4" table:display="true" table:show-details="true"/>
                <table:data-pilot-member table:name="230,3" table:display="true" table:show-details="true"/>
                <table:data-pilot-member table:name="230,5" table:display="true" table:show-details="true"/>
                <table:data-pilot-member table:name="231,1" table:display="true" table:show-details="true"/>
                <table:data-pilot-member table:name="231,3" table:display="true" table:show-details="true"/>
                <table:data-pilot-member table:name="231,5" table:display="true" table:show-details="true"/>
                <table:data-pilot-member table:name="231,7" table:display="true" table:show-details="true"/>
                <table:data-pilot-member table:name="231,8" table:display="true" table:show-details="true"/>
                <table:data-pilot-member table:name="232,1" table:display="true" table:show-details="true"/>
                <table:data-pilot-member table:name="232,2" table:display="true" table:show-details="true"/>
                <table:data-pilot-member table:name="232,4" table:display="true" table:show-details="true"/>
                <table:data-pilot-member table:name="232,6" table:display="true" table:show-details="true"/>
                <table:data-pilot-member table:name="232,7" table:display="true" table:show-details="true"/>
                <table:data-pilot-member table:name="232,9" table:display="true" table:show-details="true"/>
                <table:data-pilot-member table:name="233,2" table:display="true" table:show-details="true"/>
                <table:data-pilot-member table:name="233,4" table:display="true" table:show-details="true"/>
                <table:data-pilot-member table:name="233,5" table:display="true" table:show-details="true"/>
                <table:data-pilot-member table:name="233,7" table:display="true" table:show-details="true"/>
                <table:data-pilot-member table:name="233,8" table:display="true" table:show-details="true"/>
                <table:data-pilot-member table:name="234,1" table:display="true" table:show-details="true"/>
                <table:data-pilot-member table:name="234,2" table:display="true" table:show-details="true"/>
                <table:data-pilot-member table:name="234,8" table:display="true" table:show-details="true"/>
                <table:data-pilot-member table:name="235,1" table:display="true" table:show-details="true"/>
                <table:data-pilot-member table:name="235,2" table:display="true" table:show-details="true"/>
                <table:data-pilot-member table:name="235,3" table:display="true" table:show-details="true"/>
                <table:data-pilot-member table:name="235,5" table:display="true" table:show-details="true"/>
                <table:data-pilot-member table:name="235,6" table:display="true" table:show-details="true"/>
                <table:data-pilot-member table:name="235,8" table:display="true" table:show-details="true"/>
                <table:data-pilot-member table:name="235,9" table:display="true" table:show-details="true"/>
                <table:data-pilot-member table:name="236,1" table:display="true" table:show-details="true"/>
                <table:data-pilot-member table:name="236,7" table:display="true" table:show-details="true"/>
                <table:data-pilot-member table:name="237,1" table:display="true" table:show-details="true"/>
                <table:data-pilot-member table:name="237,6" table:display="true" table:show-details="true"/>
                <table:data-pilot-member table:name="237,7" table:display="true" table:show-details="true"/>
                <table:data-pilot-member table:name="237,9" table:display="true" table:show-details="true"/>
                <table:data-pilot-member table:name="238,1" table:display="true" table:show-details="true"/>
                <table:data-pilot-member table:name="238,4" table:display="true" table:show-details="true"/>
                <table:data-pilot-member table:name="238,5" table:display="true" table:show-details="true"/>
                <table:data-pilot-member table:name="238,6" table:display="true" table:show-details="true"/>
                <table:data-pilot-member table:name="239,6" table:display="true" table:show-details="true"/>
                <table:data-pilot-member table:name="240,1" table:display="true" table:show-details="true"/>
                <table:data-pilot-member table:name="240,4" table:display="true" table:show-details="true"/>
                <table:data-pilot-member table:name="240,6" table:display="true" table:show-details="true"/>
                <table:data-pilot-member table:name="240,8" table:display="true" table:show-details="true"/>
                <table:data-pilot-member table:name="241,1" table:display="true" table:show-details="true"/>
                <table:data-pilot-member table:name="241,4" table:display="true" table:show-details="true"/>
                <table:data-pilot-member table:name="241,9" table:display="true" table:show-details="true"/>
                <table:data-pilot-member table:name="242,1" table:display="true" table:show-details="true"/>
                <table:data-pilot-member table:name="242,3" table:display="true" table:show-details="true"/>
                <table:data-pilot-member table:name="242,5" table:display="true" table:show-details="true"/>
                <table:data-pilot-member table:name="242,6" table:display="true" table:show-details="true"/>
                <table:data-pilot-member table:name="242,8" table:display="true" table:show-details="true"/>
                <table:data-pilot-member table:name="242,9" table:display="true" table:show-details="true"/>
                <table:data-pilot-member table:name="243,2" table:display="true" table:show-details="true"/>
                <table:data-pilot-member table:name="243,9" table:display="true" table:show-details="true"/>
                <table:data-pilot-member table:name="244,2" table:display="true" table:show-details="true"/>
                <table:data-pilot-member table:name="244,4" table:display="true" table:show-details="true"/>
                <table:data-pilot-member table:name="244,5" table:display="true" table:show-details="true"/>
                <table:data-pilot-member table:name="244,7" table:display="true" table:show-details="true"/>
                <table:data-pilot-member table:name="245,1" table:display="true" table:show-details="true"/>
                <table:data-pilot-member table:name="245,6" table:display="true" table:show-details="true"/>
                <table:data-pilot-member table:name="246,1" table:display="true" table:show-details="true"/>
                <table:data-pilot-member table:name="246,5" table:display="true" table:show-details="true"/>
                <table:data-pilot-member table:name="247,3" table:display="true" table:show-details="true"/>
                <table:data-pilot-member table:name="247,9" table:display="true" table:show-details="true"/>
                <table:data-pilot-member table:name="248,7" table:display="true" table:show-details="true"/>
                <table:data-pilot-member table:name="249,2" table:display="true" table:show-details="true"/>
                <table:data-pilot-member table:name="249,8" table:display="true" table:show-details="true"/>
                <table:data-pilot-member table:name="249,9" table:display="true" table:show-details="true"/>
                <table:data-pilot-member table:name="250,3" table:display="true" table:show-details="true"/>
                <table:data-pilot-member table:name="250,6" table:display="true" table:show-details="true"/>
                <table:data-pilot-member table:name="250,7" table:display="true" table:show-details="true"/>
                <table:data-pilot-member table:name="250,9" table:display="true" table:show-details="true"/>
                <table:data-pilot-member table:name="251,6" table:display="true" table:show-details="true"/>
                <table:data-pilot-member table:name="252,4" table:display="true" table:show-details="true"/>
                <table:data-pilot-member table:name="253,4" table:display="true" table:show-details="true"/>
                <table:data-pilot-member table:name="255,1" table:display="true" table:show-details="true"/>
                <table:data-pilot-member table:name="255,4" table:display="true" table:show-details="true"/>
                <table:data-pilot-member table:name="255,9" table:display="true" table:show-details="true"/>
                <table:data-pilot-member table:name="256,3" table:display="true" table:show-details="true"/>
                <table:data-pilot-member table:name="256,4" table:display="true" table:show-details="true"/>
                <table:data-pilot-member table:name="256,6" table:display="true" table:show-details="true"/>
                <table:data-pilot-member table:name="256,7" table:display="true" table:show-details="true"/>
                <table:data-pilot-member table:name="256,8" table:display="true" table:show-details="true"/>
                <table:data-pilot-member table:name="257,2" table:display="true" table:show-details="true"/>
                <table:data-pilot-member table:name="257,5" table:display="true" table:show-details="true"/>
                <table:data-pilot-member table:name="258,4" table:display="true" table:show-details="true"/>
                <table:data-pilot-member table:name="258,7" table:display="true" table:show-details="true"/>
                <table:data-pilot-member table:name="258,9" table:display="true" table:show-details="true"/>
                <table:data-pilot-member table:name="259,1" table:display="true" table:show-details="true"/>
                <table:data-pilot-member table:name="260,5" table:display="true" table:show-details="true"/>
                <table:data-pilot-member table:name="261,5" table:display="true" table:show-details="true"/>
                <table:data-pilot-member table:name="261,6" table:display="true" table:show-details="true"/>
                <table:data-pilot-member table:name="261,7" table:display="true" table:show-details="true"/>
                <table:data-pilot-member table:name="262,3" table:display="true" table:show-details="true"/>
                <table:data-pilot-member table:name="262,4" table:display="true" table:show-details="true"/>
                <table:data-pilot-member table:name="263,2" table:display="true" table:show-details="true"/>
                <table:data-pilot-member table:name="263,3" table:display="true" table:show-details="true"/>
                <table:data-pilot-member table:name="264,4" table:display="true" table:show-details="true"/>
                <table:data-pilot-member table:name="264,6" table:display="true" table:show-details="true"/>
                <table:data-pilot-member table:name="264,7" table:display="true" table:show-details="true"/>
                <table:data-pilot-member table:name="264,9" table:display="true" table:show-details="true"/>
                <table:data-pilot-member table:name="266,5" table:display="true" table:show-details="true"/>
                <table:data-pilot-member table:name="267,1" table:display="true" table:show-details="true"/>
                <table:data-pilot-member table:name="267,3" table:display="true" table:show-details="true"/>
                <table:data-pilot-member table:name="267,8" table:display="true" table:show-details="true"/>
                <table:data-pilot-member table:name="269,1" table:display="true" table:show-details="true"/>
                <table:data-pilot-member table:name="269,3" table:display="true" table:show-details="true"/>
                <table:data-pilot-member table:name="269,8" table:display="true" table:show-details="true"/>
                <table:data-pilot-member table:name="269,9" table:display="true" table:show-details="true"/>
                <table:data-pilot-member table:name="270,5" table:display="true" table:show-details="true"/>
                <table:data-pilot-member table:name="270,6" table:display="true" table:show-details="true"/>
                <table:data-pilot-member table:name="271,7" table:display="true" table:show-details="true"/>
                <table:data-pilot-member table:name="271,8" table:display="true" table:show-details="true"/>
                <table:data-pilot-member table:name="272,6" table:display="true" table:show-details="true"/>
                <table:data-pilot-member table:name="272,9" table:display="true" table:show-details="true"/>
                <table:data-pilot-member table:name="273,2" table:display="true" table:show-details="true"/>
                <table:data-pilot-member table:name="275,5" table:display="true" table:show-details="true"/>
                <table:data-pilot-member table:name="275,9" table:display="true" table:show-details="true"/>
                <table:data-pilot-member table:name="276,1" table:display="true" table:show-details="true"/>
                <table:data-pilot-member table:name="276,3" table:display="true" table:show-details="true"/>
                <table:data-pilot-member table:name="276,5" table:display="true" table:show-details="true"/>
                <table:data-pilot-member table:name="276,6" table:display="true" table:show-details="true"/>
                <table:data-pilot-member table:name="277,1" table:display="true" table:show-details="true"/>
                <table:data-pilot-member table:name="277,4" table:display="true" table:show-details="true"/>
                <table:data-pilot-member table:name="278,2" table:display="true" table:show-details="true"/>
                <table:data-pilot-member table:name="279,3" table:display="true" table:show-details="true"/>
                <table:data-pilot-member table:name="279,5" table:display="true" table:show-details="true"/>
                <table:data-pilot-member table:name="280,4" table:display="true" table:show-details="true"/>
                <table:data-pilot-member table:name="281,7" table:display="true" table:show-details="true"/>
                <table:data-pilot-member table:name="282,9" table:display="true" table:show-details="true"/>
                <table:data-pilot-member table:name="283,2" table:display="true" table:show-details="true"/>
                <table:data-pilot-member table:name="283,3" table:display="true" table:show-details="true"/>
                <table:data-pilot-member table:name="284,1" table:display="true" table:show-details="true"/>
                <table:data-pilot-member table:name="284,3" table:display="true" table:show-details="true"/>
                <table:data-pilot-member table:name="285,6" table:display="true" table:show-details="true"/>
                <table:data-pilot-member table:name="286,3" table:display="true" table:show-details="true"/>
                <table:data-pilot-member table:name="287,3" table:display="true" table:show-details="true"/>
                <table:data-pilot-member table:name="287,4" table:display="true" table:show-details="true"/>
                <table:data-pilot-member table:name="287,6" table:display="true" table:show-details="true"/>
                <table:data-pilot-member table:name="288,4" table:display="true" table:show-details="true"/>
                <table:data-pilot-member table:name="288,9" table:display="true" table:show-details="true"/>
                <table:data-pilot-member table:name="289,2" table:display="true" table:show-details="true"/>
                <table:data-pilot-member table:name="289,4" table:display="true" table:show-details="true"/>
                <table:data-pilot-member table:name="292,4" table:display="true" table:show-details="true"/>
                <table:data-pilot-member table:name="294,7" table:display="true" table:show-details="true"/>
                <table:data-pilot-member table:name="295,7" table:display="true" table:show-details="true"/>
                <table:data-pilot-member table:name="296,1" table:display="true" table:show-details="true"/>
                <table:data-pilot-member table:name="296,8" table:display="true" table:show-details="true"/>
                <table:data-pilot-member table:name="297,8" table:display="true" table:show-details="true"/>
                <table:data-pilot-member table:name="299,9" table:display="true" table:show-details="true"/>
                <table:data-pilot-member table:name="300,5" table:display="true" table:show-details="true"/>
                <table:data-pilot-member table:name="301,3" table:display="true" table:show-details="true"/>
                <table:data-pilot-member table:name="301,5" table:display="true" table:show-details="true"/>
                <table:data-pilot-member table:name="303,4" table:display="true" table:show-details="true"/>
                <table:data-pilot-member table:name="303,8" table:display="true" table:show-details="true"/>
                <table:data-pilot-member table:name="304,2" table:display="true" table:show-details="true"/>
                <table:data-pilot-member table:name="304,4" table:display="true" table:show-details="true"/>
                <table:data-pilot-member table:name="306,1" table:display="true" table:show-details="true"/>
                <table:data-pilot-member table:name="306,8" table:display="true" table:show-details="true"/>
                <table:data-pilot-member table:name="307,2" table:display="true" table:show-details="true"/>
                <table:data-pilot-member table:name="308,7" table:display="true" table:show-details="true"/>
                <table:data-pilot-member table:name="31,2" table:display="true" table:show-details="true"/>
                <table:data-pilot-member table:name="311,9" table:display="true" table:show-details="true"/>
                <table:data-pilot-member table:name="313,9" table:display="true" table:show-details="true"/>
                <table:data-pilot-member table:name="314,9" table:display="true" table:show-details="true"/>
                <table:data-pilot-member table:name="315,3" table:display="true" table:show-details="true"/>
                <table:data-pilot-member table:name="316,4" table:display="true" table:show-details="true"/>
                <table:data-pilot-member table:name="319,3" table:display="true" table:show-details="true"/>
                <table:data-pilot-member table:name="322,2" table:display="true" table:show-details="true"/>
                <table:data-pilot-member table:name="324,7" table:display="true" table:show-details="true"/>
                <table:data-pilot-member table:name="324,8" table:display="true" table:show-details="true"/>
                <table:data-pilot-member table:name="348,9" table:display="true" table:show-details="true"/>
                <table:data-pilot-member table:name="350,5" table:display="true" table:show-details="true"/>
                <table:data-pilot-member table:name="350,9" table:display="true" table:show-details="true"/>
                <table:data-pilot-member table:name="354,2" table:display="true" table:show-details="true"/>
                <table:data-pilot-member table:name="361,8" table:display="true" table:show-details="true"/>
                <table:data-pilot-member table:name="363,7" table:display="true" table:show-details="true"/>
                <table:data-pilot-member table:name="47,3" table:display="true" table:show-details="true"/>
                <table:data-pilot-member table:name="66,5" table:display="true" table:show-details="true"/>
                <table:data-pilot-member table:name="75,6" table:display="true" table:show-details="true"/>
                <table:data-pilot-member table:name="79,3" table:display="true" table:show-details="true"/>
                <table:data-pilot-member table:name="80,6" table:display="true" table:show-details="true"/>
                <table:data-pilot-member table:name="86,8" table:display="true" table:show-details="true"/>
                <table:data-pilot-member table:name="87,6" table:display="true" table:show-details="true"/>
                <table:data-pilot-member table:name="87,8" table:display="true" table:show-details="true"/>
                <table:data-pilot-member table:name="88,5" table:display="true" table:show-details="true"/>
                <table:data-pilot-member table:name="89,3" table:display="true" table:show-details="true"/>
                <table:data-pilot-member table:name="89,8" table:display="true" table:show-details="true"/>
                <table:data-pilot-member table:name="96,8" table:display="true" table:show-details="true"/>
                <table:data-pilot-member table:name="99,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ночные_минуты" table:orientation="data" table:used-hierarchy="0" table:function="average">
            <table:data-pilot-level table:show-empty="false" calcext:repeat-item-labels="false">
              <table:data-pilot-members>
                <table:data-pilot-member table:name="98" table:display="true" table:show-details="true"/>
                <table:data-pilot-member table:name="102" table:display="true" table:show-details="true"/>
                <table:data-pilot-member table:name="105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6" table:display="true" table:show-details="true"/>
                <table:data-pilot-member table:name="173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3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41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6" table:display="true" table:show-details="true"/>
                <table:data-pilot-member table:name="270" table:display="true" table:show-details="true"/>
                <table:data-pilot-member table:name="273" table:display="true" table:show-details="true"/>
                <table:data-pilot-member table:name="275" table:display="true" table:show-details="true"/>
                <table:data-pilot-member table:name="278" table:display="true" table:show-details="true"/>
                <table:data-pilot-member table:name="297" table:display="true" table:show-details="true"/>
                <table:data-pilot-member table:name="326" table:display="true" table:show-details="true"/>
                <table:data-pilot-member table:name="100,3" table:display="true" table:show-details="true"/>
                <table:data-pilot-member table:name="100,9" table:display="true" table:show-details="true"/>
                <table:data-pilot-member table:name="101,2" table:display="true" table:show-details="true"/>
                <table:data-pilot-member table:name="101,5" table:display="true" table:show-details="true"/>
                <table:data-pilot-member table:name="102,4" table:display="true" table:show-details="true"/>
                <table:data-pilot-member table:name="103,9" table:display="true" table:show-details="true"/>
                <table:data-pilot-member table:name="104,1" table:display="true" table:show-details="true"/>
                <table:data-pilot-member table:name="104,7" table:display="true" table:show-details="true"/>
                <table:data-pilot-member table:name="107,9" table:display="true" table:show-details="true"/>
                <table:data-pilot-member table:name="108,2" table:display="true" table:show-details="true"/>
                <table:data-pilot-member table:name="109,6" table:display="true" table:show-details="true"/>
                <table:data-pilot-member table:name="110,4" table:display="true" table:show-details="true"/>
                <table:data-pilot-member table:name="111,7" table:display="true" table:show-details="true"/>
                <table:data-pilot-member table:name="112,2" table:display="true" table:show-details="true"/>
                <table:data-pilot-member table:name="112,7" table:display="true" table:show-details="true"/>
                <table:data-pilot-member table:name="114,3" table:display="true" table:show-details="true"/>
                <table:data-pilot-member table:name="114,5" table:display="true" table:show-details="true"/>
                <table:data-pilot-member table:name="115,6" table:display="true" table:show-details="true"/>
                <table:data-pilot-member table:name="116,3" table:display="true" table:show-details="true"/>
                <table:data-pilot-member table:name="116,6" table:display="true" table:show-details="true"/>
                <table:data-pilot-member table:name="117,1" table:display="true" table:show-details="true"/>
                <table:data-pilot-member table:name="117,3" table:display="true" table:show-details="true"/>
                <table:data-pilot-member table:name="118,5" table:display="true" table:show-details="true"/>
                <table:data-pilot-member table:name="118,7" table:display="true" table:show-details="true"/>
                <table:data-pilot-member table:name="118,8" table:display="true" table:show-details="true"/>
                <table:data-pilot-member table:name="119,5" table:display="true" table:show-details="true"/>
                <table:data-pilot-member table:name="121,1" table:display="true" table:show-details="true"/>
                <table:data-pilot-member table:name="121,6" table:display="true" table:show-details="true"/>
                <table:data-pilot-member table:name="121,8" table:display="true" table:show-details="true"/>
                <table:data-pilot-member table:name="122,4" table:display="true" table:show-details="true"/>
                <table:data-pilot-member table:name="122,5" table:display="true" table:show-details="true"/>
                <table:data-pilot-member table:name="123,3" table:display="true" table:show-details="true"/>
                <table:data-pilot-member table:name="123,5" table:display="true" table:show-details="true"/>
                <table:data-pilot-member table:name="126,7" table:display="true" table:show-details="true"/>
                <table:data-pilot-member table:name="126,8" table:display="true" table:show-details="true"/>
                <table:data-pilot-member table:name="127,4" table:display="true" table:show-details="true"/>
                <table:data-pilot-member table:name="127,7" table:display="true" table:show-details="true"/>
                <table:data-pilot-member table:name="128,9" table:display="true" table:show-details="true"/>
                <table:data-pilot-member table:name="129,1" table:display="true" table:show-details="true"/>
                <table:data-pilot-member table:name="129,6" table:display="true" table:show-details="true"/>
                <table:data-pilot-member table:name="129,8" table:display="true" table:show-details="true"/>
                <table:data-pilot-member table:name="130,2" table:display="true" table:show-details="true"/>
                <table:data-pilot-member table:name="130,5" table:display="true" table:show-details="true"/>
                <table:data-pilot-member table:name="130,6" table:display="true" table:show-details="true"/>
                <table:data-pilot-member table:name="130,8" table:display="true" table:show-details="true"/>
                <table:data-pilot-member table:name="131,5" table:display="true" table:show-details="true"/>
                <table:data-pilot-member table:name="131,6" table:display="true" table:show-details="true"/>
                <table:data-pilot-member table:name="132,4" table:display="true" table:show-details="true"/>
                <table:data-pilot-member table:name="132,5" table:display="true" table:show-details="true"/>
                <table:data-pilot-member table:name="132,6" table:display="true" table:show-details="true"/>
                <table:data-pilot-member table:name="133,1" table:display="true" table:show-details="true"/>
                <table:data-pilot-member table:name="134,3" table:display="true" table:show-details="true"/>
                <table:data-pilot-member table:name="135,9" table:display="true" table:show-details="true"/>
                <table:data-pilot-member table:name="136,2" table:display="true" table:show-details="true"/>
                <table:data-pilot-member table:name="136,4" table:display="true" table:show-details="true"/>
                <table:data-pilot-member table:name="136,5" table:display="true" table:show-details="true"/>
                <table:data-pilot-member table:name="136,9" table:display="true" table:show-details="true"/>
                <table:data-pilot-member table:name="137,1" table:display="true" table:show-details="true"/>
                <table:data-pilot-member table:name="137,5" table:display="true" table:show-details="true"/>
                <table:data-pilot-member table:name="137,6" table:display="true" table:show-details="true"/>
                <table:data-pilot-member table:name="137,7" table:display="true" table:show-details="true"/>
                <table:data-pilot-member table:name="137,9" table:display="true" table:show-details="true"/>
                <table:data-pilot-member table:name="138,3" table:display="true" table:show-details="true"/>
                <table:data-pilot-member table:name="138,4" table:display="true" table:show-details="true"/>
                <table:data-pilot-member table:name="139,1" table:display="true" table:show-details="true"/>
                <table:data-pilot-member table:name="139,4" table:display="true" table:show-details="true"/>
                <table:data-pilot-member table:name="139,8" table:display="true" table:show-details="true"/>
                <table:data-pilot-member table:name="140,1" table:display="true" table:show-details="true"/>
                <table:data-pilot-member table:name="140,3" table:display="true" table:show-details="true"/>
                <table:data-pilot-member table:name="140,5" table:display="true" table:show-details="true"/>
                <table:data-pilot-member table:name="141,6" table:display="true" table:show-details="true"/>
                <table:data-pilot-member table:name="141,7" table:display="true" table:show-details="true"/>
                <table:data-pilot-member table:name="141,9" table:display="true" table:show-details="true"/>
                <table:data-pilot-member table:name="142,1" table:display="true" table:show-details="true"/>
                <table:data-pilot-member table:name="143,2" table:display="true" table:show-details="true"/>
                <table:data-pilot-member table:name="143,3" table:display="true" table:show-details="true"/>
                <table:data-pilot-member table:name="144,2" table:display="true" table:show-details="true"/>
                <table:data-pilot-member table:name="144,4" table:display="true" table:show-details="true"/>
                <table:data-pilot-member table:name="144,5" table:display="true" table:show-details="true"/>
                <table:data-pilot-member table:name="144,6" table:display="true" table:show-details="true"/>
                <table:data-pilot-member table:name="144,9" table:display="true" table:show-details="true"/>
                <table:data-pilot-member table:name="145,1" table:display="true" table:show-details="true"/>
                <table:data-pilot-member table:name="145,5" table:display="true" table:show-details="true"/>
                <table:data-pilot-member table:name="146,2" table:display="true" table:show-details="true"/>
                <table:data-pilot-member table:name="146,8" table:display="true" table:show-details="true"/>
                <table:data-pilot-member table:name="147,2" table:display="true" table:show-details="true"/>
                <table:data-pilot-member table:name="147,4" table:display="true" table:show-details="true"/>
                <table:data-pilot-member table:name="147,5" table:display="true" table:show-details="true"/>
                <table:data-pilot-member table:name="147,7" table:display="true" table:show-details="true"/>
                <table:data-pilot-member table:name="148,1" table:display="true" table:show-details="true"/>
                <table:data-pilot-member table:name="148,6" table:display="true" table:show-details="true"/>
                <table:data-pilot-member table:name="148,7" table:display="true" table:show-details="true"/>
                <table:data-pilot-member table:name="148,8" table:display="true" table:show-details="true"/>
                <table:data-pilot-member table:name="149,1" table:display="true" table:show-details="true"/>
                <table:data-pilot-member table:name="149,3" table:display="true" table:show-details="true"/>
                <table:data-pilot-member table:name="149,4" table:display="true" table:show-details="true"/>
                <table:data-pilot-member table:name="149,5" table:display="true" table:show-details="true"/>
                <table:data-pilot-member table:name="150,7" table:display="true" table:show-details="true"/>
                <table:data-pilot-member table:name="150,9" table:display="true" table:show-details="true"/>
                <table:data-pilot-member table:name="151,1" table:display="true" table:show-details="true"/>
                <table:data-pilot-member table:name="151,8" table:display="true" table:show-details="true"/>
                <table:data-pilot-member table:name="152,2" table:display="true" table:show-details="true"/>
                <table:data-pilot-member table:name="152,3" table:display="true" table:show-details="true"/>
                <table:data-pilot-member table:name="152,6" table:display="true" table:show-details="true"/>
                <table:data-pilot-member table:name="152,7" table:display="true" table:show-details="true"/>
                <table:data-pilot-member table:name="152,8" table:display="true" table:show-details="true"/>
                <table:data-pilot-member table:name="153,2" table:display="true" table:show-details="true"/>
                <table:data-pilot-member table:name="153,4" table:display="true" table:show-details="true"/>
                <table:data-pilot-member table:name="153,6" table:display="true" table:show-details="true"/>
                <table:data-pilot-member table:name="153,8" table:display="true" table:show-details="true"/>
                <table:data-pilot-member table:name="154,4" table:display="true" table:show-details="true"/>
                <table:data-pilot-member table:name="154,9" table:display="true" table:show-details="true"/>
                <table:data-pilot-member table:name="155,1" table:display="true" table:show-details="true"/>
                <table:data-pilot-member table:name="155,3" table:display="true" table:show-details="true"/>
                <table:data-pilot-member table:name="156,2" table:display="true" table:show-details="true"/>
                <table:data-pilot-member table:name="156,3" table:display="true" table:show-details="true"/>
                <table:data-pilot-member table:name="156,9" table:display="true" table:show-details="true"/>
                <table:data-pilot-member table:name="157,2" table:display="true" table:show-details="true"/>
                <table:data-pilot-member table:name="157,6" table:display="true" table:show-details="true"/>
                <table:data-pilot-member table:name="158,4" table:display="true" table:show-details="true"/>
                <table:data-pilot-member table:name="158,6" table:display="true" table:show-details="true"/>
                <table:data-pilot-member table:name="158,7" table:display="true" table:show-details="true"/>
                <table:data-pilot-member table:name="158,8" table:display="true" table:show-details="true"/>
                <table:data-pilot-member table:name="158,9" table:display="true" table:show-details="true"/>
                <table:data-pilot-member table:name="159,7" table:display="true" table:show-details="true"/>
                <table:data-pilot-member table:name="160,1" table:display="true" table:show-details="true"/>
                <table:data-pilot-member table:name="160,4" table:display="true" table:show-details="true"/>
                <table:data-pilot-member table:name="162,1" table:display="true" table:show-details="true"/>
                <table:data-pilot-member table:name="162,2" table:display="true" table:show-details="true"/>
                <table:data-pilot-member table:name="162,9" table:display="true" table:show-details="true"/>
                <table:data-pilot-member table:name="163,1" table:display="true" table:show-details="true"/>
                <table:data-pilot-member table:name="163,2" table:display="true" table:show-details="true"/>
                <table:data-pilot-member table:name="163,4" table:display="true" table:show-details="true"/>
                <table:data-pilot-member table:name="163,9" table:display="true" table:show-details="true"/>
                <table:data-pilot-member table:name="164,4" table:display="true" table:show-details="true"/>
                <table:data-pilot-member table:name="164,7" table:display="true" table:show-details="true"/>
                <table:data-pilot-member table:name="164,9" table:display="true" table:show-details="true"/>
                <table:data-pilot-member table:name="165,7" table:display="true" table:show-details="true"/>
                <table:data-pilot-member table:name="166,2" table:display="true" table:show-details="true"/>
                <table:data-pilot-member table:name="166,8" table:display="true" table:show-details="true"/>
                <table:data-pilot-member table:name="167,2" table:display="true" table:show-details="true"/>
                <table:data-pilot-member table:name="167,5" table:display="true" table:show-details="true"/>
                <table:data-pilot-member table:name="167,6" table:display="true" table:show-details="true"/>
                <table:data-pilot-member table:name="167,9" table:display="true" table:show-details="true"/>
                <table:data-pilot-member table:name="168,5" table:display="true" table:show-details="true"/>
                <table:data-pilot-member table:name="168,9" table:display="true" table:show-details="true"/>
                <table:data-pilot-member table:name="169,3" table:display="true" table:show-details="true"/>
                <table:data-pilot-member table:name="169,4" table:display="true" table:show-details="true"/>
                <table:data-pilot-member table:name="169,7" table:display="true" table:show-details="true"/>
                <table:data-pilot-member table:name="169,8" table:display="true" table:show-details="true"/>
                <table:data-pilot-member table:name="169,9" table:display="true" table:show-details="true"/>
                <table:data-pilot-member table:name="170,1" table:display="true" table:show-details="true"/>
                <table:data-pilot-member table:name="170,2" table:display="true" table:show-details="true"/>
                <table:data-pilot-member table:name="170,3" table:display="true" table:show-details="true"/>
                <table:data-pilot-member table:name="170,6" table:display="true" table:show-details="true"/>
                <table:data-pilot-member table:name="170,9" table:display="true" table:show-details="true"/>
                <table:data-pilot-member table:name="171,2" table:display="true" table:show-details="true"/>
                <table:data-pilot-member table:name="171,4" table:display="true" table:show-details="true"/>
                <table:data-pilot-member table:name="172,4" table:display="true" table:show-details="true"/>
                <table:data-pilot-member table:name="172,5" table:display="true" table:show-details="true"/>
                <table:data-pilot-member table:name="172,8" table:display="true" table:show-details="true"/>
                <table:data-pilot-member table:name="172,9" table:display="true" table:show-details="true"/>
                <table:data-pilot-member table:name="173,2" table:display="true" table:show-details="true"/>
                <table:data-pilot-member table:name="173,5" table:display="true" table:show-details="true"/>
                <table:data-pilot-member table:name="173,8" table:display="true" table:show-details="true"/>
                <table:data-pilot-member table:name="174,1" table:display="true" table:show-details="true"/>
                <table:data-pilot-member table:name="174,2" table:display="true" table:show-details="true"/>
                <table:data-pilot-member table:name="174,7" table:display="true" table:show-details="true"/>
                <table:data-pilot-member table:name="174,9" table:display="true" table:show-details="true"/>
                <table:data-pilot-member table:name="175,4" table:display="true" table:show-details="true"/>
                <table:data-pilot-member table:name="175,6" table:display="true" table:show-details="true"/>
                <table:data-pilot-member table:name="175,7" table:display="true" table:show-details="true"/>
                <table:data-pilot-member table:name="175,8" table:display="true" table:show-details="true"/>
                <table:data-pilot-member table:name="176,5" table:display="true" table:show-details="true"/>
                <table:data-pilot-member table:name="176,7" table:display="true" table:show-details="true"/>
                <table:data-pilot-member table:name="177,1" table:display="true" table:show-details="true"/>
                <table:data-pilot-member table:name="177,3" table:display="true" table:show-details="true"/>
                <table:data-pilot-member table:name="177,4" table:display="true" table:show-details="true"/>
                <table:data-pilot-member table:name="177,6" table:display="true" table:show-details="true"/>
                <table:data-pilot-member table:name="177,8" table:display="true" table:show-details="true"/>
                <table:data-pilot-member table:name="178,1" table:display="true" table:show-details="true"/>
                <table:data-pilot-member table:name="178,3" table:display="true" table:show-details="true"/>
                <table:data-pilot-member table:name="178,7" table:display="true" table:show-details="true"/>
                <table:data-pilot-member table:name="178,8" table:display="true" table:show-details="true"/>
                <table:data-pilot-member table:name="178,9" table:display="true" table:show-details="true"/>
                <table:data-pilot-member table:name="179,4" table:display="true" table:show-details="true"/>
                <table:data-pilot-member table:name="179,6" table:display="true" table:show-details="true"/>
                <table:data-pilot-member table:name="179,7" table:display="true" table:show-details="true"/>
                <table:data-pilot-member table:name="179,8" table:display="true" table:show-details="true"/>
                <table:data-pilot-member table:name="180,3" table:display="true" table:show-details="true"/>
                <table:data-pilot-member table:name="180,5" table:display="true" table:show-details="true"/>
                <table:data-pilot-member table:name="180,7" table:display="true" table:show-details="true"/>
                <table:data-pilot-member table:name="180,9" table:display="true" table:show-details="true"/>
                <table:data-pilot-member table:name="181,2" table:display="true" table:show-details="true"/>
                <table:data-pilot-member table:name="181,3" table:display="true" table:show-details="true"/>
                <table:data-pilot-member table:name="181,5" table:display="true" table:show-details="true"/>
                <table:data-pilot-member table:name="182,1" table:display="true" table:show-details="true"/>
                <table:data-pilot-member table:name="182,2" table:display="true" table:show-details="true"/>
                <table:data-pilot-member table:name="182,3" table:display="true" table:show-details="true"/>
                <table:data-pilot-member table:name="182,9" table:display="true" table:show-details="true"/>
                <table:data-pilot-member table:name="183,7" table:display="true" table:show-details="true"/>
                <table:data-pilot-member table:name="183,8" table:display="true" table:show-details="true"/>
                <table:data-pilot-member table:name="183,9" table:display="true" table:show-details="true"/>
                <table:data-pilot-member table:name="184,1" table:display="true" table:show-details="true"/>
                <table:data-pilot-member table:name="184,2" table:display="true" table:show-details="true"/>
                <table:data-pilot-member table:name="184,3" table:display="true" table:show-details="true"/>
                <table:data-pilot-member table:name="184,4" table:display="true" table:show-details="true"/>
                <table:data-pilot-member table:name="184,5" table:display="true" table:show-details="true"/>
                <table:data-pilot-member table:name="184,7" table:display="true" table:show-details="true"/>
                <table:data-pilot-member table:name="185,2" table:display="true" table:show-details="true"/>
                <table:data-pilot-member table:name="185,4" table:display="true" table:show-details="true"/>
                <table:data-pilot-member table:name="185,5" table:display="true" table:show-details="true"/>
                <table:data-pilot-member table:name="185,7" table:display="true" table:show-details="true"/>
                <table:data-pilot-member table:name="185,9" table:display="true" table:show-details="true"/>
                <table:data-pilot-member table:name="187,1" table:display="true" table:show-details="true"/>
                <table:data-pilot-member table:name="187,2" table:display="true" table:show-details="true"/>
                <table:data-pilot-member table:name="187,4" table:display="true" table:show-details="true"/>
                <table:data-pilot-member table:name="187,7" table:display="true" table:show-details="true"/>
                <table:data-pilot-member table:name="187,9" table:display="true" table:show-details="true"/>
                <table:data-pilot-member table:name="188,2" table:display="true" table:show-details="true"/>
                <table:data-pilot-member table:name="188,3" table:display="true" table:show-details="true"/>
                <table:data-pilot-member table:name="188,6" table:display="true" table:show-details="true"/>
                <table:data-pilot-member table:name="188,8" table:display="true" table:show-details="true"/>
                <table:data-pilot-member table:name="188,9" table:display="true" table:show-details="true"/>
                <table:data-pilot-member table:name="189,1" table:display="true" table:show-details="true"/>
                <table:data-pilot-member table:name="189,2" table:display="true" table:show-details="true"/>
                <table:data-pilot-member table:name="189,3" table:display="true" table:show-details="true"/>
                <table:data-pilot-member table:name="189,4" table:display="true" table:show-details="true"/>
                <table:data-pilot-member table:name="189,6" table:display="true" table:show-details="true"/>
                <table:data-pilot-member table:name="189,7" table:display="true" table:show-details="true"/>
                <table:data-pilot-member table:name="189,8" table:display="true" table:show-details="true"/>
                <table:data-pilot-member table:name="190,1" table:display="true" table:show-details="true"/>
                <table:data-pilot-member table:name="190,8" table:display="true" table:show-details="true"/>
                <table:data-pilot-member table:name="191,1" table:display="true" table:show-details="true"/>
                <table:data-pilot-member table:name="191,2" table:display="true" table:show-details="true"/>
                <table:data-pilot-member table:name="191,4" table:display="true" table:show-details="true"/>
                <table:data-pilot-member table:name="191,6" table:display="true" table:show-details="true"/>
                <table:data-pilot-member table:name="191,7" table:display="true" table:show-details="true"/>
                <table:data-pilot-member table:name="192,2" table:display="true" table:show-details="true"/>
                <table:data-pilot-member table:name="192,3" table:display="true" table:show-details="true"/>
                <table:data-pilot-member table:name="192,5" table:display="true" table:show-details="true"/>
                <table:data-pilot-member table:name="192,6" table:display="true" table:show-details="true"/>
                <table:data-pilot-member table:name="192,7" table:display="true" table:show-details="true"/>
                <table:data-pilot-member table:name="192,9" table:display="true" table:show-details="true"/>
                <table:data-pilot-member table:name="193,6" table:display="true" table:show-details="true"/>
                <table:data-pilot-member table:name="193,8" table:display="true" table:show-details="true"/>
                <table:data-pilot-member table:name="193,9" table:display="true" table:show-details="true"/>
                <table:data-pilot-member table:name="194,3" table:display="true" table:show-details="true"/>
                <table:data-pilot-member table:name="194,4" table:display="true" table:show-details="true"/>
                <table:data-pilot-member table:name="194,6" table:display="true" table:show-details="true"/>
                <table:data-pilot-member table:name="194,8" table:display="true" table:show-details="true"/>
                <table:data-pilot-member table:name="195,1" table:display="true" table:show-details="true"/>
                <table:data-pilot-member table:name="195,2" table:display="true" table:show-details="true"/>
                <table:data-pilot-member table:name="195,3" table:display="true" table:show-details="true"/>
                <table:data-pilot-member table:name="195,6" table:display="true" table:show-details="true"/>
                <table:data-pilot-member table:name="195,7" table:display="true" table:show-details="true"/>
                <table:data-pilot-member table:name="196,2" table:display="true" table:show-details="true"/>
                <table:data-pilot-member table:name="196,3" table:display="true" table:show-details="true"/>
                <table:data-pilot-member table:name="196,8" table:display="true" table:show-details="true"/>
                <table:data-pilot-member table:name="197,4" table:display="true" table:show-details="true"/>
                <table:data-pilot-member table:name="197,7" table:display="true" table:show-details="true"/>
                <table:data-pilot-member table:name="198,4" table:display="true" table:show-details="true"/>
                <table:data-pilot-member table:name="198,5" table:display="true" table:show-details="true"/>
                <table:data-pilot-member table:name="198,8" table:display="true" table:show-details="true"/>
                <table:data-pilot-member table:name="199,2" table:display="true" table:show-details="true"/>
                <table:data-pilot-member table:name="199,7" table:display="true" table:show-details="true"/>
                <table:data-pilot-member table:name="199,8" table:display="true" table:show-details="true"/>
                <table:data-pilot-member table:name="200,4" table:display="true" table:show-details="true"/>
                <table:data-pilot-member table:name="200,6" table:display="true" table:show-details="true"/>
                <table:data-pilot-member table:name="200,8" table:display="true" table:show-details="true"/>
                <table:data-pilot-member table:name="200,9" table:display="true" table:show-details="true"/>
                <table:data-pilot-member table:name="201,1" table:display="true" table:show-details="true"/>
                <table:data-pilot-member table:name="201,4" table:display="true" table:show-details="true"/>
                <table:data-pilot-member table:name="201,5" table:display="true" table:show-details="true"/>
                <table:data-pilot-member table:name="201,6" table:display="true" table:show-details="true"/>
                <table:data-pilot-member table:name="201,7" table:display="true" table:show-details="true"/>
                <table:data-pilot-member table:name="201,8" table:display="true" table:show-details="true"/>
                <table:data-pilot-member table:name="201,9" table:display="true" table:show-details="true"/>
                <table:data-pilot-member table:name="202,5" table:display="true" table:show-details="true"/>
                <table:data-pilot-member table:name="202,7" table:display="true" table:show-details="true"/>
                <table:data-pilot-member table:name="203,1" table:display="true" table:show-details="true"/>
                <table:data-pilot-member table:name="203,2" table:display="true" table:show-details="true"/>
                <table:data-pilot-member table:name="203,4" table:display="true" table:show-details="true"/>
                <table:data-pilot-member table:name="203,5" table:display="true" table:show-details="true"/>
                <table:data-pilot-member table:name="203,8" table:display="true" table:show-details="true"/>
                <table:data-pilot-member table:name="203,9" table:display="true" table:show-details="true"/>
                <table:data-pilot-member table:name="204,1" table:display="true" table:show-details="true"/>
                <table:data-pilot-member table:name="204,3" table:display="true" table:show-details="true"/>
                <table:data-pilot-member table:name="204,4" table:display="true" table:show-details="true"/>
                <table:data-pilot-member table:name="205,5" table:display="true" table:show-details="true"/>
                <table:data-pilot-member table:name="205,7" table:display="true" table:show-details="true"/>
                <table:data-pilot-member table:name="205,8" table:display="true" table:show-details="true"/>
                <table:data-pilot-member table:name="206,1" table:display="true" table:show-details="true"/>
                <table:data-pilot-member table:name="206,4" table:display="true" table:show-details="true"/>
                <table:data-pilot-member table:name="206,6" table:display="true" table:show-details="true"/>
                <table:data-pilot-member table:name="206,7" table:display="true" table:show-details="true"/>
                <table:data-pilot-member table:name="207,1" table:display="true" table:show-details="true"/>
                <table:data-pilot-member table:name="207,2" table:display="true" table:show-details="true"/>
                <table:data-pilot-member table:name="207,6" table:display="true" table:show-details="true"/>
                <table:data-pilot-member table:name="207,8" table:display="true" table:show-details="true"/>
                <table:data-pilot-member table:name="207,9" table:display="true" table:show-details="true"/>
                <table:data-pilot-member table:name="208,2" table:display="true" table:show-details="true"/>
                <table:data-pilot-member table:name="208,3" table:display="true" table:show-details="true"/>
                <table:data-pilot-member table:name="208,6" table:display="true" table:show-details="true"/>
                <table:data-pilot-member table:name="209,1" table:display="true" table:show-details="true"/>
                <table:data-pilot-member table:name="209,4" table:display="true" table:show-details="true"/>
                <table:data-pilot-member table:name="209,5" table:display="true" table:show-details="true"/>
                <table:data-pilot-member table:name="209,9" table:display="true" table:show-details="true"/>
                <table:data-pilot-member table:name="210,1" table:display="true" table:show-details="true"/>
                <table:data-pilot-member table:name="210,2" table:display="true" table:show-details="true"/>
                <table:data-pilot-member table:name="210,3" table:display="true" table:show-details="true"/>
                <table:data-pilot-member table:name="210,7" table:display="true" table:show-details="true"/>
                <table:data-pilot-member table:name="210,8" table:display="true" table:show-details="true"/>
                <table:data-pilot-member table:name="211,6" table:display="true" table:show-details="true"/>
                <table:data-pilot-member table:name="211,7" table:display="true" table:show-details="true"/>
                <table:data-pilot-member table:name="211,9" table:display="true" table:show-details="true"/>
                <table:data-pilot-member table:name="212,3" table:display="true" table:show-details="true"/>
                <table:data-pilot-member table:name="212,4" table:display="true" table:show-details="true"/>
                <table:data-pilot-member table:name="212,6" table:display="true" table:show-details="true"/>
                <table:data-pilot-member table:name="212,7" table:display="true" table:show-details="true"/>
                <table:data-pilot-member table:name="212,8" table:display="true" table:show-details="true"/>
                <table:data-pilot-member table:name="213,3" table:display="true" table:show-details="true"/>
                <table:data-pilot-member table:name="213,4" table:display="true" table:show-details="true"/>
                <table:data-pilot-member table:name="213,6" table:display="true" table:show-details="true"/>
                <table:data-pilot-member table:name="213,7" table:display="true" table:show-details="true"/>
                <table:data-pilot-member table:name="214,1" table:display="true" table:show-details="true"/>
                <table:data-pilot-member table:name="214,2" table:display="true" table:show-details="true"/>
                <table:data-pilot-member table:name="214,4" table:display="true" table:show-details="true"/>
                <table:data-pilot-member table:name="214,5" table:display="true" table:show-details="true"/>
                <table:data-pilot-member table:name="214,6" table:display="true" table:show-details="true"/>
                <table:data-pilot-member table:name="214,7" table:display="true" table:show-details="true"/>
                <table:data-pilot-member table:name="215,3" table:display="true" table:show-details="true"/>
                <table:data-pilot-member table:name="215,4" table:display="true" table:show-details="true"/>
                <table:data-pilot-member table:name="215,8" table:display="true" table:show-details="true"/>
                <table:data-pilot-member table:name="216,1" table:display="true" table:show-details="true"/>
                <table:data-pilot-member table:name="216,3" table:display="true" table:show-details="true"/>
                <table:data-pilot-member table:name="216,4" table:display="true" table:show-details="true"/>
                <table:data-pilot-member table:name="216,5" table:display="true" table:show-details="true"/>
                <table:data-pilot-member table:name="217,1" table:display="true" table:show-details="true"/>
                <table:data-pilot-member table:name="217,5" table:display="true" table:show-details="true"/>
                <table:data-pilot-member table:name="217,9" table:display="true" table:show-details="true"/>
                <table:data-pilot-member table:name="218,2" table:display="true" table:show-details="true"/>
                <table:data-pilot-member table:name="219,2" table:display="true" table:show-details="true"/>
                <table:data-pilot-member table:name="219,3" table:display="true" table:show-details="true"/>
                <table:data-pilot-member table:name="219,4" table:display="true" table:show-details="true"/>
                <table:data-pilot-member table:name="220,1" table:display="true" table:show-details="true"/>
                <table:data-pilot-member table:name="220,3" table:display="true" table:show-details="true"/>
                <table:data-pilot-member table:name="220,4" table:display="true" table:show-details="true"/>
                <table:data-pilot-member table:name="220,9" table:display="true" table:show-details="true"/>
                <table:data-pilot-member table:name="221,2" table:display="true" table:show-details="true"/>
                <table:data-pilot-member table:name="221,3" table:display="true" table:show-details="true"/>
                <table:data-pilot-member table:name="221,5" table:display="true" table:show-details="true"/>
                <table:data-pilot-member table:name="221,8" table:display="true" table:show-details="true"/>
                <table:data-pilot-member table:name="221,9" table:display="true" table:show-details="true"/>
                <table:data-pilot-member table:name="222,2" table:display="true" table:show-details="true"/>
                <table:data-pilot-member table:name="222,4" table:display="true" table:show-details="true"/>
                <table:data-pilot-member table:name="222,5" table:display="true" table:show-details="true"/>
                <table:data-pilot-member table:name="222,8" table:display="true" table:show-details="true"/>
                <table:data-pilot-member table:name="222,9" table:display="true" table:show-details="true"/>
                <table:data-pilot-member table:name="223,4" table:display="true" table:show-details="true"/>
                <table:data-pilot-member table:name="223,5" table:display="true" table:show-details="true"/>
                <table:data-pilot-member table:name="224,1" table:display="true" table:show-details="true"/>
                <table:data-pilot-member table:name="224,3" table:display="true" table:show-details="true"/>
                <table:data-pilot-member table:name="224,4" table:display="true" table:show-details="true"/>
                <table:data-pilot-member table:name="224,5" table:display="true" table:show-details="true"/>
                <table:data-pilot-member table:name="225,1" table:display="true" table:show-details="true"/>
                <table:data-pilot-member table:name="225,2" table:display="true" table:show-details="true"/>
                <table:data-pilot-member table:name="225,6" table:display="true" table:show-details="true"/>
                <table:data-pilot-member table:name="225,7" table:display="true" table:show-details="true"/>
                <table:data-pilot-member table:name="226,1" table:display="true" table:show-details="true"/>
                <table:data-pilot-member table:name="226,7" table:display="true" table:show-details="true"/>
                <table:data-pilot-member table:name="226,9" table:display="true" table:show-details="true"/>
                <table:data-pilot-member table:name="227,3" table:display="true" table:show-details="true"/>
                <table:data-pilot-member table:name="227,4" table:display="true" table:show-details="true"/>
                <table:data-pilot-member table:name="227,6" table:display="true" table:show-details="true"/>
                <table:data-pilot-member table:name="227,8" table:display="true" table:show-details="true"/>
                <table:data-pilot-member table:name="227,9" table:display="true" table:show-details="true"/>
                <table:data-pilot-member table:name="228,1" table:display="true" table:show-details="true"/>
                <table:data-pilot-member table:name="228,2" table:display="true" table:show-details="true"/>
                <table:data-pilot-member table:name="228,4" table:display="true" table:show-details="true"/>
                <table:data-pilot-member table:name="228,6" table:display="true" table:show-details="true"/>
                <table:data-pilot-member table:name="228,7" table:display="true" table:show-details="true"/>
                <table:data-pilot-member table:name="229,1" table:display="true" table:show-details="true"/>
                <table:data-pilot-member table:name="229,4" table:display="true" table:show-details="true"/>
                <table:data-pilot-member table:name="229,5" table:display="true" table:show-details="true"/>
                <table:data-pilot-member table:name="229,8" table:display="true" table:show-details="true"/>
                <table:data-pilot-member table:name="229,9" table:display="true" table:show-details="true"/>
                <table:data-pilot-member table:name="230,2" table:display="true" table:show-details="true"/>
                <table:data-pilot-member table:name="230,5" table:display="true" table:show-details="true"/>
                <table:data-pilot-member table:name="231,4" table:display="true" table:show-details="true"/>
                <table:data-pilot-member table:name="232,3" table:display="true" table:show-details="true"/>
                <table:data-pilot-member table:name="232,4" table:display="true" table:show-details="true"/>
                <table:data-pilot-member table:name="232,6" table:display="true" table:show-details="true"/>
                <table:data-pilot-member table:name="232,8" table:display="true" table:show-details="true"/>
                <table:data-pilot-member table:name="233,2" table:display="true" table:show-details="true"/>
                <table:data-pilot-member table:name="233,5" table:display="true" table:show-details="true"/>
                <table:data-pilot-member table:name="233,6" table:display="true" table:show-details="true"/>
                <table:data-pilot-member table:name="233,8" table:display="true" table:show-details="true"/>
                <table:data-pilot-member table:name="234,1" table:display="true" table:show-details="true"/>
                <table:data-pilot-member table:name="234,2" table:display="true" table:show-details="true"/>
                <table:data-pilot-member table:name="234,5" table:display="true" table:show-details="true"/>
                <table:data-pilot-member table:name="234,9" table:display="true" table:show-details="true"/>
                <table:data-pilot-member table:name="235,4" table:display="true" table:show-details="true"/>
                <table:data-pilot-member table:name="235,6" table:display="true" table:show-details="true"/>
                <table:data-pilot-member table:name="235,7" table:display="true" table:show-details="true"/>
                <table:data-pilot-member table:name="235,8" table:display="true" table:show-details="true"/>
                <table:data-pilot-member table:name="235,9" table:display="true" table:show-details="true"/>
                <table:data-pilot-member table:name="236,5" table:display="true" table:show-details="true"/>
                <table:data-pilot-member table:name="236,6" table:display="true" table:show-details="true"/>
                <table:data-pilot-member table:name="236,7" table:display="true" table:show-details="true"/>
                <table:data-pilot-member table:name="237,1" table:display="true" table:show-details="true"/>
                <table:data-pilot-member table:name="237,5" table:display="true" table:show-details="true"/>
                <table:data-pilot-member table:name="237,7" table:display="true" table:show-details="true"/>
                <table:data-pilot-member table:name="237,9" table:display="true" table:show-details="true"/>
                <table:data-pilot-member table:name="238,2" table:display="true" table:show-details="true"/>
                <table:data-pilot-member table:name="238,4" table:display="true" table:show-details="true"/>
                <table:data-pilot-member table:name="238,6" table:display="true" table:show-details="true"/>
                <table:data-pilot-member table:name="239,2" table:display="true" table:show-details="true"/>
                <table:data-pilot-member table:name="239,3" table:display="true" table:show-details="true"/>
                <table:data-pilot-member table:name="239,9" table:display="true" table:show-details="true"/>
                <table:data-pilot-member table:name="240,2" table:display="true" table:show-details="true"/>
                <table:data-pilot-member table:name="240,3" table:display="true" table:show-details="true"/>
                <table:data-pilot-member table:name="240,5" table:display="true" table:show-details="true"/>
                <table:data-pilot-member table:name="241,3" table:display="true" table:show-details="true"/>
                <table:data-pilot-member table:name="241,4" table:display="true" table:show-details="true"/>
                <table:data-pilot-member table:name="241,8" table:display="true" table:show-details="true"/>
                <table:data-pilot-member table:name="242,3" table:display="true" table:show-details="true"/>
                <table:data-pilot-member table:name="242,6" table:display="true" table:show-details="true"/>
                <table:data-pilot-member table:name="242,9" table:display="true" table:show-details="true"/>
                <table:data-pilot-member table:name="243,1" table:display="true" table:show-details="true"/>
                <table:data-pilot-member table:name="243,4" table:display="true" table:show-details="true"/>
                <table:data-pilot-member table:name="243,5" table:display="true" table:show-details="true"/>
                <table:data-pilot-member table:name="243,8" table:display="true" table:show-details="true"/>
                <table:data-pilot-member table:name="243,9" table:display="true" table:show-details="true"/>
                <table:data-pilot-member table:name="244,1" table:display="true" table:show-details="true"/>
                <table:data-pilot-member table:name="244,2" table:display="true" table:show-details="true"/>
                <table:data-pilot-member table:name="244,3" table:display="true" table:show-details="true"/>
                <table:data-pilot-member table:name="244,7" table:display="true" table:show-details="true"/>
                <table:data-pilot-member table:name="244,9" table:display="true" table:show-details="true"/>
                <table:data-pilot-member table:name="245,1" table:display="true" table:show-details="true"/>
                <table:data-pilot-member table:name="245,2" table:display="true" table:show-details="true"/>
                <table:data-pilot-member table:name="245,5" table:display="true" table:show-details="true"/>
                <table:data-pilot-member table:name="245,8" table:display="true" table:show-details="true"/>
                <table:data-pilot-member table:name="245,9" table:display="true" table:show-details="true"/>
                <table:data-pilot-member table:name="246,3" table:display="true" table:show-details="true"/>
                <table:data-pilot-member table:name="246,4" table:display="true" table:show-details="true"/>
                <table:data-pilot-member table:name="246,5" table:display="true" table:show-details="true"/>
                <table:data-pilot-member table:name="246,9" table:display="true" table:show-details="true"/>
                <table:data-pilot-member table:name="247,2" table:display="true" table:show-details="true"/>
                <table:data-pilot-member table:name="247,5" table:display="true" table:show-details="true"/>
                <table:data-pilot-member table:name="248,2" table:display="true" table:show-details="true"/>
                <table:data-pilot-member table:name="248,3" table:display="true" table:show-details="true"/>
                <table:data-pilot-member table:name="248,5" table:display="true" table:show-details="true"/>
                <table:data-pilot-member table:name="249,7" table:display="true" table:show-details="true"/>
                <table:data-pilot-member table:name="250,1" table:display="true" table:show-details="true"/>
                <table:data-pilot-member table:name="250,5" table:display="true" table:show-details="true"/>
                <table:data-pilot-member table:name="250,7" table:display="true" table:show-details="true"/>
                <table:data-pilot-member table:name="251,1" table:display="true" table:show-details="true"/>
                <table:data-pilot-member table:name="251,3" table:display="true" table:show-details="true"/>
                <table:data-pilot-member table:name="251,4" table:display="true" table:show-details="true"/>
                <table:data-pilot-member table:name="251,6" table:display="true" table:show-details="true"/>
                <table:data-pilot-member table:name="251,9" table:display="true" table:show-details="true"/>
                <table:data-pilot-member table:name="252,1" table:display="true" table:show-details="true"/>
                <table:data-pilot-member table:name="252,7" table:display="true" table:show-details="true"/>
                <table:data-pilot-member table:name="252,9" table:display="true" table:show-details="true"/>
                <table:data-pilot-member table:name="253,9" table:display="true" table:show-details="true"/>
                <table:data-pilot-member table:name="254,3" table:display="true" table:show-details="true"/>
                <table:data-pilot-member table:name="254,7" table:display="true" table:show-details="true"/>
                <table:data-pilot-member table:name="255,1" table:display="true" table:show-details="true"/>
                <table:data-pilot-member table:name="255,3" table:display="true" table:show-details="true"/>
                <table:data-pilot-member table:name="255,4" table:display="true" table:show-details="true"/>
                <table:data-pilot-member table:name="255,6" table:display="true" table:show-details="true"/>
                <table:data-pilot-member table:name="256,2" table:display="true" table:show-details="true"/>
                <table:data-pilot-member table:name="256,7" table:display="true" table:show-details="true"/>
                <table:data-pilot-member table:name="257,9" table:display="true" table:show-details="true"/>
                <table:data-pilot-member table:name="258,3" table:display="true" table:show-details="true"/>
                <table:data-pilot-member table:name="258,4" table:display="true" table:show-details="true"/>
                <table:data-pilot-member table:name="259,2" table:display="true" table:show-details="true"/>
                <table:data-pilot-member table:name="259,7" table:display="true" table:show-details="true"/>
                <table:data-pilot-member table:name="259,9" table:display="true" table:show-details="true"/>
                <table:data-pilot-member table:name="260,1" table:display="true" table:show-details="true"/>
                <table:data-pilot-member table:name="260,4" table:display="true" table:show-details="true"/>
                <table:data-pilot-member table:name="260,7" table:display="true" table:show-details="true"/>
                <table:data-pilot-member table:name="260,9" table:display="true" table:show-details="true"/>
                <table:data-pilot-member table:name="261,2" table:display="true" table:show-details="true"/>
                <table:data-pilot-member table:name="261,7" table:display="true" table:show-details="true"/>
                <table:data-pilot-member table:name="262,7" table:display="true" table:show-details="true"/>
                <table:data-pilot-member table:name="263,4" table:display="true" table:show-details="true"/>
                <table:data-pilot-member table:name="264,1" table:display="true" table:show-details="true"/>
                <table:data-pilot-member table:name="264,7" table:display="true" table:show-details="true"/>
                <table:data-pilot-member table:name="265,3" table:display="true" table:show-details="true"/>
                <table:data-pilot-member table:name="266,4" table:display="true" table:show-details="true"/>
                <table:data-pilot-member table:name="267,5" table:display="true" table:show-details="true"/>
                <table:data-pilot-member table:name="268,2" table:display="true" table:show-details="true"/>
                <table:data-pilot-member table:name="268,4" table:display="true" table:show-details="true"/>
                <table:data-pilot-member table:name="268,6" table:display="true" table:show-details="true"/>
                <table:data-pilot-member table:name="269,2" table:display="true" table:show-details="true"/>
                <table:data-pilot-member table:name="271,8" table:display="true" table:show-details="true"/>
                <table:data-pilot-member table:name="272,4" table:display="true" table:show-details="true"/>
                <table:data-pilot-member table:name="273,1" table:display="true" table:show-details="true"/>
                <table:data-pilot-member table:name="273,4" table:display="true" table:show-details="true"/>
                <table:data-pilot-member table:name="275,8" table:display="true" table:show-details="true"/>
                <table:data-pilot-member table:name="276,9" table:display="true" table:show-details="true"/>
                <table:data-pilot-member table:name="277,4" table:display="true" table:show-details="true"/>
                <table:data-pilot-member table:name="278,4" table:display="true" table:show-details="true"/>
                <table:data-pilot-member table:name="278,8" table:display="true" table:show-details="true"/>
                <table:data-pilot-member table:name="279,4" table:display="true" table:show-details="true"/>
                <table:data-pilot-member table:name="280,2" table:display="true" table:show-details="true"/>
                <table:data-pilot-member table:name="280,5" table:display="true" table:show-details="true"/>
                <table:data-pilot-member table:name="280,8" table:display="true" table:show-details="true"/>
                <table:data-pilot-member table:name="280,9" table:display="true" table:show-details="true"/>
                <table:data-pilot-member table:name="281,4" table:display="true" table:show-details="true"/>
                <table:data-pilot-member table:name="282,3" table:display="true" table:show-details="true"/>
                <table:data-pilot-member table:name="284,6" table:display="true" table:show-details="true"/>
                <table:data-pilot-member table:name="284,7" table:display="true" table:show-details="true"/>
                <table:data-pilot-member table:name="285,1" table:display="true" table:show-details="true"/>
                <table:data-pilot-member table:name="286,5" table:display="true" table:show-details="true"/>
                <table:data-pilot-member table:name="287,7" table:display="true" table:show-details="true"/>
                <table:data-pilot-member table:name="289,2" table:display="true" table:show-details="true"/>
                <table:data-pilot-member table:name="289,3" table:display="true" table:show-details="true"/>
                <table:data-pilot-member table:name="289,6" table:display="true" table:show-details="true"/>
                <table:data-pilot-member table:name="291,7" table:display="true" table:show-details="true"/>
                <table:data-pilot-member table:name="291,8" table:display="true" table:show-details="true"/>
                <table:data-pilot-member table:name="293,3" table:display="true" table:show-details="true"/>
                <table:data-pilot-member table:name="293,7" table:display="true" table:show-details="true"/>
                <table:data-pilot-member table:name="293,9" table:display="true" table:show-details="true"/>
                <table:data-pilot-member table:name="295,9" table:display="true" table:show-details="true"/>
                <table:data-pilot-member table:name="297,1" table:display="true" table:show-details="true"/>
                <table:data-pilot-member table:name="297,4" table:display="true" table:show-details="true"/>
                <table:data-pilot-member table:name="297,6" table:display="true" table:show-details="true"/>
                <table:data-pilot-member table:name="298,9" table:display="true" table:show-details="true"/>
                <table:data-pilot-member table:name="299,8" table:display="true" table:show-details="true"/>
                <table:data-pilot-member table:name="302,8" table:display="true" table:show-details="true"/>
                <table:data-pilot-member table:name="303,5" table:display="true" table:show-details="true"/>
                <table:data-pilot-member table:name="305,5" table:display="true" table:show-details="true"/>
                <table:data-pilot-member table:name="306,1" table:display="true" table:show-details="true"/>
                <table:data-pilot-member table:name="308,5" table:display="true" table:show-details="true"/>
                <table:data-pilot-member table:name="309,7" table:display="true" table:show-details="true"/>
                <table:data-pilot-member table:name="310,8" table:display="true" table:show-details="true"/>
                <table:data-pilot-member table:name="314,1" table:display="true" table:show-details="true"/>
                <table:data-pilot-member table:name="316,4" table:display="true" table:show-details="true"/>
                <table:data-pilot-member table:name="321,3" table:display="true" table:show-details="true"/>
                <table:data-pilot-member table:name="322,2" table:display="true" table:show-details="true"/>
                <table:data-pilot-member table:name="323,7" table:display="true" table:show-details="true"/>
                <table:data-pilot-member table:name="329,2" table:display="true" table:show-details="true"/>
                <table:data-pilot-member table:name="332,2" table:display="true" table:show-details="true"/>
                <table:data-pilot-member table:name="334,7" table:display="true" table:show-details="true"/>
                <table:data-pilot-member table:name="336,1" table:display="true" table:show-details="true"/>
                <table:data-pilot-member table:name="354,9" table:display="true" table:show-details="true"/>
                <table:data-pilot-member table:name="364,3" table:display="true" table:show-details="true"/>
                <table:data-pilot-member table:name="50,9" table:display="true" table:show-details="true"/>
                <table:data-pilot-member table:name="61,4" table:display="true" table:show-details="true"/>
                <table:data-pilot-member table:name="67,1" table:display="true" table:show-details="true"/>
                <table:data-pilot-member table:name="71,1" table:display="true" table:show-details="true"/>
                <table:data-pilot-member table:name="73,2" table:display="true" table:show-details="true"/>
                <table:data-pilot-member table:name="75,8" table:display="true" table:show-details="true"/>
                <table:data-pilot-member table:name="76,4" table:display="true" table:show-details="true"/>
                <table:data-pilot-member table:name="79,9" table:display="true" table:show-details="true"/>
                <table:data-pilot-member table:name="91,6" table:display="true" table:show-details="true"/>
                <table:data-pilot-member table:name="93,2" table:display="true" table:show-details="true"/>
                <table:data-pilot-member table:name="94,1" table:display="true" table:show-details="true"/>
                <table:data-pilot-member table:name="94,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звонки_в_поддержку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Анализ средней стоимости услуг'.A1:'Анализ средней стоимости услуг'.D3" table:buttons="'Анализ средней стоимости услуг'.A1" table:show-filter-button="false" table:drill-down-on-double-click="false">
          <table:source-cell-range table:cell-range-address="Телеком_сервис.A1:Телеком_сервис.U7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дневная_стоимость" table:orientation="data" table:used-hierarchy="0" table:function="average">
            <table:data-pilot-level table:show-empty="false" calcext:repeat-item-labels="false">
              <table:data-pilot-members>
                <table:data-pilot-member table:name="17" table:display="true" table:show-details="true"/>
                <table:data-pilot-member table:name="29" table:display="true" table:show-details="true"/>
                <table:data-pilot-member table:name="34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10,12" table:display="true" table:show-details="true"/>
                <table:data-pilot-member table:name="10,69" table:display="true" table:show-details="true"/>
                <table:data-pilot-member table:name="11,32" table:display="true" table:show-details="true"/>
                <table:data-pilot-member table:name="12,05" table:display="true" table:show-details="true"/>
                <table:data-pilot-member table:name="12,8" table:display="true" table:show-details="true"/>
                <table:data-pilot-member table:name="13,29" table:display="true" table:show-details="true"/>
                <table:data-pilot-member table:name="13,31" table:display="true" table:show-details="true"/>
                <table:data-pilot-member table:name="13,33" table:display="true" table:show-details="true"/>
                <table:data-pilot-member table:name="13,72" table:display="true" table:show-details="true"/>
                <table:data-pilot-member table:name="13,82" table:display="true" table:show-details="true"/>
                <table:data-pilot-member table:name="13,87" table:display="true" table:show-details="true"/>
                <table:data-pilot-member table:name="13,89" table:display="true" table:show-details="true"/>
                <table:data-pilot-member table:name="14,14" table:display="true" table:show-details="true"/>
                <table:data-pilot-member table:name="14,42" table:display="true" table:show-details="true"/>
                <table:data-pilot-member table:name="14,69" table:display="true" table:show-details="true"/>
                <table:data-pilot-member table:name="14,79" table:display="true" table:show-details="true"/>
                <table:data-pilot-member table:name="14,89" table:display="true" table:show-details="true"/>
                <table:data-pilot-member table:name="14,91" table:display="true" table:show-details="true"/>
                <table:data-pilot-member table:name="15,05" table:display="true" table:show-details="true"/>
                <table:data-pilot-member table:name="15,27" table:display="true" table:show-details="true"/>
                <table:data-pilot-member table:name="15,3" table:display="true" table:show-details="true"/>
                <table:data-pilot-member table:name="15,76" table:display="true" table:show-details="true"/>
                <table:data-pilot-member table:name="15,78" table:display="true" table:show-details="true"/>
                <table:data-pilot-member table:name="15,91" table:display="true" table:show-details="true"/>
                <table:data-pilot-member table:name="16,05" table:display="true" table:show-details="true"/>
                <table:data-pilot-member table:name="16,12" table:display="true" table:show-details="true"/>
                <table:data-pilot-member table:name="16,15" table:display="true" table:show-details="true"/>
                <table:data-pilot-member table:name="16,46" table:display="true" table:show-details="true"/>
                <table:data-pilot-member table:name="16,49" table:display="true" table:show-details="true"/>
                <table:data-pilot-member table:name="16,64" table:display="true" table:show-details="true"/>
                <table:data-pilot-member table:name="16,95" table:display="true" table:show-details="true"/>
                <table:data-pilot-member table:name="17,03" table:display="true" table:show-details="true"/>
                <table:data-pilot-member table:name="17,29" table:display="true" table:show-details="true"/>
                <table:data-pilot-member table:name="17,31" table:display="true" table:show-details="true"/>
                <table:data-pilot-member table:name="17,39" table:display="true" table:show-details="true"/>
                <table:data-pilot-member table:name="17,43" table:display="true" table:show-details="true"/>
                <table:data-pilot-member table:name="17,48" table:display="true" table:show-details="true"/>
                <table:data-pilot-member table:name="17,51" table:display="true" table:show-details="true"/>
                <table:data-pilot-member table:name="17,54" table:display="true" table:show-details="true"/>
                <table:data-pilot-member table:name="17,6" table:display="true" table:show-details="true"/>
                <table:data-pilot-member table:name="17,71" table:display="true" table:show-details="true"/>
                <table:data-pilot-member table:name="17,78" table:display="true" table:show-details="true"/>
                <table:data-pilot-member table:name="17,8" table:display="true" table:show-details="true"/>
                <table:data-pilot-member table:name="17,85" table:display="true" table:show-details="true"/>
                <table:data-pilot-member table:name="17,9" table:display="true" table:show-details="true"/>
                <table:data-pilot-member table:name="18,09" table:display="true" table:show-details="true"/>
                <table:data-pilot-member table:name="18,11" table:display="true" table:show-details="true"/>
                <table:data-pilot-member table:name="18,12" table:display="true" table:show-details="true"/>
                <table:data-pilot-member table:name="18,19" table:display="true" table:show-details="true"/>
                <table:data-pilot-member table:name="18,22" table:display="true" table:show-details="true"/>
                <table:data-pilot-member table:name="18,36" table:display="true" table:show-details="true"/>
                <table:data-pilot-member table:name="18,6" table:display="true" table:show-details="true"/>
                <table:data-pilot-member table:name="19,14" table:display="true" table:show-details="true"/>
                <table:data-pilot-member table:name="19,18" table:display="true" table:show-details="true"/>
                <table:data-pilot-member table:name="19,21" table:display="true" table:show-details="true"/>
                <table:data-pilot-member table:name="19,24" table:display="true" table:show-details="true"/>
                <table:data-pilot-member table:name="19,31" table:display="true" table:show-details="true"/>
                <table:data-pilot-member table:name="19,33" table:display="true" table:show-details="true"/>
                <table:data-pilot-member table:name="19,47" table:display="true" table:show-details="true"/>
                <table:data-pilot-member table:name="19,62" table:display="true" table:show-details="true"/>
                <table:data-pilot-member table:name="19,65" table:display="true" table:show-details="true"/>
                <table:data-pilot-member table:name="19,87" table:display="true" table:show-details="true"/>
                <table:data-pilot-member table:name="19,94" table:display="true" table:show-details="true"/>
                <table:data-pilot-member table:name="19,98" table:display="true" table:show-details="true"/>
                <table:data-pilot-member table:name="2,13" table:display="true" table:show-details="true"/>
                <table:data-pilot-member table:name="2,99" table:display="true" table:show-details="true"/>
                <table:data-pilot-member table:name="20,03" table:display="true" table:show-details="true"/>
                <table:data-pilot-member table:name="20,08" table:display="true" table:show-details="true"/>
                <table:data-pilot-member table:name="20,09" table:display="true" table:show-details="true"/>
                <table:data-pilot-member table:name="20,15" table:display="true" table:show-details="true"/>
                <table:data-pilot-member table:name="20,16" table:display="true" table:show-details="true"/>
                <table:data-pilot-member table:name="20,3" table:display="true" table:show-details="true"/>
                <table:data-pilot-member table:name="20,45" table:display="true" table:show-details="true"/>
                <table:data-pilot-member table:name="20,52" table:display="true" table:show-details="true"/>
                <table:data-pilot-member table:name="20,57" table:display="true" table:show-details="true"/>
                <table:data-pilot-member table:name="20,71" table:display="true" table:show-details="true"/>
                <table:data-pilot-member table:name="20,77" table:display="true" table:show-details="true"/>
                <table:data-pilot-member table:name="20,81" table:display="true" table:show-details="true"/>
                <table:data-pilot-member table:name="20,94" table:display="true" table:show-details="true"/>
                <table:data-pilot-member table:name="21,01" table:display="true" table:show-details="true"/>
                <table:data-pilot-member table:name="21,03" table:display="true" table:show-details="true"/>
                <table:data-pilot-member table:name="21,1" table:display="true" table:show-details="true"/>
                <table:data-pilot-member table:name="21,13" table:display="true" table:show-details="true"/>
                <table:data-pilot-member table:name="21,17" table:display="true" table:show-details="true"/>
                <table:data-pilot-member table:name="21,23" table:display="true" table:show-details="true"/>
                <table:data-pilot-member table:name="21,3" table:display="true" table:show-details="true"/>
                <table:data-pilot-member table:name="21,32" table:display="true" table:show-details="true"/>
                <table:data-pilot-member table:name="21,34" table:display="true" table:show-details="true"/>
                <table:data-pilot-member table:name="21,37" table:display="true" table:show-details="true"/>
                <table:data-pilot-member table:name="21,42" table:display="true" table:show-details="true"/>
                <table:data-pilot-member table:name="21,51" table:display="true" table:show-details="true"/>
                <table:data-pilot-member table:name="21,68" table:display="true" table:show-details="true"/>
                <table:data-pilot-member table:name="21,71" table:display="true" table:show-details="true"/>
                <table:data-pilot-member table:name="21,86" table:display="true" table:show-details="true"/>
                <table:data-pilot-member table:name="21,88" table:display="true" table:show-details="true"/>
                <table:data-pilot-member table:name="22,02" table:display="true" table:show-details="true"/>
                <table:data-pilot-member table:name="22,08" table:display="true" table:show-details="true"/>
                <table:data-pilot-member table:name="22,19" table:display="true" table:show-details="true"/>
                <table:data-pilot-member table:name="22,32" table:display="true" table:show-details="true"/>
                <table:data-pilot-member table:name="22,39" table:display="true" table:show-details="true"/>
                <table:data-pilot-member table:name="22,41" table:display="true" table:show-details="true"/>
                <table:data-pilot-member table:name="22,51" table:display="true" table:show-details="true"/>
                <table:data-pilot-member table:name="22,54" table:display="true" table:show-details="true"/>
                <table:data-pilot-member table:name="22,63" table:display="true" table:show-details="true"/>
                <table:data-pilot-member table:name="22,7" table:display="true" table:show-details="true"/>
                <table:data-pilot-member table:name="22,75" table:display="true" table:show-details="true"/>
                <table:data-pilot-member table:name="22,85" table:display="true" table:show-details="true"/>
                <table:data-pilot-member table:name="22,95" table:display="true" table:show-details="true"/>
                <table:data-pilot-member table:name="22,97" table:display="true" table:show-details="true"/>
                <table:data-pilot-member table:name="23,07" table:display="true" table:show-details="true"/>
                <table:data-pilot-member table:name="23,12" table:display="true" table:show-details="true"/>
                <table:data-pilot-member table:name="23,14" table:display="true" table:show-details="true"/>
                <table:data-pilot-member table:name="23,15" table:display="true" table:show-details="true"/>
                <table:data-pilot-member table:name="23,17" table:display="true" table:show-details="true"/>
                <table:data-pilot-member table:name="23,21" table:display="true" table:show-details="true"/>
                <table:data-pilot-member table:name="23,22" table:display="true" table:show-details="true"/>
                <table:data-pilot-member table:name="23,24" table:display="true" table:show-details="true"/>
                <table:data-pilot-member table:name="23,26" table:display="true" table:show-details="true"/>
                <table:data-pilot-member table:name="23,32" table:display="true" table:show-details="true"/>
                <table:data-pilot-member table:name="23,34" table:display="true" table:show-details="true"/>
                <table:data-pilot-member table:name="23,36" table:display="true" table:show-details="true"/>
                <table:data-pilot-member table:name="23,56" table:display="true" table:show-details="true"/>
                <table:data-pilot-member table:name="23,7" table:display="true" table:show-details="true"/>
                <table:data-pilot-member table:name="23,77" table:display="true" table:show-details="true"/>
                <table:data-pilot-member table:name="23,82" table:display="true" table:show-details="true"/>
                <table:data-pilot-member table:name="23,85" table:display="true" table:show-details="true"/>
                <table:data-pilot-member table:name="23,87" table:display="true" table:show-details="true"/>
                <table:data-pilot-member table:name="23,9" table:display="true" table:show-details="true"/>
                <table:data-pilot-member table:name="23,92" table:display="true" table:show-details="true"/>
                <table:data-pilot-member table:name="23,97" table:display="true" table:show-details="true"/>
                <table:data-pilot-member table:name="23,99" table:display="true" table:show-details="true"/>
                <table:data-pilot-member table:name="24,04" table:display="true" table:show-details="true"/>
                <table:data-pilot-member table:name="24,17" table:display="true" table:show-details="true"/>
                <table:data-pilot-member table:name="24,19" table:display="true" table:show-details="true"/>
                <table:data-pilot-member table:name="24,28" table:display="true" table:show-details="true"/>
                <table:data-pilot-member table:name="24,34" table:display="true" table:show-details="true"/>
                <table:data-pilot-member table:name="24,36" table:display="true" table:show-details="true"/>
                <table:data-pilot-member table:name="24,38" table:display="true" table:show-details="true"/>
                <table:data-pilot-member table:name="24,4" table:display="true" table:show-details="true"/>
                <table:data-pilot-member table:name="24,43" table:display="true" table:show-details="true"/>
                <table:data-pilot-member table:name="24,55" table:display="true" table:show-details="true"/>
                <table:data-pilot-member table:name="24,57" table:display="true" table:show-details="true"/>
                <table:data-pilot-member table:name="24,6" table:display="true" table:show-details="true"/>
                <table:data-pilot-member table:name="24,62" table:display="true" table:show-details="true"/>
                <table:data-pilot-member table:name="24,74" table:display="true" table:show-details="true"/>
                <table:data-pilot-member table:name="24,79" table:display="true" table:show-details="true"/>
                <table:data-pilot-member table:name="24,82" table:display="true" table:show-details="true"/>
                <table:data-pilot-member table:name="24,84" table:display="true" table:show-details="true"/>
                <table:data-pilot-member table:name="24,85" table:display="true" table:show-details="true"/>
                <table:data-pilot-member table:name="24,89" table:display="true" table:show-details="true"/>
                <table:data-pilot-member table:name="24,92" table:display="true" table:show-details="true"/>
                <table:data-pilot-member table:name="24,94" table:display="true" table:show-details="true"/>
                <table:data-pilot-member table:name="24,96" table:display="true" table:show-details="true"/>
                <table:data-pilot-member table:name="25,01" table:display="true" table:show-details="true"/>
                <table:data-pilot-member table:name="25,09" table:display="true" table:show-details="true"/>
                <table:data-pilot-member table:name="25,19" table:display="true" table:show-details="true"/>
                <table:data-pilot-member table:name="25,25" table:display="true" table:show-details="true"/>
                <table:data-pilot-member table:name="25,26" table:display="true" table:show-details="true"/>
                <table:data-pilot-member table:name="25,28" table:display="true" table:show-details="true"/>
                <table:data-pilot-member table:name="25,3" table:display="true" table:show-details="true"/>
                <table:data-pilot-member table:name="25,33" table:display="true" table:show-details="true"/>
                <table:data-pilot-member table:name="25,45" table:display="true" table:show-details="true"/>
                <table:data-pilot-member table:name="25,47" table:display="true" table:show-details="true"/>
                <table:data-pilot-member table:name="25,5" table:display="true" table:show-details="true"/>
                <table:data-pilot-member table:name="25,6" table:display="true" table:show-details="true"/>
                <table:data-pilot-member table:name="25,67" table:display="true" table:show-details="true"/>
                <table:data-pilot-member table:name="25,7" table:display="true" table:show-details="true"/>
                <table:data-pilot-member table:name="25,74" table:display="true" table:show-details="true"/>
                <table:data-pilot-member table:name="25,76" table:display="true" table:show-details="true"/>
                <table:data-pilot-member table:name="25,79" table:display="true" table:show-details="true"/>
                <table:data-pilot-member table:name="25,81" table:display="true" table:show-details="true"/>
                <table:data-pilot-member table:name="25,87" table:display="true" table:show-details="true"/>
                <table:data-pilot-member table:name="25,91" table:display="true" table:show-details="true"/>
                <table:data-pilot-member table:name="26,03" table:display="true" table:show-details="true"/>
                <table:data-pilot-member table:name="26,08" table:display="true" table:show-details="true"/>
                <table:data-pilot-member table:name="26,1" table:display="true" table:show-details="true"/>
                <table:data-pilot-member table:name="26,11" table:display="true" table:show-details="true"/>
                <table:data-pilot-member table:name="26,15" table:display="true" table:show-details="true"/>
                <table:data-pilot-member table:name="26,18" table:display="true" table:show-details="true"/>
                <table:data-pilot-member table:name="26,2" table:display="true" table:show-details="true"/>
                <table:data-pilot-member table:name="26,21" table:display="true" table:show-details="true"/>
                <table:data-pilot-member table:name="26,28" table:display="true" table:show-details="true"/>
                <table:data-pilot-member table:name="26,3" table:display="true" table:show-details="true"/>
                <table:data-pilot-member table:name="26,38" table:display="true" table:show-details="true"/>
                <table:data-pilot-member table:name="26,44" table:display="true" table:show-details="true"/>
                <table:data-pilot-member table:name="26,45" table:display="true" table:show-details="true"/>
                <table:data-pilot-member table:name="26,52" table:display="true" table:show-details="true"/>
                <table:data-pilot-member table:name="26,57" table:display="true" table:show-details="true"/>
                <table:data-pilot-member table:name="26,61" table:display="true" table:show-details="true"/>
                <table:data-pilot-member table:name="26,62" table:display="true" table:show-details="true"/>
                <table:data-pilot-member table:name="26,66" table:display="true" table:show-details="true"/>
                <table:data-pilot-member table:name="26,67" table:display="true" table:show-details="true"/>
                <table:data-pilot-member table:name="26,72" table:display="true" table:show-details="true"/>
                <table:data-pilot-member table:name="26,76" table:display="true" table:show-details="true"/>
                <table:data-pilot-member table:name="26,78" table:display="true" table:show-details="true"/>
                <table:data-pilot-member table:name="26,83" table:display="true" table:show-details="true"/>
                <table:data-pilot-member table:name="26,88" table:display="true" table:show-details="true"/>
                <table:data-pilot-member table:name="26,89" table:display="true" table:show-details="true"/>
                <table:data-pilot-member table:name="26,95" table:display="true" table:show-details="true"/>
                <table:data-pilot-member table:name="26,96" table:display="true" table:show-details="true"/>
                <table:data-pilot-member table:name="26,98" table:display="true" table:show-details="true"/>
                <table:data-pilot-member table:name="27,01" table:display="true" table:show-details="true"/>
                <table:data-pilot-member table:name="27,03" table:display="true" table:show-details="true"/>
                <table:data-pilot-member table:name="27,05" table:display="true" table:show-details="true"/>
                <table:data-pilot-member table:name="27,1" table:display="true" table:show-details="true"/>
                <table:data-pilot-member table:name="27,12" table:display="true" table:show-details="true"/>
                <table:data-pilot-member table:name="27,15" table:display="true" table:show-details="true"/>
                <table:data-pilot-member table:name="27,18" table:display="true" table:show-details="true"/>
                <table:data-pilot-member table:name="27,22" table:display="true" table:show-details="true"/>
                <table:data-pilot-member table:name="27,25" table:display="true" table:show-details="true"/>
                <table:data-pilot-member table:name="27,3" table:display="true" table:show-details="true"/>
                <table:data-pilot-member table:name="27,34" table:display="true" table:show-details="true"/>
                <table:data-pilot-member table:name="27,39" table:display="true" table:show-details="true"/>
                <table:data-pilot-member table:name="27,4" table:display="true" table:show-details="true"/>
                <table:data-pilot-member table:name="27,54" table:display="true" table:show-details="true"/>
                <table:data-pilot-member table:name="27,56" table:display="true" table:show-details="true"/>
                <table:data-pilot-member table:name="27,59" table:display="true" table:show-details="true"/>
                <table:data-pilot-member table:name="27,74" table:display="true" table:show-details="true"/>
                <table:data-pilot-member table:name="27,78" table:display="true" table:show-details="true"/>
                <table:data-pilot-member table:name="27,8" table:display="true" table:show-details="true"/>
                <table:data-pilot-member table:name="27,91" table:display="true" table:show-details="true"/>
                <table:data-pilot-member table:name="27,93" table:display="true" table:show-details="true"/>
                <table:data-pilot-member table:name="27,97" table:display="true" table:show-details="true"/>
                <table:data-pilot-member table:name="27,98" table:display="true" table:show-details="true"/>
                <table:data-pilot-member table:name="28,08" table:display="true" table:show-details="true"/>
                <table:data-pilot-member table:name="28,1" table:display="true" table:show-details="true"/>
                <table:data-pilot-member table:name="28,14" table:display="true" table:show-details="true"/>
                <table:data-pilot-member table:name="28,15" table:display="true" table:show-details="true"/>
                <table:data-pilot-member table:name="28,2" table:display="true" table:show-details="true"/>
                <table:data-pilot-member table:name="28,22" table:display="true" table:show-details="true"/>
                <table:data-pilot-member table:name="28,24" table:display="true" table:show-details="true"/>
                <table:data-pilot-member table:name="28,29" table:display="true" table:show-details="true"/>
                <table:data-pilot-member table:name="28,32" table:display="true" table:show-details="true"/>
                <table:data-pilot-member table:name="28,37" table:display="true" table:show-details="true"/>
                <table:data-pilot-member table:name="28,39" table:display="true" table:show-details="true"/>
                <table:data-pilot-member table:name="28,42" table:display="true" table:show-details="true"/>
                <table:data-pilot-member table:name="28,44" table:display="true" table:show-details="true"/>
                <table:data-pilot-member table:name="28,46" table:display="true" table:show-details="true"/>
                <table:data-pilot-member table:name="28,48" table:display="true" table:show-details="true"/>
                <table:data-pilot-member table:name="28,49" table:display="true" table:show-details="true"/>
                <table:data-pilot-member table:name="28,53" table:display="true" table:show-details="true"/>
                <table:data-pilot-member table:name="28,58" table:display="true" table:show-details="true"/>
                <table:data-pilot-member table:name="28,59" table:display="true" table:show-details="true"/>
                <table:data-pilot-member table:name="28,61" table:display="true" table:show-details="true"/>
                <table:data-pilot-member table:name="28,63" table:display="true" table:show-details="true"/>
                <table:data-pilot-member table:name="28,66" table:display="true" table:show-details="true"/>
                <table:data-pilot-member table:name="28,68" table:display="true" table:show-details="true"/>
                <table:data-pilot-member table:name="28,73" table:display="true" table:show-details="true"/>
                <table:data-pilot-member table:name="28,75" table:display="true" table:show-details="true"/>
                <table:data-pilot-member table:name="28,76" table:display="true" table:show-details="true"/>
                <table:data-pilot-member table:name="28,78" table:display="true" table:show-details="true"/>
                <table:data-pilot-member table:name="28,85" table:display="true" table:show-details="true"/>
                <table:data-pilot-member table:name="28,93" table:display="true" table:show-details="true"/>
                <table:data-pilot-member table:name="28,97" table:display="true" table:show-details="true"/>
                <table:data-pilot-member table:name="28,99" table:display="true" table:show-details="true"/>
                <table:data-pilot-member table:name="29,04" table:display="true" table:show-details="true"/>
                <table:data-pilot-member table:name="29,05" table:display="true" table:show-details="true"/>
                <table:data-pilot-member table:name="29,09" table:display="true" table:show-details="true"/>
                <table:data-pilot-member table:name="29,1" table:display="true" table:show-details="true"/>
                <table:data-pilot-member table:name="29,14" table:display="true" table:show-details="true"/>
                <table:data-pilot-member table:name="29,27" table:display="true" table:show-details="true"/>
                <table:data-pilot-member table:name="29,29" table:display="true" table:show-details="true"/>
                <table:data-pilot-member table:name="29,31" table:display="true" table:show-details="true"/>
                <table:data-pilot-member table:name="29,33" table:display="true" table:show-details="true"/>
                <table:data-pilot-member table:name="29,36" table:display="true" table:show-details="true"/>
                <table:data-pilot-member table:name="29,38" table:display="true" table:show-details="true"/>
                <table:data-pilot-member table:name="29,46" table:display="true" table:show-details="true"/>
                <table:data-pilot-member table:name="29,56" table:display="true" table:show-details="true"/>
                <table:data-pilot-member table:name="29,6" table:display="true" table:show-details="true"/>
                <table:data-pilot-member table:name="29,63" table:display="true" table:show-details="true"/>
                <table:data-pilot-member table:name="29,65" table:display="true" table:show-details="true"/>
                <table:data-pilot-member table:name="29,67" table:display="true" table:show-details="true"/>
                <table:data-pilot-member table:name="29,7" table:display="true" table:show-details="true"/>
                <table:data-pilot-member table:name="29,78" table:display="true" table:show-details="true"/>
                <table:data-pilot-member table:name="29,82" table:display="true" table:show-details="true"/>
                <table:data-pilot-member table:name="29,84" table:display="true" table:show-details="true"/>
                <table:data-pilot-member table:name="29,85" table:display="true" table:show-details="true"/>
                <table:data-pilot-member table:name="29,87" table:display="true" table:show-details="true"/>
                <table:data-pilot-member table:name="29,89" table:display="true" table:show-details="true"/>
                <table:data-pilot-member table:name="3,21" table:display="true" table:show-details="true"/>
                <table:data-pilot-member table:name="3,32" table:display="true" table:show-details="true"/>
                <table:data-pilot-member table:name="30,11" table:display="true" table:show-details="true"/>
                <table:data-pilot-member table:name="30,12" table:display="true" table:show-details="true"/>
                <table:data-pilot-member table:name="30,14" table:display="true" table:show-details="true"/>
                <table:data-pilot-member table:name="30,16" table:display="true" table:show-details="true"/>
                <table:data-pilot-member table:name="30,18" table:display="true" table:show-details="true"/>
                <table:data-pilot-member table:name="30,19" table:display="true" table:show-details="true"/>
                <table:data-pilot-member table:name="30,21" table:display="true" table:show-details="true"/>
                <table:data-pilot-member table:name="30,24" table:display="true" table:show-details="true"/>
                <table:data-pilot-member table:name="30,26" table:display="true" table:show-details="true"/>
                <table:data-pilot-member table:name="30,28" table:display="true" table:show-details="true"/>
                <table:data-pilot-member table:name="30,31" table:display="true" table:show-details="true"/>
                <table:data-pilot-member table:name="30,38" table:display="true" table:show-details="true"/>
                <table:data-pilot-member table:name="30,4" table:display="true" table:show-details="true"/>
                <table:data-pilot-member table:name="30,43" table:display="true" table:show-details="true"/>
                <table:data-pilot-member table:name="30,46" table:display="true" table:show-details="true"/>
                <table:data-pilot-member table:name="30,48" table:display="true" table:show-details="true"/>
                <table:data-pilot-member table:name="30,55" table:display="true" table:show-details="true"/>
                <table:data-pilot-member table:name="30,58" table:display="true" table:show-details="true"/>
                <table:data-pilot-member table:name="30,79" table:display="true" table:show-details="true"/>
                <table:data-pilot-member table:name="30,8" table:display="true" table:show-details="true"/>
                <table:data-pilot-member table:name="30,86" table:display="true" table:show-details="true"/>
                <table:data-pilot-member table:name="30,87" table:display="true" table:show-details="true"/>
                <table:data-pilot-member table:name="30,96" table:display="true" table:show-details="true"/>
                <table:data-pilot-member table:name="31,08" table:display="true" table:show-details="true"/>
                <table:data-pilot-member table:name="31,09" table:display="true" table:show-details="true"/>
                <table:data-pilot-member table:name="31,13" table:display="true" table:show-details="true"/>
                <table:data-pilot-member table:name="31,18" table:display="true" table:show-details="true"/>
                <table:data-pilot-member table:name="31,26" table:display="true" table:show-details="true"/>
                <table:data-pilot-member table:name="31,31" table:display="true" table:show-details="true"/>
                <table:data-pilot-member table:name="31,37" table:display="true" table:show-details="true"/>
                <table:data-pilot-member table:name="31,38" table:display="true" table:show-details="true"/>
                <table:data-pilot-member table:name="31,4" table:display="true" table:show-details="true"/>
                <table:data-pilot-member table:name="31,42" table:display="true" table:show-details="true"/>
                <table:data-pilot-member table:name="31,45" table:display="true" table:show-details="true"/>
                <table:data-pilot-member table:name="31,47" table:display="true" table:show-details="true"/>
                <table:data-pilot-member table:name="31,55" table:display="true" table:show-details="true"/>
                <table:data-pilot-member table:name="31,71" table:display="true" table:show-details="true"/>
                <table:data-pilot-member table:name="31,76" table:display="true" table:show-details="true"/>
                <table:data-pilot-member table:name="31,77" table:display="true" table:show-details="true"/>
                <table:data-pilot-member table:name="31,79" table:display="true" table:show-details="true"/>
                <table:data-pilot-member table:name="31,81" table:display="true" table:show-details="true"/>
                <table:data-pilot-member table:name="31,82" table:display="true" table:show-details="true"/>
                <table:data-pilot-member table:name="31,88" table:display="true" table:show-details="true"/>
                <table:data-pilot-member table:name="31,89" table:display="true" table:show-details="true"/>
                <table:data-pilot-member table:name="31,94" table:display="true" table:show-details="true"/>
                <table:data-pilot-member table:name="32,03" table:display="true" table:show-details="true"/>
                <table:data-pilot-member table:name="32,05" table:display="true" table:show-details="true"/>
                <table:data-pilot-member table:name="32,1" table:display="true" table:show-details="true"/>
                <table:data-pilot-member table:name="32,15" table:display="true" table:show-details="true"/>
                <table:data-pilot-member table:name="32,23" table:display="true" table:show-details="true"/>
                <table:data-pilot-member table:name="32,25" table:display="true" table:show-details="true"/>
                <table:data-pilot-member table:name="32,27" table:display="true" table:show-details="true"/>
                <table:data-pilot-member table:name="32,28" table:display="true" table:show-details="true"/>
                <table:data-pilot-member table:name="32,32" table:display="true" table:show-details="true"/>
                <table:data-pilot-member table:name="32,33" table:display="true" table:show-details="true"/>
                <table:data-pilot-member table:name="32,35" table:display="true" table:show-details="true"/>
                <table:data-pilot-member table:name="32,4" table:display="true" table:show-details="true"/>
                <table:data-pilot-member table:name="32,42" table:display="true" table:show-details="true"/>
                <table:data-pilot-member table:name="32,52" table:display="true" table:show-details="true"/>
                <table:data-pilot-member table:name="32,54" table:display="true" table:show-details="true"/>
                <table:data-pilot-member table:name="32,59" table:display="true" table:show-details="true"/>
                <table:data-pilot-member table:name="32,64" table:display="true" table:show-details="true"/>
                <table:data-pilot-member table:name="32,67" table:display="true" table:show-details="true"/>
                <table:data-pilot-member table:name="32,69" table:display="true" table:show-details="true"/>
                <table:data-pilot-member table:name="32,71" table:display="true" table:show-details="true"/>
                <table:data-pilot-member table:name="32,74" table:display="true" table:show-details="true"/>
                <table:data-pilot-member table:name="32,79" table:display="true" table:show-details="true"/>
                <table:data-pilot-member table:name="32,81" table:display="true" table:show-details="true"/>
                <table:data-pilot-member table:name="32,86" table:display="true" table:show-details="true"/>
                <table:data-pilot-member table:name="32,9" table:display="true" table:show-details="true"/>
                <table:data-pilot-member table:name="32,93" table:display="true" table:show-details="true"/>
                <table:data-pilot-member table:name="32,95" table:display="true" table:show-details="true"/>
                <table:data-pilot-member table:name="32,98" table:display="true" table:show-details="true"/>
                <table:data-pilot-member table:name="33,01" table:display="true" table:show-details="true"/>
                <table:data-pilot-member table:name="33,03" table:display="true" table:show-details="true"/>
                <table:data-pilot-member table:name="33,07" table:display="true" table:show-details="true"/>
                <table:data-pilot-member table:name="33,12" table:display="true" table:show-details="true"/>
                <table:data-pilot-member table:name="33,13" table:display="true" table:show-details="true"/>
                <table:data-pilot-member table:name="33,2" table:display="true" table:show-details="true"/>
                <table:data-pilot-member table:name="33,25" table:display="true" table:show-details="true"/>
                <table:data-pilot-member table:name="33,27" table:display="true" table:show-details="true"/>
                <table:data-pilot-member table:name="33,29" table:display="true" table:show-details="true"/>
                <table:data-pilot-member table:name="33,3" table:display="true" table:show-details="true"/>
                <table:data-pilot-member table:name="33,35" table:display="true" table:show-details="true"/>
                <table:data-pilot-member table:name="33,42" table:display="true" table:show-details="true"/>
                <table:data-pilot-member table:name="33,52" table:display="true" table:show-details="true"/>
                <table:data-pilot-member table:name="33,56" table:display="true" table:show-details="true"/>
                <table:data-pilot-member table:name="33,61" table:display="true" table:show-details="true"/>
                <table:data-pilot-member table:name="33,64" table:display="true" table:show-details="true"/>
                <table:data-pilot-member table:name="33,69" table:display="true" table:show-details="true"/>
                <table:data-pilot-member table:name="33,71" table:display="true" table:show-details="true"/>
                <table:data-pilot-member table:name="33,75" table:display="true" table:show-details="true"/>
                <table:data-pilot-member table:name="33,76" table:display="true" table:show-details="true"/>
                <table:data-pilot-member table:name="33,8" table:display="true" table:show-details="true"/>
                <table:data-pilot-member table:name="33,81" table:display="true" table:show-details="true"/>
                <table:data-pilot-member table:name="33,86" table:display="true" table:show-details="true"/>
                <table:data-pilot-member table:name="33,97" table:display="true" table:show-details="true"/>
                <table:data-pilot-member table:name="34,03" table:display="true" table:show-details="true"/>
                <table:data-pilot-member table:name="34,09" table:display="true" table:show-details="true"/>
                <table:data-pilot-member table:name="34,22" table:display="true" table:show-details="true"/>
                <table:data-pilot-member table:name="34,31" table:display="true" table:show-details="true"/>
                <table:data-pilot-member table:name="34,32" table:display="true" table:show-details="true"/>
                <table:data-pilot-member table:name="34,34" table:display="true" table:show-details="true"/>
                <table:data-pilot-member table:name="34,36" table:display="true" table:show-details="true"/>
                <table:data-pilot-member table:name="34,39" table:display="true" table:show-details="true"/>
                <table:data-pilot-member table:name="34,51" table:display="true" table:show-details="true"/>
                <table:data-pilot-member table:name="34,53" table:display="true" table:show-details="true"/>
                <table:data-pilot-member table:name="34,6" table:display="true" table:show-details="true"/>
                <table:data-pilot-member table:name="34,65" table:display="true" table:show-details="true"/>
                <table:data-pilot-member table:name="34,66" table:display="true" table:show-details="true"/>
                <table:data-pilot-member table:name="34,68" table:display="true" table:show-details="true"/>
                <table:data-pilot-member table:name="34,71" table:display="true" table:show-details="true"/>
                <table:data-pilot-member table:name="34,73" table:display="true" table:show-details="true"/>
                <table:data-pilot-member table:name="34,75" table:display="true" table:show-details="true"/>
                <table:data-pilot-member table:name="34,83" table:display="true" table:show-details="true"/>
                <table:data-pilot-member table:name="34,87" table:display="true" table:show-details="true"/>
                <table:data-pilot-member table:name="34,88" table:display="true" table:show-details="true"/>
                <table:data-pilot-member table:name="35,05" table:display="true" table:show-details="true"/>
                <table:data-pilot-member table:name="35,07" table:display="true" table:show-details="true"/>
                <table:data-pilot-member table:name="35,17" table:display="true" table:show-details="true"/>
                <table:data-pilot-member table:name="35,19" table:display="true" table:show-details="true"/>
                <table:data-pilot-member table:name="35,22" table:display="true" table:show-details="true"/>
                <table:data-pilot-member table:name="35,24" table:display="true" table:show-details="true"/>
                <table:data-pilot-member table:name="35,28" table:display="true" table:show-details="true"/>
                <table:data-pilot-member table:name="35,29" table:display="true" table:show-details="true"/>
                <table:data-pilot-member table:name="35,31" table:display="true" table:show-details="true"/>
                <table:data-pilot-member table:name="35,36" table:display="true" table:show-details="true"/>
                <table:data-pilot-member table:name="35,38" table:display="true" table:show-details="true"/>
                <table:data-pilot-member table:name="35,41" table:display="true" table:show-details="true"/>
                <table:data-pilot-member table:name="35,48" table:display="true" table:show-details="true"/>
                <table:data-pilot-member table:name="35,51" table:display="true" table:show-details="true"/>
                <table:data-pilot-member table:name="35,6" table:display="true" table:show-details="true"/>
                <table:data-pilot-member table:name="35,62" table:display="true" table:show-details="true"/>
                <table:data-pilot-member table:name="35,65" table:display="true" table:show-details="true"/>
                <table:data-pilot-member table:name="35,67" table:display="true" table:show-details="true"/>
                <table:data-pilot-member table:name="35,8" table:display="true" table:show-details="true"/>
                <table:data-pilot-member table:name="35,9" table:display="true" table:show-details="true"/>
                <table:data-pilot-member table:name="35,92" table:display="true" table:show-details="true"/>
                <table:data-pilot-member table:name="35,97" table:display="true" table:show-details="true"/>
                <table:data-pilot-member table:name="35,99" table:display="true" table:show-details="true"/>
                <table:data-pilot-member table:name="36,04" table:display="true" table:show-details="true"/>
                <table:data-pilot-member table:name="36,16" table:display="true" table:show-details="true"/>
                <table:data-pilot-member table:name="36,18" table:display="true" table:show-details="true"/>
                <table:data-pilot-member table:name="36,21" table:display="true" table:show-details="true"/>
                <table:data-pilot-member table:name="36,3" table:display="true" table:show-details="true"/>
                <table:data-pilot-member table:name="36,31" table:display="true" table:show-details="true"/>
                <table:data-pilot-member table:name="36,36" table:display="true" table:show-details="true"/>
                <table:data-pilot-member table:name="36,38" table:display="true" table:show-details="true"/>
                <table:data-pilot-member table:name="36,41" table:display="true" table:show-details="true"/>
                <table:data-pilot-member table:name="36,45" table:display="true" table:show-details="true"/>
                <table:data-pilot-member table:name="36,57" table:display="true" table:show-details="true"/>
                <table:data-pilot-member table:name="36,62" table:display="true" table:show-details="true"/>
                <table:data-pilot-member table:name="36,64" table:display="true" table:show-details="true"/>
                <table:data-pilot-member table:name="36,65" table:display="true" table:show-details="true"/>
                <table:data-pilot-member table:name="36,69" table:display="true" table:show-details="true"/>
                <table:data-pilot-member table:name="36,7" table:display="true" table:show-details="true"/>
                <table:data-pilot-member table:name="36,72" table:display="true" table:show-details="true"/>
                <table:data-pilot-member table:name="36,75" table:display="true" table:show-details="true"/>
                <table:data-pilot-member table:name="36,81" table:display="true" table:show-details="true"/>
                <table:data-pilot-member table:name="36,84" table:display="true" table:show-details="true"/>
                <table:data-pilot-member table:name="36,98" table:display="true" table:show-details="true"/>
                <table:data-pilot-member table:name="37,13" table:display="true" table:show-details="true"/>
                <table:data-pilot-member table:name="37,15" table:display="true" table:show-details="true"/>
                <table:data-pilot-member table:name="37,16" table:display="true" table:show-details="true"/>
                <table:data-pilot-member table:name="37,18" table:display="true" table:show-details="true"/>
                <table:data-pilot-member table:name="37,21" table:display="true" table:show-details="true"/>
                <table:data-pilot-member table:name="37,23" table:display="true" table:show-details="true"/>
                <table:data-pilot-member table:name="37,3" table:display="true" table:show-details="true"/>
                <table:data-pilot-member table:name="37,32" table:display="true" table:show-details="true"/>
                <table:data-pilot-member table:name="37,35" table:display="true" table:show-details="true"/>
                <table:data-pilot-member table:name="37,38" table:display="true" table:show-details="true"/>
                <table:data-pilot-member table:name="37,4" table:display="true" table:show-details="true"/>
                <table:data-pilot-member table:name="37,42" table:display="true" table:show-details="true"/>
                <table:data-pilot-member table:name="37,45" table:display="true" table:show-details="true"/>
                <table:data-pilot-member table:name="37,52" table:display="true" table:show-details="true"/>
                <table:data-pilot-member table:name="37,57" table:display="true" table:show-details="true"/>
                <table:data-pilot-member table:name="37,59" table:display="true" table:show-details="true"/>
                <table:data-pilot-member table:name="37,62" table:display="true" table:show-details="true"/>
                <table:data-pilot-member table:name="37,64" table:display="true" table:show-details="true"/>
                <table:data-pilot-member table:name="37,67" table:display="true" table:show-details="true"/>
                <table:data-pilot-member table:name="37,69" table:display="true" table:show-details="true"/>
                <table:data-pilot-member table:name="37,72" table:display="true" table:show-details="true"/>
                <table:data-pilot-member table:name="37,74" table:display="true" table:show-details="true"/>
                <table:data-pilot-member table:name="37,77" table:display="true" table:show-details="true"/>
                <table:data-pilot-member table:name="37,91" table:display="true" table:show-details="true"/>
                <table:data-pilot-member table:name="37,98" table:display="true" table:show-details="true"/>
                <table:data-pilot-member table:name="38,01" table:display="true" table:show-details="true"/>
                <table:data-pilot-member table:name="38,08" table:display="true" table:show-details="true"/>
                <table:data-pilot-member table:name="38,11" table:display="true" table:show-details="true"/>
                <table:data-pilot-member table:name="38,13" table:display="true" table:show-details="true"/>
                <table:data-pilot-member table:name="38,15" table:display="true" table:show-details="true"/>
                <table:data-pilot-member table:name="38,17" table:display="true" table:show-details="true"/>
                <table:data-pilot-member table:name="38,23" table:display="true" table:show-details="true"/>
                <table:data-pilot-member table:name="38,25" table:display="true" table:show-details="true"/>
                <table:data-pilot-member table:name="38,28" table:display="true" table:show-details="true"/>
                <table:data-pilot-member table:name="38,47" table:display="true" table:show-details="true"/>
                <table:data-pilot-member table:name="38,52" table:display="true" table:show-details="true"/>
                <table:data-pilot-member table:name="38,54" table:display="true" table:show-details="true"/>
                <table:data-pilot-member table:name="38,57" table:display="true" table:show-details="true"/>
                <table:data-pilot-member table:name="38,59" table:display="true" table:show-details="true"/>
                <table:data-pilot-member table:name="38,66" table:display="true" table:show-details="true"/>
                <table:data-pilot-member table:name="38,71" table:display="true" table:show-details="true"/>
                <table:data-pilot-member table:name="38,81" table:display="true" table:show-details="true"/>
                <table:data-pilot-member table:name="38,96" table:display="true" table:show-details="true"/>
                <table:data-pilot-member table:name="39,03" table:display="true" table:show-details="true"/>
                <table:data-pilot-member table:name="39,07" table:display="true" table:show-details="true"/>
                <table:data-pilot-member table:name="39,08" table:display="true" table:show-details="true"/>
                <table:data-pilot-member table:name="39,12" table:display="true" table:show-details="true"/>
                <table:data-pilot-member table:name="39,13" table:display="true" table:show-details="true"/>
                <table:data-pilot-member table:name="39,25" table:display="true" table:show-details="true"/>
                <table:data-pilot-member table:name="39,41" table:display="true" table:show-details="true"/>
                <table:data-pilot-member table:name="39,42" table:display="true" table:show-details="true"/>
                <table:data-pilot-member table:name="39,51" table:display="true" table:show-details="true"/>
                <table:data-pilot-member table:name="39,56" table:display="true" table:show-details="true"/>
                <table:data-pilot-member table:name="39,58" table:display="true" table:show-details="true"/>
                <table:data-pilot-member table:name="39,59" table:display="true" table:show-details="true"/>
                <table:data-pilot-member table:name="39,75" table:display="true" table:show-details="true"/>
                <table:data-pilot-member table:name="39,78" table:display="true" table:show-details="true"/>
                <table:data-pilot-member table:name="39,81" table:display="true" table:show-details="true"/>
                <table:data-pilot-member table:name="39,85" table:display="true" table:show-details="true"/>
                <table:data-pilot-member table:name="39,92" table:display="true" table:show-details="true"/>
                <table:data-pilot-member table:name="39,93" table:display="true" table:show-details="true"/>
                <table:data-pilot-member table:name="40,05" table:display="true" table:show-details="true"/>
                <table:data-pilot-member table:name="40,09" table:display="true" table:show-details="true"/>
                <table:data-pilot-member table:name="40,14" table:display="true" table:show-details="true"/>
                <table:data-pilot-member table:name="40,15" table:display="true" table:show-details="true"/>
                <table:data-pilot-member table:name="40,19" table:display="true" table:show-details="true"/>
                <table:data-pilot-member table:name="40,21" table:display="true" table:show-details="true"/>
                <table:data-pilot-member table:name="40,22" table:display="true" table:show-details="true"/>
                <table:data-pilot-member table:name="40,31" table:display="true" table:show-details="true"/>
                <table:data-pilot-member table:name="40,34" table:display="true" table:show-details="true"/>
                <table:data-pilot-member table:name="40,41" table:display="true" table:show-details="true"/>
                <table:data-pilot-member table:name="40,53" table:display="true" table:show-details="true"/>
                <table:data-pilot-member table:name="40,61" table:display="true" table:show-details="true"/>
                <table:data-pilot-member table:name="40,68" table:display="true" table:show-details="true"/>
                <table:data-pilot-member table:name="40,75" table:display="true" table:show-details="true"/>
                <table:data-pilot-member table:name="40,77" table:display="true" table:show-details="true"/>
                <table:data-pilot-member table:name="40,78" table:display="true" table:show-details="true"/>
                <table:data-pilot-member table:name="40,8" table:display="true" table:show-details="true"/>
                <table:data-pilot-member table:name="40,83" table:display="true" table:show-details="true"/>
                <table:data-pilot-member table:name="40,92" table:display="true" table:show-details="true"/>
                <table:data-pilot-member table:name="41,07" table:display="true" table:show-details="true"/>
                <table:data-pilot-member table:name="41,09" table:display="true" table:show-details="true"/>
                <table:data-pilot-member table:name="41,16" table:display="true" table:show-details="true"/>
                <table:data-pilot-member table:name="41,19" table:display="true" table:show-details="true"/>
                <table:data-pilot-member table:name="41,29" table:display="true" table:show-details="true"/>
                <table:data-pilot-member table:name="41,33" table:display="true" table:show-details="true"/>
                <table:data-pilot-member table:name="41,46" table:display="true" table:show-details="true"/>
                <table:data-pilot-member table:name="41,51" table:display="true" table:show-details="true"/>
                <table:data-pilot-member table:name="41,57" table:display="true" table:show-details="true"/>
                <table:data-pilot-member table:name="41,58" table:display="true" table:show-details="true"/>
                <table:data-pilot-member table:name="41,63" table:display="true" table:show-details="true"/>
                <table:data-pilot-member table:name="41,67" table:display="true" table:show-details="true"/>
                <table:data-pilot-member table:name="41,74" table:display="true" table:show-details="true"/>
                <table:data-pilot-member table:name="41,79" table:display="true" table:show-details="true"/>
                <table:data-pilot-member table:name="41,8" table:display="true" table:show-details="true"/>
                <table:data-pilot-member table:name="41,82" table:display="true" table:show-details="true"/>
                <table:data-pilot-member table:name="41,89" table:display="true" table:show-details="true"/>
                <table:data-pilot-member table:name="41,92" table:display="true" table:show-details="true"/>
                <table:data-pilot-member table:name="42,06" table:display="true" table:show-details="true"/>
                <table:data-pilot-member table:name="42,08" table:display="true" table:show-details="true"/>
                <table:data-pilot-member table:name="42,13" table:display="true" table:show-details="true"/>
                <table:data-pilot-member table:name="42,4" table:display="true" table:show-details="true"/>
                <table:data-pilot-member table:name="42,53" table:display="true" table:show-details="true"/>
                <table:data-pilot-member table:name="42,74" table:display="true" table:show-details="true"/>
                <table:data-pilot-member table:name="42,76" table:display="true" table:show-details="true"/>
                <table:data-pilot-member table:name="43,08" table:display="true" table:show-details="true"/>
                <table:data-pilot-member table:name="43,21" table:display="true" table:show-details="true"/>
                <table:data-pilot-member table:name="43,61" table:display="true" table:show-details="true"/>
                <table:data-pilot-member table:name="43,84" table:display="true" table:show-details="true"/>
                <table:data-pilot-member table:name="43,86" table:display="true" table:show-details="true"/>
                <table:data-pilot-member table:name="43,88" table:display="true" table:show-details="true"/>
                <table:data-pilot-member table:name="44,1" table:display="true" table:show-details="true"/>
                <table:data-pilot-member table:name="44,27" table:display="true" table:show-details="true"/>
                <table:data-pilot-member table:name="44,47" table:display="true" table:show-details="true"/>
                <table:data-pilot-member table:name="44,49" table:display="true" table:show-details="true"/>
                <table:data-pilot-member table:name="44,57" table:display="true" table:show-details="true"/>
                <table:data-pilot-member table:name="44,78" table:display="true" table:show-details="true"/>
                <table:data-pilot-member table:name="44,95" table:display="true" table:show-details="true"/>
                <table:data-pilot-member table:name="44,97" table:display="true" table:show-details="true"/>
                <table:data-pilot-member table:name="45,07" table:display="true" table:show-details="true"/>
                <table:data-pilot-member table:name="45,08" table:display="true" table:show-details="true"/>
                <table:data-pilot-member table:name="45,17" table:display="true" table:show-details="true"/>
                <table:data-pilot-member table:name="45,27" table:display="true" table:show-details="true"/>
                <table:data-pilot-member table:name="45,53" table:display="true" table:show-details="true"/>
                <table:data-pilot-member table:name="45,56" table:display="true" table:show-details="true"/>
                <table:data-pilot-member table:name="46,05" table:display="true" table:show-details="true"/>
                <table:data-pilot-member table:name="46,14" table:display="true" table:show-details="true"/>
                <table:data-pilot-member table:name="46,16" table:display="true" table:show-details="true"/>
                <table:data-pilot-member table:name="46,22" table:display="true" table:show-details="true"/>
                <table:data-pilot-member table:name="46,33" table:display="true" table:show-details="true"/>
                <table:data-pilot-member table:name="46,5" table:display="true" table:show-details="true"/>
                <table:data-pilot-member table:name="46,55" table:display="true" table:show-details="true"/>
                <table:data-pilot-member table:name="46,6" table:display="true" table:show-details="true"/>
                <table:data-pilot-member table:name="46,97" table:display="true" table:show-details="true"/>
                <table:data-pilot-member table:name="47,14" table:display="true" table:show-details="true"/>
                <table:data-pilot-member table:name="47,33" table:display="true" table:show-details="true"/>
                <table:data-pilot-member table:name="47,52" table:display="true" table:show-details="true"/>
                <table:data-pilot-member table:name="47,6" table:display="true" table:show-details="true"/>
                <table:data-pilot-member table:name="47,63" table:display="true" table:show-details="true"/>
                <table:data-pilot-member table:name="47,67" table:display="true" table:show-details="true"/>
                <table:data-pilot-member table:name="47,8" table:display="true" table:show-details="true"/>
                <table:data-pilot-member table:name="47,87" table:display="true" table:show-details="true"/>
                <table:data-pilot-member table:name="48,18" table:display="true" table:show-details="true"/>
                <table:data-pilot-member table:name="48,21" table:display="true" table:show-details="true"/>
                <table:data-pilot-member table:name="48,26" table:display="true" table:show-details="true"/>
                <table:data-pilot-member table:name="48,28" table:display="true" table:show-details="true"/>
                <table:data-pilot-member table:name="48,64" table:display="true" table:show-details="true"/>
                <table:data-pilot-member table:name="48,72" table:display="true" table:show-details="true"/>
                <table:data-pilot-member table:name="49,15" table:display="true" table:show-details="true"/>
                <table:data-pilot-member table:name="49,5" table:display="true" table:show-details="true"/>
                <table:data-pilot-member table:name="50,13" table:display="true" table:show-details="true"/>
                <table:data-pilot-member table:name="50,2" table:display="true" table:show-details="true"/>
                <table:data-pilot-member table:name="50,22" table:display="true" table:show-details="true"/>
                <table:data-pilot-member table:name="50,64" table:display="true" table:show-details="true"/>
                <table:data-pilot-member table:name="50,68" table:display="true" table:show-details="true"/>
                <table:data-pilot-member table:name="50,92" table:display="true" table:show-details="true"/>
                <table:data-pilot-member table:name="51,54" table:display="true" table:show-details="true"/>
                <table:data-pilot-member table:name="52,77" table:display="true" table:show-details="true"/>
                <table:data-pilot-member table:name="53,31" table:display="true" table:show-details="true"/>
                <table:data-pilot-member table:name="53,4" table:display="true" table:show-details="true"/>
                <table:data-pilot-member table:name="53,65" table:display="true" table:show-details="true"/>
                <table:data-pilot-member table:name="54,81" table:display="true" table:show-details="true"/>
                <table:data-pilot-member table:name="55,44" table:display="true" table:show-details="true"/>
                <table:data-pilot-member table:name="59,64" table:display="true" table:show-details="true"/>
                <table:data-pilot-member table:name="6,43" table:display="true" table:show-details="true"/>
                <table:data-pilot-member table:name="6,87" table:display="true" table:show-details="true"/>
                <table:data-pilot-member table:name="8,06" table:display="true" table:show-details="true"/>
                <table:data-pilot-member table:name="8,13" table:display="true" table:show-details="true"/>
                <table:data-pilot-member table:name="8,48" table:display="true" table:show-details="true"/>
                <table:data-pilot-member table:name="8,69" table:display="true" table:show-details="true"/>
                <table:data-pilot-member table:name="8,87" table:display="true" table:show-details="true"/>
                <table:data-pilot-member table:name="9,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вечерняя_стоимость" table:orientation="data" table:used-hierarchy="0" table:function="average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10,09" table:display="true" table:show-details="true"/>
                <table:data-pilot-member table:name="10,11" table:display="true" table:show-details="true"/>
                <table:data-pilot-member table:name="10,12" table:display="true" table:show-details="true"/>
                <table:data-pilot-member table:name="10,14" table:display="true" table:show-details="true"/>
                <table:data-pilot-member table:name="10,21" table:display="true" table:show-details="true"/>
                <table:data-pilot-member table:name="10,34" table:display="true" table:show-details="true"/>
                <table:data-pilot-member table:name="10,35" table:display="true" table:show-details="true"/>
                <table:data-pilot-member table:name="10,39" table:display="true" table:show-details="true"/>
                <table:data-pilot-member table:name="10,44" table:display="true" table:show-details="true"/>
                <table:data-pilot-member table:name="10,49" table:display="true" table:show-details="true"/>
                <table:data-pilot-member table:name="10,52" table:display="true" table:show-details="true"/>
                <table:data-pilot-member table:name="10,61" table:display="true" table:show-details="true"/>
                <table:data-pilot-member table:name="10,71" table:display="true" table:show-details="true"/>
                <table:data-pilot-member table:name="10,79" table:display="true" table:show-details="true"/>
                <table:data-pilot-member table:name="10,83" table:display="true" table:show-details="true"/>
                <table:data-pilot-member table:name="10,85" table:display="true" table:show-details="true"/>
                <table:data-pilot-member table:name="10,86" table:display="true" table:show-details="true"/>
                <table:data-pilot-member table:name="10,91" table:display="true" table:show-details="true"/>
                <table:data-pilot-member table:name="10,95" table:display="true" table:show-details="true"/>
                <table:data-pilot-member table:name="11,1" table:display="true" table:show-details="true"/>
                <table:data-pilot-member table:name="11,14" table:display="true" table:show-details="true"/>
                <table:data-pilot-member table:name="11,2" table:display="true" table:show-details="true"/>
                <table:data-pilot-member table:name="11,25" table:display="true" table:show-details="true"/>
                <table:data-pilot-member table:name="11,26" table:display="true" table:show-details="true"/>
                <table:data-pilot-member table:name="11,31" table:display="true" table:show-details="true"/>
                <table:data-pilot-member table:name="11,38" table:display="true" table:show-details="true"/>
                <table:data-pilot-member table:name="11,47" table:display="true" table:show-details="true"/>
                <table:data-pilot-member table:name="11,49" table:display="true" table:show-details="true"/>
                <table:data-pilot-member table:name="11,5" table:display="true" table:show-details="true"/>
                <table:data-pilot-member table:name="11,57" table:display="true" table:show-details="true"/>
                <table:data-pilot-member table:name="11,58" table:display="true" table:show-details="true"/>
                <table:data-pilot-member table:name="11,62" table:display="true" table:show-details="true"/>
                <table:data-pilot-member table:name="11,66" table:display="true" table:show-details="true"/>
                <table:data-pilot-member table:name="11,69" table:display="true" table:show-details="true"/>
                <table:data-pilot-member table:name="11,75" table:display="true" table:show-details="true"/>
                <table:data-pilot-member table:name="11,77" table:display="true" table:show-details="true"/>
                <table:data-pilot-member table:name="11,81" table:display="true" table:show-details="true"/>
                <table:data-pilot-member table:name="11,82" table:display="true" table:show-details="true"/>
                <table:data-pilot-member table:name="11,86" table:display="true" table:show-details="true"/>
                <table:data-pilot-member table:name="11,92" table:display="true" table:show-details="true"/>
                <table:data-pilot-member table:name="11,93" table:display="true" table:show-details="true"/>
                <table:data-pilot-member table:name="11,98" table:display="true" table:show-details="true"/>
                <table:data-pilot-member table:name="11,99" table:display="true" table:show-details="true"/>
                <table:data-pilot-member table:name="12,02" table:display="true" table:show-details="true"/>
                <table:data-pilot-member table:name="12,06" table:display="true" table:show-details="true"/>
                <table:data-pilot-member table:name="12,1" table:display="true" table:show-details="true"/>
                <table:data-pilot-member table:name="12,12" table:display="true" table:show-details="true"/>
                <table:data-pilot-member table:name="12,18" table:display="true" table:show-details="true"/>
                <table:data-pilot-member table:name="12,19" table:display="true" table:show-details="true"/>
                <table:data-pilot-member table:name="12,22" table:display="true" table:show-details="true"/>
                <table:data-pilot-member table:name="12,25" table:display="true" table:show-details="true"/>
                <table:data-pilot-member table:name="12,27" table:display="true" table:show-details="true"/>
                <table:data-pilot-member table:name="12,29" table:display="true" table:show-details="true"/>
                <table:data-pilot-member table:name="12,31" table:display="true" table:show-details="true"/>
                <table:data-pilot-member table:name="12,38" table:display="true" table:show-details="true"/>
                <table:data-pilot-member table:name="12,44" table:display="true" table:show-details="true"/>
                <table:data-pilot-member table:name="12,45" table:display="true" table:show-details="true"/>
                <table:data-pilot-member table:name="12,51" table:display="true" table:show-details="true"/>
                <table:data-pilot-member table:name="12,53" table:display="true" table:show-details="true"/>
                <table:data-pilot-member table:name="12,54" table:display="true" table:show-details="true"/>
                <table:data-pilot-member table:name="12,57" table:display="true" table:show-details="true"/>
                <table:data-pilot-member table:name="12,6" table:display="true" table:show-details="true"/>
                <table:data-pilot-member table:name="12,62" table:display="true" table:show-details="true"/>
                <table:data-pilot-member table:name="12,63" table:display="true" table:show-details="true"/>
                <table:data-pilot-member table:name="12,64" table:display="true" table:show-details="true"/>
                <table:data-pilot-member table:name="12,65" table:display="true" table:show-details="true"/>
                <table:data-pilot-member table:name="12,71" table:display="true" table:show-details="true"/>
                <table:data-pilot-member table:name="12,72" table:display="true" table:show-details="true"/>
                <table:data-pilot-member table:name="12,76" table:display="true" table:show-details="true"/>
                <table:data-pilot-member table:name="12,8" table:display="true" table:show-details="true"/>
                <table:data-pilot-member table:name="12,81" table:display="true" table:show-details="true"/>
                <table:data-pilot-member table:name="12,83" table:display="true" table:show-details="true"/>
                <table:data-pilot-member table:name="12,84" table:display="true" table:show-details="true"/>
                <table:data-pilot-member table:name="12,87" table:display="true" table:show-details="true"/>
                <table:data-pilot-member table:name="12,89" table:display="true" table:show-details="true"/>
                <table:data-pilot-member table:name="12,95" table:display="true" table:show-details="true"/>
                <table:data-pilot-member table:name="12,98" table:display="true" table:show-details="true"/>
                <table:data-pilot-member table:name="12,99" table:display="true" table:show-details="true"/>
                <table:data-pilot-member table:name="13,06" table:display="true" table:show-details="true"/>
                <table:data-pilot-member table:name="13,07" table:display="true" table:show-details="true"/>
                <table:data-pilot-member table:name="13,09" table:display="true" table:show-details="true"/>
                <table:data-pilot-member table:name="13,17" table:display="true" table:show-details="true"/>
                <table:data-pilot-member table:name="13,18" table:display="true" table:show-details="true"/>
                <table:data-pilot-member table:name="13,2" table:display="true" table:show-details="true"/>
                <table:data-pilot-member table:name="13,23" table:display="true" table:show-details="true"/>
                <table:data-pilot-member table:name="13,24" table:display="true" table:show-details="true"/>
                <table:data-pilot-member table:name="13,26" table:display="true" table:show-details="true"/>
                <table:data-pilot-member table:name="13,27" table:display="true" table:show-details="true"/>
                <table:data-pilot-member table:name="13,29" table:display="true" table:show-details="true"/>
                <table:data-pilot-member table:name="13,34" table:display="true" table:show-details="true"/>
                <table:data-pilot-member table:name="13,35" table:display="true" table:show-details="true"/>
                <table:data-pilot-member table:name="13,39" table:display="true" table:show-details="true"/>
                <table:data-pilot-member table:name="13,48" table:display="true" table:show-details="true"/>
                <table:data-pilot-member table:name="13,5" table:display="true" table:show-details="true"/>
                <table:data-pilot-member table:name="13,52" table:display="true" table:show-details="true"/>
                <table:data-pilot-member table:name="13,57" table:display="true" table:show-details="true"/>
                <table:data-pilot-member table:name="13,59" table:display="true" table:show-details="true"/>
                <table:data-pilot-member table:name="13,61" table:display="true" table:show-details="true"/>
                <table:data-pilot-member table:name="13,64" table:display="true" table:show-details="true"/>
                <table:data-pilot-member table:name="13,65" table:display="true" table:show-details="true"/>
                <table:data-pilot-member table:name="13,69" table:display="true" table:show-details="true"/>
                <table:data-pilot-member table:name="13,7" table:display="true" table:show-details="true"/>
                <table:data-pilot-member table:name="13,71" table:display="true" table:show-details="true"/>
                <table:data-pilot-member table:name="13,72" table:display="true" table:show-details="true"/>
                <table:data-pilot-member table:name="13,74" table:display="true" table:show-details="true"/>
                <table:data-pilot-member table:name="13,78" table:display="true" table:show-details="true"/>
                <table:data-pilot-member table:name="13,83" table:display="true" table:show-details="true"/>
                <table:data-pilot-member table:name="13,86" table:display="true" table:show-details="true"/>
                <table:data-pilot-member table:name="13,87" table:display="true" table:show-details="true"/>
                <table:data-pilot-member table:name="13,91" table:display="true" table:show-details="true"/>
                <table:data-pilot-member table:name="13,92" table:display="true" table:show-details="true"/>
                <table:data-pilot-member table:name="13,93" table:display="true" table:show-details="true"/>
                <table:data-pilot-member table:name="13,95" table:display="true" table:show-details="true"/>
                <table:data-pilot-member table:name="14,02" table:display="true" table:show-details="true"/>
                <table:data-pilot-member table:name="14,03" table:display="true" table:show-details="true"/>
                <table:data-pilot-member table:name="14,08" table:display="true" table:show-details="true"/>
                <table:data-pilot-member table:name="14,1" table:display="true" table:show-details="true"/>
                <table:data-pilot-member table:name="14,13" table:display="true" table:show-details="true"/>
                <table:data-pilot-member table:name="14,14" table:display="true" table:show-details="true"/>
                <table:data-pilot-member table:name="14,16" table:display="true" table:show-details="true"/>
                <table:data-pilot-member table:name="14,17" table:display="true" table:show-details="true"/>
                <table:data-pilot-member table:name="14,2" table:display="true" table:show-details="true"/>
                <table:data-pilot-member table:name="14,21" table:display="true" table:show-details="true"/>
                <table:data-pilot-member table:name="14,23" table:display="true" table:show-details="true"/>
                <table:data-pilot-member table:name="14,25" table:display="true" table:show-details="true"/>
                <table:data-pilot-member table:name="14,26" table:display="true" table:show-details="true"/>
                <table:data-pilot-member table:name="14,27" table:display="true" table:show-details="true"/>
                <table:data-pilot-member table:name="14,33" table:display="true" table:show-details="true"/>
                <table:data-pilot-member table:name="14,4" table:display="true" table:show-details="true"/>
                <table:data-pilot-member table:name="14,42" table:display="true" table:show-details="true"/>
                <table:data-pilot-member table:name="14,43" table:display="true" table:show-details="true"/>
                <table:data-pilot-member table:name="14,44" table:display="true" table:show-details="true"/>
                <table:data-pilot-member table:name="14,47" table:display="true" table:show-details="true"/>
                <table:data-pilot-member table:name="14,49" table:display="true" table:show-details="true"/>
                <table:data-pilot-member table:name="14,5" table:display="true" table:show-details="true"/>
                <table:data-pilot-member table:name="14,51" table:display="true" table:show-details="true"/>
                <table:data-pilot-member table:name="14,53" table:display="true" table:show-details="true"/>
                <table:data-pilot-member table:name="14,56" table:display="true" table:show-details="true"/>
                <table:data-pilot-member table:name="14,57" table:display="true" table:show-details="true"/>
                <table:data-pilot-member table:name="14,58" table:display="true" table:show-details="true"/>
                <table:data-pilot-member table:name="14,59" table:display="true" table:show-details="true"/>
                <table:data-pilot-member table:name="14,64" table:display="true" table:show-details="true"/>
                <table:data-pilot-member table:name="14,65" table:display="true" table:show-details="true"/>
                <table:data-pilot-member table:name="14,67" table:display="true" table:show-details="true"/>
                <table:data-pilot-member table:name="14,68" table:display="true" table:show-details="true"/>
                <table:data-pilot-member table:name="14,69" table:display="true" table:show-details="true"/>
                <table:data-pilot-member table:name="14,71" table:display="true" table:show-details="true"/>
                <table:data-pilot-member table:name="14,75" table:display="true" table:show-details="true"/>
                <table:data-pilot-member table:name="14,8" table:display="true" table:show-details="true"/>
                <table:data-pilot-member table:name="14,82" table:display="true" table:show-details="true"/>
                <table:data-pilot-member table:name="14,86" table:display="true" table:show-details="true"/>
                <table:data-pilot-member table:name="14,87" table:display="true" table:show-details="true"/>
                <table:data-pilot-member table:name="14,88" table:display="true" table:show-details="true"/>
                <table:data-pilot-member table:name="14,89" table:display="true" table:show-details="true"/>
                <table:data-pilot-member table:name="14,93" table:display="true" table:show-details="true"/>
                <table:data-pilot-member table:name="14,96" table:display="true" table:show-details="true"/>
                <table:data-pilot-member table:name="14,99" table:display="true" table:show-details="true"/>
                <table:data-pilot-member table:name="15,06" table:display="true" table:show-details="true"/>
                <table:data-pilot-member table:name="15,11" table:display="true" table:show-details="true"/>
                <table:data-pilot-member table:name="15,15" table:display="true" table:show-details="true"/>
                <table:data-pilot-member table:name="15,18" table:display="true" table:show-details="true"/>
                <table:data-pilot-member table:name="15,19" table:display="true" table:show-details="true"/>
                <table:data-pilot-member table:name="15,21" table:display="true" table:show-details="true"/>
                <table:data-pilot-member table:name="15,22" table:display="true" table:show-details="true"/>
                <table:data-pilot-member table:name="15,23" table:display="true" table:show-details="true"/>
                <table:data-pilot-member table:name="15,26" table:display="true" table:show-details="true"/>
                <table:data-pilot-member table:name="15,28" table:display="true" table:show-details="true"/>
                <table:data-pilot-member table:name="15,29" table:display="true" table:show-details="true"/>
                <table:data-pilot-member table:name="15,34" table:display="true" table:show-details="true"/>
                <table:data-pilot-member table:name="15,41" table:display="true" table:show-details="true"/>
                <table:data-pilot-member table:name="15,43" table:display="true" table:show-details="true"/>
                <table:data-pilot-member table:name="15,44" table:display="true" table:show-details="true"/>
                <table:data-pilot-member table:name="15,45" table:display="true" table:show-details="true"/>
                <table:data-pilot-member table:name="15,47" table:display="true" table:show-details="true"/>
                <table:data-pilot-member table:name="15,5" table:display="true" table:show-details="true"/>
                <table:data-pilot-member table:name="15,52" table:display="true" table:show-details="true"/>
                <table:data-pilot-member table:name="15,54" table:display="true" table:show-details="true"/>
                <table:data-pilot-member table:name="15,55" table:display="true" table:show-details="true"/>
                <table:data-pilot-member table:name="15,56" table:display="true" table:show-details="true"/>
                <table:data-pilot-member table:name="15,61" table:display="true" table:show-details="true"/>
                <table:data-pilot-member table:name="15,62" table:display="true" table:show-details="true"/>
                <table:data-pilot-member table:name="15,64" table:display="true" table:show-details="true"/>
                <table:data-pilot-member table:name="15,69" table:display="true" table:show-details="true"/>
                <table:data-pilot-member table:name="15,7" table:display="true" table:show-details="true"/>
                <table:data-pilot-member table:name="15,8" table:display="true" table:show-details="true"/>
                <table:data-pilot-member table:name="15,84" table:display="true" table:show-details="true"/>
                <table:data-pilot-member table:name="15,87" table:display="true" table:show-details="true"/>
                <table:data-pilot-member table:name="15,88" table:display="true" table:show-details="true"/>
                <table:data-pilot-member table:name="15,9" table:display="true" table:show-details="true"/>
                <table:data-pilot-member table:name="15,91" table:display="true" table:show-details="true"/>
                <table:data-pilot-member table:name="15,95" table:display="true" table:show-details="true"/>
                <table:data-pilot-member table:name="15,97" table:display="true" table:show-details="true"/>
                <table:data-pilot-member table:name="15,98" table:display="true" table:show-details="true"/>
                <table:data-pilot-member table:name="16,01" table:display="true" table:show-details="true"/>
                <table:data-pilot-member table:name="16,03" table:display="true" table:show-details="true"/>
                <table:data-pilot-member table:name="16,05" table:display="true" table:show-details="true"/>
                <table:data-pilot-member table:name="16,09" table:display="true" table:show-details="true"/>
                <table:data-pilot-member table:name="16,1" table:display="true" table:show-details="true"/>
                <table:data-pilot-member table:name="16,12" table:display="true" table:show-details="true"/>
                <table:data-pilot-member table:name="16,13" table:display="true" table:show-details="true"/>
                <table:data-pilot-member table:name="16,15" table:display="true" table:show-details="true"/>
                <table:data-pilot-member table:name="16,17" table:display="true" table:show-details="true"/>
                <table:data-pilot-member table:name="16,18" table:display="true" table:show-details="true"/>
                <table:data-pilot-member table:name="16,21" table:display="true" table:show-details="true"/>
                <table:data-pilot-member table:name="16,24" table:display="true" table:show-details="true"/>
                <table:data-pilot-member table:name="16,25" table:display="true" table:show-details="true"/>
                <table:data-pilot-member table:name="16,32" table:display="true" table:show-details="true"/>
                <table:data-pilot-member table:name="16,35" table:display="true" table:show-details="true"/>
                <table:data-pilot-member table:name="16,39" table:display="true" table:show-details="true"/>
                <table:data-pilot-member table:name="16,4" table:display="true" table:show-details="true"/>
                <table:data-pilot-member table:name="16,41" table:display="true" table:show-details="true"/>
                <table:data-pilot-member table:name="16,42" table:display="true" table:show-details="true"/>
                <table:data-pilot-member table:name="16,46" table:display="true" table:show-details="true"/>
                <table:data-pilot-member table:name="16,47" table:display="true" table:show-details="true"/>
                <table:data-pilot-member table:name="16,48" table:display="true" table:show-details="true"/>
                <table:data-pilot-member table:name="16,53" table:display="true" table:show-details="true"/>
                <table:data-pilot-member table:name="16,63" table:display="true" table:show-details="true"/>
                <table:data-pilot-member table:name="16,64" table:display="true" table:show-details="true"/>
                <table:data-pilot-member table:name="16,65" table:display="true" table:show-details="true"/>
                <table:data-pilot-member table:name="16,67" table:display="true" table:show-details="true"/>
                <table:data-pilot-member table:name="16,69" table:display="true" table:show-details="true"/>
                <table:data-pilot-member table:name="16,7" table:display="true" table:show-details="true"/>
                <table:data-pilot-member table:name="16,72" table:display="true" table:show-details="true"/>
                <table:data-pilot-member table:name="16,77" table:display="true" table:show-details="true"/>
                <table:data-pilot-member table:name="16,78" table:display="true" table:show-details="true"/>
                <table:data-pilot-member table:name="16,79" table:display="true" table:show-details="true"/>
                <table:data-pilot-member table:name="16,8" table:display="true" table:show-details="true"/>
                <table:data-pilot-member table:name="16,85" table:display="true" table:show-details="true"/>
                <table:data-pilot-member table:name="16,87" table:display="true" table:show-details="true"/>
                <table:data-pilot-member table:name="16,9" table:display="true" table:show-details="true"/>
                <table:data-pilot-member table:name="16,91" table:display="true" table:show-details="true"/>
                <table:data-pilot-member table:name="16,92" table:display="true" table:show-details="true"/>
                <table:data-pilot-member table:name="16,93" table:display="true" table:show-details="true"/>
                <table:data-pilot-member table:name="16,95" table:display="true" table:show-details="true"/>
                <table:data-pilot-member table:name="16,96" table:display="true" table:show-details="true"/>
                <table:data-pilot-member table:name="16,97" table:display="true" table:show-details="true"/>
                <table:data-pilot-member table:name="16,99" table:display="true" table:show-details="true"/>
                <table:data-pilot-member table:name="17,02" table:display="true" table:show-details="true"/>
                <table:data-pilot-member table:name="17,03" table:display="true" table:show-details="true"/>
                <table:data-pilot-member table:name="17,06" table:display="true" table:show-details="true"/>
                <table:data-pilot-member table:name="17,07" table:display="true" table:show-details="true"/>
                <table:data-pilot-member table:name="17,09" table:display="true" table:show-details="true"/>
                <table:data-pilot-member table:name="17,11" table:display="true" table:show-details="true"/>
                <table:data-pilot-member table:name="17,12" table:display="true" table:show-details="true"/>
                <table:data-pilot-member table:name="17,14" table:display="true" table:show-details="true"/>
                <table:data-pilot-member table:name="17,18" table:display="true" table:show-details="true"/>
                <table:data-pilot-member table:name="17,2" table:display="true" table:show-details="true"/>
                <table:data-pilot-member table:name="17,22" table:display="true" table:show-details="true"/>
                <table:data-pilot-member table:name="17,24" table:display="true" table:show-details="true"/>
                <table:data-pilot-member table:name="17,26" table:display="true" table:show-details="true"/>
                <table:data-pilot-member table:name="17,27" table:display="true" table:show-details="true"/>
                <table:data-pilot-member table:name="17,3" table:display="true" table:show-details="true"/>
                <table:data-pilot-member table:name="17,31" table:display="true" table:show-details="true"/>
                <table:data-pilot-member table:name="17,34" table:display="true" table:show-details="true"/>
                <table:data-pilot-member table:name="17,36" table:display="true" table:show-details="true"/>
                <table:data-pilot-member table:name="17,42" table:display="true" table:show-details="true"/>
                <table:data-pilot-member table:name="17,43" table:display="true" table:show-details="true"/>
                <table:data-pilot-member table:name="17,46" table:display="true" table:show-details="true"/>
                <table:data-pilot-member table:name="17,47" table:display="true" table:show-details="true"/>
                <table:data-pilot-member table:name="17,48" table:display="true" table:show-details="true"/>
                <table:data-pilot-member table:name="17,5" table:display="true" table:show-details="true"/>
                <table:data-pilot-member table:name="17,53" table:display="true" table:show-details="true"/>
                <table:data-pilot-member table:name="17,55" table:display="true" table:show-details="true"/>
                <table:data-pilot-member table:name="17,58" table:display="true" table:show-details="true"/>
                <table:data-pilot-member table:name="17,6" table:display="true" table:show-details="true"/>
                <table:data-pilot-member table:name="17,65" table:display="true" table:show-details="true"/>
                <table:data-pilot-member table:name="17,66" table:display="true" table:show-details="true"/>
                <table:data-pilot-member table:name="17,67" table:display="true" table:show-details="true"/>
                <table:data-pilot-member table:name="17,7" table:display="true" table:show-details="true"/>
                <table:data-pilot-member table:name="17,71" table:display="true" table:show-details="true"/>
                <table:data-pilot-member table:name="17,72" table:display="true" table:show-details="true"/>
                <table:data-pilot-member table:name="17,73" table:display="true" table:show-details="true"/>
                <table:data-pilot-member table:name="17,74" table:display="true" table:show-details="true"/>
                <table:data-pilot-member table:name="17,76" table:display="true" table:show-details="true"/>
                <table:data-pilot-member table:name="17,77" table:display="true" table:show-details="true"/>
                <table:data-pilot-member table:name="17,78" table:display="true" table:show-details="true"/>
                <table:data-pilot-member table:name="17,82" table:display="true" table:show-details="true"/>
                <table:data-pilot-member table:name="17,84" table:display="true" table:show-details="true"/>
                <table:data-pilot-member table:name="17,85" table:display="true" table:show-details="true"/>
                <table:data-pilot-member table:name="17,86" table:display="true" table:show-details="true"/>
                <table:data-pilot-member table:name="17,9" table:display="true" table:show-details="true"/>
                <table:data-pilot-member table:name="17,91" table:display="true" table:show-details="true"/>
                <table:data-pilot-member table:name="17,92" table:display="true" table:show-details="true"/>
                <table:data-pilot-member table:name="17,93" table:display="true" table:show-details="true"/>
                <table:data-pilot-member table:name="17,94" table:display="true" table:show-details="true"/>
                <table:data-pilot-member table:name="17,99" table:display="true" table:show-details="true"/>
                <table:data-pilot-member table:name="18,01" table:display="true" table:show-details="true"/>
                <table:data-pilot-member table:name="18,02" table:display="true" table:show-details="true"/>
                <table:data-pilot-member table:name="18,08" table:display="true" table:show-details="true"/>
                <table:data-pilot-member table:name="18,09" table:display="true" table:show-details="true"/>
                <table:data-pilot-member table:name="18,11" table:display="true" table:show-details="true"/>
                <table:data-pilot-member table:name="18,12" table:display="true" table:show-details="true"/>
                <table:data-pilot-member table:name="18,14" table:display="true" table:show-details="true"/>
                <table:data-pilot-member table:name="18,16" table:display="true" table:show-details="true"/>
                <table:data-pilot-member table:name="18,17" table:display="true" table:show-details="true"/>
                <table:data-pilot-member table:name="18,18" table:display="true" table:show-details="true"/>
                <table:data-pilot-member table:name="18,2" table:display="true" table:show-details="true"/>
                <table:data-pilot-member table:name="18,25" table:display="true" table:show-details="true"/>
                <table:data-pilot-member table:name="18,26" table:display="true" table:show-details="true"/>
                <table:data-pilot-member table:name="18,29" table:display="true" table:show-details="true"/>
                <table:data-pilot-member table:name="18,33" table:display="true" table:show-details="true"/>
                <table:data-pilot-member table:name="18,35" table:display="true" table:show-details="true"/>
                <table:data-pilot-member table:name="18,38" table:display="true" table:show-details="true"/>
                <table:data-pilot-member table:name="18,39" table:display="true" table:show-details="true"/>
                <table:data-pilot-member table:name="18,4" table:display="true" table:show-details="true"/>
                <table:data-pilot-member table:name="18,43" table:display="true" table:show-details="true"/>
                <table:data-pilot-member table:name="18,47" table:display="true" table:show-details="true"/>
                <table:data-pilot-member table:name="18,48" table:display="true" table:show-details="true"/>
                <table:data-pilot-member table:name="18,49" table:display="true" table:show-details="true"/>
                <table:data-pilot-member table:name="18,51" table:display="true" table:show-details="true"/>
                <table:data-pilot-member table:name="18,52" table:display="true" table:show-details="true"/>
                <table:data-pilot-member table:name="18,55" table:display="true" table:show-details="true"/>
                <table:data-pilot-member table:name="18,57" table:display="true" table:show-details="true"/>
                <table:data-pilot-member table:name="18,6" table:display="true" table:show-details="true"/>
                <table:data-pilot-member table:name="18,61" table:display="true" table:show-details="true"/>
                <table:data-pilot-member table:name="18,62" table:display="true" table:show-details="true"/>
                <table:data-pilot-member table:name="18,67" table:display="true" table:show-details="true"/>
                <table:data-pilot-member table:name="18,7" table:display="true" table:show-details="true"/>
                <table:data-pilot-member table:name="18,71" table:display="true" table:show-details="true"/>
                <table:data-pilot-member table:name="18,72" table:display="true" table:show-details="true"/>
                <table:data-pilot-member table:name="18,74" table:display="true" table:show-details="true"/>
                <table:data-pilot-member table:name="18,75" table:display="true" table:show-details="true"/>
                <table:data-pilot-member table:name="18,78" table:display="true" table:show-details="true"/>
                <table:data-pilot-member table:name="18,8" table:display="true" table:show-details="true"/>
                <table:data-pilot-member table:name="18,83" table:display="true" table:show-details="true"/>
                <table:data-pilot-member table:name="18,85" table:display="true" table:show-details="true"/>
                <table:data-pilot-member table:name="18,86" table:display="true" table:show-details="true"/>
                <table:data-pilot-member table:name="18,88" table:display="true" table:show-details="true"/>
                <table:data-pilot-member table:name="18,89" table:display="true" table:show-details="true"/>
                <table:data-pilot-member table:name="18,9" table:display="true" table:show-details="true"/>
                <table:data-pilot-member table:name="18,94" table:display="true" table:show-details="true"/>
                <table:data-pilot-member table:name="18,95" table:display="true" table:show-details="true"/>
                <table:data-pilot-member table:name="18,96" table:display="true" table:show-details="true"/>
                <table:data-pilot-member table:name="18,97" table:display="true" table:show-details="true"/>
                <table:data-pilot-member table:name="18,98" table:display="true" table:show-details="true"/>
                <table:data-pilot-member table:name="18,99" table:display="true" table:show-details="true"/>
                <table:data-pilot-member table:name="19,01" table:display="true" table:show-details="true"/>
                <table:data-pilot-member table:name="19,02" table:display="true" table:show-details="true"/>
                <table:data-pilot-member table:name="19,05" table:display="true" table:show-details="true"/>
                <table:data-pilot-member table:name="19,06" table:display="true" table:show-details="true"/>
                <table:data-pilot-member table:name="19,07" table:display="true" table:show-details="true"/>
                <table:data-pilot-member table:name="19,08" table:display="true" table:show-details="true"/>
                <table:data-pilot-member table:name="19,13" table:display="true" table:show-details="true"/>
                <table:data-pilot-member table:name="19,14" table:display="true" table:show-details="true"/>
                <table:data-pilot-member table:name="19,16" table:display="true" table:show-details="true"/>
                <table:data-pilot-member table:name="19,18" table:display="true" table:show-details="true"/>
                <table:data-pilot-member table:name="19,21" table:display="true" table:show-details="true"/>
                <table:data-pilot-member table:name="19,23" table:display="true" table:show-details="true"/>
                <table:data-pilot-member table:name="19,24" table:display="true" table:show-details="true"/>
                <table:data-pilot-member table:name="19,27" table:display="true" table:show-details="true"/>
                <table:data-pilot-member table:name="19,28" table:display="true" table:show-details="true"/>
                <table:data-pilot-member table:name="19,3" table:display="true" table:show-details="true"/>
                <table:data-pilot-member table:name="19,32" table:display="true" table:show-details="true"/>
                <table:data-pilot-member table:name="19,37" table:display="true" table:show-details="true"/>
                <table:data-pilot-member table:name="19,38" table:display="true" table:show-details="true"/>
                <table:data-pilot-member table:name="19,39" table:display="true" table:show-details="true"/>
                <table:data-pilot-member table:name="19,4" table:display="true" table:show-details="true"/>
                <table:data-pilot-member table:name="19,41" table:display="true" table:show-details="true"/>
                <table:data-pilot-member table:name="19,43" table:display="true" table:show-details="true"/>
                <table:data-pilot-member table:name="19,46" table:display="true" table:show-details="true"/>
                <table:data-pilot-member table:name="19,5" table:display="true" table:show-details="true"/>
                <table:data-pilot-member table:name="19,58" table:display="true" table:show-details="true"/>
                <table:data-pilot-member table:name="19,59" table:display="true" table:show-details="true"/>
                <table:data-pilot-member table:name="19,64" table:display="true" table:show-details="true"/>
                <table:data-pilot-member table:name="19,66" table:display="true" table:show-details="true"/>
                <table:data-pilot-member table:name="19,68" table:display="true" table:show-details="true"/>
                <table:data-pilot-member table:name="19,69" table:display="true" table:show-details="true"/>
                <table:data-pilot-member table:name="19,7" table:display="true" table:show-details="true"/>
                <table:data-pilot-member table:name="19,73" table:display="true" table:show-details="true"/>
                <table:data-pilot-member table:name="19,74" table:display="true" table:show-details="true"/>
                <table:data-pilot-member table:name="19,75" table:display="true" table:show-details="true"/>
                <table:data-pilot-member table:name="19,77" table:display="true" table:show-details="true"/>
                <table:data-pilot-member table:name="19,78" table:display="true" table:show-details="true"/>
                <table:data-pilot-member table:name="19,8" table:display="true" table:show-details="true"/>
                <table:data-pilot-member table:name="19,82" table:display="true" table:show-details="true"/>
                <table:data-pilot-member table:name="19,84" table:display="true" table:show-details="true"/>
                <table:data-pilot-member table:name="19,85" table:display="true" table:show-details="true"/>
                <table:data-pilot-member table:name="19,86" table:display="true" table:show-details="true"/>
                <table:data-pilot-member table:name="19,87" table:display="true" table:show-details="true"/>
                <table:data-pilot-member table:name="19,9" table:display="true" table:show-details="true"/>
                <table:data-pilot-member table:name="19,91" table:display="true" table:show-details="true"/>
                <table:data-pilot-member table:name="19,96" table:display="true" table:show-details="true"/>
                <table:data-pilot-member table:name="19,98" table:display="true" table:show-details="true"/>
                <table:data-pilot-member table:name="19,99" table:display="true" table:show-details="true"/>
                <table:data-pilot-member table:name="2,65" table:display="true" table:show-details="true"/>
                <table:data-pilot-member table:name="20,02" table:display="true" table:show-details="true"/>
                <table:data-pilot-member table:name="20,03" table:display="true" table:show-details="true"/>
                <table:data-pilot-member table:name="20,04" table:display="true" table:show-details="true"/>
                <table:data-pilot-member table:name="20,05" table:display="true" table:show-details="true"/>
                <table:data-pilot-member table:name="20,06" table:display="true" table:show-details="true"/>
                <table:data-pilot-member table:name="20,07" table:display="true" table:show-details="true"/>
                <table:data-pilot-member table:name="20,12" table:display="true" table:show-details="true"/>
                <table:data-pilot-member table:name="20,15" table:display="true" table:show-details="true"/>
                <table:data-pilot-member table:name="20,2" table:display="true" table:show-details="true"/>
                <table:data-pilot-member table:name="20,22" table:display="true" table:show-details="true"/>
                <table:data-pilot-member table:name="20,23" table:display="true" table:show-details="true"/>
                <table:data-pilot-member table:name="20,24" table:display="true" table:show-details="true"/>
                <table:data-pilot-member table:name="20,26" table:display="true" table:show-details="true"/>
                <table:data-pilot-member table:name="20,27" table:display="true" table:show-details="true"/>
                <table:data-pilot-member table:name="20,28" table:display="true" table:show-details="true"/>
                <table:data-pilot-member table:name="20,37" table:display="true" table:show-details="true"/>
                <table:data-pilot-member table:name="20,41" table:display="true" table:show-details="true"/>
                <table:data-pilot-member table:name="20,43" table:display="true" table:show-details="true"/>
                <table:data-pilot-member table:name="20,45" table:display="true" table:show-details="true"/>
                <table:data-pilot-member table:name="20,47" table:display="true" table:show-details="true"/>
                <table:data-pilot-member table:name="20,49" table:display="true" table:show-details="true"/>
                <table:data-pilot-member table:name="20,52" table:display="true" table:show-details="true"/>
                <table:data-pilot-member table:name="20,56" table:display="true" table:show-details="true"/>
                <table:data-pilot-member table:name="20,57" table:display="true" table:show-details="true"/>
                <table:data-pilot-member table:name="20,58" table:display="true" table:show-details="true"/>
                <table:data-pilot-member table:name="20,6" table:display="true" table:show-details="true"/>
                <table:data-pilot-member table:name="20,61" table:display="true" table:show-details="true"/>
                <table:data-pilot-member table:name="20,62" table:display="true" table:show-details="true"/>
                <table:data-pilot-member table:name="20,64" table:display="true" table:show-details="true"/>
                <table:data-pilot-member table:name="20,65" table:display="true" table:show-details="true"/>
                <table:data-pilot-member table:name="20,67" table:display="true" table:show-details="true"/>
                <table:data-pilot-member table:name="20,73" table:display="true" table:show-details="true"/>
                <table:data-pilot-member table:name="20,76" table:display="true" table:show-details="true"/>
                <table:data-pilot-member table:name="20,77" table:display="true" table:show-details="true"/>
                <table:data-pilot-member table:name="20,78" table:display="true" table:show-details="true"/>
                <table:data-pilot-member table:name="20,8" table:display="true" table:show-details="true"/>
                <table:data-pilot-member table:name="20,83" table:display="true" table:show-details="true"/>
                <table:data-pilot-member table:name="20,88" table:display="true" table:show-details="true"/>
                <table:data-pilot-member table:name="20,92" table:display="true" table:show-details="true"/>
                <table:data-pilot-member table:name="20,95" table:display="true" table:show-details="true"/>
                <table:data-pilot-member table:name="21,02" table:display="true" table:show-details="true"/>
                <table:data-pilot-member table:name="21,07" table:display="true" table:show-details="true"/>
                <table:data-pilot-member table:name="21,08" table:display="true" table:show-details="true"/>
                <table:data-pilot-member table:name="21,14" table:display="true" table:show-details="true"/>
                <table:data-pilot-member table:name="21,18" table:display="true" table:show-details="true"/>
                <table:data-pilot-member table:name="21,23" table:display="true" table:show-details="true"/>
                <table:data-pilot-member table:name="21,24" table:display="true" table:show-details="true"/>
                <table:data-pilot-member table:name="21,25" table:display="true" table:show-details="true"/>
                <table:data-pilot-member table:name="21,28" table:display="true" table:show-details="true"/>
                <table:data-pilot-member table:name="21,3" table:display="true" table:show-details="true"/>
                <table:data-pilot-member table:name="21,31" table:display="true" table:show-details="true"/>
                <table:data-pilot-member table:name="21,33" table:display="true" table:show-details="true"/>
                <table:data-pilot-member table:name="21,34" table:display="true" table:show-details="true"/>
                <table:data-pilot-member table:name="21,39" table:display="true" table:show-details="true"/>
                <table:data-pilot-member table:name="21,42" table:display="true" table:show-details="true"/>
                <table:data-pilot-member table:name="21,45" table:display="true" table:show-details="true"/>
                <table:data-pilot-member table:name="21,54" table:display="true" table:show-details="true"/>
                <table:data-pilot-member table:name="21,68" table:display="true" table:show-details="true"/>
                <table:data-pilot-member table:name="21,71" table:display="true" table:show-details="true"/>
                <table:data-pilot-member table:name="21,75" table:display="true" table:show-details="true"/>
                <table:data-pilot-member table:name="21,79" table:display="true" table:show-details="true"/>
                <table:data-pilot-member table:name="21,81" table:display="true" table:show-details="true"/>
                <table:data-pilot-member table:name="21,82" table:display="true" table:show-details="true"/>
                <table:data-pilot-member table:name="21,83" table:display="true" table:show-details="true"/>
                <table:data-pilot-member table:name="21,86" table:display="true" table:show-details="true"/>
                <table:data-pilot-member table:name="21,89" table:display="true" table:show-details="true"/>
                <table:data-pilot-member table:name="21,96" table:display="true" table:show-details="true"/>
                <table:data-pilot-member table:name="21,99" table:display="true" table:show-details="true"/>
                <table:data-pilot-member table:name="22,01" table:display="true" table:show-details="true"/>
                <table:data-pilot-member table:name="22,02" table:display="true" table:show-details="true"/>
                <table:data-pilot-member table:name="22,14" table:display="true" table:show-details="true"/>
                <table:data-pilot-member table:name="22,23" table:display="true" table:show-details="true"/>
                <table:data-pilot-member table:name="22,24" table:display="true" table:show-details="true"/>
                <table:data-pilot-member table:name="22,27" table:display="true" table:show-details="true"/>
                <table:data-pilot-member table:name="22,3" table:display="true" table:show-details="true"/>
                <table:data-pilot-member table:name="22,37" table:display="true" table:show-details="true"/>
                <table:data-pilot-member table:name="22,38" table:display="true" table:show-details="true"/>
                <table:data-pilot-member table:name="22,47" table:display="true" table:show-details="true"/>
                <table:data-pilot-member table:name="22,49" table:display="true" table:show-details="true"/>
                <table:data-pilot-member table:name="22,5" table:display="true" table:show-details="true"/>
                <table:data-pilot-member table:name="22,52" table:display="true" table:show-details="true"/>
                <table:data-pilot-member table:name="22,65" table:display="true" table:show-details="true"/>
                <table:data-pilot-member table:name="22,7" table:display="true" table:show-details="true"/>
                <table:data-pilot-member table:name="22,72" table:display="true" table:show-details="true"/>
                <table:data-pilot-member table:name="22,76" table:display="true" table:show-details="true"/>
                <table:data-pilot-member table:name="22,87" table:display="true" table:show-details="true"/>
                <table:data-pilot-member table:name="22,89" table:display="true" table:show-details="true"/>
                <table:data-pilot-member table:name="22,93" table:display="true" table:show-details="true"/>
                <table:data-pilot-member table:name="22,94" table:display="true" table:show-details="true"/>
                <table:data-pilot-member table:name="22,99" table:display="true" table:show-details="true"/>
                <table:data-pilot-member table:name="23,04" table:display="true" table:show-details="true"/>
                <table:data-pilot-member table:name="23,09" table:display="true" table:show-details="true"/>
                <table:data-pilot-member table:name="23,1" table:display="true" table:show-details="true"/>
                <table:data-pilot-member table:name="23,17" table:display="true" table:show-details="true"/>
                <table:data-pilot-member table:name="23,2" table:display="true" table:show-details="true"/>
                <table:data-pilot-member table:name="23,22" table:display="true" table:show-details="true"/>
                <table:data-pilot-member table:name="23,29" table:display="true" table:show-details="true"/>
                <table:data-pilot-member table:name="23,42" table:display="true" table:show-details="true"/>
                <table:data-pilot-member table:name="23,45" table:display="true" table:show-details="true"/>
                <table:data-pilot-member table:name="23,47" table:display="true" table:show-details="true"/>
                <table:data-pilot-member table:name="23,49" table:display="true" table:show-details="true"/>
                <table:data-pilot-member table:name="23,5" table:display="true" table:show-details="true"/>
                <table:data-pilot-member table:name="23,51" table:display="true" table:show-details="true"/>
                <table:data-pilot-member table:name="23,55" table:display="true" table:show-details="true"/>
                <table:data-pilot-member table:name="23,58" table:display="true" table:show-details="true"/>
                <table:data-pilot-member table:name="23,63" table:display="true" table:show-details="true"/>
                <table:data-pilot-member table:name="23,65" table:display="true" table:show-details="true"/>
                <table:data-pilot-member table:name="23,74" table:display="true" table:show-details="true"/>
                <table:data-pilot-member table:name="23,76" table:display="true" table:show-details="true"/>
                <table:data-pilot-member table:name="23,83" table:display="true" table:show-details="true"/>
                <table:data-pilot-member table:name="23,94" table:display="true" table:show-details="true"/>
                <table:data-pilot-member table:name="24,05" table:display="true" table:show-details="true"/>
                <table:data-pilot-member table:name="24,07" table:display="true" table:show-details="true"/>
                <table:data-pilot-member table:name="24,08" table:display="true" table:show-details="true"/>
                <table:data-pilot-member table:name="24,15" table:display="true" table:show-details="true"/>
                <table:data-pilot-member table:name="24,17" table:display="true" table:show-details="true"/>
                <table:data-pilot-member table:name="24,28" table:display="true" table:show-details="true"/>
                <table:data-pilot-member table:name="24,34" table:display="true" table:show-details="true"/>
                <table:data-pilot-member table:name="24,42" table:display="true" table:show-details="true"/>
                <table:data-pilot-member table:name="24,43" table:display="true" table:show-details="true"/>
                <table:data-pilot-member table:name="24,45" table:display="true" table:show-details="true"/>
                <table:data-pilot-member table:name="24,51" table:display="true" table:show-details="true"/>
                <table:data-pilot-member table:name="24,56" table:display="true" table:show-details="true"/>
                <table:data-pilot-member table:name="24,58" table:display="true" table:show-details="true"/>
                <table:data-pilot-member table:name="24,6" table:display="true" table:show-details="true"/>
                <table:data-pilot-member table:name="24,85" table:display="true" table:show-details="true"/>
                <table:data-pilot-member table:name="25,05" table:display="true" table:show-details="true"/>
                <table:data-pilot-member table:name="25,13" table:display="true" table:show-details="true"/>
                <table:data-pilot-member table:name="25,17" table:display="true" table:show-details="true"/>
                <table:data-pilot-member table:name="25,23" table:display="true" table:show-details="true"/>
                <table:data-pilot-member table:name="25,25" table:display="true" table:show-details="true"/>
                <table:data-pilot-member table:name="25,31" table:display="true" table:show-details="true"/>
                <table:data-pilot-member table:name="25,33" table:display="true" table:show-details="true"/>
                <table:data-pilot-member table:name="25,49" table:display="true" table:show-details="true"/>
                <table:data-pilot-member table:name="25,54" table:display="true" table:show-details="true"/>
                <table:data-pilot-member table:name="25,61" table:display="true" table:show-details="true"/>
                <table:data-pilot-member table:name="25,63" table:display="true" table:show-details="true"/>
                <table:data-pilot-member table:name="25,79" table:display="true" table:show-details="true"/>
                <table:data-pilot-member table:name="25,82" table:display="true" table:show-details="true"/>
                <table:data-pilot-member table:name="25,86" table:display="true" table:show-details="true"/>
                <table:data-pilot-member table:name="25,87" table:display="true" table:show-details="true"/>
                <table:data-pilot-member table:name="26,02" table:display="true" table:show-details="true"/>
                <table:data-pilot-member table:name="26,08" table:display="true" table:show-details="true"/>
                <table:data-pilot-member table:name="26,11" table:display="true" table:show-details="true"/>
                <table:data-pilot-member table:name="26,24" table:display="true" table:show-details="true"/>
                <table:data-pilot-member table:name="26,35" table:display="true" table:show-details="true"/>
                <table:data-pilot-member table:name="26,51" table:display="true" table:show-details="true"/>
                <table:data-pilot-member table:name="26,68" table:display="true" table:show-details="true"/>
                <table:data-pilot-member table:name="26,77" table:display="true" table:show-details="true"/>
                <table:data-pilot-member table:name="26,8" table:display="true" table:show-details="true"/>
                <table:data-pilot-member table:name="26,89" table:display="true" table:show-details="true"/>
                <table:data-pilot-member table:name="26,95" table:display="true" table:show-details="true"/>
                <table:data-pilot-member table:name="27,14" table:display="true" table:show-details="true"/>
                <table:data-pilot-member table:name="27,39" table:display="true" table:show-details="true"/>
                <table:data-pilot-member table:name="27,6" table:display="true" table:show-details="true"/>
                <table:data-pilot-member table:name="27,61" table:display="true" table:show-details="true"/>
                <table:data-pilot-member table:name="29,66" table:display="true" table:show-details="true"/>
                <table:data-pilot-member table:name="29,79" table:display="true" table:show-details="true"/>
                <table:data-pilot-member table:name="29,83" table:display="true" table:show-details="true"/>
                <table:data-pilot-member table:name="30,11" table:display="true" table:show-details="true"/>
                <table:data-pilot-member table:name="30,75" table:display="true" table:show-details="true"/>
                <table:data-pilot-member table:name="30,91" table:display="true" table:show-details="true"/>
                <table:data-pilot-member table:name="4,02" table:display="true" table:show-details="true"/>
                <table:data-pilot-member table:name="5,65" table:display="true" table:show-details="true"/>
                <table:data-pilot-member table:name="6,04" table:display="true" table:show-details="true"/>
                <table:data-pilot-member table:name="6,43" table:display="true" table:show-details="true"/>
                <table:data-pilot-member table:name="6,74" table:display="true" table:show-details="true"/>
                <table:data-pilot-member table:name="6,85" table:display="true" table:show-details="true"/>
                <table:data-pilot-member table:name="6,89" table:display="true" table:show-details="true"/>
                <table:data-pilot-member table:name="7,38" table:display="true" table:show-details="true"/>
                <table:data-pilot-member table:name="7,45" table:display="true" table:show-details="true"/>
                <table:data-pilot-member table:name="7,46" table:display="true" table:show-details="true"/>
                <table:data-pilot-member table:name="7,52" table:display="true" table:show-details="true"/>
                <table:data-pilot-member table:name="7,59" table:display="true" table:show-details="true"/>
                <table:data-pilot-member table:name="7,63" table:display="true" table:show-details="true"/>
                <table:data-pilot-member table:name="8,23" table:display="true" table:show-details="true"/>
                <table:data-pilot-member table:name="8,42" table:display="true" table:show-details="true"/>
                <table:data-pilot-member table:name="8,81" table:display="true" table:show-details="true"/>
                <table:data-pilot-member table:name="8,97" table:display="true" table:show-details="true"/>
                <table:data-pilot-member table:name="8,98" table:display="true" table:show-details="true"/>
                <table:data-pilot-member table:name="9,03" table:display="true" table:show-details="true"/>
                <table:data-pilot-member table:name="9,05" table:display="true" table:show-details="true"/>
                <table:data-pilot-member table:name="9,38" table:display="true" table:show-details="true"/>
                <table:data-pilot-member table:name="9,44" table:display="true" table:show-details="true"/>
                <table:data-pilot-member table:name="9,55" table:display="true" table:show-details="true"/>
                <table:data-pilot-member table:name="9,58" table:display="true" table:show-details="true"/>
                <table:data-pilot-member table:name="9,61" table:display="true" table:show-details="true"/>
                <table:data-pilot-member table:name="9,75" table:display="true" table:show-details="true"/>
                <table:data-pilot-member table:name="9,77" table:display="true" table:show-details="true"/>
                <table:data-pilot-member table:name="9,79" table:display="true" table:show-details="true"/>
                <table:data-pilot-member table:name="9,83" table:display="true" table:show-details="true"/>
                <table:data-pilot-member table:name="9,89" table:display="true" table:show-details="true"/>
                <table:data-pilot-member table:name="9,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ночная_стоимость" table:orientation="data" table:used-hierarchy="0" table:function="average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10" table:display="true" table:show-details="true"/>
                <table:data-pilot-member table:name="10,01" table:display="true" table:show-details="true"/>
                <table:data-pilot-member table:name="10,03" table:display="true" table:show-details="true"/>
                <table:data-pilot-member table:name="10,05" table:display="true" table:show-details="true"/>
                <table:data-pilot-member table:name="10,06" table:display="true" table:show-details="true"/>
                <table:data-pilot-member table:name="10,08" table:display="true" table:show-details="true"/>
                <table:data-pilot-member table:name="10,09" table:display="true" table:show-details="true"/>
                <table:data-pilot-member table:name="10,1" table:display="true" table:show-details="true"/>
                <table:data-pilot-member table:name="10,13" table:display="true" table:show-details="true"/>
                <table:data-pilot-member table:name="10,15" table:display="true" table:show-details="true"/>
                <table:data-pilot-member table:name="10,16" table:display="true" table:show-details="true"/>
                <table:data-pilot-member table:name="10,17" table:display="true" table:show-details="true"/>
                <table:data-pilot-member table:name="10,2" table:display="true" table:show-details="true"/>
                <table:data-pilot-member table:name="10,21" table:display="true" table:show-details="true"/>
                <table:data-pilot-member table:name="10,22" table:display="true" table:show-details="true"/>
                <table:data-pilot-member table:name="10,23" table:display="true" table:show-details="true"/>
                <table:data-pilot-member table:name="10,24" table:display="true" table:show-details="true"/>
                <table:data-pilot-member table:name="10,25" table:display="true" table:show-details="true"/>
                <table:data-pilot-member table:name="10,26" table:display="true" table:show-details="true"/>
                <table:data-pilot-member table:name="10,27" table:display="true" table:show-details="true"/>
                <table:data-pilot-member table:name="10,28" table:display="true" table:show-details="true"/>
                <table:data-pilot-member table:name="10,29" table:display="true" table:show-details="true"/>
                <table:data-pilot-member table:name="10,31" table:display="true" table:show-details="true"/>
                <table:data-pilot-member table:name="10,32" table:display="true" table:show-details="true"/>
                <table:data-pilot-member table:name="10,33" table:display="true" table:show-details="true"/>
                <table:data-pilot-member table:name="10,34" table:display="true" table:show-details="true"/>
                <table:data-pilot-member table:name="10,35" table:display="true" table:show-details="true"/>
                <table:data-pilot-member table:name="10,36" table:display="true" table:show-details="true"/>
                <table:data-pilot-member table:name="10,37" table:display="true" table:show-details="true"/>
                <table:data-pilot-member table:name="10,41" table:display="true" table:show-details="true"/>
                <table:data-pilot-member table:name="10,44" table:display="true" table:show-details="true"/>
                <table:data-pilot-member table:name="10,45" table:display="true" table:show-details="true"/>
                <table:data-pilot-member table:name="10,46" table:display="true" table:show-details="true"/>
                <table:data-pilot-member table:name="10,47" table:display="true" table:show-details="true"/>
                <table:data-pilot-member table:name="10,48" table:display="true" table:show-details="true"/>
                <table:data-pilot-member table:name="10,49" table:display="true" table:show-details="true"/>
                <table:data-pilot-member table:name="10,51" table:display="true" table:show-details="true"/>
                <table:data-pilot-member table:name="10,52" table:display="true" table:show-details="true"/>
                <table:data-pilot-member table:name="10,53" table:display="true" table:show-details="true"/>
                <table:data-pilot-member table:name="10,54" table:display="true" table:show-details="true"/>
                <table:data-pilot-member table:name="10,55" table:display="true" table:show-details="true"/>
                <table:data-pilot-member table:name="10,57" table:display="true" table:show-details="true"/>
                <table:data-pilot-member table:name="10,59" table:display="true" table:show-details="true"/>
                <table:data-pilot-member table:name="10,6" table:display="true" table:show-details="true"/>
                <table:data-pilot-member table:name="10,61" table:display="true" table:show-details="true"/>
                <table:data-pilot-member table:name="10,62" table:display="true" table:show-details="true"/>
                <table:data-pilot-member table:name="10,64" table:display="true" table:show-details="true"/>
                <table:data-pilot-member table:name="10,65" table:display="true" table:show-details="true"/>
                <table:data-pilot-member table:name="10,67" table:display="true" table:show-details="true"/>
                <table:data-pilot-member table:name="10,69" table:display="true" table:show-details="true"/>
                <table:data-pilot-member table:name="10,7" table:display="true" table:show-details="true"/>
                <table:data-pilot-member table:name="10,71" table:display="true" table:show-details="true"/>
                <table:data-pilot-member table:name="10,72" table:display="true" table:show-details="true"/>
                <table:data-pilot-member table:name="10,73" table:display="true" table:show-details="true"/>
                <table:data-pilot-member table:name="10,74" table:display="true" table:show-details="true"/>
                <table:data-pilot-member table:name="10,76" table:display="true" table:show-details="true"/>
                <table:data-pilot-member table:name="10,77" table:display="true" table:show-details="true"/>
                <table:data-pilot-member table:name="10,8" table:display="true" table:show-details="true"/>
                <table:data-pilot-member table:name="10,81" table:display="true" table:show-details="true"/>
                <table:data-pilot-member table:name="10,82" table:display="true" table:show-details="true"/>
                <table:data-pilot-member table:name="10,85" table:display="true" table:show-details="true"/>
                <table:data-pilot-member table:name="10,86" table:display="true" table:show-details="true"/>
                <table:data-pilot-member table:name="10,88" table:display="true" table:show-details="true"/>
                <table:data-pilot-member table:name="10,9" table:display="true" table:show-details="true"/>
                <table:data-pilot-member table:name="10,92" table:display="true" table:show-details="true"/>
                <table:data-pilot-member table:name="10,93" table:display="true" table:show-details="true"/>
                <table:data-pilot-member table:name="10,94" table:display="true" table:show-details="true"/>
                <table:data-pilot-member table:name="10,95" table:display="true" table:show-details="true"/>
                <table:data-pilot-member table:name="10,96" table:display="true" table:show-details="true"/>
                <table:data-pilot-member table:name="10,97" table:display="true" table:show-details="true"/>
                <table:data-pilot-member table:name="10,98" table:display="true" table:show-details="true"/>
                <table:data-pilot-member table:name="10,99" table:display="true" table:show-details="true"/>
                <table:data-pilot-member table:name="11,01" table:display="true" table:show-details="true"/>
                <table:data-pilot-member table:name="11,02" table:display="true" table:show-details="true"/>
                <table:data-pilot-member table:name="11,03" table:display="true" table:show-details="true"/>
                <table:data-pilot-member table:name="11,05" table:display="true" table:show-details="true"/>
                <table:data-pilot-member table:name="11,06" table:display="true" table:show-details="true"/>
                <table:data-pilot-member table:name="11,07" table:display="true" table:show-details="true"/>
                <table:data-pilot-member table:name="11,08" table:display="true" table:show-details="true"/>
                <table:data-pilot-member table:name="11,09" table:display="true" table:show-details="true"/>
                <table:data-pilot-member table:name="11,11" table:display="true" table:show-details="true"/>
                <table:data-pilot-member table:name="11,12" table:display="true" table:show-details="true"/>
                <table:data-pilot-member table:name="11,14" table:display="true" table:show-details="true"/>
                <table:data-pilot-member table:name="11,17" table:display="true" table:show-details="true"/>
                <table:data-pilot-member table:name="11,18" table:display="true" table:show-details="true"/>
                <table:data-pilot-member table:name="11,24" table:display="true" table:show-details="true"/>
                <table:data-pilot-member table:name="11,25" table:display="true" table:show-details="true"/>
                <table:data-pilot-member table:name="11,27" table:display="true" table:show-details="true"/>
                <table:data-pilot-member table:name="11,28" table:display="true" table:show-details="true"/>
                <table:data-pilot-member table:name="11,3" table:display="true" table:show-details="true"/>
                <table:data-pilot-member table:name="11,31" table:display="true" table:show-details="true"/>
                <table:data-pilot-member table:name="11,32" table:display="true" table:show-details="true"/>
                <table:data-pilot-member table:name="11,34" table:display="true" table:show-details="true"/>
                <table:data-pilot-member table:name="11,37" table:display="true" table:show-details="true"/>
                <table:data-pilot-member table:name="11,38" table:display="true" table:show-details="true"/>
                <table:data-pilot-member table:name="11,43" table:display="true" table:show-details="true"/>
                <table:data-pilot-member table:name="11,44" table:display="true" table:show-details="true"/>
                <table:data-pilot-member table:name="11,46" table:display="true" table:show-details="true"/>
                <table:data-pilot-member table:name="11,48" table:display="true" table:show-details="true"/>
                <table:data-pilot-member table:name="11,49" table:display="true" table:show-details="true"/>
                <table:data-pilot-member table:name="11,5" table:display="true" table:show-details="true"/>
                <table:data-pilot-member table:name="11,53" table:display="true" table:show-details="true"/>
                <table:data-pilot-member table:name="11,55" table:display="true" table:show-details="true"/>
                <table:data-pilot-member table:name="11,61" table:display="true" table:show-details="true"/>
                <table:data-pilot-member table:name="11,62" table:display="true" table:show-details="true"/>
                <table:data-pilot-member table:name="11,63" table:display="true" table:show-details="true"/>
                <table:data-pilot-member table:name="11,66" table:display="true" table:show-details="true"/>
                <table:data-pilot-member table:name="11,69" table:display="true" table:show-details="true"/>
                <table:data-pilot-member table:name="11,7" table:display="true" table:show-details="true"/>
                <table:data-pilot-member table:name="11,72" table:display="true" table:show-details="true"/>
                <table:data-pilot-member table:name="11,73" table:display="true" table:show-details="true"/>
                <table:data-pilot-member table:name="11,74" table:display="true" table:show-details="true"/>
                <table:data-pilot-member table:name="11,75" table:display="true" table:show-details="true"/>
                <table:data-pilot-member table:name="11,78" table:display="true" table:show-details="true"/>
                <table:data-pilot-member table:name="11,82" table:display="true" table:show-details="true"/>
                <table:data-pilot-member table:name="11,85" table:display="true" table:show-details="true"/>
                <table:data-pilot-member table:name="11,88" table:display="true" table:show-details="true"/>
                <table:data-pilot-member table:name="11,91" table:display="true" table:show-details="true"/>
                <table:data-pilot-member table:name="11,94" table:display="true" table:show-details="true"/>
                <table:data-pilot-member table:name="11,97" table:display="true" table:show-details="true"/>
                <table:data-pilot-member table:name="11,99" table:display="true" table:show-details="true"/>
                <table:data-pilot-member table:name="12,04" table:display="true" table:show-details="true"/>
                <table:data-pilot-member table:name="12,07" table:display="true" table:show-details="true"/>
                <table:data-pilot-member table:name="12,08" table:display="true" table:show-details="true"/>
                <table:data-pilot-member table:name="12,09" table:display="true" table:show-details="true"/>
                <table:data-pilot-member table:name="12,11" table:display="true" table:show-details="true"/>
                <table:data-pilot-member table:name="12,15" table:display="true" table:show-details="true"/>
                <table:data-pilot-member table:name="12,23" table:display="true" table:show-details="true"/>
                <table:data-pilot-member table:name="12,26" table:display="true" table:show-details="true"/>
                <table:data-pilot-member table:name="12,29" table:display="true" table:show-details="true"/>
                <table:data-pilot-member table:name="12,3" table:display="true" table:show-details="true"/>
                <table:data-pilot-member table:name="12,38" table:display="true" table:show-details="true"/>
                <table:data-pilot-member table:name="12,41" table:display="true" table:show-details="true"/>
                <table:data-pilot-member table:name="12,46" table:display="true" table:show-details="true"/>
                <table:data-pilot-member table:name="12,48" table:display="true" table:show-details="true"/>
                <table:data-pilot-member table:name="12,51" table:display="true" table:show-details="true"/>
                <table:data-pilot-member table:name="12,53" table:display="true" table:show-details="true"/>
                <table:data-pilot-member table:name="12,55" table:display="true" table:show-details="true"/>
                <table:data-pilot-member table:name="12,57" table:display="true" table:show-details="true"/>
                <table:data-pilot-member table:name="12,61" table:display="true" table:show-details="true"/>
                <table:data-pilot-member table:name="12,62" table:display="true" table:show-details="true"/>
                <table:data-pilot-member table:name="12,64" table:display="true" table:show-details="true"/>
                <table:data-pilot-member table:name="12,66" table:display="true" table:show-details="true"/>
                <table:data-pilot-member table:name="12,7" table:display="true" table:show-details="true"/>
                <table:data-pilot-member table:name="12,81" table:display="true" table:show-details="true"/>
                <table:data-pilot-member table:name="12,83" table:display="true" table:show-details="true"/>
                <table:data-pilot-member table:name="12,89" table:display="true" table:show-details="true"/>
                <table:data-pilot-member table:name="12,95" table:display="true" table:show-details="true"/>
                <table:data-pilot-member table:name="13,01" table:display="true" table:show-details="true"/>
                <table:data-pilot-member table:name="13,02" table:display="true" table:show-details="true"/>
                <table:data-pilot-member table:name="13,03" table:display="true" table:show-details="true"/>
                <table:data-pilot-member table:name="13,13" table:display="true" table:show-details="true"/>
                <table:data-pilot-member table:name="13,2" table:display="true" table:show-details="true"/>
                <table:data-pilot-member table:name="13,22" table:display="true" table:show-details="true"/>
                <table:data-pilot-member table:name="13,23" table:display="true" table:show-details="true"/>
                <table:data-pilot-member table:name="13,32" table:display="true" table:show-details="true"/>
                <table:data-pilot-member table:name="13,37" table:display="true" table:show-details="true"/>
                <table:data-pilot-member table:name="13,38" table:display="true" table:show-details="true"/>
                <table:data-pilot-member table:name="13,39" table:display="true" table:show-details="true"/>
                <table:data-pilot-member table:name="13,45" table:display="true" table:show-details="true"/>
                <table:data-pilot-member table:name="13,49" table:display="true" table:show-details="true"/>
                <table:data-pilot-member table:name="13,63" table:display="true" table:show-details="true"/>
                <table:data-pilot-member table:name="13,66" table:display="true" table:show-details="true"/>
                <table:data-pilot-member table:name="13,75" table:display="true" table:show-details="true"/>
                <table:data-pilot-member table:name="13,77" table:display="true" table:show-details="true"/>
                <table:data-pilot-member table:name="13,88" table:display="true" table:show-details="true"/>
                <table:data-pilot-member table:name="13,94" table:display="true" table:show-details="true"/>
                <table:data-pilot-member table:name="13,99" table:display="true" table:show-details="true"/>
                <table:data-pilot-member table:name="14,13" table:display="true" table:show-details="true"/>
                <table:data-pilot-member table:name="14,24" table:display="true" table:show-details="true"/>
                <table:data-pilot-member table:name="14,46" table:display="true" table:show-details="true"/>
                <table:data-pilot-member table:name="14,5" table:display="true" table:show-details="true"/>
                <table:data-pilot-member table:name="14,57" table:display="true" table:show-details="true"/>
                <table:data-pilot-member table:name="14,67" table:display="true" table:show-details="true"/>
                <table:data-pilot-member table:name="14,81" table:display="true" table:show-details="true"/>
                <table:data-pilot-member table:name="14,95" table:display="true" table:show-details="true"/>
                <table:data-pilot-member table:name="15,06" table:display="true" table:show-details="true"/>
                <table:data-pilot-member table:name="15,12" table:display="true" table:show-details="true"/>
                <table:data-pilot-member table:name="15,97" table:display="true" table:show-details="true"/>
                <table:data-pilot-member table:name="16,39" table:display="true" table:show-details="true"/>
                <table:data-pilot-member table:name="2,29" table:display="true" table:show-details="true"/>
                <table:data-pilot-member table:name="2,76" table:display="true" table:show-details="true"/>
                <table:data-pilot-member table:name="3,02" table:display="true" table:show-details="true"/>
                <table:data-pilot-member table:name="3,2" table:display="true" table:show-details="true"/>
                <table:data-pilot-member table:name="3,29" table:display="true" table:show-details="true"/>
                <table:data-pilot-member table:name="3,41" table:display="true" table:show-details="true"/>
                <table:data-pilot-member table:name="3,44" table:display="true" table:show-details="true"/>
                <table:data-pilot-member table:name="3,6" table:display="true" table:show-details="true"/>
                <table:data-pilot-member table:name="4,12" table:display="true" table:show-details="true"/>
                <table:data-pilot-member table:name="4,19" table:display="true" table:show-details="true"/>
                <table:data-pilot-member table:name="4,23" table:display="true" table:show-details="true"/>
                <table:data-pilot-member table:name="4,26" table:display="true" table:show-details="true"/>
                <table:data-pilot-member table:name="4,41" table:display="true" table:show-details="true"/>
                <table:data-pilot-member table:name="4,51" table:display="true" table:show-details="true"/>
                <table:data-pilot-member table:name="4,54" table:display="true" table:show-details="true"/>
                <table:data-pilot-member table:name="4,55" table:display="true" table:show-details="true"/>
                <table:data-pilot-member table:name="4,57" table:display="true" table:show-details="true"/>
                <table:data-pilot-member table:name="4,59" table:display="true" table:show-details="true"/>
                <table:data-pilot-member table:name="4,61" table:display="true" table:show-details="true"/>
                <table:data-pilot-member table:name="4,68" table:display="true" table:show-details="true"/>
                <table:data-pilot-member table:name="4,71" table:display="true" table:show-details="true"/>
                <table:data-pilot-member table:name="4,72" table:display="true" table:show-details="true"/>
                <table:data-pilot-member table:name="4,86" table:display="true" table:show-details="true"/>
                <table:data-pilot-member table:name="4,87" table:display="true" table:show-details="true"/>
                <table:data-pilot-member table:name="4,93" table:display="true" table:show-details="true"/>
                <table:data-pilot-member table:name="4,97" table:display="true" table:show-details="true"/>
                <table:data-pilot-member table:name="5,03" table:display="true" table:show-details="true"/>
                <table:data-pilot-member table:name="5,04" table:display="true" table:show-details="true"/>
                <table:data-pilot-member table:name="5,05" table:display="true" table:show-details="true"/>
                <table:data-pilot-member table:name="5,07" table:display="true" table:show-details="true"/>
                <table:data-pilot-member table:name="5,09" table:display="true" table:show-details="true"/>
                <table:data-pilot-member table:name="5,14" table:display="true" table:show-details="true"/>
                <table:data-pilot-member table:name="5,15" table:display="true" table:show-details="true"/>
                <table:data-pilot-member table:name="5,2" table:display="true" table:show-details="true"/>
                <table:data-pilot-member table:name="5,23" table:display="true" table:show-details="true"/>
                <table:data-pilot-member table:name="5,25" table:display="true" table:show-details="true"/>
                <table:data-pilot-member table:name="5,27" table:display="true" table:show-details="true"/>
                <table:data-pilot-member table:name="5,28" table:display="true" table:show-details="true"/>
                <table:data-pilot-member table:name="5,33" table:display="true" table:show-details="true"/>
                <table:data-pilot-member table:name="5,34" table:display="true" table:show-details="true"/>
                <table:data-pilot-member table:name="5,35" table:display="true" table:show-details="true"/>
                <table:data-pilot-member table:name="5,38" table:display="true" table:show-details="true"/>
                <table:data-pilot-member table:name="5,45" table:display="true" table:show-details="true"/>
                <table:data-pilot-member table:name="5,47" table:display="true" table:show-details="true"/>
                <table:data-pilot-member table:name="5,48" table:display="true" table:show-details="true"/>
                <table:data-pilot-member table:name="5,49" table:display="true" table:show-details="true"/>
                <table:data-pilot-member table:name="5,51" table:display="true" table:show-details="true"/>
                <table:data-pilot-member table:name="5,54" table:display="true" table:show-details="true"/>
                <table:data-pilot-member table:name="5,55" table:display="true" table:show-details="true"/>
                <table:data-pilot-member table:name="5,56" table:display="true" table:show-details="true"/>
                <table:data-pilot-member table:name="5,7" table:display="true" table:show-details="true"/>
                <table:data-pilot-member table:name="5,71" table:display="true" table:show-details="true"/>
                <table:data-pilot-member table:name="5,73" table:display="true" table:show-details="true"/>
                <table:data-pilot-member table:name="5,75" table:display="true" table:show-details="true"/>
                <table:data-pilot-member table:name="5,8" table:display="true" table:show-details="true"/>
                <table:data-pilot-member table:name="5,81" table:display="true" table:show-details="true"/>
                <table:data-pilot-member table:name="5,83" table:display="true" table:show-details="true"/>
                <table:data-pilot-member table:name="5,84" table:display="true" table:show-details="true"/>
                <table:data-pilot-member table:name="5,86" table:display="true" table:show-details="true"/>
                <table:data-pilot-member table:name="5,87" table:display="true" table:show-details="true"/>
                <table:data-pilot-member table:name="5,88" table:display="true" table:show-details="true"/>
                <table:data-pilot-member table:name="5,89" table:display="true" table:show-details="true"/>
                <table:data-pilot-member table:name="5,92" table:display="true" table:show-details="true"/>
                <table:data-pilot-member table:name="5,96" table:display="true" table:show-details="true"/>
                <table:data-pilot-member table:name="5,97" table:display="true" table:show-details="true"/>
                <table:data-pilot-member table:name="5,99" table:display="true" table:show-details="true"/>
                <table:data-pilot-member table:name="6,04" table:display="true" table:show-details="true"/>
                <table:data-pilot-member table:name="6,12" table:display="true" table:show-details="true"/>
                <table:data-pilot-member table:name="6,13" table:display="true" table:show-details="true"/>
                <table:data-pilot-member table:name="6,14" table:display="true" table:show-details="true"/>
                <table:data-pilot-member table:name="6,16" table:display="true" table:show-details="true"/>
                <table:data-pilot-member table:name="6,17" table:display="true" table:show-details="true"/>
                <table:data-pilot-member table:name="6,19" table:display="true" table:show-details="true"/>
                <table:data-pilot-member table:name="6,2" table:display="true" table:show-details="true"/>
                <table:data-pilot-member table:name="6,21" table:display="true" table:show-details="true"/>
                <table:data-pilot-member table:name="6,22" table:display="true" table:show-details="true"/>
                <table:data-pilot-member table:name="6,23" table:display="true" table:show-details="true"/>
                <table:data-pilot-member table:name="6,26" table:display="true" table:show-details="true"/>
                <table:data-pilot-member table:name="6,27" table:display="true" table:show-details="true"/>
                <table:data-pilot-member table:name="6,29" table:display="true" table:show-details="true"/>
                <table:data-pilot-member table:name="6,3" table:display="true" table:show-details="true"/>
                <table:data-pilot-member table:name="6,31" table:display="true" table:show-details="true"/>
                <table:data-pilot-member table:name="6,32" table:display="true" table:show-details="true"/>
                <table:data-pilot-member table:name="6,37" table:display="true" table:show-details="true"/>
                <table:data-pilot-member table:name="6,38" table:display="true" table:show-details="true"/>
                <table:data-pilot-member table:name="6,39" table:display="true" table:show-details="true"/>
                <table:data-pilot-member table:name="6,44" table:display="true" table:show-details="true"/>
                <table:data-pilot-member table:name="6,45" table:display="true" table:show-details="true"/>
                <table:data-pilot-member table:name="6,49" table:display="true" table:show-details="true"/>
                <table:data-pilot-member table:name="6,5" table:display="true" table:show-details="true"/>
                <table:data-pilot-member table:name="6,51" table:display="true" table:show-details="true"/>
                <table:data-pilot-member table:name="6,52" table:display="true" table:show-details="true"/>
                <table:data-pilot-member table:name="6,53" table:display="true" table:show-details="true"/>
                <table:data-pilot-member table:name="6,55" table:display="true" table:show-details="true"/>
                <table:data-pilot-member table:name="6,58" table:display="true" table:show-details="true"/>
                <table:data-pilot-member table:name="6,61" table:display="true" table:show-details="true"/>
                <table:data-pilot-member table:name="6,62" table:display="true" table:show-details="true"/>
                <table:data-pilot-member table:name="6,63" table:display="true" table:show-details="true"/>
                <table:data-pilot-member table:name="6,64" table:display="true" table:show-details="true"/>
                <table:data-pilot-member table:name="6,65" table:display="true" table:show-details="true"/>
                <table:data-pilot-member table:name="6,66" table:display="true" table:show-details="true"/>
                <table:data-pilot-member table:name="6,69" table:display="true" table:show-details="true"/>
                <table:data-pilot-member table:name="6,7" table:display="true" table:show-details="true"/>
                <table:data-pilot-member table:name="6,71" table:display="true" table:show-details="true"/>
                <table:data-pilot-member table:name="6,72" table:display="true" table:show-details="true"/>
                <table:data-pilot-member table:name="6,73" table:display="true" table:show-details="true"/>
                <table:data-pilot-member table:name="6,78" table:display="true" table:show-details="true"/>
                <table:data-pilot-member table:name="6,79" table:display="true" table:show-details="true"/>
                <table:data-pilot-member table:name="6,8" table:display="true" table:show-details="true"/>
                <table:data-pilot-member table:name="6,83" table:display="true" table:show-details="true"/>
                <table:data-pilot-member table:name="6,85" table:display="true" table:show-details="true"/>
                <table:data-pilot-member table:name="6,87" table:display="true" table:show-details="true"/>
                <table:data-pilot-member table:name="6,88" table:display="true" table:show-details="true"/>
                <table:data-pilot-member table:name="6,89" table:display="true" table:show-details="true"/>
                <table:data-pilot-member table:name="6,9" table:display="true" table:show-details="true"/>
                <table:data-pilot-member table:name="6,91" table:display="true" table:show-details="true"/>
                <table:data-pilot-member table:name="6,92" table:display="true" table:show-details="true"/>
                <table:data-pilot-member table:name="6,95" table:display="true" table:show-details="true"/>
                <table:data-pilot-member table:name="6,97" table:display="true" table:show-details="true"/>
                <table:data-pilot-member table:name="6,98" table:display="true" table:show-details="true"/>
                <table:data-pilot-member table:name="6,99" table:display="true" table:show-details="true"/>
                <table:data-pilot-member table:name="7,03" table:display="true" table:show-details="true"/>
                <table:data-pilot-member table:name="7,06" table:display="true" table:show-details="true"/>
                <table:data-pilot-member table:name="7,07" table:display="true" table:show-details="true"/>
                <table:data-pilot-member table:name="7,09" table:display="true" table:show-details="true"/>
                <table:data-pilot-member table:name="7,13" table:display="true" table:show-details="true"/>
                <table:data-pilot-member table:name="7,14" table:display="true" table:show-details="true"/>
                <table:data-pilot-member table:name="7,15" table:display="true" table:show-details="true"/>
                <table:data-pilot-member table:name="7,19" table:display="true" table:show-details="true"/>
                <table:data-pilot-member table:name="7,2" table:display="true" table:show-details="true"/>
                <table:data-pilot-member table:name="7,22" table:display="true" table:show-details="true"/>
                <table:data-pilot-member table:name="7,29" table:display="true" table:show-details="true"/>
                <table:data-pilot-member table:name="7,3" table:display="true" table:show-details="true"/>
                <table:data-pilot-member table:name="7,33" table:display="true" table:show-details="true"/>
                <table:data-pilot-member table:name="7,34" table:display="true" table:show-details="true"/>
                <table:data-pilot-member table:name="7,35" table:display="true" table:show-details="true"/>
                <table:data-pilot-member table:name="7,38" table:display="true" table:show-details="true"/>
                <table:data-pilot-member table:name="7,4" table:display="true" table:show-details="true"/>
                <table:data-pilot-member table:name="7,41" table:display="true" table:show-details="true"/>
                <table:data-pilot-member table:name="7,42" table:display="true" table:show-details="true"/>
                <table:data-pilot-member table:name="7,46" table:display="true" table:show-details="true"/>
                <table:data-pilot-member table:name="7,47" table:display="true" table:show-details="true"/>
                <table:data-pilot-member table:name="7,48" table:display="true" table:show-details="true"/>
                <table:data-pilot-member table:name="7,51" table:display="true" table:show-details="true"/>
                <table:data-pilot-member table:name="7,52" table:display="true" table:show-details="true"/>
                <table:data-pilot-member table:name="7,54" table:display="true" table:show-details="true"/>
                <table:data-pilot-member table:name="7,56" table:display="true" table:show-details="true"/>
                <table:data-pilot-member table:name="7,58" table:display="true" table:show-details="true"/>
                <table:data-pilot-member table:name="7,6" table:display="true" table:show-details="true"/>
                <table:data-pilot-member table:name="7,62" table:display="true" table:show-details="true"/>
                <table:data-pilot-member table:name="7,64" table:display="true" table:show-details="true"/>
                <table:data-pilot-member table:name="7,65" table:display="true" table:show-details="true"/>
                <table:data-pilot-member table:name="7,66" table:display="true" table:show-details="true"/>
                <table:data-pilot-member table:name="7,68" table:display="true" table:show-details="true"/>
                <table:data-pilot-member table:name="7,69" table:display="true" table:show-details="true"/>
                <table:data-pilot-member table:name="7,7" table:display="true" table:show-details="true"/>
                <table:data-pilot-member table:name="7,71" table:display="true" table:show-details="true"/>
                <table:data-pilot-member table:name="7,76" table:display="true" table:show-details="true"/>
                <table:data-pilot-member table:name="7,78" table:display="true" table:show-details="true"/>
                <table:data-pilot-member table:name="7,79" table:display="true" table:show-details="true"/>
                <table:data-pilot-member table:name="7,81" table:display="true" table:show-details="true"/>
                <table:data-pilot-member table:name="7,82" table:display="true" table:show-details="true"/>
                <table:data-pilot-member table:name="7,83" table:display="true" table:show-details="true"/>
                <table:data-pilot-member table:name="7,84" table:display="true" table:show-details="true"/>
                <table:data-pilot-member table:name="7,86" table:display="true" table:show-details="true"/>
                <table:data-pilot-member table:name="7,87" table:display="true" table:show-details="true"/>
                <table:data-pilot-member table:name="7,88" table:display="true" table:show-details="true"/>
                <table:data-pilot-member table:name="7,89" table:display="true" table:show-details="true"/>
                <table:data-pilot-member table:name="7,9" table:display="true" table:show-details="true"/>
                <table:data-pilot-member table:name="7,91" table:display="true" table:show-details="true"/>
                <table:data-pilot-member table:name="7,92" table:display="true" table:show-details="true"/>
                <table:data-pilot-member table:name="7,94" table:display="true" table:show-details="true"/>
                <table:data-pilot-member table:name="7,95" table:display="true" table:show-details="true"/>
                <table:data-pilot-member table:name="7,97" table:display="true" table:show-details="true"/>
                <table:data-pilot-member table:name="7,98" table:display="true" table:show-details="true"/>
                <table:data-pilot-member table:name="7,99" table:display="true" table:show-details="true"/>
                <table:data-pilot-member table:name="8,01" table:display="true" table:show-details="true"/>
                <table:data-pilot-member table:name="8,02" table:display="true" table:show-details="true"/>
                <table:data-pilot-member table:name="8,04" table:display="true" table:show-details="true"/>
                <table:data-pilot-member table:name="8,05" table:display="true" table:show-details="true"/>
                <table:data-pilot-member table:name="8,07" table:display="true" table:show-details="true"/>
                <table:data-pilot-member table:name="8,08" table:display="true" table:show-details="true"/>
                <table:data-pilot-member table:name="8,09" table:display="true" table:show-details="true"/>
                <table:data-pilot-member table:name="8,1" table:display="true" table:show-details="true"/>
                <table:data-pilot-member table:name="8,11" table:display="true" table:show-details="true"/>
                <table:data-pilot-member table:name="8,12" table:display="true" table:show-details="true"/>
                <table:data-pilot-member table:name="8,13" table:display="true" table:show-details="true"/>
                <table:data-pilot-member table:name="8,14" table:display="true" table:show-details="true"/>
                <table:data-pilot-member table:name="8,15" table:display="true" table:show-details="true"/>
                <table:data-pilot-member table:name="8,16" table:display="true" table:show-details="true"/>
                <table:data-pilot-member table:name="8,17" table:display="true" table:show-details="true"/>
                <table:data-pilot-member table:name="8,19" table:display="true" table:show-details="true"/>
                <table:data-pilot-member table:name="8,2" table:display="true" table:show-details="true"/>
                <table:data-pilot-member table:name="8,23" table:display="true" table:show-details="true"/>
                <table:data-pilot-member table:name="8,27" table:display="true" table:show-details="true"/>
                <table:data-pilot-member table:name="8,28" table:display="true" table:show-details="true"/>
                <table:data-pilot-member table:name="8,29" table:display="true" table:show-details="true"/>
                <table:data-pilot-member table:name="8,3" table:display="true" table:show-details="true"/>
                <table:data-pilot-member table:name="8,31" table:display="true" table:show-details="true"/>
                <table:data-pilot-member table:name="8,32" table:display="true" table:show-details="true"/>
                <table:data-pilot-member table:name="8,33" table:display="true" table:show-details="true"/>
                <table:data-pilot-member table:name="8,34" table:display="true" table:show-details="true"/>
                <table:data-pilot-member table:name="8,35" table:display="true" table:show-details="true"/>
                <table:data-pilot-member table:name="8,36" table:display="true" table:show-details="true"/>
                <table:data-pilot-member table:name="8,37" table:display="true" table:show-details="true"/>
                <table:data-pilot-member table:name="8,41" table:display="true" table:show-details="true"/>
                <table:data-pilot-member table:name="8,42" table:display="true" table:show-details="true"/>
                <table:data-pilot-member table:name="8,43" table:display="true" table:show-details="true"/>
                <table:data-pilot-member table:name="8,45" table:display="true" table:show-details="true"/>
                <table:data-pilot-member table:name="8,46" table:display="true" table:show-details="true"/>
                <table:data-pilot-member table:name="8,47" table:display="true" table:show-details="true"/>
                <table:data-pilot-member table:name="8,49" table:display="true" table:show-details="true"/>
                <table:data-pilot-member table:name="8,5" table:display="true" table:show-details="true"/>
                <table:data-pilot-member table:name="8,51" table:display="true" table:show-details="true"/>
                <table:data-pilot-member table:name="8,52" table:display="true" table:show-details="true"/>
                <table:data-pilot-member table:name="8,53" table:display="true" table:show-details="true"/>
                <table:data-pilot-member table:name="8,54" table:display="true" table:show-details="true"/>
                <table:data-pilot-member table:name="8,55" table:display="true" table:show-details="true"/>
                <table:data-pilot-member table:name="8,59" table:display="true" table:show-details="true"/>
                <table:data-pilot-member table:name="8,6" table:display="true" table:show-details="true"/>
                <table:data-pilot-member table:name="8,61" table:display="true" table:show-details="true"/>
                <table:data-pilot-member table:name="8,62" table:display="true" table:show-details="true"/>
                <table:data-pilot-member table:name="8,63" table:display="true" table:show-details="true"/>
                <table:data-pilot-member table:name="8,64" table:display="true" table:show-details="true"/>
                <table:data-pilot-member table:name="8,65" table:display="true" table:show-details="true"/>
                <table:data-pilot-member table:name="8,66" table:display="true" table:show-details="true"/>
                <table:data-pilot-member table:name="8,67" table:display="true" table:show-details="true"/>
                <table:data-pilot-member table:name="8,68" table:display="true" table:show-details="true"/>
                <table:data-pilot-member table:name="8,69" table:display="true" table:show-details="true"/>
                <table:data-pilot-member table:name="8,71" table:display="true" table:show-details="true"/>
                <table:data-pilot-member table:name="8,72" table:display="true" table:show-details="true"/>
                <table:data-pilot-member table:name="8,73" table:display="true" table:show-details="true"/>
                <table:data-pilot-member table:name="8,74" table:display="true" table:show-details="true"/>
                <table:data-pilot-member table:name="8,75" table:display="true" table:show-details="true"/>
                <table:data-pilot-member table:name="8,76" table:display="true" table:show-details="true"/>
                <table:data-pilot-member table:name="8,77" table:display="true" table:show-details="true"/>
                <table:data-pilot-member table:name="8,78" table:display="true" table:show-details="true"/>
                <table:data-pilot-member table:name="8,79" table:display="true" table:show-details="true"/>
                <table:data-pilot-member table:name="8,8" table:display="true" table:show-details="true"/>
                <table:data-pilot-member table:name="8,81" table:display="true" table:show-details="true"/>
                <table:data-pilot-member table:name="8,83" table:display="true" table:show-details="true"/>
                <table:data-pilot-member table:name="8,86" table:display="true" table:show-details="true"/>
                <table:data-pilot-member table:name="8,87" table:display="true" table:show-details="true"/>
                <table:data-pilot-member table:name="8,88" table:display="true" table:show-details="true"/>
                <table:data-pilot-member table:name="8,9" table:display="true" table:show-details="true"/>
                <table:data-pilot-member table:name="8,91" table:display="true" table:show-details="true"/>
                <table:data-pilot-member table:name="8,93" table:display="true" table:show-details="true"/>
                <table:data-pilot-member table:name="8,95" table:display="true" table:show-details="true"/>
                <table:data-pilot-member table:name="8,96" table:display="true" table:show-details="true"/>
                <table:data-pilot-member table:name="8,99" table:display="true" table:show-details="true"/>
                <table:data-pilot-member table:name="9,02" table:display="true" table:show-details="true"/>
                <table:data-pilot-member table:name="9,03" table:display="true" table:show-details="true"/>
                <table:data-pilot-member table:name="9,04" table:display="true" table:show-details="true"/>
                <table:data-pilot-member table:name="9,05" table:display="true" table:show-details="true"/>
                <table:data-pilot-member table:name="9,06" table:display="true" table:show-details="true"/>
                <table:data-pilot-member table:name="9,07" table:display="true" table:show-details="true"/>
                <table:data-pilot-member table:name="9,08" table:display="true" table:show-details="true"/>
                <table:data-pilot-member table:name="9,09" table:display="true" table:show-details="true"/>
                <table:data-pilot-member table:name="9,11" table:display="true" table:show-details="true"/>
                <table:data-pilot-member table:name="9,12" table:display="true" table:show-details="true"/>
                <table:data-pilot-member table:name="9,14" table:display="true" table:show-details="true"/>
                <table:data-pilot-member table:name="9,15" table:display="true" table:show-details="true"/>
                <table:data-pilot-member table:name="9,16" table:display="true" table:show-details="true"/>
                <table:data-pilot-member table:name="9,17" table:display="true" table:show-details="true"/>
                <table:data-pilot-member table:name="9,18" table:display="true" table:show-details="true"/>
                <table:data-pilot-member table:name="9,19" table:display="true" table:show-details="true"/>
                <table:data-pilot-member table:name="9,2" table:display="true" table:show-details="true"/>
                <table:data-pilot-member table:name="9,23" table:display="true" table:show-details="true"/>
                <table:data-pilot-member table:name="9,25" table:display="true" table:show-details="true"/>
                <table:data-pilot-member table:name="9,26" table:display="true" table:show-details="true"/>
                <table:data-pilot-member table:name="9,27" table:display="true" table:show-details="true"/>
                <table:data-pilot-member table:name="9,29" table:display="true" table:show-details="true"/>
                <table:data-pilot-member table:name="9,3" table:display="true" table:show-details="true"/>
                <table:data-pilot-member table:name="9,32" table:display="true" table:show-details="true"/>
                <table:data-pilot-member table:name="9,34" table:display="true" table:show-details="true"/>
                <table:data-pilot-member table:name="9,35" table:display="true" table:show-details="true"/>
                <table:data-pilot-member table:name="9,36" table:display="true" table:show-details="true"/>
                <table:data-pilot-member table:name="9,37" table:display="true" table:show-details="true"/>
                <table:data-pilot-member table:name="9,39" table:display="true" table:show-details="true"/>
                <table:data-pilot-member table:name="9,41" table:display="true" table:show-details="true"/>
                <table:data-pilot-member table:name="9,42" table:display="true" table:show-details="true"/>
                <table:data-pilot-member table:name="9,43" table:display="true" table:show-details="true"/>
                <table:data-pilot-member table:name="9,45" table:display="true" table:show-details="true"/>
                <table:data-pilot-member table:name="9,46" table:display="true" table:show-details="true"/>
                <table:data-pilot-member table:name="9,48" table:display="true" table:show-details="true"/>
                <table:data-pilot-member table:name="9,49" table:display="true" table:show-details="true"/>
                <table:data-pilot-member table:name="9,52" table:display="true" table:show-details="true"/>
                <table:data-pilot-member table:name="9,53" table:display="true" table:show-details="true"/>
                <table:data-pilot-member table:name="9,54" table:display="true" table:show-details="true"/>
                <table:data-pilot-member table:name="9,55" table:display="true" table:show-details="true"/>
                <table:data-pilot-member table:name="9,56" table:display="true" table:show-details="true"/>
                <table:data-pilot-member table:name="9,57" table:display="true" table:show-details="true"/>
                <table:data-pilot-member table:name="9,58" table:display="true" table:show-details="true"/>
                <table:data-pilot-member table:name="9,6" table:display="true" table:show-details="true"/>
                <table:data-pilot-member table:name="9,61" table:display="true" table:show-details="true"/>
                <table:data-pilot-member table:name="9,62" table:display="true" table:show-details="true"/>
                <table:data-pilot-member table:name="9,63" table:display="true" table:show-details="true"/>
                <table:data-pilot-member table:name="9,64" table:display="true" table:show-details="true"/>
                <table:data-pilot-member table:name="9,65" table:display="true" table:show-details="true"/>
                <table:data-pilot-member table:name="9,66" table:display="true" table:show-details="true"/>
                <table:data-pilot-member table:name="9,69" table:display="true" table:show-details="true"/>
                <table:data-pilot-member table:name="9,71" table:display="true" table:show-details="true"/>
                <table:data-pilot-member table:name="9,72" table:display="true" table:show-details="true"/>
                <table:data-pilot-member table:name="9,73" table:display="true" table:show-details="true"/>
                <table:data-pilot-member table:name="9,74" table:display="true" table:show-details="true"/>
                <table:data-pilot-member table:name="9,76" table:display="true" table:show-details="true"/>
                <table:data-pilot-member table:name="9,77" table:display="true" table:show-details="true"/>
                <table:data-pilot-member table:name="9,79" table:display="true" table:show-details="true"/>
                <table:data-pilot-member table:name="9,81" table:display="true" table:show-details="true"/>
                <table:data-pilot-member table:name="9,82" table:display="true" table:show-details="true"/>
                <table:data-pilot-member table:name="9,86" table:display="true" table:show-details="true"/>
                <table:data-pilot-member table:name="9,87" table:display="true" table:show-details="true"/>
                <table:data-pilot-member table:name="9,9" table:display="true" table:show-details="true"/>
                <table:data-pilot-member table:name="9,91" table:display="true" table:show-details="true"/>
                <table:data-pilot-member table:name="9,92" table:display="true" table:show-details="true"/>
                <table:data-pilot-member table:name="9,94" table:display="true" table:show-details="true"/>
                <table:data-pilot-member table:name="9,95" table:display="true" table:show-details="true"/>
                <table:data-pilot-member table:name="9,96" table:display="true" table:show-details="true"/>
                <table:data-pilot-member table:name="9,97" table:display="true" table:show-details="true"/>
                <table:data-pilot-member table:name="9,98" table:display="true" table:show-details="true"/>
                <table:data-pilot-member table:name="9,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еждународная_стоимость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0,54" table:display="true" table:show-details="true"/>
                <table:data-pilot-member table:name="0,84" table:display="true" table:show-details="true"/>
                <table:data-pilot-member table:name="0,89" table:display="true" table:show-details="true"/>
                <table:data-pilot-member table:name="1,03" table:display="true" table:show-details="true"/>
                <table:data-pilot-member table:name="1,05" table:display="true" table:show-details="true"/>
                <table:data-pilot-member table:name="1,08" table:display="true" table:show-details="true"/>
                <table:data-pilot-member table:name="1,11" table:display="true" table:show-details="true"/>
                <table:data-pilot-member table:name="1,13" table:display="true" table:show-details="true"/>
                <table:data-pilot-member table:name="1,16" table:display="true" table:show-details="true"/>
                <table:data-pilot-member table:name="1,19" table:display="true" table:show-details="true"/>
                <table:data-pilot-member table:name="1,22" table:display="true" table:show-details="true"/>
                <table:data-pilot-member table:name="1,24" table:display="true" table:show-details="true"/>
                <table:data-pilot-member table:name="1,27" table:display="true" table:show-details="true"/>
                <table:data-pilot-member table:name="1,3" table:display="true" table:show-details="true"/>
                <table:data-pilot-member table:name="1,35" table:display="true" table:show-details="true"/>
                <table:data-pilot-member table:name="1,38" table:display="true" table:show-details="true"/>
                <table:data-pilot-member table:name="1,4" table:display="true" table:show-details="true"/>
                <table:data-pilot-member table:name="1,43" table:display="true" table:show-details="true"/>
                <table:data-pilot-member table:name="1,49" table:display="true" table:show-details="true"/>
                <table:data-pilot-member table:name="1,51" table:display="true" table:show-details="true"/>
                <table:data-pilot-member table:name="1,54" table:display="true" table:show-details="true"/>
                <table:data-pilot-member table:name="1,62" table:display="true" table:show-details="true"/>
                <table:data-pilot-member table:name="1,65" table:display="true" table:show-details="true"/>
                <table:data-pilot-member table:name="1,67" table:display="true" table:show-details="true"/>
                <table:data-pilot-member table:name="1,7" table:display="true" table:show-details="true"/>
                <table:data-pilot-member table:name="1,73" table:display="true" table:show-details="true"/>
                <table:data-pilot-member table:name="1,76" table:display="true" table:show-details="true"/>
                <table:data-pilot-member table:name="1,78" table:display="true" table:show-details="true"/>
                <table:data-pilot-member table:name="1,81" table:display="true" table:show-details="true"/>
                <table:data-pilot-member table:name="1,84" table:display="true" table:show-details="true"/>
                <table:data-pilot-member table:name="1,86" table:display="true" table:show-details="true"/>
                <table:data-pilot-member table:name="1,89" table:display="true" table:show-details="true"/>
                <table:data-pilot-member table:name="1,92" table:display="true" table:show-details="true"/>
                <table:data-pilot-member table:name="1,94" table:display="true" table:show-details="true"/>
                <table:data-pilot-member table:name="1,97" table:display="true" table:show-details="true"/>
                <table:data-pilot-member table:name="2,03" table:display="true" table:show-details="true"/>
                <table:data-pilot-member table:name="2,05" table:display="true" table:show-details="true"/>
                <table:data-pilot-member table:name="2,08" table:display="true" table:show-details="true"/>
                <table:data-pilot-member table:name="2,11" table:display="true" table:show-details="true"/>
                <table:data-pilot-member table:name="2,13" table:display="true" table:show-details="true"/>
                <table:data-pilot-member table:name="2,16" table:display="true" table:show-details="true"/>
                <table:data-pilot-member table:name="2,19" table:display="true" table:show-details="true"/>
                <table:data-pilot-member table:name="2,21" table:display="true" table:show-details="true"/>
                <table:data-pilot-member table:name="2,24" table:display="true" table:show-details="true"/>
                <table:data-pilot-member table:name="2,27" table:display="true" table:show-details="true"/>
                <table:data-pilot-member table:name="2,3" table:display="true" table:show-details="true"/>
                <table:data-pilot-member table:name="2,32" table:display="true" table:show-details="true"/>
                <table:data-pilot-member table:name="2,35" table:display="true" table:show-details="true"/>
                <table:data-pilot-member table:name="2,38" table:display="true" table:show-details="true"/>
                <table:data-pilot-member table:name="2,4" table:display="true" table:show-details="true"/>
                <table:data-pilot-member table:name="2,43" table:display="true" table:show-details="true"/>
                <table:data-pilot-member table:name="2,46" table:display="true" table:show-details="true"/>
                <table:data-pilot-member table:name="2,48" table:display="true" table:show-details="true"/>
                <table:data-pilot-member table:name="2,51" table:display="true" table:show-details="true"/>
                <table:data-pilot-member table:name="2,54" table:display="true" table:show-details="true"/>
                <table:data-pilot-member table:name="2,57" table:display="true" table:show-details="true"/>
                <table:data-pilot-member table:name="2,59" table:display="true" table:show-details="true"/>
                <table:data-pilot-member table:name="2,62" table:display="true" table:show-details="true"/>
                <table:data-pilot-member table:name="2,65" table:display="true" table:show-details="true"/>
                <table:data-pilot-member table:name="2,67" table:display="true" table:show-details="true"/>
                <table:data-pilot-member table:name="2,7" table:display="true" table:show-details="true"/>
                <table:data-pilot-member table:name="2,73" table:display="true" table:show-details="true"/>
                <table:data-pilot-member table:name="2,75" table:display="true" table:show-details="true"/>
                <table:data-pilot-member table:name="2,78" table:display="true" table:show-details="true"/>
                <table:data-pilot-member table:name="2,81" table:display="true" table:show-details="true"/>
                <table:data-pilot-member table:name="2,84" table:display="true" table:show-details="true"/>
                <table:data-pilot-member table:name="2,86" table:display="true" table:show-details="true"/>
                <table:data-pilot-member table:name="2,89" table:display="true" table:show-details="true"/>
                <table:data-pilot-member table:name="2,92" table:display="true" table:show-details="true"/>
                <table:data-pilot-member table:name="2,94" table:display="true" table:show-details="true"/>
                <table:data-pilot-member table:name="2,97" table:display="true" table:show-details="true"/>
                <table:data-pilot-member table:name="3,02" table:display="true" table:show-details="true"/>
                <table:data-pilot-member table:name="3,05" table:display="true" table:show-details="true"/>
                <table:data-pilot-member table:name="3,08" table:display="true" table:show-details="true"/>
                <table:data-pilot-member table:name="3,11" table:display="true" table:show-details="true"/>
                <table:data-pilot-member table:name="3,13" table:display="true" table:show-details="true"/>
                <table:data-pilot-member table:name="3,16" table:display="true" table:show-details="true"/>
                <table:data-pilot-member table:name="3,19" table:display="true" table:show-details="true"/>
                <table:data-pilot-member table:name="3,21" table:display="true" table:show-details="true"/>
                <table:data-pilot-member table:name="3,24" table:display="true" table:show-details="true"/>
                <table:data-pilot-member table:name="3,27" table:display="true" table:show-details="true"/>
                <table:data-pilot-member table:name="3,29" table:display="true" table:show-details="true"/>
                <table:data-pilot-member table:name="3,32" table:display="true" table:show-details="true"/>
                <table:data-pilot-member table:name="3,35" table:display="true" table:show-details="true"/>
                <table:data-pilot-member table:name="3,38" table:display="true" table:show-details="true"/>
                <table:data-pilot-member table:name="3,4" table:display="true" table:show-details="true"/>
                <table:data-pilot-member table:name="3,43" table:display="true" table:show-details="true"/>
                <table:data-pilot-member table:name="3,46" table:display="true" table:show-details="true"/>
                <table:data-pilot-member table:name="3,48" table:display="true" table:show-details="true"/>
                <table:data-pilot-member table:name="3,51" table:display="true" table:show-details="true"/>
                <table:data-pilot-member table:name="3,54" table:display="true" table:show-details="true"/>
                <table:data-pilot-member table:name="3,56" table:display="true" table:show-details="true"/>
                <table:data-pilot-member table:name="3,59" table:display="true" table:show-details="true"/>
                <table:data-pilot-member table:name="3,62" table:display="true" table:show-details="true"/>
                <table:data-pilot-member table:name="3,65" table:display="true" table:show-details="true"/>
                <table:data-pilot-member table:name="3,67" table:display="true" table:show-details="true"/>
                <table:data-pilot-member table:name="3,7" table:display="true" table:show-details="true"/>
                <table:data-pilot-member table:name="3,73" table:display="true" table:show-details="true"/>
                <table:data-pilot-member table:name="3,75" table:display="true" table:show-details="true"/>
                <table:data-pilot-member table:name="3,78" table:display="true" table:show-details="true"/>
                <table:data-pilot-member table:name="3,81" table:display="true" table:show-details="true"/>
                <table:data-pilot-member table:name="3,83" table:display="true" table:show-details="true"/>
                <table:data-pilot-member table:name="3,86" table:display="true" table:show-details="true"/>
                <table:data-pilot-member table:name="3,89" table:display="true" table:show-details="true"/>
                <table:data-pilot-member table:name="3,92" table:display="true" table:show-details="true"/>
                <table:data-pilot-member table:name="3,94" table:display="true" table:show-details="true"/>
                <table:data-pilot-member table:name="3,97" table:display="true" table:show-details="true"/>
                <table:data-pilot-member table:name="4,02" table:display="true" table:show-details="true"/>
                <table:data-pilot-member table:name="4,05" table:display="true" table:show-details="true"/>
                <table:data-pilot-member table:name="4,08" table:display="true" table:show-details="true"/>
                <table:data-pilot-member table:name="4,1" table:display="true" table:show-details="true"/>
                <table:data-pilot-member table:name="4,16" table:display="true" table:show-details="true"/>
                <table:data-pilot-member table:name="4,19" table:display="true" table:show-details="true"/>
                <table:data-pilot-member table:name="4,21" table:display="true" table:show-details="true"/>
                <table:data-pilot-member table:name="4,24" table:display="true" table:show-details="true"/>
                <table:data-pilot-member table:name="4,29" table:display="true" table:show-details="true"/>
                <table:data-pilot-member table:name="4,32" table:display="true" table:show-details="true"/>
                <table:data-pilot-member table:name="4,35" table:display="true" table:show-details="true"/>
                <table:data-pilot-member table:name="4,37" table:display="true" table:show-details="true"/>
                <table:data-pilot-member table:name="4,4" table:display="true" table:show-details="true"/>
                <table:data-pilot-member table:name="4,43" table:display="true" table:show-details="true"/>
                <table:data-pilot-member table:name="4,46" table:display="true" table:show-details="true"/>
                <table:data-pilot-member table:name="4,48" table:display="true" table:show-details="true"/>
                <table:data-pilot-member table:name="4,56" table:display="true" table:show-details="true"/>
                <table:data-pilot-member table:name="4,59" table:display="true" table:show-details="true"/>
                <table:data-pilot-member table:name="4,73" table:display="true" table:show-details="true"/>
                <table:data-pilot-member table:name="4,75" table:display="true" table:show-details="true"/>
                <table:data-pilot-member table:name="4,81" table:display="true" table:show-details="true"/>
                <table:data-pilot-member table:name="5,05" table:display="true" table:show-details="true"/>
                <table:data-pilot-member table:name="5,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Поле_20_сводной_20_таблицы" style:display-name="Пол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24T18:42:09.885000000</dc:date>
    <meta:editing-duration>PT8M56S</meta:editing-duration>
    <meta:editing-cycles>2</meta:editing-cycles>
    <meta:generator>LibreOffice/5.4.7.2$Windows_x86 LibreOffice_project/c838ef25c16710f8838b1faec480ebba495259d0</meta:generator>
    <meta:document-statistic meta:table-count="5" meta:cell-count="159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7.5cm" xlink:href=".." xlink:type="simple" loext:data-pilot-source="DataPilot1" chart:class="chart:bar" chart:style-name="ch1">
        <chart:title svg:x="4.041cm" svg:y="0.486cm" chart:style-name="ch2">
          <text:p>Обращения в поддержку по регионам</text:p>
        </chart:title>
        <chart:legend chart:legend-position="end" svg:x="13.19cm" svg:y="5.736cm" style:legend-expansion="high" chart:style-name="ch3"/>
        <chart:plot-area chart:style-name="ch4" table:cell-range-address="PivotChart" chart:data-source-has-labels="column" svg:x="0.32cm" svg:y="1.615cm" svg:width="12.55cm" svg:height="14.635cm">
          <chartooo:coordinate-region svg:x="1.047cm" svg:y="1.681cm" svg:width="11.649cm" svg:height="13.922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тог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K</text:p>
                <draw:g>
                  <svg:desc>PT@categories</svg:desc>
                </draw:g>
              </table:table-cell>
              <table:table-cell office:value-type="float" office:value="2">
                <text:p>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AZ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2.23076923076923">
                <text:p>2.23076923076923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1.72727272727273">
                <text:p>1.7272727272727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.23076923076923">
                <text:p>2.23076923076923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K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1.92857142857143">
                <text:p>1.92857142857143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1.9375">
                <text:p>1.9375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MI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MN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MS</text:p>
              </table:table-cell>
              <table:table-cell office:value-type="float" office:value="1.70588235294118">
                <text:p>1.70588235294118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1.26315789473684">
                <text:p>1.26315789473684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ND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NE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string">
                <text:p>NH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NM</text:p>
              </table:table-cell>
              <table:table-cell office:value-type="float" office:value="1.61538461538462">
                <text:p>1.61538461538462</text:p>
              </table:table-cell>
            </table:table-row>
            <table:table-row>
              <table:table-cell office:value-type="string">
                <text:p>NV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2.11111111111111">
                <text:p>2.11111111111111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OK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RI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1.47368421052632">
                <text:p>1.47368421052632</text:p>
              </table:table-cell>
            </table:table-row>
            <table:table-row>
              <table:table-cell office:value-type="string">
                <text:p>SD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1.61111111111111">
                <text:p>1.61111111111111</text:p>
              </table:table-cell>
            </table:table-row>
            <table:table-row>
              <table:table-cell office:value-type="string">
                <text:p>UT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VA</text:p>
              </table:table-cell>
              <table:table-cell office:value-type="float" office:value="1.61111111111111">
                <text:p>1.61111111111111</text:p>
              </table:table-cell>
            </table:table-row>
            <table:table-row>
              <table:table-cell office:value-type="string">
                <text:p>VT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WA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WI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WV</text:p>
              </table:table-cell>
              <table:table-cell office:value-type="float" office:value="1.26315789473684">
                <text:p>1.26315789473684</text:p>
              </table:table-cell>
            </table:table-row>
            <table:table-row>
              <table:table-cell office:value-type="string">
                <text:p>WY</text:p>
              </table:table-cell>
              <table:table-cell office:value-type="float" office:value="2.05">
                <text:p>2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 LibreOffice_project/c838ef25c16710f8838b1faec480ebba495259d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bar" chart:style-name="ch1">
        <chart:title svg:x="4.424cm" svg:y="0.316cm" chart:style-name="ch2">
          <text:p>Влияние международного тарифа</text:p>
        </chart:title>
        <chart:legend chart:legend-position="end" svg:x="10.826cm" svg:y="2.607cm" style:legend-expansion="high" chart:style-name="ch3"/>
        <chart:plot-area chart:style-name="ch4" table:cell-range-address="PivotChart" chart:data-source-has-labels="column" svg:x="0.32cm" svg:y="1.275cm" svg:width="10.186cm" svg:height="6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6cm" svg:y="1.275cm" svg:width="8.884cm" svg:height="5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T@data 0" chart:label-cell-address="PT@label 0" chart:class="chart:bar">
            <chart:data-point chart:repeated="2"/>
          </chart:series>
          <chart:series chart:style-name="ch9" chart:values-cell-range-address="PT@data 1" chart:label-cell-address="PT@label 1" chart:class="chart:bar">
            <chart:data-point chart:repeated="2"/>
          </chart:series>
          <chart:series chart:style-name="ch10" chart:values-cell-range-address="PT@data 2" chart:label-cell-address="PT@label 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 значение - международные_минуты</text:p>
                <draw:g>
                  <svg:desc>PT@label 0</svg:desc>
                </draw:g>
              </table:table-cell>
              <table:table-cell office:value-type="string">
                <text:p>Среднее значение - международные_звонки</text:p>
                <draw:g>
                  <svg:desc>PT@label 1</svg:desc>
                </draw:g>
              </table:table-cell>
              <table:table-cell office:value-type="string">
                <text:p>Среднее значение - международная_стоимость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</text:p>
                <draw:g>
                  <svg:desc>PT@categories</svg:desc>
                </draw:g>
              </table:table-cell>
              <table:table-cell office:value-type="float" office:value="10.0705882352941">
                <text:p>10.0705882352941</text:p>
                <draw:g>
                  <svg:desc>PT@data 0</svg:desc>
                </draw:g>
              </table:table-cell>
              <table:table-cell office:value-type="float" office:value="4.49331352154532">
                <text:p>4.49331352154532</text:p>
                <draw:g>
                  <svg:desc>PT@data 1</svg:desc>
                </draw:g>
              </table:table-cell>
              <table:table-cell office:value-type="float" office:value="2.56521739130435">
                <text:p>2.56521739130435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4.41558441558442">
                <text:p>4.4155844155844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 LibreOffice_project/c838ef25c16710f8838b1faec480ebba495259d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cm" svg:height="11.368cm" xlink:href=".." xlink:type="simple" loext:data-pilot-source="DataPilot4" chart:class="chart:bar" chart:style-name="ch1">
        <chart:title svg:x="3.989cm" svg:y="0.363cm" chart:style-name="ch2">
          <text:p>Активность "новых" и "старых" клиентов по времени суток</text:p>
        </chart:title>
        <chart:legend chart:legend-position="end" svg:x="12.86cm" svg:y="3.726cm" style:legend-expansion="high" chart:style-name="ch3"/>
        <chart:plot-area chart:style-name="ch4" table:cell-range-address="PivotChart" chart:data-source-has-labels="column" svg:x="0.404cm" svg:y="1.369cm" svg:width="12.052cm" svg:height="8.872cm">
          <chartooo:coordinate-region svg:x="1.211cm" svg:y="1.568cm" svg:width="11.245cm" svg:height="8.026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/>
          <chart:series chart:style-name="ch7" chart:values-cell-range-address="PT@data 0" chart:label-cell-address="PT@label 0" chart:class="chart:bar">
            <chart:data-point chart:repeated="3"/>
          </chart:series>
          <chart:series chart:style-name="ch8" chart:values-cell-range-address="PT@data 1" chart:label-cell-address="PT@label 1" chart:class="chart:bar">
            <chart:data-point chart:repeated="3"/>
          </chart:series>
          <chart:series chart:style-name="ch9" chart:values-cell-range-address="PT@data 2" chart:label-cell-address="PT@label 2" chart:class="chart:bar">
            <chart:data-point chart:repeated="3"/>
          </chart:series>
          <chart:series chart:style-name="ch10" chart:values-cell-range-address="PT@data 3" chart:label-cell-address="PT@label 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 значение - дневные_минуты</text:p>
                <draw:g>
                  <svg:desc>PT@label 0</svg:desc>
                </draw:g>
              </table:table-cell>
              <table:table-cell office:value-type="string">
                <text:p>Среднее значение - вечерние_минуты</text:p>
                <draw:g>
                  <svg:desc>PT@label 1</svg:desc>
                </draw:g>
              </table:table-cell>
              <table:table-cell office:value-type="string">
                <text:p>Среднее значение - ночные_минуты</text:p>
                <draw:g>
                  <svg:desc>PT@label 2</svg:desc>
                </draw:g>
              </table:table-cell>
              <table:table-cell office:value-type="string">
                <text:p>Среднее значение - звонки_в_поддержку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</text:p>
                <draw:g>
                  <svg:desc>PT@categories</svg:desc>
                </draw:g>
              </table:table-cell>
              <table:table-cell office:value-type="float" office:value="206.625">
                <text:p>206.625</text:p>
                <draw:g>
                  <svg:desc>PT@data 0</svg:desc>
                </draw:g>
              </table:table-cell>
              <table:table-cell office:value-type="float" office:value="220">
                <text:p>220</text:p>
                <draw:g>
                  <svg:desc>PT@data 1</svg:desc>
                </draw:g>
              </table:table-cell>
              <table:table-cell office:value-type="float" office:value="211.777777777778">
                <text:p>211.777777777778</text:p>
                <draw:g>
                  <svg:desc>PT@data 2</svg:desc>
                </draw:g>
              </table:table-cell>
              <table:table-cell office:value-type="float" office:value="1.45238095238095">
                <text:p>1.45238095238095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151+</text:p>
              </table:table-cell>
              <table:table-cell office:value-type="float" office:value="191.555555555556">
                <text:p>191.555555555556</text:p>
              </table:table-cell>
              <table:table-cell office:value-type="float" office:value="216.545454545455">
                <text:p>216.545454545455</text:p>
              </table:table-cell>
              <table:table-cell office:value-type="float" office:value="196.142857142857">
                <text:p>196.142857142857</text:p>
              </table:table-cell>
              <table:table-cell office:value-type="float" office:value="1.43243243243243">
                <text:p>1.43243243243243</text:p>
              </table:table-cell>
            </table:table-row>
            <table:table-row>
              <table:table-cell office:value-type="string">
                <text:p>51-150</text:p>
              </table:table-cell>
              <table:table-cell office:value-type="float" office:value="170.274509803922">
                <text:p>170.274509803922</text:p>
              </table:table-cell>
              <table:table-cell office:value-type="float" office:value="199.891304347826">
                <text:p>199.891304347826</text:p>
              </table:table-cell>
              <table:table-cell office:value-type="float" office:value="195.822580645161">
                <text:p>195.822580645161</text:p>
              </table:table-cell>
              <table:table-cell office:value-type="float" office:value="1.68581081081081">
                <text:p>1.685810810810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 LibreOffice_project/c838ef25c16710f8838b1faec480ebba495259d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4.252cm" svg:y="0.316cm" chart:style-name="ch2">
          <text:p>Анализ средней стоимости звонков</text:p>
        </chart:title>
        <chart:legend chart:legend-position="end" svg:x="10.826cm" svg:y="2.16cm" style:legend-expansion="high" chart:style-name="ch3"/>
        <chart:plot-area chart:style-name="ch4" table:cell-range-address="PivotChart" svg:x="0.32cm" svg:y="1.275cm" svg:width="10.18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9cm" svg:y="1.275cm" svg:width="9.466cm" svg:height="7.3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" chart:class="chart:bar">
            <chart:data-point/>
          </chart:series>
          <chart:series chart:style-name="ch9" chart:values-cell-range-address="PT@data 0" chart:label-cell-address="PT@label 0" chart:class="chart:bar">
            <chart:data-point/>
          </chart:series>
          <chart:series chart:style-name="ch10" chart:values-cell-range-address="PT@data 1" chart:label-cell-address="PT@label 1" chart:class="chart:bar">
            <chart:data-point/>
          </chart:series>
          <chart:series chart:style-name="ch11" chart:values-cell-range-address="PT@data 2" chart:label-cell-address="PT@label 2" chart:class="chart:bar">
            <chart:data-point/>
          </chart:series>
          <chart:series chart:style-name="ch12" chart:values-cell-range-address="PT@data 3" chart:label-cell-address="PT@label 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 значение - дневная_стоимость</text:p>
                <draw:g>
                  <svg:desc>PT@label 0</svg:desc>
                </draw:g>
              </table:table-cell>
              <table:table-cell office:value-type="string">
                <text:p>Среднее значение - вечерняя_стоимость</text:p>
                <draw:g>
                  <svg:desc>PT@label 1</svg:desc>
                </draw:g>
              </table:table-cell>
              <table:table-cell office:value-type="string">
                <text:p>Среднее значение - ночная_стоимость</text:p>
                <draw:g>
                  <svg:desc>PT@label 2</svg:desc>
                </draw:g>
              </table:table-cell>
              <table:table-cell office:value-type="string">
                <text:p>Среднее значение - международная_стоимость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.5">
                <text:p>32.5</text:p>
                <draw:g>
                  <svg:desc>PT@data 0</svg:desc>
                </draw:g>
              </table:table-cell>
              <table:table-cell office:value-type="float" office:value="17.6666666666667">
                <text:p>17.6666666666667</text:p>
                <draw:g>
                  <svg:desc>PT@data 1</svg:desc>
                </draw:g>
              </table:table-cell>
              <table:table-cell office:value-type="float" office:value="9">
                <text:p>9</text:p>
                <draw:g>
                  <svg:desc>PT@data 2</svg:desc>
                </draw:g>
              </table:table-cell>
              <table:table-cell office:value-type="float" office:value="2.61538461538462">
                <text:p>2.61538461538462</text:p>
                <draw:g>
                  <svg:desc>PT@data 3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 LibreOffice_project/c838ef25c16710f8838b1faec480ebba495259d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